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 svg:font-family="'Lohit Hindi'"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office:font-face-decls>
  <office:automatic-styles>
    <style:style style:name="co1" style:family="table-column">
      <style:table-column-properties fo:break-before="auto" style:column-width="5.211cm"/>
    </style:style>
    <style:style style:name="co2" style:family="table-column">
      <style:table-column-properties fo:break-before="auto" style:column-width="5.394cm"/>
    </style:style>
    <style:style style:name="co3" style:family="table-column">
      <style:table-column-properties fo:break-before="auto" style:column-width="5.976cm"/>
    </style:style>
    <style:style style:name="co4" style:family="table-column">
      <style:table-column-properties fo:break-before="auto" style:column-width="5.066cm"/>
    </style:style>
    <style:style style:name="co5" style:family="table-column">
      <style:table-column-properties fo:break-before="auto" style:column-width="6.05cm"/>
    </style:style>
    <style:style style:name="co6" style:family="table-column">
      <style:table-column-properties fo:break-before="auto" style:column-width="3.552cm"/>
    </style:style>
    <style:style style:name="co7" style:family="table-column">
      <style:table-column-properties fo:break-before="auto" style:column-width="14.053cm"/>
    </style:style>
    <style:style style:name="co8" style:family="table-column">
      <style:table-column-properties fo:break-before="auto" style:column-width="4.771cm"/>
    </style:style>
    <style:style style:name="co9" style:family="table-column">
      <style:table-column-properties fo:break-before="auto" style:column-width="3.388cm"/>
    </style:style>
    <style:style style:name="co10" style:family="table-column">
      <style:table-column-properties fo:break-before="auto" style:column-width="5.964cm"/>
    </style:style>
    <style:style style:name="co11" style:family="table-column">
      <style:table-column-properties fo:break-before="auto" style:column-width="2.267cm"/>
    </style:style>
    <style:style style:name="co12" style:family="table-column">
      <style:table-column-properties fo:break-before="auto" style:column-width="4.237cm"/>
    </style:style>
    <style:style style:name="co13" style:family="table-column">
      <style:table-column-properties fo:break-before="auto" style:column-width="6.809cm"/>
    </style:style>
    <style:style style:name="co14" style:family="table-column">
      <style:table-column-properties fo:break-before="auto" style:column-width="8.65cm"/>
    </style:style>
    <style:style style:name="co15" style:family="table-column">
      <style:table-column-properties fo:break-before="auto" style:column-width="5.33cm"/>
    </style:style>
    <style:style style:name="co16" style:family="table-column">
      <style:table-column-properties fo:break-before="auto" style:column-width="7.243cm"/>
    </style:style>
    <style:style style:name="co17" style:family="table-column">
      <style:table-column-properties fo:break-before="auto" style:column-width="8.747cm"/>
    </style:style>
    <style:style style:name="co18" style:family="table-column">
      <style:table-column-properties fo:break-before="auto" style:column-width="6.112cm"/>
    </style:style>
    <style:style style:name="co19" style:family="table-column">
      <style:table-column-properties fo:break-before="auto" style:column-width="6.56cm"/>
    </style:style>
    <style:style style:name="co20" style:family="table-column">
      <style:table-column-properties fo:break-before="auto" style:column-width="1.743cm"/>
    </style:style>
    <style:style style:name="co21" style:family="table-column">
      <style:table-column-properties fo:break-before="auto" style:column-width="0.312cm"/>
    </style:style>
    <style:style style:name="co22" style:family="table-column">
      <style:table-column-properties fo:break-before="auto" style:column-width="5.285cm"/>
    </style:style>
    <style:style style:name="co23" style:family="table-column">
      <style:table-column-properties fo:break-before="auto" style:column-width="4.154cm"/>
    </style:style>
    <style:style style:name="co24" style:family="table-column">
      <style:table-column-properties fo:break-before="auto" style:column-width="8.382cm"/>
    </style:style>
    <style:style style:name="co25" style:family="table-column">
      <style:table-column-properties fo:break-before="auto" style:column-width="0.806cm"/>
    </style:style>
    <style:style style:name="co26" style:family="table-column">
      <style:table-column-properties fo:break-before="auto" style:column-width="7.581cm"/>
    </style:style>
    <style:style style:name="co27" style:family="table-column">
      <style:table-column-properties fo:break-before="auto" style:column-width="9.476cm"/>
    </style:style>
    <style:style style:name="co28" style:family="table-column">
      <style:table-column-properties fo:break-before="auto" style:column-width="0.859cm"/>
    </style:style>
    <style:style style:name="co29" style:family="table-column">
      <style:table-column-properties fo:break-before="auto" style:column-width="4.482cm"/>
    </style:style>
    <style:style style:name="co30" style:family="table-column">
      <style:table-column-properties fo:break-before="auto" style:column-width="2.503cm"/>
    </style:style>
    <style:style style:name="co31" style:family="table-column">
      <style:table-column-properties fo:break-before="auto" style:column-width="2.417cm"/>
    </style:style>
    <style:style style:name="co32" style:family="table-column">
      <style:table-column-properties fo:break-before="auto" style:column-width="4.554cm"/>
    </style:style>
    <style:style style:name="co33" style:family="table-column">
      <style:table-column-properties fo:break-before="auto" style:column-width="7.193cm"/>
    </style:style>
    <style:style style:name="co34" style:family="table-column">
      <style:table-column-properties fo:break-before="auto" style:column-width="4.616cm"/>
    </style:style>
    <style:style style:name="co35" style:family="table-column">
      <style:table-column-properties fo:break-before="auto" style:column-width="3.597cm"/>
    </style:style>
    <style:style style:name="co36" style:family="table-column">
      <style:table-column-properties fo:break-before="auto" style:column-width="13.984cm"/>
    </style:style>
    <style:style style:name="co37" style:family="table-column">
      <style:table-column-properties fo:break-before="auto" style:column-width="3.644cm"/>
    </style:style>
    <style:style style:name="co38" style:family="table-column">
      <style:table-column-properties fo:break-before="auto" style:column-width="3.309cm"/>
    </style:style>
    <style:style style:name="co39" style:family="table-column">
      <style:table-column-properties fo:break-before="auto" style:column-width="4.978cm"/>
    </style:style>
    <style:style style:name="co40" style:family="table-column">
      <style:table-column-properties fo:break-before="auto" style:column-width="3.826cm"/>
    </style:style>
    <style:style style:name="co41" style:family="table-column">
      <style:table-column-properties fo:break-before="auto" style:column-width="5.71cm"/>
    </style:style>
    <style:style style:name="co42" style:family="table-column">
      <style:table-column-properties fo:break-before="auto" style:column-width="3.279cm"/>
    </style:style>
    <style:style style:name="co43" style:family="table-column">
      <style:table-column-properties fo:break-before="auto" style:column-width="6.013cm"/>
    </style:style>
    <style:style style:name="co44" style:family="table-column">
      <style:table-column-properties fo:break-before="auto" style:column-width="5.322cm"/>
    </style:style>
    <style:style style:name="co45" style:family="table-column">
      <style:table-column-properties fo:break-before="auto" style:column-width="3.522cm"/>
    </style:style>
    <style:style style:name="co46" style:family="table-column">
      <style:table-column-properties fo:break-before="auto" style:column-width="8.46cm"/>
    </style:style>
    <style:style style:name="co47" style:family="table-column">
      <style:table-column-properties fo:break-before="auto" style:column-width="3.625cm"/>
    </style:style>
    <style:style style:name="co48" style:family="table-column">
      <style:table-column-properties fo:break-before="auto" style:column-width="3.394cm"/>
    </style:style>
    <style:style style:name="co49" style:family="table-column">
      <style:table-column-properties fo:break-before="auto" style:column-width="5.092cm"/>
    </style:style>
    <style:style style:name="co50" style:family="table-column">
      <style:table-column-properties fo:break-before="auto" style:column-width="2.073cm"/>
    </style:style>
    <style:style style:name="co51" style:family="table-column">
      <style:table-column-properties fo:break-before="auto" style:column-width="2.681cm"/>
    </style:style>
    <style:style style:name="co52" style:family="table-column">
      <style:table-column-properties fo:break-before="auto" style:column-width="3.531cm"/>
    </style:style>
    <style:style style:name="co53" style:family="table-column">
      <style:table-column-properties fo:break-before="auto" style:column-width="1.813cm"/>
    </style:style>
    <style:style style:name="co54" style:family="table-column">
      <style:table-column-properties fo:break-before="auto" style:column-width="4.165cm"/>
    </style:style>
    <style:style style:name="co55" style:family="table-column">
      <style:table-column-properties fo:break-before="auto" style:column-width="3.748cm"/>
    </style:style>
    <style:style style:name="co56" style:family="table-column">
      <style:table-column-properties fo:break-before="auto" style:column-width="4.946cm"/>
    </style:style>
    <style:style style:name="co57" style:family="table-column">
      <style:table-column-properties fo:break-before="auto" style:column-width="4.087cm"/>
    </style:style>
    <style:style style:name="co58" style:family="table-column">
      <style:table-column-properties fo:break-before="auto" style:column-width="6.248cm"/>
    </style:style>
    <style:style style:name="co59" style:family="table-column">
      <style:table-column-properties fo:break-before="auto" style:column-width="7.888cm"/>
    </style:style>
    <style:style style:name="co60" style:family="table-column">
      <style:table-column-properties fo:break-before="auto" style:column-width="4.269cm"/>
    </style:style>
    <style:style style:name="co61" style:family="table-column">
      <style:table-column-properties fo:break-before="auto" style:column-width="5.05cm"/>
    </style:style>
    <style:style style:name="ro1" style:family="table-row">
      <style:table-row-properties style:row-height="0.66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824cm" fo:break-before="auto" style:use-optimal-row-height="false"/>
    </style:style>
    <style:style style:name="ro4" style:family="table-row">
      <style:table-row-properties style:row-height="4.528cm" fo:break-before="auto" style:use-optimal-row-height="true"/>
    </style:style>
    <style:style style:name="ro5" style:family="table-row">
      <style:table-row-properties style:row-height="5.87cm" fo:break-before="auto" style:use-optimal-row-height="true"/>
    </style:style>
    <style:style style:name="ro6" style:family="table-row">
      <style:table-row-properties style:row-height="5.791cm" fo:break-before="auto" style:use-optimal-row-height="false"/>
    </style:style>
    <style:style style:name="ro7" style:family="table-row">
      <style:table-row-properties style:row-height="6.318cm" fo:break-before="auto" style:use-optimal-row-height="true"/>
    </style:style>
    <style:style style:name="ro8" style:family="table-row">
      <style:table-row-properties style:row-height="6.131cm" fo:break-before="auto" style:use-optimal-row-height="false"/>
    </style:style>
    <style:style style:name="ro9" style:family="table-row">
      <style:table-row-properties style:row-height="6.937cm" fo:break-before="auto" style:use-optimal-row-height="false"/>
    </style:style>
    <style:style style:name="ro10" style:family="table-row">
      <style:table-row-properties style:row-height="6.964cm" fo:break-before="auto" style:use-optimal-row-height="false"/>
    </style:style>
    <style:style style:name="ro11" style:family="table-row">
      <style:table-row-properties style:row-height="6.659cm" fo:break-before="auto" style:use-optimal-row-height="false"/>
    </style:style>
    <style:style style:name="ro12" style:family="table-row">
      <style:table-row-properties style:row-height="7.803cm" fo:break-before="auto" style:use-optimal-row-height="false"/>
    </style:style>
    <style:style style:name="ro13" style:family="table-row">
      <style:table-row-properties style:row-height="7.712cm" fo:break-before="auto" style:use-optimal-row-height="false"/>
    </style:style>
    <style:style style:name="ro14" style:family="table-row">
      <style:table-row-properties style:row-height="5.422cm" fo:break-before="auto" style:use-optimal-row-height="true"/>
    </style:style>
    <style:style style:name="ro15" style:family="table-row">
      <style:table-row-properties style:row-height="0.667cm" fo:break-before="auto" style:use-optimal-row-height="true"/>
    </style:style>
    <style:style style:name="ro16" style:family="table-row">
      <style:table-row-properties style:row-height="0.455cm" fo:break-before="auto" style:use-optimal-row-height="true"/>
    </style:style>
    <style:style style:name="ro17" style:family="table-row">
      <style:table-row-properties style:row-height="1.21cm" fo:break-before="auto" style:use-optimal-row-height="true"/>
    </style:style>
    <style:style style:name="ro18" style:family="table-row">
      <style:table-row-properties style:row-height="2.369cm" fo:break-before="auto" style:use-optimal-row-height="true"/>
    </style:style>
    <style:style style:name="ro19" style:family="table-row">
      <style:table-row-properties style:row-height="2.738cm" fo:break-before="auto" style:use-optimal-row-height="true"/>
    </style:style>
    <style:style style:name="ro20" style:family="table-row">
      <style:table-row-properties style:row-height="1.842cm" fo:break-before="auto" style:use-optimal-row-height="true"/>
    </style:style>
    <style:style style:name="ro21" style:family="table-row">
      <style:table-row-properties style:row-height="6.369cm" fo:break-before="auto" style:use-optimal-row-height="true"/>
    </style:style>
    <style:style style:name="ro22" style:family="table-row">
      <style:table-row-properties style:row-height="1.789cm" fo:break-before="auto" style:use-optimal-row-height="true"/>
    </style:style>
    <style:style style:name="ro23" style:family="table-row">
      <style:table-row-properties style:row-height="3.032cm" fo:break-before="auto" style:use-optimal-row-height="false"/>
    </style:style>
    <style:style style:name="ro24" style:family="table-row">
      <style:table-row-properties style:row-height="5.967cm" fo:break-before="auto" style:use-optimal-row-height="false"/>
    </style:style>
    <style:style style:name="ro25" style:family="table-row">
      <style:table-row-properties style:row-height="2.817cm" fo:break-before="auto" style:use-optimal-row-height="true"/>
    </style:style>
    <style:style style:name="ro26" style:family="table-row">
      <style:table-row-properties style:row-height="3.632cm" fo:break-before="auto" style:use-optimal-row-height="true"/>
    </style:style>
    <style:style style:name="ro27" style:family="table-row">
      <style:table-row-properties style:row-height="3.21cm" fo:break-before="auto" style:use-optimal-row-height="true"/>
    </style:style>
    <style:style style:name="ro28" style:family="table-row">
      <style:table-row-properties style:row-height="3.184cm" fo:break-before="auto" style:use-optimal-row-height="true"/>
    </style:style>
    <style:style style:name="ro29" style:family="table-row">
      <style:table-row-properties style:row-height="3.605cm" fo:break-before="auto" style:use-optimal-row-height="true"/>
    </style:style>
    <style:style style:name="ro30" style:family="table-row">
      <style:table-row-properties style:row-height="4.001cm" fo:break-before="auto" style:use-optimal-row-height="true"/>
    </style:style>
    <style:style style:name="ro31" style:family="table-row">
      <style:table-row-properties style:row-height="1.912cm" fo:break-before="auto" style:use-optimal-row-height="false"/>
    </style:style>
    <style:style style:name="ro32" style:family="table-row">
      <style:table-row-properties style:row-height="9.897cm" fo:break-before="auto" style:use-optimal-row-height="true"/>
    </style:style>
    <style:style style:name="ro33" style:family="table-row">
      <style:table-row-properties style:row-height="2.29cm" fo:break-before="auto" style:use-optimal-row-height="true"/>
    </style:style>
    <style:style style:name="ro34" style:family="table-row">
      <style:table-row-properties style:row-height="7.078cm" fo:break-before="auto" style:use-optimal-row-height="false"/>
    </style:style>
    <style:style style:name="ro35" style:family="table-row">
      <style:table-row-properties style:row-height="7.371cm" fo:break-before="auto" style:use-optimal-row-height="false"/>
    </style:style>
    <style:style style:name="ro36" style:family="table-row">
      <style:table-row-properties style:row-height="4.152cm" fo:break-before="auto" style:use-optimal-row-height="false"/>
    </style:style>
    <style:style style:name="ro37" style:family="table-row">
      <style:table-row-properties style:row-height="9.945cm" fo:break-before="auto" style:use-optimal-row-height="false"/>
    </style:style>
    <style:style style:name="ro38" style:family="table-row">
      <style:table-row-properties style:row-height="4.329cm" fo:break-before="auto" style:use-optimal-row-height="false"/>
    </style:style>
    <style:style style:name="ro39" style:family="table-row">
      <style:table-row-properties style:row-height="6.738cm" fo:break-before="auto" style:use-optimal-row-height="false"/>
    </style:style>
    <style:style style:name="ro40" style:family="table-row">
      <style:table-row-properties style:row-height="1.871cm" fo:break-before="auto" style:use-optimal-row-height="false"/>
    </style:style>
    <style:style style:name="ro41" style:family="table-row">
      <style:table-row-properties style:row-height="5.733cm" fo:break-before="auto" style:use-optimal-row-height="false"/>
    </style:style>
    <style:style style:name="ro42" style:family="table-row">
      <style:table-row-properties style:row-height="6.318cm" fo:break-before="auto" style:use-optimal-row-height="false"/>
    </style:style>
    <style:style style:name="ro43" style:family="table-row">
      <style:table-row-properties style:row-height="4.974cm" fo:break-before="auto" style:use-optimal-row-height="true"/>
    </style:style>
    <style:style style:name="ro44" style:family="table-row">
      <style:table-row-properties style:row-height="0.947cm" fo:break-before="auto" style:use-optimal-row-height="true"/>
    </style:style>
    <style:style style:name="ro45" style:family="table-row">
      <style:table-row-properties style:row-height="0.841cm" fo:break-before="auto" style:use-optimal-row-height="true"/>
    </style:style>
    <style:style style:name="ro46" style:family="table-row">
      <style:table-row-properties style:row-height="2.506cm" fo:break-before="auto" style:use-optimal-row-height="false"/>
    </style:style>
    <style:style style:name="ro47" style:family="table-row">
      <style:table-row-properties style:row-height="4.186cm" fo:break-before="auto" style:use-optimal-row-height="false"/>
    </style:style>
    <style:style style:name="ro48" style:family="table-row">
      <style:table-row-properties style:row-height="2.933cm" fo:break-before="auto" style:use-optimal-row-height="false"/>
    </style:style>
    <style:style style:name="ro49" style:family="table-row">
      <style:table-row-properties style:row-height="2.431cm" fo:break-before="auto" style:use-optimal-row-height="true"/>
    </style:style>
    <style:style style:name="ro50" style:family="table-row">
      <style:table-row-properties style:row-height="2.03cm" fo:break-before="auto" style:use-optimal-row-height="true"/>
    </style:style>
    <style:style style:name="ro51" style:family="table-row">
      <style:table-row-properties style:row-height="0.536cm" fo:break-before="auto" style:use-optimal-row-height="true"/>
    </style:style>
    <style:style style:name="ro52" style:family="table-row">
      <style:table-row-properties style:row-height="2.808cm" fo:break-before="auto" style:use-optimal-row-height="true"/>
    </style:style>
    <style:style style:name="ro53" style:family="table-row">
      <style:table-row-properties style:row-height="3.20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fo:border-bottom="none" style:diagonal-bl-tr="none" style:diagonal-tl-br="none" style:text-align-source="fix" style:repeat-content="false" fo:wrap-option="wrap" fo:border-left="none" fo:border-right="0.035cm solid #000000" fo:border-top="none"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style-complex="normal" style:font-weight-complex="normal"/>
    </style:style>
    <style:style style:name="ce4" style:family="table-cell" style:parent-style-name="Default">
      <style:table-cell-properties fo:border-bottom="0.035cm solid #000000" style:diagonal-bl-tr="none" style:diagonal-tl-br="none" style:text-align-source="fix" style:repeat-content="false" fo:wrap-option="wrap" fo:border-left="none" fo:border-right="none" fo:border-top="none" style:vertical-align="middle"/>
      <style:paragraph-properties fo:text-align="center"/>
    </style:style>
    <style:style style:name="ce5" style:family="table-cell" style:parent-style-name="Default">
      <style:table-cell-properties fo:background-color="#e6e6e6" style:diagonal-bl-tr="none" style:diagonal-tl-br="none" style:text-align-source="fix" style:repeat-content="false" fo:wrap-option="wrap" fo:border="0.035cm solid #000000"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035cm solid #000000" style:vertical-align="middle"/>
      <style:paragraph-properties fo:text-align="center"/>
    </style:style>
    <style:style style:name="ce7" style:family="table-cell" style:parent-style-name="Default">
      <style:table-cell-properties style:text-align-source="fix" style:repeat-content="false" style:vertical-align="middle"/>
      <style:paragraph-properties fo:text-align="center"/>
      <style:text-properties style:font-name="Liberation Sans" style:font-name-asian="DejaVu Sans" style:font-name-complex="Lohit Hindi1"/>
    </style:style>
    <style:style style:name="ce8" style:family="table-cell" style:parent-style-name="Default">
      <style:table-cell-properties style:diagonal-bl-tr="none" style:diagonal-tl-br="none" style:text-align-source="fix" style:repeat-content="false" fo:border="0.035cm solid #000000"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9" style:family="table-cell" style:parent-style-name="Default">
      <style:table-cell-properties fo:border-bottom="0.035cm solid #000000" style:diagonal-bl-tr="none" style:diagonal-tl-br="none" style:text-align-source="fix" style:repeat-content="false" fo:wrap-option="wrap" fo:border-left="none" fo:border-right="none" fo:border-top="0.035cm solid #000000" style:vertical-align="middle"/>
      <style:paragraph-properties fo:text-align="center"/>
    </style:style>
    <style:style style:name="ce10" style:family="table-cell" style:parent-style-name="Default">
      <style:table-cell-properties fo:border-bottom="none" style:diagonal-bl-tr="none" style:diagonal-tl-br="none" style:text-align-source="fix" style:repeat-content="false" fo:wrap-option="wrap" fo:border-left="0.035cm solid #000000" fo:border-right="0.035cm solid #000000" fo:border-top="0.035cm solid #000000" style:vertical-align="middle"/>
      <style:paragraph-properties fo:text-align="center"/>
    </style:style>
    <style:style style:name="ce11" style:family="table-cell" style:parent-style-name="Default">
      <style:table-cell-properties fo:border-bottom="0.035cm solid #000000" style:diagonal-bl-tr="none" style:diagonal-tl-br="none" style:text-align-source="fix" style:repeat-content="false" fo:wrap-option="wrap" fo:border-left="0.035cm solid #000000" fo:border-right="0.035cm solid #000000" fo:border-top="none" style:vertical-align="middle"/>
      <style:paragraph-properties fo:text-align="center"/>
      <style:text-properties style:font-name="Liberation Sans" style:font-name-asian="DejaVu Sans" style:font-name-complex="Lohit Hindi1"/>
    </style:style>
    <style:style style:name="ce12" style:family="table-cell" style:parent-style-name="Default">
      <style:table-cell-properties fo:border-bottom="none" style:diagonal-bl-tr="none" style:diagonal-tl-br="none" style:text-align-source="fix" style:repeat-content="false" fo:wrap-option="wrap" fo:border-left="0.035cm solid #000000" fo:border-right="0.035cm solid #000000" fo:border-top="0.035cm solid #000000" style:vertical-align="middle"/>
      <style:paragraph-properties fo:text-align="center"/>
      <style:text-properties style:font-name="Liberation Sans" style:font-name-asian="DejaVu Sans" style:font-name-complex="Lohit Hindi1"/>
    </style:style>
    <style:style style:name="ce13" style:family="table-cell" style:parent-style-name="Default">
      <style:table-cell-properties fo:border-bottom="none" style:diagonal-bl-tr="none" style:diagonal-tl-br="none" style:text-align-source="fix" style:repeat-content="false" fo:wrap-option="wrap" fo:border-left="0.035cm solid #000000" fo:border-right="0.035cm solid #000000" fo:border-top="none" style:vertical-align="middle"/>
      <style:paragraph-properties fo:text-align="center"/>
      <style:text-properties style:font-name="Liberation Sans" style:font-name-asian="DejaVu Sans" style:font-name-complex="Lohit Hindi1"/>
    </style:style>
    <style:style style:name="ce14" style:family="table-cell" style:parent-style-name="Default">
      <style:table-cell-properties fo:border-bottom="none" style:diagonal-bl-tr="none" style:diagonal-tl-br="none" style:text-align-source="fix" style:repeat-content="false" fo:wrap-option="wrap" fo:border-left="0.035cm solid #000000" fo:border-right="0.035cm solid #000000" fo:border-top="none" style:vertical-align="middle"/>
      <style:paragraph-properties fo:text-align="center"/>
    </style:style>
    <style:style style:name="ce15" style:family="table-cell" style:parent-style-name="Default">
      <style:table-cell-properties style:diagonal-bl-tr="none" style:diagonal-tl-br="none" style:text-align-source="fix" style:repeat-content="false" fo:border="0.035cm solid #000000"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style-complex="normal" style:font-weight-complex="normal"/>
    </style:style>
    <style:style style:name="ce16" style:family="table-cell" style:parent-style-name="Default" style:data-style-name="N122">
      <style:table-cell-properties style:diagonal-bl-tr="none" style:diagonal-tl-br="none" style:text-align-source="fix" style:repeat-content="false" fo:border="0.035cm solid #000000"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style-complex="normal" style:font-weight-complex="normal"/>
    </style:style>
    <style:style style:name="ce17" style:family="table-cell" style:parent-style-name="Default">
      <style:table-cell-properties style:diagonal-bl-tr="none" style:diagonal-tl-br="none" style:text-align-source="fix" style:repeat-content="false" fo:wrap-option="wrap" fo:border="0.035cm solid #000000" style:vertical-align="middle"/>
      <style:paragraph-properties fo:text-align="center"/>
      <style:text-properties style:font-name="Liberation Sans" style:font-name-asian="DejaVu Sans" style:font-name-complex="Lohit Hindi1"/>
    </style:style>
    <style:style style:name="ce18" style:family="table-cell" style:parent-style-name="Default">
      <style:table-cell-properties style:text-align-source="fix" style:repeat-content="false"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style-complex="normal" style:font-weight-complex="normal"/>
    </style:style>
    <style:style style:name="ce19" style:family="table-cell" style:parent-style-name="Default">
      <style:table-cell-properties fo:border-bottom="0.035cm solid #000000" style:diagonal-bl-tr="none" style:diagonal-tl-br="none" style:text-align-source="fix" style:repeat-content="false" fo:border-left="none" fo:border-right="0.035cm solid #000000" fo:border-top="0.035cm solid #000000"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wrap" fo:border-left="0.035cm solid #000000" fo:border-right="none" fo:border-top="none" style:vertical-align="middle"/>
      <style:paragraph-properties fo:text-align="center"/>
    </style:style>
    <style:style style:name="ce21" style:family="table-cell" style:parent-style-name="Default">
      <style:table-cell-properties style:diagonal-bl-tr="none" style:diagonal-tl-br="none" style:text-align-source="fix" style:repeat-content="false" fo:wrap-option="wrap" fo:border="0.035cm solid #000000" style:vertical-align="middle"/>
      <style:paragraph-properties fo:text-align="center"/>
      <style:text-properties style:font-name="Liberation Sans" fo:font-size="10pt" fo:language="es" fo:country="CO" style:font-name-asian="DejaVu Sans" style:language-asian="zh" style:country-asian="CN" style:font-name-complex="Lohit Hindi1" style:font-size-complex="10pt"/>
    </style:style>
    <style:style style:name="ce22" style:family="table-cell" style:parent-style-name="Default">
      <style:table-cell-properties style:diagonal-bl-tr="none" style:diagonal-tl-br="none" style:text-align-source="fix" style:repeat-content="false" fo:wrap-option="wrap" fo:border="0.035cm solid #000000" style:vertical-align="middle"/>
      <style:paragraph-properties fo:text-align="center"/>
      <style:text-properties style:font-name="Liberation Serif" fo:font-size="12pt" fo:language="en" fo:country="US" style:font-name-asian="DejaVu Sans" style:language-asian="en" style:country-asian="US" style:font-name-complex="Lohit Hindi1" style:font-size-complex="6.80000019073486pt"/>
    </style:style>
    <style:style style:name="ce23" style:family="table-cell" style:parent-style-name="Default">
      <style:table-cell-properties style:diagonal-bl-tr="none" style:diagonal-tl-br="none" style:text-align-source="fix" style:repeat-content="false" fo:wrap-option="wrap" fo:border="0.035cm solid #000000" style:vertical-align="middle"/>
      <style:paragraph-properties fo:text-align="center"/>
      <style:text-properties style:font-name="Liberation Serif" fo:font-size="12pt" fo:language="en" fo:country="US" style:language-asian="en" style:country-asian="US" style:font-size-complex="6.80000019073486pt"/>
    </style:style>
    <style:style style:name="ce24" style:family="table-cell" style:parent-style-name="Default">
      <style:table-cell-properties style:diagonal-bl-tr="none" style:diagonal-tl-br="none" style:text-align-source="fix" style:repeat-content="false" fo:wrap-option="wrap" fo:border="0.035cm solid #000000" style:vertical-align="middle"/>
      <style:paragraph-properties fo:text-align="center"/>
      <style:text-properties style:font-name="Liberation Serif" fo:font-size="12pt" fo:language="en" fo:country="US" style:font-name-asian="Lohit Hindi" style:language-asian="en" style:country-asian="US" style:font-name-complex="Liberation Serif" style:font-size-complex="6.80000019073486pt"/>
    </style:style>
    <style:style style:name="ce25" style:family="table-cell" style:parent-style-name="Default">
      <style:table-cell-properties fo:border-bottom="none" style:diagonal-bl-tr="none" style:diagonal-tl-br="none" style:text-align-source="fix" style:repeat-content="false" fo:border-left="0.035cm solid #000000" fo:border-right="none" fo:border-top="0.035cm solid #000000"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26" style:family="table-cell" style:parent-style-name="Default" style:data-style-name="N121">
      <style:table-cell-properties style:diagonal-bl-tr="none" style:diagonal-tl-br="none" style:text-align-source="fix" style:repeat-content="false" fo:border="0.035cm solid #000000"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27" style:family="table-cell" style:parent-style-name="Default">
      <style:table-cell-properties fo:border-bottom="none" style:diagonal-bl-tr="none" style:diagonal-tl-br="none" style:text-align-source="fix" style:repeat-content="false" fo:border-left="none" fo:border-right="none" fo:border-top="0.035cm solid #000000"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28" style:family="table-cell" style:parent-style-name="Default">
      <style:table-cell-properties fo:background-color="#e6e6e6" style:diagonal-bl-tr="none" style:diagonal-tl-br="none" style:text-align-source="fix" style:repeat-content="false" fo:border="0.035cm solid #000000"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29" style:family="table-cell" style:parent-style-name="Default">
      <style:table-cell-properties style:cell-protect="none" style:print-content="true" style:text-align-source="fix" style:repeat-content="false" fo:wrap-option="wrap" fo:padding-bottom="0.049cm" fo:padding-left="0.035cm" fo:padding-right="0.035cm" fo:padding-top="0.049cm"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30" style:family="table-cell" style:parent-style-name="Default">
      <style:table-cell-properties style:cell-protect="none" style:print-content="true" style:text-align-source="fix" style:repeat-content="false" fo:wrap-option="wrap" fo:padding-bottom="0.049cm" fo:padding-left="0.035cm" fo:padding-right="0.035cm" fo:padding-top="0.049cm" style:vertical-align="middle"/>
      <style:paragraph-properties fo:text-align="center"/>
    </style:style>
    <style:style style:name="ce31" style:family="table-cell" style:parent-style-name="Default">
      <style:table-cell-properties style:cell-protect="none" style:print-content="true" style:diagonal-bl-tr="none" style:diagonal-tl-br="none" style:text-align-source="fix" style:repeat-content="false" fo:wrap-option="wrap" fo:border="none" fo:padding-bottom="0.049cm" fo:padding-left="0.035cm" fo:padding-right="0.035cm" fo:padding-top="0.049cm"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style-complex="normal" style:font-weight-complex="normal"/>
    </style:style>
    <style:style style:name="ce32" style:family="table-cell" style:parent-style-name="Default">
      <style:table-cell-properties style:cell-protect="none" style:print-content="true" style:diagonal-bl-tr="none" style:diagonal-tl-br="none" style:text-align-source="fix" style:repeat-content="false" fo:wrap-option="wrap" fo:border="none" fo:padding-bottom="0.049cm" fo:padding-left="0.035cm" fo:padding-right="0.035cm" fo:padding-top="0.049cm" style:vertical-align="middle"/>
      <style:paragraph-properties fo:text-align="center"/>
    </style:style>
    <style:style style:name="ce33" style:family="table-cell" style:parent-style-name="Default">
      <style:table-cell-properties style:text-align-source="fix" style:repeat-content="false" fo:wrap-option="wrap" style:vertical-align="middle"/>
      <style:paragraph-properties fo:text-align="center"/>
    </style:style>
    <style:style style:name="ce34" style:family="table-cell" style:parent-style-name="Default">
      <style:table-cell-properties style:cell-protect="none" style:print-content="true" style:diagonal-bl-tr="none" style:diagonal-tl-br="none" style:text-align-source="fix" style:repeat-content="false" fo:wrap-option="wrap" fo:border="none" fo:padding-bottom="0.049cm" fo:padding-left="0.035cm" fo:padding-right="0.035cm" fo:padding-top="0.049cm"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35" style:family="table-cell" style:parent-style-name="Default">
      <style:table-cell-properties fo:border-bottom="0.035cm solid #000000" style:diagonal-bl-tr="none" style:diagonal-tl-br="none" style:text-align-source="fix" style:repeat-content="false" fo:wrap-option="wrap" fo:border-left="0.035cm solid #000000" fo:border-right="0.035cm solid #000000" fo:border-top="none" style:vertical-align="middle"/>
      <style:paragraph-properties fo:text-align="center"/>
    </style:style>
    <style:style style:name="ce36" style:family="table-cell" style:parent-style-name="Default" style:data-style-name="N122">
      <style:table-cell-properties style:cell-protect="none" style:print-content="true" style:diagonal-bl-tr="none" style:diagonal-tl-br="none" style:text-align-source="fix" style:repeat-content="false" fo:wrap-option="wrap" fo:border="none" fo:padding-bottom="0.049cm" fo:padding-left="0.035cm" fo:padding-right="0.035cm" fo:padding-top="0.049cm"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name-complex="Lohit Hindi1" style:font-style-complex="normal" style:font-weight-complex="normal"/>
    </style:style>
    <style:style style:name="ce37" style:family="table-cell" style:parent-style-name="Default">
      <style:table-cell-properties style:cell-protect="none" style:print-content="true" style:text-align-source="fix" style:repeat-content="false" fo:wrap-option="wrap" fo:padding-bottom="0.049cm" fo:padding-left="0.035cm" fo:padding-right="0.035cm" fo:padding-top="0.049cm"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035cm solid #000000" style:vertical-align="middle"/>
      <style:paragraph-properties fo:text-align="center"/>
      <style:text-properties style:font-name="Liberation Serif" fo:font-size="12pt" fo:language="en" fo:country="US" style:font-size-asian="6.80000019073486pt" style:language-asian="en" style:country-asian="US" style:font-name-complex="DejaVu Sans" style:font-size-complex="6.80000019073486pt" style:language-complex="en" style:country-complex="US"/>
    </style:style>
    <style:style style:name="ce39" style:family="table-cell" style:parent-style-name="Default">
      <style:table-cell-properties style:diagonal-bl-tr="none" style:diagonal-tl-br="none" style:text-align-source="fix" style:repeat-content="false" fo:wrap-option="wrap" fo:border="0.035cm solid #000000" style:vertical-align="middle"/>
      <style:paragraph-properties fo:text-align="center"/>
      <style:text-properties fo:language="en" fo:country="US" style:language-asian="en" style:country-asian="US" style:font-size-complex="6.80000019073486pt"/>
    </style:style>
    <style:style style:name="ce40" style:family="table-cell" style:parent-style-name="Default" style:data-style-name="N121">
      <style:table-cell-properties style:cell-protect="none" style:print-content="true" style:diagonal-bl-tr="none" style:diagonal-tl-br="none" style:text-align-source="fix" style:repeat-content="false" fo:wrap-option="wrap" fo:border="none" fo:padding-bottom="0.049cm" fo:padding-left="0.035cm" fo:padding-right="0.035cm" fo:padding-top="0.049cm"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41" style:family="table-cell" style:parent-style-name="Default">
      <style:table-cell-properties style:diagonal-bl-tr="none" style:diagonal-tl-br="none" style:text-align-source="fix" style:repeat-content="false" fo:wrap-option="wrap" fo:border="none" fo:padding-bottom="0.049cm" fo:padding-left="0.035cm" fo:padding-right="0.035cm" fo:padding-top="0.049cm" style:vertical-align="middle"/>
      <style:paragraph-properties fo:text-align="center"/>
    </style:style>
    <style:style style:name="ce42" style:family="table-cell" style:parent-style-name="Default">
      <style:table-cell-properties fo:background-color="#94bd5e" style:diagonal-bl-tr="none" style:diagonal-tl-br="none" style:text-align-source="fix" style:repeat-content="false" fo:wrap-option="wrap" fo:border="0.035cm solid #008000" style:vertical-align="middle"/>
      <style:paragraph-properties fo:text-align="center"/>
      <style:text-properties fo:color="#000000"/>
    </style:style>
    <style:style style:name="ce43" style:family="table-cell" style:parent-style-name="Default">
      <style:table-cell-properties fo:border-bottom="none" style:diagonal-bl-tr="none" style:diagonal-tl-br="none" style:text-align-source="fix" style:repeat-content="false" fo:wrap-option="wrap" fo:border-left="none" fo:padding-bottom="0.049cm" fo:padding-left="0.035cm" fo:padding-right="0.035cm" fo:padding-top="0.049cm" fo:border-right="none" fo:border-top="0.035cm solid #000000" style:vertical-align="middle"/>
      <style:paragraph-properties fo:text-align="center"/>
    </style:style>
    <style:style style:name="ce44" style:family="table-cell" style:parent-style-name="Default">
      <style:table-cell-properties fo:border-bottom="0.035cm solid #008000" fo:background-color="#94bd5e" style:diagonal-bl-tr="none" style:diagonal-tl-br="none" style:text-align-source="fix" style:repeat-content="false" fo:wrap-option="wrap" fo:border-left="0.035cm solid #008000" fo:border-right="0.035cm solid #008000" fo:border-top="none" style:vertical-align="middle"/>
      <style:paragraph-properties fo:text-align="center"/>
      <style:text-properties fo:color="#000000"/>
    </style:style>
    <style:style style:name="ce45" style:family="table-cell" style:parent-style-name="Default">
      <style:table-cell-properties style:text-align-source="fix" style:repeat-content="false" fo:wrap-option="wrap" fo:padding-bottom="0.049cm" fo:padding-left="0.035cm" fo:padding-right="0.035cm" fo:padding-top="0.049cm"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46" style:family="table-cell" style:parent-style-name="Default">
      <style:table-cell-properties style:text-align-source="fix" style:repeat-content="false" fo:wrap-option="wrap" fo:padding-bottom="0.049cm" fo:padding-left="0.035cm" fo:padding-right="0.035cm" fo:padding-top="0.049cm" style:vertical-align="middle"/>
      <style:paragraph-properties fo:text-align="center"/>
    </style:style>
    <style:style style:name="ce47" style:family="table-cell" style:parent-style-name="Default">
      <style:table-cell-properties fo:border-bottom="none" style:diagonal-bl-tr="none" style:diagonal-tl-br="none" style:text-align-source="fix" style:repeat-content="false" fo:wrap-option="wrap" fo:border-left="none" fo:padding-bottom="0.049cm" fo:padding-left="0.035cm" fo:padding-right="0.035cm" fo:padding-top="0.049cm" fo:border-right="0.035cm solid #000000" fo:border-top="none"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style-complex="normal" style:font-weight-complex="normal"/>
    </style:style>
    <style:style style:name="ce48" style:family="table-cell" style:parent-style-name="Default">
      <style:table-cell-properties fo:border-bottom="0.035cm solid #000000" style:diagonal-bl-tr="none" style:diagonal-tl-br="none" style:text-align-source="fix" style:repeat-content="false" fo:wrap-option="wrap" fo:border-left="none" fo:padding-bottom="0.049cm" fo:padding-left="0.035cm" fo:padding-right="0.035cm" fo:padding-top="0.049cm" fo:border-right="none" fo:border-top="none" style:vertical-align="middle"/>
      <style:paragraph-properties fo:text-align="center"/>
    </style:style>
    <style:style style:name="ce49" style:family="table-cell" style:parent-style-name="Default">
      <style:table-cell-properties style:diagonal-bl-tr="none" style:diagonal-tl-br="none" style:text-align-source="fix" style:repeat-content="false" fo:wrap-option="wrap" fo:border="0.035cm solid #000000" fo:padding-bottom="0.049cm" fo:padding-left="0.035cm" fo:padding-right="0.035cm" fo:padding-top="0.049cm"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50" style:family="table-cell" style:parent-style-name="Default">
      <style:table-cell-properties style:diagonal-bl-tr="none" style:diagonal-tl-br="none" style:text-align-source="fix" style:repeat-content="false" fo:wrap-option="wrap" fo:border="0.035cm solid #000000" fo:padding-bottom="0.049cm" fo:padding-left="0.035cm" fo:padding-right="0.035cm" fo:padding-top="0.049cm"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style-complex="normal" style:font-weight-complex="normal"/>
    </style:style>
    <style:style style:name="ce51" style:family="table-cell" style:parent-style-name="Default" style:data-style-name="N122">
      <style:table-cell-properties style:diagonal-bl-tr="none" style:diagonal-tl-br="none" style:text-align-source="fix" style:repeat-content="false" fo:wrap-option="wrap" fo:border="0.035cm solid #000000" fo:padding-bottom="0.049cm" fo:padding-left="0.035cm" fo:padding-right="0.035cm" fo:padding-top="0.049cm"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name-complex="Lohit Hindi1" style:font-style-complex="normal" style:font-weight-complex="normal"/>
    </style:style>
    <style:style style:name="ce52" style:family="table-cell" style:parent-style-name="Default">
      <style:table-cell-properties fo:background-color="#94bd5e" style:diagonal-bl-tr="none" style:diagonal-tl-br="none" style:text-align-source="fix" style:repeat-content="false" fo:wrap-option="wrap" fo:border="0.035cm solid #000000" style:vertical-align="middle"/>
      <style:paragraph-properties fo:text-align="center"/>
      <style:text-properties style:font-name="Liberation Serif" fo:font-size="12pt" fo:language="en" fo:country="U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table-cell-properties style:diagonal-bl-tr="none" style:diagonal-tl-br="none" style:text-align-source="fix" style:repeat-content="false" fo:background-color="transparent" fo:wrap-option="wrap" fo:border="0.035cm solid #000000" style:vertical-align="middle"/>
      <style:paragraph-properties fo:text-align="center"/>
      <style:text-properties style:font-name="Liberation Serif" fo:font-size="12pt" fo:language="en" fo:country="US" style:font-size-asian="6.80000019073486pt" style:language-asian="en" style:country-asian="US" style:font-name-complex="DejaVu Sans" style:font-size-complex="6.80000019073486pt" style:language-complex="en" style:country-complex="US"/>
    </style:style>
    <style:style style:name="ce54" style:family="table-cell" style:parent-style-name="Default">
      <style:table-cell-properties style:text-align-source="fix" style:repeat-content="false" fo:wrap-option="wrap" fo:padding-bottom="0.049cm" fo:padding-left="0.035cm" fo:padding-right="0.035cm" fo:padding-top="0.049cm"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style-complex="normal" style:font-weight-complex="normal"/>
    </style:style>
    <style:style style:name="ce55" style:family="table-cell" style:parent-style-name="Default">
      <style:table-cell-properties fo:border-bottom="0.035cm solid #000000" style:diagonal-bl-tr="none" style:diagonal-tl-br="none" style:text-align-source="fix" style:repeat-content="false" fo:wrap-option="wrap" fo:border-left="none" fo:padding-bottom="0.049cm" fo:padding-left="0.035cm" fo:padding-right="0.035cm" fo:padding-top="0.049cm" fo:border-right="0.035cm solid #000000" fo:border-top="0.035cm solid #000000"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none" fo:padding-bottom="0.049cm" fo:padding-left="0.035cm" fo:padding-right="0.035cm" fo:padding-top="0.049cm"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57" style:family="table-cell" style:parent-style-name="Default">
      <style:table-cell-properties style:diagonal-bl-tr="none" style:diagonal-tl-br="none" style:text-align-source="fix" style:repeat-content="false" fo:wrap-option="wrap" fo:border="0.035cm solid #000000" style:vertical-align="middle"/>
      <style:paragraph-properties fo:text-align="center"/>
      <style:text-properties style:font-name="Liberation Serif" fo:font-size="12pt" fo:language="en" fo:country="US" style:font-name-asian="DejaVu Sans" style:font-size-asian="6.80000019073486pt" style:language-asian="en" style:country-asian="US" style:font-name-complex="Lohit Hindi1" style:font-size-complex="6.80000019073486pt" style:language-complex="en" style:country-complex="US"/>
    </style:style>
    <style:style style:name="ce58" style:family="table-cell" style:parent-style-name="Default">
      <style:table-cell-properties fo:background-color="#94bd5e" style:diagonal-bl-tr="none" style:diagonal-tl-br="none" style:text-align-source="fix" style:repeat-content="false" fo:wrap-option="wrap" fo:border="0.035cm solid #008000" style:vertical-align="middle"/>
      <style:paragraph-properties fo:text-align="center"/>
      <style:text-properties fo:color="#000000" style:font-name="Liberation Serif" fo:font-size="12pt" fo:language="en" fo:country="US" style:font-size-asian="6.80000019073486pt" style:language-asian="en" style:country-asian="US" style:font-name-complex="DejaVu Sans" style:font-size-complex="6.80000019073486pt" style:language-complex="en" style:country-complex="US"/>
    </style:style>
    <style:style style:name="ce59" style:family="table-cell" style:parent-style-name="Default" style:data-style-name="N121">
      <style:table-cell-properties style:diagonal-bl-tr="none" style:diagonal-tl-br="none" style:text-align-source="fix" style:repeat-content="false" fo:wrap-option="wrap" fo:border="0.035cm solid #000000" fo:padding-bottom="0.049cm" fo:padding-left="0.035cm" fo:padding-right="0.035cm" fo:padding-top="0.049cm"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60" style:family="table-cell" style:parent-style-name="Default">
      <style:table-cell-properties fo:background-color="#e6e6e6" style:diagonal-bl-tr="none" style:diagonal-tl-br="none" style:text-align-source="fix" style:repeat-content="false" fo:wrap-option="wrap" fo:border="0.035cm solid #000000"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name-complex="Lohit Hindi1" style:font-style-complex="normal" style:font-weight-complex="bold"/>
    </style:style>
    <style:style style:name="ce61" style:family="table-cell" style:parent-style-name="Default">
      <style:table-cell-properties style:diagonal-bl-tr="none" style:diagonal-tl-br="none" style:text-align-source="fix" style:repeat-content="false" fo:wrap-option="wrap" fo:border="0.035cm solid #000000" style:vertical-align="middle"/>
      <style:paragraph-properties fo:text-align="center"/>
      <style:text-properties fo:color="#000000" style:font-name="Liberation Sans" style:font-name-asian="DejaVu Sans" style:font-name-complex="Lohit Hindi1"/>
    </style:style>
    <style:style style:name="ce62" style:family="table-cell" style:parent-style-name="Default">
      <style:table-cell-properties fo:background-color="#94bd5e" style:diagonal-bl-tr="none" style:diagonal-tl-br="none" style:text-align-source="fix" style:repeat-content="false" fo:wrap-option="wrap" fo:border="0.035cm solid #008000" style:vertical-align="middle"/>
      <style:paragraph-properties fo:text-align="center"/>
      <style:text-properties fo:color="#000000" style:font-name="Liberation Sans" style:font-name-asian="DejaVu Sans" style:font-name-complex="Lohit Hindi1"/>
    </style:style>
    <style:style style:name="ce63" style:family="table-cell" style:parent-style-name="Default">
      <style:table-cell-properties fo:border-bottom="none" style:diagonal-bl-tr="none" style:diagonal-tl-br="none" style:text-align-source="fix" style:repeat-content="false" fo:wrap-option="wrap" fo:border-left="0.035cm solid #000000" fo:padding-bottom="0.049cm" fo:padding-left="0.035cm" fo:padding-right="0.035cm" fo:padding-top="0.049cm" fo:border-right="none" fo:border-top="0.035cm solid #000000"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64" style:family="table-cell" style:parent-style-name="Default">
      <style:table-cell-properties fo:border-bottom="none" style:diagonal-bl-tr="none" style:diagonal-tl-br="none" style:text-align-source="fix" style:repeat-content="false" fo:wrap-option="wrap" fo:border-left="0.035cm solid #000000" fo:padding-bottom="0.049cm" fo:padding-left="0.035cm" fo:padding-right="0.035cm" fo:padding-top="0.049cm" fo:border-right="none" fo:border-top="none" style:vertical-align="middle"/>
      <style:paragraph-properties fo:text-align="center"/>
    </style:style>
    <style:style style:name="ce65" style:family="table-cell" style:parent-style-name="Default">
      <style:table-cell-properties fo:border-bottom="none" style:diagonal-bl-tr="none" style:diagonal-tl-br="none" style:text-align-source="fix" style:repeat-content="false" fo:wrap-option="wrap" fo:border-left="none" fo:padding-bottom="0.049cm" fo:padding-left="0.035cm" fo:padding-right="0.035cm" fo:padding-top="0.049cm" fo:border-right="none" fo:border-top="0.035cm solid #000000"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66" style:family="table-cell" style:parent-style-name="Default">
      <style:table-cell-properties style:diagonal-bl-tr="none" style:diagonal-tl-br="none" style:text-align-source="fix" style:repeat-content="false" fo:background-color="transparent" fo:wrap-option="wrap" fo:border="0.035cm solid #008000" style:vertical-align="middle"/>
      <style:paragraph-properties fo:text-align="center"/>
      <style:text-properties fo:color="#000000"/>
    </style:style>
    <style:style style:name="ce67" style:family="table-cell" style:parent-style-name="Default">
      <style:table-cell-properties style:diagonal-bl-tr="none" style:diagonal-tl-br="none" style:text-align-source="fix" style:repeat-content="false" fo:wrap-option="wrap" fo:border="0.035cm solid #000000" style:vertical-align="middle"/>
      <style:paragraph-properties fo:text-align="center"/>
      <style:text-properties style:text-underline-style="solid" style:text-underline-width="auto" style:text-underline-color="font-color"/>
    </style:style>
    <style:style style:name="ce68" style:family="table-cell" style:parent-style-name="Default">
      <style:table-cell-properties fo:background-color="#00ffff" style:diagonal-bl-tr="none" style:diagonal-tl-br="none" style:text-align-source="fix" style:repeat-content="false" fo:wrap-option="wrap" fo:border="0.035cm solid #000000" style:vertical-align="middle"/>
      <style:paragraph-properties fo:text-align="center"/>
      <style:text-properties style:font-name="Liberation Serif" fo:font-size="12pt" fo:language="en" fo:country="US" style:font-size-asian="6.80000019073486pt" style:language-asian="en" style:country-asian="US" style:font-name-complex="DejaVu Sans" style:font-size-complex="6.80000019073486pt" style:language-complex="en" style:country-complex="US"/>
    </style:style>
    <style:style style:name="ce69" style:family="table-cell" style:parent-style-name="Default">
      <style:table-cell-properties fo:background-color="#00ffff"/>
    </style:style>
    <style:style style:name="ce70" style:family="table-cell" style:parent-style-name="Default">
      <style:table-cell-properties fo:background-color="transparent"/>
    </style:style>
    <style:style style:name="ce71" style:family="table-cell" style:parent-style-name="Default">
      <style:table-cell-properties fo:border-bottom="0.035cm solid #000000" fo:background-color="#00ffff" style:diagonal-bl-tr="none" style:diagonal-tl-br="none" style:text-align-source="fix" style:repeat-content="false" fo:wrap-option="wrap" fo:border-left="0.035cm solid #000000" fo:border-right="0.035cm solid #000000" fo:border-top="none" style:vertical-align="middle"/>
      <style:paragraph-properties fo:text-align="center"/>
    </style:style>
    <style:style style:name="ce72" style:family="table-cell" style:parent-style-name="Default">
      <style:table-cell-properties fo:background-color="#00ffff" style:diagonal-bl-tr="none" style:diagonal-tl-br="none" style:text-align-source="fix" style:repeat-content="false" fo:wrap-option="wrap" fo:border="0.035cm solid #000000" style:vertical-align="middle"/>
      <style:paragraph-properties fo:text-align="center"/>
    </style:style>
    <style:style style:name="ce73"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style:style>
    <style:style style:name="ce74" style:family="table-cell" style:parent-style-name="Default">
      <style:text-properties style:text-underline-style="solid" style:text-underline-width="auto" style:text-underline-color="font-color"/>
    </style:style>
    <style:style style:name="ce75" style:family="table-cell" style:parent-style-name="Default">
      <style:table-cell-properties fo:border-bottom="0.035cm solid #000000" style:diagonal-bl-tr="none" style:diagonal-tl-br="none"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76" style:family="table-cell" style:parent-style-name="Default">
      <style:table-cell-properties style:diagonal-bl-tr="none" style:diagonal-tl-br="none" style:text-align-source="fix" style:repeat-content="false" fo:wrap-option="wrap" fo:border="0.002cm solid #000000" style:vertical-align="middle"/>
      <style:paragraph-properties fo:text-align="center"/>
      <style:text-properties fo:font-size="10pt" style:font-size-asian="10pt" style:font-size-complex="10pt"/>
    </style:style>
    <style:style style:name="ce77" style:family="table-cell" style:parent-style-name="Default">
      <style:table-cell-properties style:diagonal-bl-tr="none" style:diagonal-tl-br="none" style:text-align-source="fix" style:repeat-content="false" fo:wrap-option="wrap" fo:border="0.002cm solid #000000" style:vertical-align="middle"/>
      <style:paragraph-properties fo:text-align="center"/>
    </style:style>
    <style:style style:name="ce78" style:family="table-cell" style:parent-style-name="Default">
      <style:table-cell-properties style:diagonal-bl-tr="none" style:diagonal-tl-br="none" style:text-align-source="fix" style:repeat-content="false" fo:wrap-option="wrap" fo:border="none" style:vertical-align="middle"/>
      <style:paragraph-properties fo:text-align="center"/>
    </style:style>
    <style:style style:name="ce79" style:family="table-cell" style:parent-style-name="Default">
      <style:text-properties fo:font-size="12pt" fo:font-weight="bold" style:font-size-asian="12pt" style:font-weight-asian="bold" style:font-size-complex="12pt" style:font-weight-complex="bold"/>
    </style:style>
    <style:style style:name="ce80" style:family="table-cell" style:parent-style-name="Default">
      <style:table-cell-properties style:text-align-source="fix" style:repeat-content="false" fo:border="0.002cm solid #000000"/>
      <style:paragraph-properties fo:text-align="center" fo:margin-left="0cm"/>
    </style:style>
    <style:style style:name="ce81" style:family="table-cell" style:parent-style-name="Default">
      <style:table-cell-properties style:text-align-source="fix" style:repeat-content="false" fo:border="none"/>
      <style:paragraph-properties fo:text-align="center" fo:margin-left="0cm"/>
    </style:style>
    <style:style style:name="ce82" style:family="table-cell" style:parent-style-name="Default">
      <style:table-cell-properties fo:background-color="#e6e6e6" style:diagonal-bl-tr="none" style:diagonal-tl-br="none" style:text-align-source="fix" style:repeat-content="false" fo:wrap-option="wrap" fo:border="0.035cm solid #000000" style:vertical-align="middle"/>
      <style:paragraph-properties fo:text-align="center"/>
      <style:text-properties fo:color="#000000" style:text-line-through-style="none" style:font-name="Arial" fo:font-size="15pt" fo:font-style="normal" style:text-underline-style="solid" style:text-underline-width="auto" style:text-underline-color="font-color" fo:font-weight="bold" style:font-name-asian="Arial" style:font-size-asian="15pt" style:font-style-asian="normal" style:font-weight-asian="bold" style:font-style-complex="normal" style:font-weight-complex="bold"/>
    </style:style>
    <style:style style:name="ce83"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font-name="Liberation Sans" fo:font-size="10pt" style:font-name-asian="DejaVu Sans" style:font-size-asian="10pt" style:font-name-complex="Lohit Hindi1" style:font-size-complex="10pt"/>
    </style:style>
    <style:style style:name="ce84" style:family="table-cell" style:parent-style-name="Default">
      <style:table-cell-properties style:diagonal-bl-tr="none" style:diagonal-tl-br="none" style:text-align-source="fix" style:repeat-content="false" fo:wrap-option="wrap" fo:border="0.002cm solid #000000" style:vertical-align="middle"/>
      <style:paragraph-properties fo:text-align="center"/>
      <style:text-properties style:font-name="Liberation Sans" fo:font-size="10pt" style:font-name-asian="DejaVu Sans" style:font-size-asian="10pt" style:font-name-complex="Lohit Hindi1" style:font-size-complex="10pt"/>
    </style:style>
    <style:style style:name="ce85" style:family="table-cell" style:parent-style-name="Default">
      <style:table-cell-properties style:diagonal-bl-tr="none" style:diagonal-tl-br="none" style:text-align-source="fix" style:repeat-content="false" fo:wrap-option="wrap" fo:border="0.002cm solid #000000" style:vertical-align="middle"/>
      <style:paragraph-properties fo:text-align="center"/>
      <style:text-properties style:font-name="Liberation Sans" fo:font-size="10pt" style:text-underline-style="solid" style:text-underline-width="auto" style:text-underline-color="font-color" style:font-name-asian="DejaVu Sans" style:font-size-asian="10pt" style:font-name-complex="Lohit Hindi1" style:font-size-complex="10pt"/>
    </style:style>
    <style:style style:name="ce86" style:family="table-cell" style:parent-style-name="Default">
      <style:table-cell-properties fo:border="0.002cm solid #000000"/>
    </style:style>
    <style:style style:name="ce87" style:family="table-cell" style:parent-style-name="Default">
      <style:table-cell-properties style:text-align-source="fix" style:repeat-content="false"/>
      <style:paragraph-properties fo:text-align="center" fo:margin-left="0cm"/>
    </style:style>
    <style:style style:name="ce88" style:family="table-cell" style:parent-style-name="Default">
      <style:table-cell-properties style:diagonal-bl-tr="none" style:diagonal-tl-br="none" style:text-align-source="fix" style:repeat-content="false" fo:wrap-option="wrap" fo:border="0.002cm solid #000000" style:vertical-align="middle"/>
      <style:paragraph-properties fo:text-align="center"/>
      <style:text-properties style:font-name="Liberation Sans" style:font-name-asian="DejaVu Sans" style:font-name-complex="Lohit Hindi1"/>
    </style:style>
    <style:style style:name="ce89"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font-name="Liberation Sans" style:font-name-asian="DejaVu Sans" style:font-name-complex="Lohit Hindi1"/>
    </style:style>
    <style:style style:name="ce90" style:family="table-cell" style:parent-style-name="Default">
      <style:table-cell-properties style:text-align-source="fix" style:repeat-content="false" fo:border="0.002cm solid #000000"/>
      <style:paragraph-properties fo:text-align="justify" fo:margin-left="0cm"/>
    </style:style>
    <style:style style:name="ce91" style:family="table-cell" style:parent-style-name="Default">
      <style:table-cell-properties style:text-align-source="fix" style:repeat-content="false" fo:border="none"/>
      <style:paragraph-properties fo:text-align="justify" fo:margin-left="0cm"/>
    </style:style>
    <style:style style:name="ce92" style:family="table-cell" style:parent-style-name="Default">
      <style:table-cell-properties style:diagonal-bl-tr="none" style:diagonal-tl-br="none" style:text-align-source="fix" style:repeat-content="false" fo:wrap-option="wrap" fo:border="0.002cm solid #000000" style:vertical-align="middle"/>
      <style:paragraph-properties fo:text-align="center"/>
      <style:text-properties style:font-name="Liberation Sans" fo:font-size="10pt" fo:language="es" fo:country="CO" style:font-name-asian="DejaVu Sans" style:font-size-asian="10pt" style:language-asian="zh" style:country-asian="CN" style:font-name-complex="Lohit Hindi1" style:font-size-complex="10pt"/>
    </style:style>
    <style:style style:name="ce93" style:family="table-cell" style:parent-style-name="Default">
      <style:table-cell-properties style:text-align-source="fix" style:repeat-content="false"/>
      <style:paragraph-properties fo:text-align="justify" fo:margin-left="0cm"/>
    </style:style>
    <style:style style:name="ce94" style:family="table-cell" style:parent-style-name="Default">
      <style:table-cell-properties style:diagonal-bl-tr="none" style:diagonal-tl-br="none" style:text-align-source="fix" style:repeat-content="false" fo:wrap-option="wrap" fo:border="0.002cm solid #000000" style:vertical-align="middle"/>
      <style:paragraph-properties fo:text-align="center"/>
      <style:text-properties style:font-name="Liberation Sans" fo:font-size="10pt" style:text-underline-style="none" style:font-name-asian="DejaVu Sans" style:font-size-asian="10pt" style:font-name-complex="Lohit Hindi1" style:font-size-complex="10pt"/>
    </style:style>
    <style:style style:name="ce95" style:family="table-cell" style:parent-style-name="Default">
      <style:table-cell-properties style:diagonal-bl-tr="none" style:diagonal-tl-br="none" style:text-align-source="fix" style:repeat-content="false" fo:wrap-option="wrap" fo:border="0.002cm solid #000000" style:vertical-align="middle"/>
      <style:paragraph-properties fo:text-align="center"/>
      <style:text-properties style:font-name="Liberation Serif" fo:font-size="10pt" fo:language="en" fo:country="US" style:font-name-asian="DejaVu Sans" style:font-size-asian="10pt" style:language-asian="en" style:country-asian="US" style:font-name-complex="Lohit Hindi1" style:font-size-complex="10pt"/>
    </style:style>
    <style:style style:name="ce96" style:family="table-cell" style:parent-style-name="Default">
      <style:table-cell-properties style:text-align-source="fix" style:repeat-content="false" style:vertical-align="middle"/>
      <style:paragraph-properties fo:text-align="center"/>
      <style:text-properties fo:color="#000000" style:text-line-through-style="none" style:font-name="Arial" fo:font-size="15pt" fo:font-style="normal" style:text-underline-style="solid" style:text-underline-width="auto" style:text-underline-color="font-color" fo:font-weight="bold" style:font-name-asian="Arial" style:font-size-asian="15pt" style:font-style-asian="normal" style:font-weight-asian="bold" style:font-style-complex="normal" style:font-weight-complex="bold"/>
    </style:style>
    <style:style style:name="ce97"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fo:color="#000000" style:text-line-through-style="none" style:font-name="Arial" fo:font-size="15pt" fo:font-style="normal" style:text-underline-style="none" fo:font-weight="normal" style:font-name-asian="Arial" style:font-size-asian="15pt" style:font-style-asian="normal" style:font-weight-asian="normal" style:font-style-complex="normal" style:font-weight-complex="normal"/>
    </style:style>
    <style:style style:name="ce98" style:family="table-cell" style:parent-style-name="Default">
      <style:table-cell-properties style:text-align-source="fix" style:repeat-content="false" fo:border="0.002cm solid #000000"/>
      <style:paragraph-properties fo:text-align="justify" fo:margin-left="0cm"/>
      <style:text-properties style:text-underline-style="solid" style:text-underline-width="auto" style:text-underline-color="font-color"/>
    </style:style>
    <style:style style:name="ce99" style:family="table-cell" style:parent-style-name="Default">
      <style:table-cell-properties style:diagonal-bl-tr="none" style:diagonal-tl-br="none" style:text-align-source="fix" style:repeat-content="false" fo:border="none" style:vertical-align="middle"/>
      <style:paragraph-properties fo:text-align="center"/>
      <style:text-properties fo:color="#000000" style:text-line-through-style="none" style:font-name="Arial" fo:font-size="15pt" fo:font-style="normal" style:text-underline-style="none" fo:font-weight="bold" style:font-name-asian="Arial" style:font-size-asian="15pt" style:font-style-asian="normal" style:font-weight-asian="bold" style:font-style-complex="normal" style:font-weight-complex="bold"/>
    </style:style>
    <style:style style:name="ce100" style:family="table-cell" style:parent-style-name="Default">
      <style:table-cell-properties style:diagonal-bl-tr="none" style:diagonal-tl-br="none" style:text-align-source="fix" style:repeat-content="false" fo:wrap-option="wrap" fo:border="0.002cm solid #000000" style:vertical-align="middle"/>
      <style:paragraph-properties fo:text-align="justify" fo:margin-left="0cm"/>
    </style:style>
    <style:style style:name="ce101" style:family="table-cell" style:parent-style-name="Default">
      <style:table-cell-properties fo:border="none"/>
    </style:style>
    <style:style style:name="ce102" style:family="table-cell" style:parent-style-name="Default">
      <style:table-cell-properties fo:border="0.002cm solid #000000"/>
      <style:text-properties fo:font-size="12pt" style:font-size-asian="12pt" style:font-size-complex="12pt"/>
    </style:style>
    <style:style style:name="gr1" style:family="graphic">
      <style:graphic-properties draw:marker-start="Fin_20_de_20_línea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Liberation Sans"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Liberation Sans"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sian="DejaVu Sans" style:font-name-complex="Lohit Hindi1"/>
    </style:style>
    <style:style style:name="T3" style:family="text">
      <style:text-properties fo:language="en" fo:country="US" fo:font-style="normal" fo:font-weight="normal" style:language-asian="en" style:country-asian="US" style:font-size-complex="6.80000019073486pt"/>
    </style:style>
    <style:style style:name="T4" style:family="text">
      <style:text-properties fo:language="en" fo:country="US" style:language-asian="en" style:country-asian="US" style:font-size-complex="6.80000019073486pt"/>
    </style:style>
    <style:style style:name="T5" style:family="text">
      <style:text-properties style:font-name="Liberation Serif" fo:language="en" fo:country="US" fo:font-style="normal" fo:font-weight="normal" style:font-name-asian="DejaVu Sans" style:language-asian="en" style:country-asian="US" style:font-name-complex="Lohit Hindi1" style:font-size-complex="6.80000019073486pt"/>
    </style:style>
    <style:style style:name="T6" style:family="text">
      <style:text-properties fo:font-weight="normal" style:font-weight-asian="normal" style:font-weight-complex="normal"/>
    </style:style>
    <style:style style:name="T7" style:family="text">
      <style:text-properties fo:language="en" fo:country="US" fo:font-style="normal" fo:font-weight="normal" style:language-asian="en" style:country-asian="US" style:font-weight-asian="normal" style:font-size-complex="6.80000019073486pt" style:font-weight-complex="normal"/>
    </style:style>
    <style:style style:name="T8" style:family="text">
      <style:text-properties fo:language="en" fo:country="US" fo:font-style="normal" fo:font-weight="normal" style:font-name-asian="DejaVu Sans" style:language-asian="en" style:country-asian="US" style:font-name-complex="Lohit Hindi1" style:font-size-complex="6.80000019073486pt"/>
    </style:style>
    <style:style style:name="T9" style:family="text">
      <style:text-properties style:font-name="Liberation Serif" fo:font-size="12pt" fo:language="en" fo:country="US" style:language-asian="en" style:country-asian="US" style:font-size-complex="6.80000019073486pt"/>
    </style:style>
    <style:style style:name="T10" style:family="text">
      <style:text-properties fo:font-size="12pt" fo:language="en" fo:country="US" style:language-asian="en" style:country-asian="US" style:font-size-complex="6.80000019073486pt"/>
    </style:style>
    <style:style style:name="T11" style:family="text">
      <style:text-properties style:font-name="Liberation Serif" fo:font-size="12pt" fo:language="en" fo:country="US" fo:font-style="normal" fo:font-weight="normal" style:language-asian="en" style:country-asian="US" style:font-size-complex="6.80000019073486pt"/>
    </style:style>
    <style:style style:name="T12" style:family="text">
      <style:text-properties fo:language="en" fo:country="US" style:font-name-asian="DejaVu Sans" style:language-asian="en" style:country-asian="US" style:font-name-complex="Lohit Hindi1" style:font-size-complex="6.80000019073486pt"/>
    </style:style>
    <style:style style:name="T13" style:family="text">
      <style:text-properties style:font-name="Liberation Serif" fo:font-size="12pt" fo:language="en" fo:country="US" style:font-name-asian="DejaVu Sans" style:language-asian="en" style:country-asian="US" style:font-name-complex="Lohit Hindi1" style:font-size-complex="6.80000019073486pt"/>
    </style:style>
    <style:style style:name="T14" style:family="text">
      <style:text-properties fo:font-size="12pt" fo:language="en" fo:country="US" style:font-name-asian="DejaVu Sans" style:language-asian="en" style:country-asian="US" style:font-name-complex="Lohit Hindi1" style:font-size-complex="6.80000019073486pt"/>
    </style:style>
    <style:style style:name="T15" style:family="text">
      <style:text-properties style:font-name="Liberation Serif" fo:font-size="12pt" fo:language="en" fo:country="US" fo:font-style="normal" fo:font-weight="normal" style:font-name-asian="DejaVu Sans" style:language-asian="en" style:country-asian="US" style:font-name-complex="Lohit Hindi1" style:font-size-complex="6.80000019073486pt"/>
    </style:style>
    <style:style style:name="T16" style:family="text">
      <style:text-properties style:font-name="Liberation Serif" fo:language="en" fo:country="US" fo:font-style="normal" fo:font-weight="normal" style:font-name-asian="DejaVu Sans" style:language-asian="en" style:country-asian="US" style:font-name-complex="DejaVu Sans" style:font-size-complex="6.80000019073486pt"/>
    </style:style>
    <style:style style:name="T17" style:family="text">
      <style:text-properties fo:font-weight="bold" style:font-weight-asian="bold" style:font-weight-complex="bold"/>
    </style:style>
    <style:style style:name="T18" style:family="text">
      <style:text-properties style:font-name="Liberation Serif"/>
    </style:style>
    <style:style style:name="T19" style:family="text">
      <style:text-properties style:font-name="Liberation Serif1" fo:font-size="12pt" fo:language="en" fo:country="US" style:language-asian="en" style:country-asian="US" style:font-size-complex="6.80000019073486pt"/>
    </style:style>
  </office:automatic-styles>
  <office:body>
    <office:spreadsheet>
      <table:table table:name="Facturación"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4" table:default-cell-style-name="ce2"/>
        <table:table-row table:style-name="ro1">
          <table:table-cell table:style-name="ce1" office:value-type="string" table:number-columns-spanned="4" table:number-rows-spanned="1">
            <text:p>DOCUMENTO GENERAL PARA LA EJECUCIÓN DE PRUEBAS </text:p>
          </table:table-cell>
          <table:covered-table-cell table:number-columns-repeated="2" table:style-name="ce1"/>
          <table:covered-table-cell table:style-name="ce18"/>
          <table:table-cell table:style-name="ce1" table:number-columns-repeated="4"/>
          <table:table-cell table:number-columns-repeated="1016"/>
        </table:table-row>
        <table:table-row table:style-name="ro2">
          <table:table-cell/>
          <table:table-cell table:style-name="ce4" table:number-columns-repeated="3"/>
          <table:table-cell table:number-columns-repeated="4"/>
          <table:table-cell table:style-name="ce4" table:number-columns-repeated="2"/>
          <table:table-cell table:number-columns-repeated="1014"/>
        </table:table-row>
        <table:table-row table:style-name="ro1">
          <table:table-cell table:style-name="ce3"/>
          <table:table-cell table:style-name="ce8" office:value-type="string">
            <text:p>Código del proyecto</text:p>
          </table:table-cell>
          <table:table-cell table:style-name="ce15" office:value-type="string" table:number-columns-spanned="2" table:number-rows-spanned="1">
            <text:p>Terranvm_Fac</text:p>
          </table:table-cell>
          <table:covered-table-cell table:style-name="ce19"/>
          <table:table-cell table:style-name="ce20"/>
          <table:table-cell table:number-columns-repeated="2"/>
          <table:table-cell table:style-name="ce3"/>
          <table:table-cell table:style-name="ce8" office:value-type="string">
            <text:p>Consecutivo</text:p>
          </table:table-cell>
          <table:table-cell table:style-name="ce26" office:value-type="float" office:value="1">
            <text:p>001</text:p>
          </table:table-cell>
          <table:table-cell table:number-columns-repeated="1014"/>
        </table:table-row>
        <table:table-row table:style-name="ro1">
          <table:table-cell table:style-name="ce3"/>
          <table:table-cell table:style-name="ce8" office:value-type="string">
            <text:p>Fase del Proyecto</text:p>
          </table:table-cell>
          <table:table-cell table:style-name="ce15" office:value-type="string" table:number-columns-spanned="2" table:number-rows-spanned="1">
            <text:p>Facturación</text:p>
          </table:table-cell>
          <table:covered-table-cell table:style-name="ce19"/>
          <table:table-cell table:style-name="ce20"/>
          <table:table-cell table:number-columns-repeated="2"/>
          <table:table-cell table:style-name="ce3"/>
          <table:table-cell table:style-name="ce25"/>
          <table:table-cell table:style-name="ce27"/>
          <table:table-cell table:number-columns-repeated="1014"/>
        </table:table-row>
        <table:table-row table:style-name="ro1">
          <table:table-cell table:style-name="ce3"/>
          <table:table-cell table:style-name="ce8" office:value-type="string">
            <text:p>Usuario Responsable</text:p>
          </table:table-cell>
          <table:table-cell table:style-name="ce15" office:value-type="string" table:number-columns-spanned="2" table:number-rows-spanned="1">
            <text:p>Wilson Amaya</text:p>
          </table:table-cell>
          <table:covered-table-cell table:style-name="ce19"/>
          <table:table-cell table:style-name="ce20"/>
          <table:table-cell table:number-columns-repeated="2"/>
          <table:table-cell table:style-name="ce3"/>
          <table:table-cell table:style-name="ce20"/>
          <table:table-cell table:number-columns-repeated="1015"/>
        </table:table-row>
        <table:table-row table:style-name="ro1">
          <table:table-cell table:style-name="ce3"/>
          <table:table-cell table:style-name="ce8" office:value-type="string">
            <text:p>Proceso (Iteration Name)</text:p>
          </table:table-cell>
          <table:table-cell table:style-name="ce15" office:value-type="string" table:number-columns-spanned="2" table:number-rows-spanned="1">
            <text:p>Pruebas de Facturación</text:p>
          </table:table-cell>
          <table:covered-table-cell table:style-name="ce19"/>
          <table:table-cell table:style-name="ce20"/>
          <table:table-cell table:number-columns-repeated="2"/>
          <table:table-cell table:style-name="ce3"/>
          <table:table-cell table:style-name="ce20"/>
          <table:table-cell table:number-columns-repeated="1015"/>
        </table:table-row>
        <table:table-row table:style-name="ro1">
          <table:table-cell table:style-name="ce3"/>
          <table:table-cell table:style-name="ce8" office:value-type="string">
            <text:p>Fecha</text:p>
          </table:table-cell>
          <table:table-cell table:style-name="ce16" office:value-type="float" office:value="40820" table:number-columns-spanned="2" table:number-rows-spanned="1">
            <text:p>04/10/11</text:p>
          </table:table-cell>
          <table:covered-table-cell table:style-name="ce19"/>
          <table:table-cell table:style-name="ce20"/>
          <table:table-cell table:number-columns-repeated="2"/>
          <table:table-cell table:style-name="ce3"/>
          <table:table-cell table:style-name="ce20"/>
          <table:table-cell table:number-columns-repeated="1015"/>
        </table:table-row>
        <table:table-row table:style-name="ro1">
          <table:table-cell table:style-name="ce3"/>
          <table:table-cell table:style-name="ce8" office:value-type="string">
            <text:p>Documento</text:p>
          </table:table-cell>
          <table:table-cell table:style-name="ce15" office:value-type="string" table:number-columns-spanned="2" table:number-rows-spanned="1">
            <text:p>Casos de Prueba</text:p>
          </table:table-cell>
          <table:covered-table-cell table:style-name="ce15"/>
          <table:table-cell table:style-name="ce20"/>
          <table:table-cell table:number-columns-repeated="2"/>
          <table:table-cell table:style-name="ce3"/>
          <table:table-cell table:style-name="ce20"/>
          <table:table-cell table:number-columns-repeated="1015"/>
        </table:table-row>
        <table:table-row table:style-name="ro2">
          <table:table-cell table:style-name="ce4"/>
          <table:table-cell table:style-name="ce9" table:number-columns-repeated="3"/>
          <table:table-cell table:style-name="ce4" table:number-columns-repeated="6"/>
          <table:table-cell table:number-columns-repeated="1014"/>
        </table:table-row>
        <table:table-row table:style-name="ro3">
          <table:table-cell table:style-name="ce5" office:value-type="string">
            <text:p>ID DEL REQ. DE PRUEBA</text:p>
          </table:table-cell>
          <table:table-cell table:style-name="ce5" office:value-type="string">
            <text:p>ESCENARIO DE PRUEBA</text:p>
          </table:table-cell>
          <table:table-cell table:style-name="ce5" office:value-type="string">
            <text:p>PRERREQUISITO</text:p>
          </table:table-cell>
          <table:table-cell table:style-name="ce5" office:value-type="string">
            <text:p>REQUERIMIENTO DE LA PRUEBA</text:p>
          </table:table-cell>
          <table:table-cell table:style-name="ce5" office:value-type="string">
            <text:p>DESCRIPCIÓN DE LA PRUEBA</text:p>
          </table:table-cell>
          <table:table-cell table:style-name="ce5" office:value-type="string">
            <text:p>NOMBRE DEL CASO DE PRUEBA</text:p>
          </table:table-cell>
          <table:table-cell table:style-name="ce5" office:value-type="string">
            <text:p>DESCRIPCIÓN DEL PASO</text:p>
          </table:table-cell>
          <table:table-cell table:style-name="ce5" office:value-type="string">
            <text:p>RESULTADO ESPERADO</text:p>
          </table:table-cell>
          <table:table-cell table:style-name="ce5" office:value-type="string">
            <text:p>STATUS DE EJECUCIÓN </text:p>
          </table:table-cell>
          <table:table-cell table:style-name="ce28" office:value-type="string">
            <text:p>OBSERVACIONES</text:p>
          </table:table-cell>
          <table:table-cell table:number-columns-repeated="1014"/>
        </table:table-row>
        <table:table-row table:style-name="ro4">
          <table:table-cell table:style-name="ce6" office:value-type="string">
            <text:p>01-Terranvm_Fac</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6" office:value-type="string">
            <text:p>El usuario debe estar logueado en el sistema. Mostrar lista de proyectos. </text:p>
          </table:table-cell>
          <table:table-cell table:style-name="ce21"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2" office:value-type="string">
            <text:p><text:s/>Crear una hoja de términos del tipo unidad arrendable, <text:s/>con un solo concepto. <text:s text:c="2"/></text:p>
            <text:p>El IPCAnual debe ser del 5%</text:p>
            <text:p>con periodicidad de un mes, por 4 periodos.</text:p>
            <text:p>Que tenga cobro anticipado.</text:p>
            <text:p><text:s/>La formula del concepto es: VFIJO* (1+IPCY[YEAR])</text:p>
            <text:p>con un centro de costo del tipo proyecto.</text:p>
            <text:p>Valor fijo = 100000</text:p>
            <text:p/>
            <text:p>Generar interfaz de siigo, y comprobar que se utilizan las cuentas contables configuradas, y que las naturalezas que se están usando son las correctas. </text:p>
          </table:table-cell>
          <table:table-cell table:style-name="ce22" office:value-type="string">
            <text:p/>
            <text:p>Verificar que al aprobar la HT por el administrador y el contador , se genere una factura por valor de:105000</text:p>
          </table:table-cell>
          <table:table-cell table:style-name="ce6" table:number-columns-repeated="2"/>
          <table:table-cell table:number-columns-repeated="1014"/>
        </table:table-row>
        <table:table-row table:style-name="ro5">
          <table:table-cell table:style-name="ce6" office:value-type="string">
            <text:p>02-Terranvm_Fac</text:p>
          </table:table-cell>
          <table:table-cell table:style-name="ce11"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17" office:value-type="string">
            <text:p>El usuario debe estar logueado en el sistema. Mostrar lista de proyectos. </text:p>
          </table:table-cell>
          <table:table-cell table:style-name="ce17"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3" office:value-type="string">
            <text:p><text:s/>Crear una hoja de términos del tipo unidad arrendable, con un solo concepto. </text:p>
            <text:p>Periodicidad 1 mes por 4 meses</text:p>
            <text:p>con cobro anticipado</text:p>
            <text:p>La formula del concepto es: VFIJO</text:p>
            <text:p>sin intereses de mora</text:p>
            <text:p>centro de costo=proyecto</text:p>
            <text:p>valor fijo=100000</text:p>
            <text:p>incremento=si</text:p>
            <text:p><text:s/>Periodicidad el incremento 1 mes fecha del primer incremento el día 15 del mes.</text:p>
            <text:p>Formula del incremento=VFIJO* 1.5</text:p>
            <text:p><text:s/>Generar interfaz de siigo, y comprobar que se utilizan las cuentas contables configuradas, y que las naturalezas que se están usando son las correctas. </text:p>
            <text:p/>
          </table:table-cell>
          <table:table-cell table:style-name="ce22" office:value-type="string">
            <text:p><text:span text:style-name="T8"><text:line-break/></text:span><text:span text:style-name="T8">se debe generar un </text:span><text:span text:style-name="T8">incremento de </text:span><text:span text:style-name="T8">25000 en un mes de </text:span><text:span text:style-name="T8">30 días.</text:span></text:p>
            <text:p><text:span text:style-name="T8"><text:s/></text:span></text:p>
          </table:table-cell>
          <table:table-cell table:style-name="ce6" table:number-columns-repeated="2"/>
          <table:table-cell table:number-columns-repeated="1014"/>
        </table:table-row>
        <table:table-row table:style-name="ro6">
          <table:table-cell table:style-name="ce6" office:value-type="string">
            <text:p>03-Terranvm_Fac</text:p>
          </table:table-cell>
          <table:table-cell table:style-name="ce12"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17" office:value-type="string">
            <text:p>El usuario debe estar logueado en el sistema. Mostrar lista de proyectos. </text:p>
          </table:table-cell>
          <table:table-cell table:style-name="ce17"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3" office:value-type="string">
            <text:p><text:span text:style-name="T3"><text:s/></text:span><text:span text:style-name="T3">Crear una hoja de </text:span><text:span text:style-name="T3">términos del tipo </text:span><text:span text:style-name="T3">unidad arrendable, <text:s/></text:span><text:span text:style-name="T3">con un solo </text:span><text:span text:style-name="T3">concepto. </text:span><text:span text:style-name="T3"><text:line-break/></text:span><text:span text:style-name="T3">El IPCAnual es del </text:span><text:span text:style-name="T3">5%</text:span></text:p>
            <text:p><text:span text:style-name="T4">con periodicidad de </text:span><text:span text:style-name="T4">un mes, por 4 </text:span><text:span text:style-name="T4">periodos.</text:span></text:p>
            <text:p><text:span text:style-name="T3"><text:s/></text:span><text:span text:style-name="T3">Que <text:s/>no tenga </text:span><text:span text:style-name="T3">cobro anticipado.</text:span></text:p>
            <text:p><text:span text:style-name="T3"><text:s/></text:span><text:span text:style-name="T3">La formula del </text:span><text:span text:style-name="T3">concepto es: </text:span><text:span text:style-name="T3">VFIJO*IPCAnual</text:span><text:span text:style-name="T3"><text:line-break/></text:span><text:span text:style-name="T3">con un centro de </text:span><text:span text:style-name="T3">costo del tipo </text:span><text:span text:style-name="T3">proyecto.</text:span><text:span text:style-name="T3"><text:line-break/></text:span><text:span text:style-name="T3">Valor fijo = 100000</text:span><text:span text:style-name="T3"><text:line-break/></text:span><text:span text:style-name="T3"><text:line-break/></text:span><text:span text:style-name="T3">Verificar que al </text:span><text:span text:style-name="T3">aprobar la HT por el </text:span><text:span text:style-name="T3">administrador y el </text:span><text:span text:style-name="T3">contador</text:span><text:span text:style-name="T3"><text:line-break/></text:span><text:span text:style-name="T3"/></text:p>
            <text:p><text:span text:style-name="T4">Generar interfaz de </text:span><text:span text:style-name="T4">siigo, y comprobar </text:span><text:span text:style-name="T4">que se utilizan las </text:span><text:span text:style-name="T4">cuentas contables </text:span><text:span text:style-name="T4">configuradas, y que </text:span><text:span text:style-name="T4">las naturalezas que </text:span><text:span text:style-name="T4">se están usando son </text:span><text:span text:style-name="T4">las correctas. </text:span></text:p>
          </table:table-cell>
          <table:table-cell table:style-name="ce22" office:value-type="string">
            <text:p><text:s/>se debe <text:s/>generar una factura por valor de: 150000</text:p>
          </table:table-cell>
          <table:table-cell table:style-name="ce6" table:number-columns-repeated="2"/>
          <table:table-cell table:number-columns-repeated="1014"/>
        </table:table-row>
        <table:table-row table:style-name="ro7">
          <table:table-cell table:style-name="ce6" office:value-type="string">
            <text:p>04-Terranvm_Fac</text:p>
          </table:table-cell>
          <table:table-cell table:style-name="ce13"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17" office:value-type="string">
            <text:p>El usuario debe estar logueado en el sistema. Mostrar lista de proyectos. </text:p>
          </table:table-cell>
          <table:table-cell table:style-name="ce17"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3" office:value-type="string">
            <text:p><text:s/>Crear una hoja de términos del tipo unidad arrendable, con un solo concepto. </text:p>
            <text:p>Periodicidad 1 mes por 4 meses</text:p>
            <text:p>con cobro anticipado</text:p>
            <text:p>La formula del concepto es: VFIJO</text:p>
            <text:p>sin intereses de mora</text:p>
            <text:p>centro de costo=proyecto</text:p>
            <text:p>valor fijo=100000</text:p>
            <text:p>incremento=si</text:p>
            <text:p><text:s/>Periodicidad el incremento 1 mes fecha del primer incremento el día 15 del mes.</text:p>
            <text:p>Formula del incremento=VFIJO* 1.5</text:p>
            <text:p>Verificar que al aprobar la HT por el administrador y el contador , se genere una factura</text:p>
            <text:p>Generar interfaz de siigo, y comprobar que se utilizan las cuentas contables configuradas, y que las naturalezas que se están usando son las correctas. </text:p>
          </table:table-cell>
          <table:table-cell table:style-name="ce22" office:value-type="string">
            <text:p/>
            <text:p>se debe generar un incremento de 20000 en un mes de 30 días.</text:p>
          </table:table-cell>
          <table:table-cell table:style-name="ce6" table:number-columns-repeated="2"/>
          <table:table-cell table:number-columns-repeated="1014"/>
        </table:table-row>
        <table:table-row table:style-name="ro8">
          <table:table-cell table:style-name="ce6" office:value-type="string">
            <text:p>05-Terranvm_Fac</text:p>
          </table:table-cell>
          <table:table-cell table:style-name="ce13"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17" office:value-type="string">
            <text:p>El usuario debe estar logueado en el sistema. Mostrar lista de proyectos. </text:p>
          </table:table-cell>
          <table:table-cell table:style-name="ce17"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3" office:value-type="string">
            <text:p><text:s/>Crear una hoja de términos del tipo <text:s/>Activo, con un solo concepto. </text:p>
            <text:p>El IPCAnual es del 5%</text:p>
            <text:p>con periodicidad de un mes, por 4 periodos.</text:p>
            <text:p>Que tenga cobro anticipado.</text:p>
            <text:p><text:s/>La formula del concepto es: VFIJO* (1+IPCY[YEAR])</text:p>
            <text:p>con un centro de costo del tipo proyecto.</text:p>
            <text:p>Valor fijo = 100000</text:p>
            <text:p>Verificar que al aprobar la HT por el administrador y el contador </text:p>
            <text:p>Verificar que al aprobar la HT por el administrador y el contador , se genere una factura</text:p>
            <text:p>Generar interfaz de siigo, y comprobar que se utilizan las cuentas contables configuradas, y que las naturalezas que se están usando son las correctas. </text:p>
          </table:table-cell>
          <table:table-cell table:style-name="ce22" office:value-type="string">
            <text:p>se debe generar una factura por valor de:105000</text:p>
          </table:table-cell>
          <table:table-cell table:style-name="ce6" table:number-columns-repeated="2"/>
          <table:table-cell table:number-columns-repeated="1014"/>
        </table:table-row>
        <table:table-row table:style-name="ro9">
          <table:table-cell table:style-name="ce6" office:value-type="string">
            <text:p>06-Terranvm_Fac</text:p>
          </table:table-cell>
          <table:table-cell table:style-name="ce11"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17" office:value-type="string">
            <text:p>El usuario debe estar logueado en el sistema. Mostrar lista de proyectos. </text:p>
          </table:table-cell>
          <table:table-cell table:style-name="ce17"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3" office:value-type="string">
            <text:p><text:s/>Crear una hoja de términos del tipo Activo, con un solo concepto. </text:p>
            <text:p>Periodicidad 1 mes por 4 meses</text:p>
            <text:p>sin cobro anticipado</text:p>
            <text:p>La formula del concepto es: VFIJO</text:p>
            <text:p>sin intereses de mora</text:p>
            <text:p><text:s/>centro de costo=pro yecto</text:p>
            <text:p>valor fijo=100000</text:p>
            <text:p>incremento=si</text:p>
            <text:p><text:s/>Periodicidad el incremento 1 mes fecha del primer incremento el día 15 del mes.</text:p>
            <text:p>Formula del incremento=VFIJO* 1.5</text:p>
            <text:p>Verificar que al aprobar la HT por el administrador y el contador , se genere una factura</text:p>
            <text:p>Generar interfaz de siigo, y comprobar que se utilizan las cuentas contables configuradas, y que las naturalezas que se están usando son las correctas. </text:p>
          </table:table-cell>
          <table:table-cell table:style-name="ce22" office:value-type="string">
            <text:p/>
            <text:p>se debe generar un incremento de 25000 en un mes de 30 días. <text:s/></text:p>
          </table:table-cell>
          <table:table-cell table:style-name="ce6" table:number-columns-repeated="2"/>
          <table:table-cell table:number-columns-repeated="1014"/>
        </table:table-row>
        <table:table-row table:style-name="ro5">
          <table:table-cell table:style-name="ce6" office:value-type="string">
            <text:p>07-Terranvm_Fac</text:p>
          </table:table-cell>
          <table:table-cell table:style-name="ce12"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17" office:value-type="string">
            <text:p>El usuario debe estar logueado en el sistema. Mostrar lista de proyectos. </text:p>
          </table:table-cell>
          <table:table-cell table:style-name="ce17"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3" office:value-type="string">
            <text:p><text:span text:style-name="T3"><text:s/></text:span><text:span text:style-name="T3">Crear una hoja de </text:span><text:span text:style-name="T3">términos del tipo </text:span><text:span text:style-name="T3">unidad arrendable, <text:s/></text:span><text:span text:style-name="T3">con un solo </text:span><text:span text:style-name="T3">concepto. </text:span><text:span text:style-name="T3"><text:line-break/></text:span><text:span text:style-name="T3">El IPCAnual es del </text:span><text:span text:style-name="T3">5%</text:span></text:p>
            <text:p><text:span text:style-name="T4">con periodicidad de </text:span><text:span text:style-name="T4">un mes, por 4 </text:span><text:span text:style-name="T4">periodos.</text:span></text:p>
            <text:p><text:span text:style-name="T3"><text:s/></text:span><text:span text:style-name="T3">Que <text:s/>no tenga </text:span><text:span text:style-name="T3">cobro anticipado.</text:span></text:p>
            <text:p><text:span text:style-name="T3"><text:s/></text:span><text:span text:style-name="T3">La formula del </text:span><text:span text:style-name="T3">concepto es: </text:span><text:span text:style-name="T3">VFIJO*IPCAnual</text:span><text:span text:style-name="T3"><text:line-break/></text:span><text:span text:style-name="T3">con un centro de </text:span><text:span text:style-name="T3">costo del tipo </text:span><text:span text:style-name="T3">proyecto.</text:span><text:span text:style-name="T3"><text:line-break/></text:span><text:span text:style-name="T3">Valor fijo = 100000</text:span><text:span text:style-name="T3"><text:line-break/></text:span><text:span text:style-name="T3"><text:line-break/></text:span><text:span text:style-name="T3">Verificar que al </text:span><text:span text:style-name="T3">aprobar la HT por el </text:span><text:span text:style-name="T3">administrador y el </text:span><text:span text:style-name="T3">contador se genere </text:span><text:span text:style-name="T3">una factura en </text:span><text:span text:style-name="T3">Facturación&gt;Factura</text:span><text:span text:style-name="T3">ción</text:span></text:p>
            <text:p><text:span text:style-name="T3"><text:s/></text:span><text:span text:style-name="T3"><text:line-break/></text:span><text:span text:style-name="T3"> </text:span><text:span text:style-name="T3">Generar interfaz de </text:span><text:span text:style-name="T3">siigo, y comprobar </text:span><text:span text:style-name="T3">que se utilizan las </text:span><text:span text:style-name="T3">cuentas contables </text:span><text:span text:style-name="T3">configuradas, y que </text:span><text:span text:style-name="T3">las naturalezas que </text:span><text:span text:style-name="T3">se están usando son </text:span><text:span text:style-name="T3">las correctas. </text:span></text:p>
          </table:table-cell>
          <table:table-cell table:style-name="ce22" office:value-type="string">
            <text:p>se debe generar una factura por valor de: 50000</text:p>
          </table:table-cell>
          <table:table-cell table:style-name="ce6" table:number-columns-repeated="2"/>
          <table:table-cell table:number-columns-repeated="1014"/>
        </table:table-row>
        <table:table-row table:style-name="ro10">
          <table:table-cell table:style-name="ce6" office:value-type="string">
            <text:p>08-Terranvm_Fac</text:p>
          </table:table-cell>
          <table:table-cell table:style-name="ce13"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17" office:value-type="string">
            <text:p>El usuario debe estar logueado en el sistema. Mostrar lista de proyectos. </text:p>
          </table:table-cell>
          <table:table-cell table:style-name="ce17"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3" office:value-type="string">
            <text:p><text:s/>Crear una hoja de términos del tipo unidad arrendable, con un solo concepto. </text:p>
            <text:p>Periodicidad 1 mes por 4 meses</text:p>
            <text:p>con cobro anticipado</text:p>
            <text:p>La formula del concepto es: VFIJO</text:p>
            <text:p>sin intereses de mora</text:p>
            <text:p>centro de costo=proyecto</text:p>
            <text:p>valor fijo=100000</text:p>
            <text:p>incremento=si</text:p>
            <text:p><text:s/>Periodicidad el incremento 1 mes fecha del primer incremento el día 15 del mes.</text:p>
            <text:p>Formula del incremento=VFIJO* 1.5</text:p>
            <text:p>Verificar que al aprobar la HT por el administrador y el contador se genere una factura en Facturación&gt;Facturación</text:p>
            <text:p><text:s/></text:p>
            <text:p><text:s/>Generar interfaz de siigo, y comprobar que se utilizan las cuentas contables configuradas, y que las naturalezas que se están usando son las correctas. </text:p>
          </table:table-cell>
          <table:table-cell table:style-name="ce22" office:value-type="string">
            <text:p/>
            <text:p>se debe generar un incremento de 20000 en un mes de 30 días.</text:p>
          </table:table-cell>
          <table:table-cell table:style-name="ce6" table:number-columns-repeated="2"/>
          <table:table-cell table:number-columns-repeated="1014"/>
        </table:table-row>
        <table:table-row table:style-name="ro11">
          <table:table-cell table:style-name="ce6" office:value-type="string">
            <text:p>09_Terranvm_Fac</text:p>
          </table:table-cell>
          <table:table-cell table:style-name="ce13"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17" office:value-type="string">
            <text:p>El usuario debe estar logueado en el sistema. Mostrar lista de proyectos. </text:p>
          </table:table-cell>
          <table:table-cell table:style-name="ce17"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3" office:value-type="string">
            <text:p><text:s/>Crear una hoja de términos del tipo <text:s/>Servicios, con un solo concepto. </text:p>
            <text:p>El IPCAnual es del 5%</text:p>
            <text:p>con periodicidad de un mes, por 4 periodos.</text:p>
            <text:p><text:s/>con <text:s/>cobro anticipado.</text:p>
            <text:p>El responsable es el arrendatario.</text:p>
            <text:p><text:s/>La formula del concepto es: VFIJO* (1+IPCY[YEAR])</text:p>
            <text:p>con un centro de costo del tipo proyecto.</text:p>
            <text:p>Valor fijo = 100000</text:p>
            <text:p/>
            <text:p>Generar interfaz de siigo, y comprobar que se utilizan las cuentas contables configuradas, y que las naturalezas que se están usando son las correctas. </text:p>
          </table:table-cell>
          <table:table-cell table:style-name="ce22" office:value-type="string">
            <text:p/>
            <text:p>Verificar que al aprobar la HT por el administrador y el contador , se genere una factura por valor de:150000</text:p>
          </table:table-cell>
          <table:table-cell table:style-name="ce6" table:number-columns-repeated="2"/>
          <table:table-cell table:number-columns-repeated="1014"/>
        </table:table-row>
        <table:table-row table:style-name="ro12">
          <table:table-cell table:style-name="ce6" office:value-type="string">
            <text:p>10-Terranvm_Fac</text:p>
          </table:table-cell>
          <table:table-cell table:style-name="ce13"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17" office:value-type="string">
            <text:p>El usuario debe estar logueado en el sistema. Mostrar lista de proyectos. </text:p>
          </table:table-cell>
          <table:table-cell table:style-name="ce17"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3" office:value-type="string">
            <text:p><text:s/>Crear una hoja de términos del tipo Servicios, con un solo concepto. </text:p>
            <text:p>Periodicidad 1 mes por 4 meses</text:p>
            <text:p>sin cobro anticipado</text:p>
            <text:p>El responsable es el arrendatario.</text:p>
            <text:p>La formula del concepto es: VFIJO</text:p>
            <text:p>sin intereses de mora</text:p>
            <text:p>centro de costo=proyecto</text:p>
            <text:p>valor fijo=100000</text:p>
            <text:p>incremento=si</text:p>
            <text:p><text:s/>Periodicidad el incremento 1 mes fecha del primer incremento el día 15 del mes.</text:p>
            <text:p>Formula del incremento=VFIJO* 1.5</text:p>
            <text:p>se debe generar un incremento de 25000 en un mes de 30 días.</text:p>
            <text:p/>
            <text:p>Generar interfaz de siigo, y comprobar que se utilizan las cuentas contables configuradas, y que las naturalezas que se están usando son las correctas. </text:p>
          </table:table-cell>
          <table:table-cell table:style-name="ce22" office:value-type="string">
            <text:p>Verificar que al aprobar la HT por el administrador y el contador , se genere una factura</text:p>
          </table:table-cell>
          <table:table-cell table:style-name="ce6" table:number-columns-repeated="2"/>
          <table:table-cell table:number-columns-repeated="1014"/>
        </table:table-row>
        <table:table-row table:style-name="ro6" table:visibility="collapse">
          <table:table-cell table:style-name="ce6" office:value-type="string">
            <text:p>12-Terranvm_Fac</text:p>
          </table:table-cell>
          <table:table-cell table:style-name="ce14"/>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6" table:number-columns-repeated="7"/>
          <table:table-cell table:number-columns-repeated="1014"/>
        </table:table-row>
        <table:table-row table:style-name="ro13">
          <table:table-cell table:style-name="ce6" office:value-type="string">
            <text:p>11-Terranvm_Fac</text:p>
          </table:table-cell>
          <table:table-cell table:style-name="ce11"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17" office:value-type="string">
            <text:p>El usuario debe estar logueado en el sistema. Mostrar lista de proyectos. </text:p>
          </table:table-cell>
          <table:table-cell table:style-name="ce17"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4" office:value-type="string">
            <text:p><text:s/>Crear una hoja de términos del tipo servicios, con un solo concepto. </text:p>
            <text:p>Periodicidad 1 mes por 4 meses</text:p>
            <text:p>con cobro anticipado</text:p>
            <text:p>El responsable es el arrendatario.</text:p>
            <text:p>La formula del concepto es: VFIJO</text:p>
            <text:p>sin intereses de mora</text:p>
            <text:p>centro de costo=proyecto</text:p>
            <text:p>valor fijo=100000</text:p>
            <text:p>incremento=si</text:p>
            <text:p><text:s/>Periodicidad el incremento 1 mes fecha del primer incremento el día 15 del mes.</text:p>
            <text:p>Formula del incremento=VFIJO* 1.5</text:p>
            <text:p>Verificar que al aprobar la HT por el administrador y el contador , </text:p>
            <text:p>se genere una factura. Generar interfaz de siigo, y </text:p>
            <text:p>comprobar que se utilizan las cuentas contables configuradas,</text:p>
            <text:p><text:s/>y que las naturalezas que se están usando son las correctas. </text:p>
            <text:p/>
          </table:table-cell>
          <table:table-cell table:style-name="ce24" office:value-type="string">
            <text:p/>
            <text:p>se debe generar un incremento de 20000 en un mes de 30 días.</text:p>
          </table:table-cell>
          <table:table-cell table:style-name="ce6" table:number-columns-repeated="2"/>
          <table:table-cell table:number-columns-repeated="1014"/>
        </table:table-row>
        <table:table-row table:style-name="ro14">
          <table:table-cell table:style-name="ce7" office:value-type="string">
            <text:p>12-Terranvm_Fac</text:p>
          </table:table-cell>
          <table:table-cell table:style-name="ce11"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17" office:value-type="string">
            <text:p>El usuario debe estar logueado en el sistema. Mostrar lista de proyectos. </text:p>
          </table:table-cell>
          <table:table-cell table:style-name="ce17"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3" office:value-type="string">
            <text:p><text:span text:style-name="T3"><text:s/></text:span><text:span text:style-name="T3">Crear una hoja de </text:span><text:span text:style-name="T3">términos del <text:s/></text:span><text:span text:style-name="T3">Servicios., con un </text:span><text:span text:style-name="T3">solo concepto. </text:span><text:span text:style-name="T3"><text:line-break/></text:span><text:span text:style-name="T3">El IPCAnual es del </text:span><text:span text:style-name="T3">5%</text:span></text:p>
            <text:p><text:span text:style-name="T4">con periodicidad de </text:span><text:span text:style-name="T4">un mes, por 4 </text:span><text:span text:style-name="T4">periodos.</text:span></text:p>
            <text:p><text:span text:style-name="T3"><text:s/></text:span><text:span text:style-name="T3">Que <text:s/>no tenga </text:span><text:span text:style-name="T3">cobro anticipado.</text:span><text:span text:style-name="T3"><text:line-break/></text:span><text:span text:style-name="T3">El responsable es el </text:span><text:span text:style-name="T3">arrendatario.</text:span></text:p>
            <text:p><text:span text:style-name="T3"><text:s/></text:span><text:span text:style-name="T3">La formula del </text:span><text:span text:style-name="T3">concepto es: </text:span><text:span text:style-name="T3">VFIJO*IPCAnual</text:span><text:span text:style-name="T3"><text:line-break/></text:span><text:span text:style-name="T3">con un centro de </text:span><text:span text:style-name="T3">costo del tipo </text:span><text:span text:style-name="T3">proyecto.</text:span><text:span text:style-name="T3"><text:line-break/></text:span><text:span text:style-name="T3">Valor fijo = 100000</text:span><text:span text:style-name="T3"><text:line-break/></text:span><text:span text:style-name="T3"><text:line-break/></text:span><text:span text:style-name="T3">Generar interfaz de </text:span><text:span text:style-name="T3">siigo, y comprobar </text:span><text:span text:style-name="T3">que se utilizan las </text:span><text:span text:style-name="T3">cuentas contables </text:span><text:span text:style-name="T3">configuradas, y que </text:span><text:span text:style-name="T3">las naturalezas que </text:span><text:span text:style-name="T3">se están usando son </text:span><text:span text:style-name="T3">las correctas. </text:span><text:span text:style-name="T3"><text:line-break/></text:span><text:span text:style-name="T3"/></text:p>
          </table:table-cell>
          <table:table-cell table:style-name="ce22" office:value-type="string">
            <text:p>se debe generar una factura por valor de: 150000</text:p>
          </table:table-cell>
          <table:table-cell table:style-name="ce6" table:number-columns-repeated="2"/>
          <table:table-cell table:number-columns-repeated="1014"/>
        </table:table-row>
        <table:table-row table:style-name="ro14">
          <table:table-cell table:style-name="ce7" office:value-type="string">
            <text:p>12-Terranvm_Fac</text:p>
          </table:table-cell>
          <table:table-cell table:style-name="ce11"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17" office:value-type="string">
            <text:p>El usuario debe estar logueado en el sistema. Mostrar lista de proyectos. </text:p>
          </table:table-cell>
          <table:table-cell table:style-name="ce17"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3" office:value-type="string">
            <text:p><text:span text:style-name="T3"><text:s/></text:span><text:span text:style-name="T3">Crear una hoja de </text:span><text:span text:style-name="T3">términos del <text:s/></text:span><text:span text:style-name="T3">Servicios., con un </text:span><text:span text:style-name="T3">solo concepto. </text:span><text:span text:style-name="T3"><text:line-break/></text:span><text:span text:style-name="T3">El salario minimo es </text:span><text:span text:style-name="T3">de $50000.0</text:span></text:p>
            <text:p><text:span text:style-name="T4">con periodicidad de </text:span><text:span text:style-name="T4">un mes, por 4 </text:span><text:span text:style-name="T4">periodos.</text:span></text:p>
            <text:p><text:span text:style-name="T3"><text:s/></text:span><text:span text:style-name="T3">Que <text:s/>no tenga </text:span><text:span text:style-name="T3">cobro anticipado.</text:span><text:span text:style-name="T3"><text:line-break/></text:span><text:span text:style-name="T3">El responsable es el </text:span><text:span text:style-name="T3">arrendatario.</text:span></text:p>
            <text:p><text:span text:style-name="T3"><text:s/></text:span><text:span text:style-name="T3">La formula del </text:span><text:span text:style-name="T3">concepto es: VFIJO </text:span><text:span text:style-name="T3">+ SM[YEAR]</text:span><text:span text:style-name="T3"><text:line-break/></text:span><text:span text:style-name="T3">con un centro de </text:span><text:span text:style-name="T3">costo del tipo </text:span><text:span text:style-name="T3">proyecto.</text:span><text:span text:style-name="T3"><text:line-break/></text:span><text:span text:style-name="T3">Valor fijo = 100000</text:span><text:span text:style-name="T3"><text:line-break/></text:span><text:span text:style-name="T3"><text:line-break/></text:span><text:span text:style-name="T3">Generar interfaz de </text:span><text:span text:style-name="T3">siigo, y comprobar </text:span><text:span text:style-name="T3">que se utilizan las </text:span><text:span text:style-name="T3">cuentas contables </text:span><text:span text:style-name="T3">configuradas, y que </text:span><text:span text:style-name="T3">las naturalezas que </text:span><text:span text:style-name="T3">se están usando son </text:span><text:span text:style-name="T3">las correctas. </text:span><text:span text:style-name="T3"><text:line-break/></text:span><text:span text:style-name="T3"/></text:p>
          </table:table-cell>
          <table:table-cell table:style-name="ce22" office:value-type="string">
            <text:p>se debe generar una factura por valor de: 150000</text:p>
          </table:table-cell>
          <table:table-cell table:style-name="ce6" table:number-columns-repeated="2"/>
          <table:table-cell table:number-columns-repeated="1014"/>
        </table:table-row>
        <table:table-row table:style-name="ro4">
          <table:table-cell table:style-name="ce6" office:value-type="string">
            <text:p>13-Terranvm_Fac</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ext:p><text:span text:style-name="T2">Deben existir </text:span><text:span text:style-name="T2">proyectos en la base </text:span><text:span text:style-name="T2">de datos</text:span></text:p>
            <text:p><text:span text:style-name="T2">Deben existir al </text:span><text:span text:style-name="T2">menos una hoja de </text:span><text:span text:style-name="T2">termino relacionada </text:span><text:span text:style-name="T2">con el proyecto y </text:span><text:span text:style-name="T2">conceptos </text:span><text:span text:style-name="T2">relacionados con esa </text:span><text:span text:style-name="T2">hoja de termino</text:span></text:p>
          </table:table-cell>
          <table:table-cell table:style-name="ce6" office:value-type="string">
            <text:p>El usuario debe estar logueado en el sistema. Mostrar lista de proyectos. </text:p>
          </table:table-cell>
          <table:table-cell table:style-name="ce21" office:value-type="string">
            <text:p>Al aprobar la hoja de términos por el gerente y contador, se debe generar una nueva factura en Facturación&gt;Facturación. Y al aprobar dicha factura se debe generar una interfaz de siigo donde se utilicen las cuentas relacionadas a facturación, y estas deben tenerlas naturalezas configuradas para <text:s/>facturación.</text:p>
          </table:table-cell>
          <table:table-cell table:style-name="ce6"/>
          <table:table-cell table:style-name="ce22" office:value-type="string">
            <text:p><text:s/>Crear una hoja de términos del tipo unidad arrendable, <text:s/>con un solo concepto. <text:s text:c="2"/></text:p>
            <text:p><text:span text:style-name="T5">El salario minimo es </text:span><text:span text:style-name="T5">de $50000.0</text:span></text:p>
            <text:p>con periodicidad de un mes, por 4 periodos.</text:p>
            <text:p>Que tenga cobro anticipado.</text:p>
            <text:p><text:span text:style-name="T6"><text:s/></text:span><text:span text:style-name="T7"><text:s/></text:span><text:span text:style-name="T7">La formula del </text:span><text:span text:style-name="T7">concepto es: VFIJO </text:span><text:span text:style-name="T7">+ SM[YEAR]</text:span></text:p>
            <text:p>con un centro de costo del tipo proyecto.</text:p>
            <text:p>Valor fijo = 100000</text:p>
            <text:p/>
            <text:p>Generar interfaz de siigo, y comprobar que se utilizan las cuentas contables configuradas, y que las naturalezas que se están usando son las correctas. </text:p>
          </table:table-cell>
          <table:table-cell table:style-name="ce22" office:value-type="string">
            <text:p/>
            <text:p>Verificar que al aprobar la HT por el administrador y el contador , se genere una factura por valor de:150000</text:p>
          </table:table-cell>
          <table:table-cell table:style-name="ce6" table:number-columns-repeated="2"/>
          <table:table-cell table:number-columns-repeated="1014"/>
        </table:table-row>
        <table:table-row table:style-name="ro4" table:number-rows-repeated="1048550">
          <table:table-cell table:number-columns-repeated="1024"/>
        </table:table-row>
        <table:table-row table:style-name="ro4">
          <table:table-cell table:number-columns-repeated="1024"/>
        </table:table-row>
      </table:table>
      <table:table table:name="Agrupación" table:style-name="ta1" table:print="false">
        <table:table-column table:style-name="co12" table:default-cell-style-name="ce33"/>
        <table:table-column table:style-name="co13" table:default-cell-style-name="ce33"/>
        <table:table-column table:style-name="co14" table:default-cell-style-name="ce33"/>
        <table:table-column table:style-name="co15" table:default-cell-style-name="ce33"/>
        <table:table-column table:style-name="co16" table:default-cell-style-name="ce33"/>
        <table:table-column table:style-name="co6" table:default-cell-style-name="ce33"/>
        <table:table-column table:style-name="co17" table:default-cell-style-name="ce33"/>
        <table:table-column table:style-name="co18" table:default-cell-style-name="ce33"/>
        <table:table-column table:style-name="co11" table:default-cell-style-name="ce33"/>
        <table:table-column table:style-name="co19" table:default-cell-style-name="ce33"/>
        <table:table-column table:style-name="co11" table:visibility="collapse" table:number-columns-repeated="1014" table:default-cell-style-name="ce33"/>
        <table:table-row table:style-name="ro15">
          <table:table-cell table:style-name="ce29" office:value-type="string" table:number-columns-spanned="4" table:number-rows-spanned="1">
            <text:p>DOCUMENTO GENERAL PARA LA EJECUCIÓN DE PRUEBAS </text:p>
          </table:table-cell>
          <table:covered-table-cell table:number-columns-repeated="2" table:style-name="ce29"/>
          <table:covered-table-cell table:style-name="ce37"/>
          <table:table-cell table:style-name="ce29" table:number-columns-repeated="4"/>
          <table:table-cell table:style-name="ce30" table:number-columns-repeated="2"/>
          <table:table-cell table:number-columns-repeated="1014"/>
        </table:table-row>
        <table:table-row table:style-name="ro16">
          <table:table-cell table:style-name="ce30"/>
          <table:table-cell table:style-name="ce32" table:number-columns-repeated="3"/>
          <table:table-cell table:style-name="ce30" table:number-columns-repeated="4"/>
          <table:table-cell table:style-name="ce32" table:number-columns-repeated="2"/>
          <table:table-cell table:number-columns-repeated="1014"/>
        </table:table-row>
        <table:table-row table:style-name="ro17">
          <table:table-cell table:style-name="ce31"/>
          <table:table-cell table:style-name="ce34" office:value-type="string">
            <text:p>Código del proyecto</text:p>
          </table:table-cell>
          <table:table-cell table:style-name="ce31" office:value-type="string" table:number-columns-spanned="2" table:number-rows-spanned="1">
            <text:p>Terranvm_Agr</text:p>
          </table:table-cell>
          <table:covered-table-cell table:style-name="ce31"/>
          <table:table-cell table:style-name="ce32"/>
          <table:table-cell table:style-name="ce30" table:number-columns-repeated="2"/>
          <table:table-cell table:style-name="ce31"/>
          <table:table-cell table:style-name="ce34" office:value-type="string">
            <text:p>Consecutivo</text:p>
          </table:table-cell>
          <table:table-cell table:style-name="ce40" office:value-type="float" office:value="2">
            <text:p>002</text:p>
          </table:table-cell>
          <table:table-cell table:number-columns-repeated="1014"/>
        </table:table-row>
        <table:table-row table:style-name="ro15">
          <table:table-cell table:style-name="ce31"/>
          <table:table-cell table:style-name="ce34" office:value-type="string">
            <text:p>Fase del Proyecto</text:p>
          </table:table-cell>
          <table:table-cell table:style-name="ce31" office:value-type="string" table:number-columns-spanned="2" table:number-rows-spanned="1">
            <text:p>Facturación</text:p>
          </table:table-cell>
          <table:covered-table-cell table:style-name="ce31"/>
          <table:table-cell table:style-name="ce32"/>
          <table:table-cell table:style-name="ce30" table:number-columns-repeated="2"/>
          <table:table-cell table:style-name="ce31"/>
          <table:table-cell table:style-name="ce34" table:number-columns-repeated="2"/>
          <table:table-cell table:number-columns-repeated="1014"/>
        </table:table-row>
        <table:table-row table:style-name="ro15">
          <table:table-cell table:style-name="ce31"/>
          <table:table-cell table:style-name="ce34" office:value-type="string">
            <text:p>Usuario Responsable</text:p>
          </table:table-cell>
          <table:table-cell table:style-name="ce31" office:value-type="string" table:number-columns-spanned="2" table:number-rows-spanned="1">
            <text:p>Wilson Amaya</text:p>
          </table:table-cell>
          <table:covered-table-cell table:style-name="ce31"/>
          <table:table-cell table:style-name="ce32"/>
          <table:table-cell table:style-name="ce30" table:number-columns-repeated="2"/>
          <table:table-cell table:style-name="ce31"/>
          <table:table-cell table:style-name="ce32"/>
          <table:table-cell table:style-name="ce30"/>
          <table:table-cell table:number-columns-repeated="1014"/>
        </table:table-row>
        <table:table-row table:style-name="ro15">
          <table:table-cell table:style-name="ce31"/>
          <table:table-cell table:style-name="ce34" office:value-type="string">
            <text:p>Proceso (Iteration Name)</text:p>
          </table:table-cell>
          <table:table-cell table:style-name="ce31" office:value-type="string" table:number-columns-spanned="2" table:number-rows-spanned="1">
            <text:p>Pruebas de Agrupación</text:p>
          </table:table-cell>
          <table:covered-table-cell table:style-name="ce31"/>
          <table:table-cell table:style-name="ce32"/>
          <table:table-cell table:style-name="ce30" table:number-columns-repeated="2"/>
          <table:table-cell table:style-name="ce31"/>
          <table:table-cell table:style-name="ce32"/>
          <table:table-cell table:style-name="ce30"/>
          <table:table-cell table:number-columns-repeated="1014"/>
        </table:table-row>
        <table:table-row table:style-name="ro15">
          <table:table-cell table:style-name="ce31"/>
          <table:table-cell table:style-name="ce34" office:value-type="string">
            <text:p>Fecha</text:p>
          </table:table-cell>
          <table:table-cell table:style-name="ce36" office:value-type="float" office:value="40820" table:number-columns-spanned="2" table:number-rows-spanned="1">
            <text:p>04/10/11</text:p>
          </table:table-cell>
          <table:covered-table-cell table:style-name="ce31"/>
          <table:table-cell table:style-name="ce32"/>
          <table:table-cell table:style-name="ce30" table:number-columns-repeated="2"/>
          <table:table-cell table:style-name="ce31"/>
          <table:table-cell table:style-name="ce32"/>
          <table:table-cell table:style-name="ce30"/>
          <table:table-cell table:number-columns-repeated="1014"/>
        </table:table-row>
        <table:table-row table:style-name="ro15">
          <table:table-cell table:style-name="ce31"/>
          <table:table-cell table:style-name="ce34" office:value-type="string">
            <text:p>Documento</text:p>
          </table:table-cell>
          <table:table-cell table:style-name="ce31" office:value-type="string" table:number-columns-spanned="2" table:number-rows-spanned="1">
            <text:p>Casos de Prueba</text:p>
          </table:table-cell>
          <table:covered-table-cell table:style-name="ce31"/>
          <table:table-cell table:style-name="ce32"/>
          <table:table-cell table:style-name="ce30" table:number-columns-repeated="2"/>
          <table:table-cell table:style-name="ce31"/>
          <table:table-cell table:style-name="ce32"/>
          <table:table-cell table:style-name="ce30"/>
          <table:table-cell table:number-columns-repeated="1014"/>
        </table:table-row>
        <table:table-row table:style-name="ro16">
          <table:table-cell table:style-name="ce32" table:number-columns-repeated="10"/>
          <table:table-cell table:number-columns-repeated="1014"/>
        </table:table-row>
        <table:table-row table:style-name="ro18">
          <table:table-cell table:style-name="ce5" office:value-type="string">
            <text:p>ID DEL REQ. DE PRUEBA</text:p>
          </table:table-cell>
          <table:table-cell table:style-name="ce5" office:value-type="string">
            <text:p>ESCENARIO DE PRUEBA</text:p>
          </table:table-cell>
          <table:table-cell table:style-name="ce5" office:value-type="string">
            <text:p>PRERREQUISITO</text:p>
          </table:table-cell>
          <table:table-cell table:style-name="ce5" office:value-type="string">
            <text:p>REQUERIMIENTO DE LA PRUEBA</text:p>
          </table:table-cell>
          <table:table-cell table:style-name="ce5" office:value-type="string">
            <text:p>DESCRIPCIÓN DE LA PRUEBA</text:p>
          </table:table-cell>
          <table:table-cell table:style-name="ce5" office:value-type="string">
            <text:p>NOMBRE DEL CASO DE PRUEBA</text:p>
          </table:table-cell>
          <table:table-cell table:style-name="ce5" office:value-type="string">
            <text:p>DESCRIPCIÓN DEL PASO</text:p>
          </table:table-cell>
          <table:table-cell table:style-name="ce5" office:value-type="string">
            <text:p>RESULTADO ESPERADO</text:p>
          </table:table-cell>
          <table:table-cell table:style-name="ce5" office:value-type="string">
            <text:p>STATUS DE EJECUCIÓN </text:p>
          </table:table-cell>
          <table:table-cell table:style-name="ce5" office:value-type="string">
            <text:p>OBSERVACIONES</text:p>
          </table:table-cell>
          <table:table-cell table:number-columns-repeated="1014"/>
        </table:table-row>
        <table:table-row table:style-name="ro19">
          <table:table-cell table:style-name="ce6" office:value-type="string">
            <text:p>01-Terranvm_Agr</text:p>
          </table:table-cell>
          <table:table-cell table:style-name="ce10" office:value-type="string">
            <text:p>Verificación de interfaz</text:p>
          </table:table-cell>
          <table:table-cell table:style-name="ce6" office:value-type="string">
            <text:p>Haber instalado y configurado Jboss AS y postgres.</text:p>
            <text:p>Haber instalado el software terranvm.war.</text:p>
            <text:p>Deben existir proyectos en la base de datos</text:p>
          </table:table-cell>
          <table:table-cell table:style-name="ce38" office:value-type="string">
            <text:p>crear una HT del tipo unidad arrendable, con varios conceptos, y de cobro anticipado.</text:p>
          </table:table-cell>
          <table:table-cell table:style-name="ce6"/>
          <table:table-cell table:style-name="ce6" office:value-type="string">
            <text:p>prueba agrupación unidades arrendables por concepto</text:p>
          </table:table-cell>
          <table:table-cell table:style-name="ce23" office:value-type="string">
            <text:p><text:span text:style-name="T4">ir a <text:s/>la hoja de </text:span><text:span text:style-name="T4">términos con varios </text:span><text:span text:style-name="T4">conceptos, y guardar </text:span><text:span text:style-name="T4">la agrupación.</text:span></text:p>
            <text:p><text:span text:style-name="T4">Aprobar por el </text:span><text:span text:style-name="T4">administrador, y por </text:span><text:span text:style-name="T4">el Contador.</text:span></text:p>
            <text:p><text:span text:style-name="T4">Esperar ejecución de </text:span><text:span text:style-name="T4">cron job e ir a </text:span><text:span text:style-name="T4">facturación &gt; </text:span><text:span text:style-name="T4">facturación y </text:span><text:span text:style-name="T4">generar la factura de </text:span><text:span text:style-name="T4">la agrupación que </text:span><text:span text:style-name="T4">realizamos.</text:span></text:p>
          </table:table-cell>
          <table:table-cell table:style-name="ce6" office:value-type="string">
            <text:p>se debe realizar la agrupación por conceptos</text:p>
          </table:table-cell>
          <table:table-cell table:style-name="ce6" table:number-columns-repeated="2"/>
          <table:table-cell table:number-columns-repeated="1014"/>
        </table:table-row>
        <table:table-row table:style-name="ro20">
          <table:table-cell table:style-name="ce6" office:value-type="string">
            <text:p>02-Terranvm_Agr</text:p>
          </table:table-cell>
          <table:table-cell table:style-name="ce35"/>
          <table:table-cell table:style-name="ce6" office:value-type="string">
            <text:p>Haber instalado y configurado Jboss AS y postgres.</text:p>
            <text:p>Haber instalado el software terranvm.war.</text:p>
            <text:p>Deben existir proyectos en la base de datos</text:p>
          </table:table-cell>
          <table:table-cell table:style-name="ce38" office:value-type="string">
            <text:p>crear una HT del tipo unidad arrendable, con varios conceptos, y de cobro anticipado.</text:p>
          </table:table-cell>
          <table:table-cell table:style-name="ce6"/>
          <table:table-cell table:style-name="ce17" office:value-type="string">
            <text:p>prueba agrupación unidades arrendables por tercero</text:p>
          </table:table-cell>
          <table:table-cell table:style-name="ce6" office:value-type="string">
            <text:p><text:span text:style-name="T9">ir a </text:span><text:span text:style-name="T9">Facturación&gt;Factura</text:span><text:span text:style-name="T9">ción</text:span></text:p>
            <text:p><text:span text:style-name="T9">dar click en agrupar</text:span></text:p>
            <text:p><text:span text:style-name="T10"><text:s/></text:span><text:span text:style-name="T11">revisar que se </text:span><text:span text:style-name="T11">agrupen las facturas </text:span><text:span text:style-name="T11">por tercero en el </text:span><text:span text:style-name="T11">mismo activo.</text:span></text:p>
          </table:table-cell>
          <table:table-cell table:style-name="ce17" office:value-type="string">
            <text:p>se debe realizar la agrupación por tercero</text:p>
          </table:table-cell>
          <table:table-cell table:style-name="ce6" table:number-columns-repeated="2"/>
          <table:table-cell table:number-columns-repeated="1014"/>
        </table:table-row>
        <table:table-row table:style-name="ro19">
          <table:table-cell table:style-name="ce6" office:value-type="string">
            <text:p>03-Terranvm_Agr</text:p>
          </table:table-cell>
          <table:table-cell table:style-name="ce10" office:value-type="string">
            <text:p>Preliquidación</text:p>
          </table:table-cell>
          <table:table-cell table:style-name="ce6" office:value-type="string">
            <text:p>Haber instalado y configurado Jboss AS y postgres.</text:p>
            <text:p>Haber instalado el software terranvm.war.</text:p>
            <text:p>Deben existir proyectos en la base de datos</text:p>
          </table:table-cell>
          <table:table-cell table:style-name="ce38" office:value-type="string">
            <text:p>crear una HT del tipo activo, con varios conceptos, y de cobro anticipado.</text:p>
          </table:table-cell>
          <table:table-cell table:style-name="ce6"/>
          <table:table-cell table:style-name="ce17" office:value-type="string">
            <text:p>prueba agrupación activo por concepto</text:p>
          </table:table-cell>
          <table:table-cell table:style-name="ce22" office:value-type="string">
            <text:p><text:span text:style-name="T12">ir a <text:s/>la hoja de </text:span><text:span text:style-name="T12">términos con varios </text:span><text:span text:style-name="T12">conceptos, y guardar </text:span><text:span text:style-name="T12">la agrupación.</text:span></text:p>
            <text:p><text:span text:style-name="T12">Aprobar por el </text:span><text:span text:style-name="T12">administrador, y por </text:span><text:span text:style-name="T12">el Contador.</text:span></text:p>
            <text:p><text:span text:style-name="T12">Esperar ejecución de </text:span><text:span text:style-name="T12">cron job e ir a </text:span><text:span text:style-name="T12">facturación &gt; </text:span><text:span text:style-name="T12">facturación y </text:span><text:span text:style-name="T12">generar la factura de </text:span><text:span text:style-name="T12">la agrupación que </text:span><text:span text:style-name="T12">realizamos.</text:span></text:p>
          </table:table-cell>
          <table:table-cell table:style-name="ce17" office:value-type="string">
            <text:p>se debe realizar la agrupación por conceptos</text:p>
          </table:table-cell>
          <table:table-cell table:style-name="ce6" table:number-columns-repeated="2"/>
          <table:table-cell table:number-columns-repeated="1014"/>
        </table:table-row>
        <table:table-row table:style-name="ro20">
          <table:table-cell table:style-name="ce6" office:value-type="string">
            <text:p>04-Terranvm_Agr</text:p>
          </table:table-cell>
          <table:table-cell table:style-name="ce14"/>
          <table:table-cell table:style-name="ce6" office:value-type="string">
            <text:p>Haber instalado y configurado Jboss AS y postgres.</text:p>
            <text:p>Haber instalado el software terranvm.war.</text:p>
            <text:p>Deben existir proyectos en la base de datos</text:p>
          </table:table-cell>
          <table:table-cell table:style-name="ce38" office:value-type="string">
            <text:p>crear una HT del tipo activo, con varios conceptos, y de cobro anticipado.</text:p>
          </table:table-cell>
          <table:table-cell table:style-name="ce6"/>
          <table:table-cell table:style-name="ce17" office:value-type="string">
            <text:p>prueba agrupación activo por tercero</text:p>
          </table:table-cell>
          <table:table-cell table:style-name="ce22" office:value-type="string">
            <text:p><text:span text:style-name="T9">ir a </text:span><text:span text:style-name="T9">Facturación&gt;Factura</text:span><text:span text:style-name="T9">ción</text:span></text:p>
            <text:p><text:span text:style-name="T9">dar click en agrupar</text:span></text:p>
            <text:p><text:span text:style-name="T10"><text:s/></text:span><text:span text:style-name="T11">revisar que se </text:span><text:span text:style-name="T11">agrupen las facturas </text:span><text:span text:style-name="T11">por tercero en el </text:span><text:span text:style-name="T11">mismo activo.</text:span></text:p>
          </table:table-cell>
          <table:table-cell table:style-name="ce17" office:value-type="string">
            <text:p>se debe realizar la agrupación por tercero</text:p>
          </table:table-cell>
          <table:table-cell table:style-name="ce6" table:number-columns-repeated="2"/>
          <table:table-cell table:number-columns-repeated="1014"/>
        </table:table-row>
        <table:table-row table:style-name="ro19">
          <table:table-cell table:style-name="ce6" office:value-type="string">
            <text:p>05-Terranvm_Agr</text:p>
          </table:table-cell>
          <table:table-cell table:style-name="ce14"/>
          <table:table-cell table:style-name="ce6" office:value-type="string">
            <text:p>Haber instalado y configurado Jboss AS y postgres.</text:p>
            <text:p>Haber instalado el software terranvm.war.</text:p>
            <text:p>Deben existir proyectos en la base de datos</text:p>
          </table:table-cell>
          <table:table-cell table:style-name="ce38" office:value-type="string">
            <text:p>crear una HT del tipo servicios, con varios conceptos, y de cobro anticipado.</text:p>
          </table:table-cell>
          <table:table-cell table:style-name="ce6"/>
          <table:table-cell table:style-name="ce17" office:value-type="string">
            <text:p>prueba agrupación servicios por concepto</text:p>
          </table:table-cell>
          <table:table-cell table:style-name="ce22" office:value-type="string">
            <text:p><text:span text:style-name="T12">ir a <text:s/>la hoja de </text:span><text:span text:style-name="T12">términos con varios </text:span><text:span text:style-name="T12">conceptos, y guardar </text:span><text:span text:style-name="T12">la agrupación.</text:span></text:p>
            <text:p><text:span text:style-name="T12">Aprobar por el </text:span><text:span text:style-name="T12">administrador, y por </text:span><text:span text:style-name="T12">el Contador.</text:span></text:p>
            <text:p><text:span text:style-name="T12">Esperar ejecución de </text:span><text:span text:style-name="T12">cron job e ir a </text:span><text:span text:style-name="T12">facturación &gt; </text:span><text:span text:style-name="T12">facturación y </text:span><text:span text:style-name="T12">generar la factura de </text:span><text:span text:style-name="T12">la agrupación que </text:span><text:span text:style-name="T12">realizamos.</text:span></text:p>
          </table:table-cell>
          <table:table-cell table:style-name="ce17" office:value-type="string">
            <text:p>se debe realizar la agrupación por conceptos</text:p>
          </table:table-cell>
          <table:table-cell table:style-name="ce6" table:number-columns-repeated="2"/>
          <table:table-cell table:number-columns-repeated="1014"/>
        </table:table-row>
        <table:table-row table:style-name="ro20">
          <table:table-cell table:style-name="ce6" office:value-type="string">
            <text:p>06-Terranvm_Agr</text:p>
          </table:table-cell>
          <table:table-cell table:style-name="ce35"/>
          <table:table-cell table:style-name="ce6" office:value-type="string">
            <text:p>Haber instalado y configurado Jboss AS y postgres.</text:p>
            <text:p>Haber instalado el software terranvm.war.</text:p>
            <text:p>Deben existir proyectos en la base de datos</text:p>
          </table:table-cell>
          <table:table-cell table:style-name="ce38" office:value-type="string">
            <text:p>crear una HT del tipo servicios, con varios conceptos, y de cobro anticipado.</text:p>
          </table:table-cell>
          <table:table-cell table:style-name="ce6"/>
          <table:table-cell table:style-name="ce17" office:value-type="string">
            <text:p>prueba agrupación servicios por tercero</text:p>
          </table:table-cell>
          <table:table-cell table:style-name="ce39" office:value-type="string">
            <text:p><text:span text:style-name="T13">ir a </text:span><text:span text:style-name="T13">Facturación&gt;Factura</text:span><text:span text:style-name="T13">ción</text:span></text:p>
            <text:p><text:span text:style-name="T13">dar click en agrupar</text:span></text:p>
            <text:p><text:span text:style-name="T14"><text:s/></text:span><text:span text:style-name="T15">revisar que se </text:span><text:span text:style-name="T15">agrupen las facturas </text:span><text:span text:style-name="T15">por tercero en el </text:span><text:span text:style-name="T15">mismo activo.</text:span></text:p>
          </table:table-cell>
          <table:table-cell table:style-name="ce17" office:value-type="string">
            <text:p>se debe realizar la agrupación por tercero</text:p>
          </table:table-cell>
          <table:table-cell table:style-name="ce6" table:number-columns-repeated="2"/>
          <table:table-cell table:number-columns-repeated="1014"/>
        </table:table-row>
        <table:table-row table:style-name="ro21">
          <table:table-cell office:value-type="string">
            <text:p>07-Terranvm_Agr</text:p>
          </table:table-cell>
          <table:table-cell office:value-type="string">
            <text:p>Generación PDF Facturación</text:p>
          </table:table-cell>
          <table:table-cell table:style-name="ce6" office:value-type="string">
            <text:p>Haber instalado y configurado Jboss AS y postgres.</text:p>
            <text:p>Haber instalado el software terranvm.war.</text:p>
            <text:p>Deben existir proyectos en la base de datos</text:p>
          </table:table-cell>
          <table:table-cell office:value-type="string">
            <text:p>Factura con varios conceptos, tanto de tipo normales, como intereses de Mora(conceptos Normales y Carga Masiva), verificar que los conceptos de los invoiceConcept de Tipo Interes tengan el mismo nombre, ejemplo: VMC, CANON ARRENDAMIENTO.</text:p>
          </table:table-cell>
          <table:table-cell/>
          <table:table-cell office:value-type="string">
            <text:p>Agrupación Intereses Factura</text:p>
          </table:table-cell>
          <table:table-cell office:value-type="string">
            <text:p>Se debe verificar por base de datos, que una factura que se encuentre en preliquidación, cumpla con las condiciones especificadas en la celda de requerimientos. Despúes de esto se debe genrar el pdf, aprobar la factura, generar interfaz de SIIGO, y generar PDF de la factura aprobada.</text:p>
          </table:table-cell>
          <table:table-cell office:value-type="string">
            <text:p>En la factura de preliquidación y en la factura aprobada, deberá aparecer un solo concepto de interés de Mora, (uno por agrupación, ejemplo:uno de VMC y otro de CANON ARRENDAMIENTO), este concepto debe estar totalizado por el total de los conceptos del mismo nombre. en la interfaz de SIIGO, se deberá tratar a cada uno de estos conceptos de forma independiente para su respectiva contabilización, en los módulos de recaudo, notas crédito y castigo de cartera también deben aparecer los conceptos independientes.</text:p>
          </table:table-cell>
          <table:table-cell table:number-columns-repeated="1016"/>
        </table:table-row>
        <table:table-row table:style-name="ro2">
          <table:table-cell table:number-columns-repeated="2"/>
          <table:table-cell table:style-name="ce6"/>
          <table:table-cell table:number-columns-repeated="1021"/>
        </table:table-row>
        <table:table-row table:style-name="ro2" table:number-rows-repeated="1048557">
          <table:table-cell table:number-columns-repeated="1024"/>
        </table:table-row>
        <table:table-row table:style-name="ro2">
          <table:table-cell table:number-columns-repeated="1024"/>
        </table:table-row>
      </table:table>
      <table:table table:name="Intereses" table:style-name="ta1" table:print="false">
        <table:table-column table:style-name="co20" table:default-cell-style-name="ce33"/>
        <table:table-column table:style-name="co21" table:visibility="collapse" table:default-cell-style-name="ce33"/>
        <table:table-column table:style-name="co22" table:visibility="collapse" table:default-cell-style-name="ce33"/>
        <table:table-column table:style-name="co23" table:default-cell-style-name="ce33"/>
        <table:table-column table:style-name="co24" table:default-cell-style-name="ce33"/>
        <table:table-column table:style-name="co25" table:visibility="collapse" table:default-cell-style-name="ce33"/>
        <table:table-column table:style-name="co26" table:default-cell-style-name="ce33"/>
        <table:table-column table:style-name="co27" table:default-cell-style-name="ce33"/>
        <table:table-column table:style-name="co28" table:default-cell-style-name="ce33"/>
        <table:table-column table:style-name="co29" table:default-cell-style-name="ce33"/>
        <table:table-column table:style-name="co11" table:number-columns-repeated="4" table:default-cell-style-name="ce2"/>
        <table:table-column table:style-name="co11" table:visibility="collapse" table:number-columns-repeated="1010" table:default-cell-style-name="ce2"/>
        <table:table-row table:style-name="ro15">
          <table:table-cell table:style-name="ce2" table:number-columns-repeated="2"/>
          <table:table-cell table:style-name="ce45" office:value-type="string" table:number-columns-spanned="4" table:number-rows-spanned="1">
            <text:p>DOCUMENTO GENERAL PARA LA EJECUCIÓN DE PRUEBAS </text:p>
          </table:table-cell>
          <table:covered-table-cell table:number-columns-repeated="2" table:style-name="ce45"/>
          <table:covered-table-cell table:style-name="ce54"/>
          <table:table-cell table:style-name="ce45" table:number-columns-repeated="2"/>
          <table:table-cell table:style-name="ce46" table:number-columns-repeated="2"/>
          <table:table-cell table:number-columns-repeated="1014"/>
        </table:table-row>
        <table:table-row table:style-name="ro16">
          <table:table-cell table:style-name="ce2" table:number-columns-repeated="2"/>
          <table:table-cell table:style-name="ce46"/>
          <table:table-cell table:style-name="ce48" table:number-columns-repeated="3"/>
          <table:table-cell table:style-name="ce46" table:number-columns-repeated="2"/>
          <table:table-cell table:style-name="ce48" table:number-columns-repeated="2"/>
          <table:table-cell table:number-columns-repeated="1014"/>
        </table:table-row>
        <table:table-row table:style-name="ro17">
          <table:table-cell table:style-name="ce2" table:number-columns-repeated="2"/>
          <table:table-cell table:style-name="ce47"/>
          <table:table-cell table:style-name="ce49" office:value-type="string">
            <text:p>Código del proyecto</text:p>
          </table:table-cell>
          <table:table-cell table:style-name="ce50" office:value-type="string" table:number-columns-spanned="2" table:number-rows-spanned="1">
            <text:p>Terranvm_Int</text:p>
          </table:table-cell>
          <table:covered-table-cell table:style-name="ce55"/>
          <table:table-cell table:style-name="ce56" office:value-type="string">
            <text:p>Consecutivo</text:p>
          </table:table-cell>
          <table:table-cell table:style-name="ce59" office:value-type="float" office:value="3">
            <text:p>003</text:p>
          </table:table-cell>
          <table:table-cell table:style-name="ce2" table:number-columns-repeated="2"/>
          <table:table-cell table:number-columns-repeated="1014"/>
        </table:table-row>
        <table:table-row table:style-name="ro17">
          <table:table-cell table:style-name="ce2" table:number-columns-repeated="2"/>
          <table:table-cell table:style-name="ce47"/>
          <table:table-cell table:style-name="ce49" office:value-type="string">
            <text:p>Fase del Proyecto</text:p>
          </table:table-cell>
          <table:table-cell table:style-name="ce50" office:value-type="string" table:number-columns-spanned="2" table:number-rows-spanned="1">
            <text:p>Facturación</text:p>
          </table:table-cell>
          <table:covered-table-cell table:style-name="ce55"/>
          <table:table-cell table:style-name="ce46"/>
          <table:table-cell table:style-name="ce47"/>
          <table:table-cell table:style-name="ce63"/>
          <table:table-cell table:style-name="ce65"/>
          <table:table-cell table:number-columns-repeated="1014"/>
        </table:table-row>
        <table:table-row table:style-name="ro17">
          <table:table-cell table:style-name="ce2" table:number-columns-repeated="2"/>
          <table:table-cell table:style-name="ce47"/>
          <table:table-cell table:style-name="ce49" office:value-type="string">
            <text:p>Usuario Responsable</text:p>
          </table:table-cell>
          <table:table-cell table:style-name="ce50" office:value-type="string" table:number-columns-spanned="2" table:number-rows-spanned="1">
            <text:p>Wilson Amaya</text:p>
          </table:table-cell>
          <table:covered-table-cell table:style-name="ce55"/>
          <table:table-cell table:style-name="ce46"/>
          <table:table-cell table:style-name="ce47"/>
          <table:table-cell table:style-name="ce64"/>
          <table:table-cell table:style-name="ce46"/>
          <table:table-cell table:number-columns-repeated="1014"/>
        </table:table-row>
        <table:table-row table:style-name="ro22">
          <table:table-cell table:style-name="ce2" table:number-columns-repeated="2"/>
          <table:table-cell table:style-name="ce47"/>
          <table:table-cell table:style-name="ce49" office:value-type="string">
            <text:p>Proceso (Iteration Name)</text:p>
          </table:table-cell>
          <table:table-cell table:style-name="ce50" office:value-type="string" table:number-columns-spanned="2" table:number-rows-spanned="1">
            <text:p>Pruebas de Intereses de Mora</text:p>
          </table:table-cell>
          <table:covered-table-cell table:style-name="ce55"/>
          <table:table-cell table:style-name="ce46"/>
          <table:table-cell table:style-name="ce47"/>
          <table:table-cell table:style-name="ce64"/>
          <table:table-cell table:style-name="ce46"/>
          <table:table-cell table:number-columns-repeated="1014"/>
        </table:table-row>
        <table:table-row table:style-name="ro15">
          <table:table-cell table:style-name="ce2" table:number-columns-repeated="2"/>
          <table:table-cell table:style-name="ce47"/>
          <table:table-cell table:style-name="ce49" office:value-type="string">
            <text:p>Fecha</text:p>
          </table:table-cell>
          <table:table-cell table:style-name="ce51" office:value-type="float" office:value="40820" table:number-columns-spanned="2" table:number-rows-spanned="1">
            <text:p>04/10/11</text:p>
          </table:table-cell>
          <table:covered-table-cell table:style-name="ce55"/>
          <table:table-cell table:style-name="ce46"/>
          <table:table-cell table:style-name="ce47"/>
          <table:table-cell table:style-name="ce64"/>
          <table:table-cell table:style-name="ce46"/>
          <table:table-cell table:number-columns-repeated="1014"/>
        </table:table-row>
        <table:table-row table:style-name="ro15">
          <table:table-cell table:style-name="ce2" table:number-columns-repeated="2"/>
          <table:table-cell table:style-name="ce47"/>
          <table:table-cell table:style-name="ce49" office:value-type="string">
            <text:p>Documento</text:p>
          </table:table-cell>
          <table:table-cell table:style-name="ce50" office:value-type="string" table:number-columns-spanned="2" table:number-rows-spanned="1">
            <text:p>Casos de Prueba</text:p>
          </table:table-cell>
          <table:covered-table-cell table:style-name="ce50"/>
          <table:table-cell table:style-name="ce46"/>
          <table:table-cell table:style-name="ce47"/>
          <table:table-cell table:style-name="ce64"/>
          <table:table-cell table:style-name="ce46"/>
          <table:table-cell table:number-columns-repeated="1014"/>
        </table:table-row>
        <table:table-row table:style-name="ro16">
          <table:table-cell table:style-name="ce41"/>
          <table:table-cell table:style-name="ce43" table:number-columns-repeated="3"/>
          <table:table-cell table:style-name="ce41" table:number-columns-repeated="6"/>
          <table:table-cell table:number-columns-repeated="1014"/>
        </table:table-row>
        <table:table-row table:style-name="ro23">
          <table:table-cell table:style-name="ce5" office:value-type="string">
            <text:p>ID DEL REQ. DE PRUEBA</text:p>
          </table:table-cell>
          <table:table-cell table:style-name="ce5" office:value-type="string">
            <text:p>ESCENARIO DE PRUEBA</text:p>
          </table:table-cell>
          <table:table-cell table:style-name="ce5" office:value-type="string">
            <text:p>PRERREQUISITO</text:p>
          </table:table-cell>
          <table:table-cell table:style-name="ce5" office:value-type="string">
            <text:p>REQUERIMIENTO DE LA PRUEBA</text:p>
          </table:table-cell>
          <table:table-cell table:style-name="ce5" office:value-type="string">
            <text:p>DESCRIPCIÓN DE LA PRUEBA</text:p>
          </table:table-cell>
          <table:table-cell table:style-name="ce5" office:value-type="string">
            <text:p>NOMBRE DEL CASO DE PRUEBA</text:p>
          </table:table-cell>
          <table:table-cell table:style-name="ce5" office:value-type="string">
            <text:p>DESCRIPCIÓN DEL PASO</text:p>
          </table:table-cell>
          <table:table-cell table:style-name="ce60" office:value-type="string">
            <text:p>RESULTADO ESPERADO</text:p>
          </table:table-cell>
          <table:table-cell table:style-name="ce60" office:value-type="string">
            <text:p>STATUS DE EJECUCIÓN </text:p>
          </table:table-cell>
          <table:table-cell table:style-name="ce60" office:value-type="string">
            <text:p>OBSERVACIONES</text:p>
          </table:table-cell>
          <table:table-cell table:number-columns-repeated="1014"/>
        </table:table-row>
        <table:table-row table:style-name="ro24">
          <table:table-cell table:style-name="ce6" office:value-type="string">
            <text:p>01-Terranvm-Int</text:p>
          </table:table-cell>
          <table:table-cell table:style-name="ce10"/>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able:table-cell>
          <table:table-cell table:style-name="ce38" office:value-type="string">
            <text:p>Se generara una hoja de términos con intereses, y estos seran probados.</text:p>
          </table:table-cell>
          <table:table-cell table:style-name="ce6"/>
          <table:table-cell table:style-name="ce38" office:value-type="string">
            <text:p><text:span text:style-name="T3"><text:s/></text:span><text:span text:style-name="T3">Se debe crear una </text:span><text:span text:style-name="T3">hoja de términos, </text:span><text:span text:style-name="T3">que genere </text:span><text:span text:style-name="T3">intereses, y luego </text:span><text:span text:style-name="T3">adelantar la fecha </text:span><text:span text:style-name="T3">para que la hoja de </text:span><text:span text:style-name="T3">términos comience </text:span><text:span text:style-name="T3">generar intereses. </text:span><text:span text:style-name="T3">hacer seguimiento </text:span><text:span text:style-name="T3">diario de los </text:span><text:span text:style-name="T3">intereses generados, </text:span><text:span text:style-name="T3">el valor de estos es </text:span><text:span text:style-name="T3">dado por la tasa </text:span><text:span text:style-name="T3">máxima de usura, <text:s/>la </text:span><text:span text:style-name="T3">formula para </text:span><text:span text:style-name="T3">calcular esto es :</text:span><text:span text:style-name="T3">[((1+tasa*)^(1/360))</text:span><text:span text:style-name="T3">-1].</text:span></text:p>
            <text:p><text:span text:style-name="T3">Aprobar la factura y </text:span><text:span text:style-name="T3">generar interfaz de </text:span><text:span text:style-name="T3">siigo, y comprobar </text:span><text:span text:style-name="T3">que se utilizan las </text:span><text:span text:style-name="T3">cuentas contables, </text:span><text:span text:style-name="T3">de intereses, y que </text:span><text:span text:style-name="T3">las naturalezas que </text:span><text:span text:style-name="T3">se están usando son </text:span><text:span text:style-name="T3">las correctas. </text:span></text:p>
            <text:p><text:span text:style-name="T3"/></text:p>
          </table:table-cell>
          <table:table-cell table:style-name="ce6" office:value-type="string">
            <text:p><text:span text:style-name="T9">-Verificar que se </text:span><text:span text:style-name="T9">genera un nuevo </text:span><text:span text:style-name="T9">concepto en el </text:span><text:span text:style-name="T9">invoice, que </text:span><text:span text:style-name="T9">contiene el interés </text:span><text:span text:style-name="T9">generado.</text:span></text:p>
            <text:p><text:span text:style-name="T9"><text:tab/></text:span><text:span text:style-name="T9">-Verificar que el </text:span><text:span text:style-name="T9">incremento en el </text:span><text:span text:style-name="T9">concepto Interés es </text:span><text:span text:style-name="T9">generado </text:span><text:span text:style-name="T9">correctamente según </text:span><text:span text:style-name="T9">la formula.</text:span></text:p>
          </table:table-cell>
          <table:table-cell table:style-name="ce6" table:number-columns-repeated="2"/>
          <table:table-cell table:number-columns-repeated="1014"/>
        </table:table-row>
        <table:table-row table:style-name="ro5">
          <table:table-cell table:style-name="ce17" office:value-type="string">
            <text:p>02-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able:table-cell>
          <table:table-cell table:style-name="ce38" office:value-type="string">
            <text:p>Se generara una hoja de términos con intereses, y estos seran probados.</text:p>
          </table:table-cell>
          <table:table-cell table:style-name="ce6"/>
          <table:table-cell table:style-name="ce38" office:value-type="string">
            <text:p><text:span text:style-name="T3"><text:s/></text:span><text:span text:style-name="T3">crear una hoja de </text:span><text:span text:style-name="T3">términos, que </text:span><text:span text:style-name="T3">genere intereses, <text:s/>y </text:span><text:span text:style-name="T3">a la que se le </text:span><text:span text:style-name="T3">aplique IVA, </text:span><text:span text:style-name="T3">adelantar la fecha, </text:span><text:span text:style-name="T3">para que se generen </text:span><text:span text:style-name="T3">intereses, hacer el </text:span><text:span text:style-name="T3">seguimiento diario </text:span><text:span text:style-name="T3">de los intereses </text:span><text:span text:style-name="T3">generados, el valor </text:span><text:span text:style-name="T3">de estos es dado por </text:span><text:span text:style-name="T3">la tasa máxima de </text:span><text:span text:style-name="T3">usura, la formula </text:span><text:span text:style-name="T3">para calcular esto </text:span><text:span text:style-name="T3">es :</text:span><text:span text:style-name="T3">[((1+tasa*)^(1/360))</text:span><text:span text:style-name="T3">-1].</text:span></text:p>
            <text:p><text:span text:style-name="T16">Aprobar la factura y </text:span><text:span text:style-name="T16">generar interfaz de </text:span><text:span text:style-name="T16">siigo, y comprobar </text:span><text:span text:style-name="T16">que se utilizan las </text:span><text:span text:style-name="T16">cuentas contables, </text:span><text:span text:style-name="T16">de intereses, y que </text:span><text:span text:style-name="T16">las naturalezas que </text:span><text:span text:style-name="T16">se están usando son </text:span><text:span text:style-name="T16">las correctas. </text:span></text:p>
          </table:table-cell>
          <table:table-cell table:style-name="ce6" office:value-type="string">
            <text:p><text:span text:style-name="T9">-Verificar que se </text:span><text:span text:style-name="T9">genera un nuevo </text:span><text:span text:style-name="T9">concepto en el </text:span><text:span text:style-name="T9">invoice, que </text:span><text:span text:style-name="T9">contiene el interés </text:span><text:span text:style-name="T9">generado.</text:span></text:p>
            <text:p><text:span text:style-name="T9">-Verificar que el </text:span><text:span text:style-name="T9">incremento en el </text:span><text:span text:style-name="T9">concepto Interés es </text:span><text:span text:style-name="T9">generado </text:span><text:span text:style-name="T9">correctamente según </text:span><text:span text:style-name="T9">la formula.</text:span></text:p>
            <text:p><text:span text:style-name="T9">-Verificar que al </text:span><text:span text:style-name="T9">incremento se le </text:span><text:span text:style-name="T9">aplique IVA</text:span></text:p>
          </table:table-cell>
          <table:table-cell table:style-name="ce6" table:number-columns-repeated="2"/>
          <table:table-cell table:number-columns-repeated="1014"/>
        </table:table-row>
        <table:table-row table:style-name="ro5">
          <table:table-cell table:style-name="ce17" office:value-type="string">
            <text:p>03-Terranvm-Int</text:p>
          </table:table-cell>
          <table:table-cell table:style-name="ce10"/>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
          </table:table-cell>
          <table:table-cell table:style-name="ce38" office:value-type="string">
            <text:p>Se generara una hoja de términos con intereses, y estos seran probados.</text:p>
          </table:table-cell>
          <table:table-cell table:style-name="ce6"/>
          <table:table-cell table:style-name="ce38" office:value-type="string">
            <text:p><text:span text:style-name="T3"><text:s/></text:span><text:span text:style-name="T3">-crear una hoja de </text:span><text:span text:style-name="T3">términos, que </text:span><text:span text:style-name="T3">genere intereses, <text:s/></text:span><text:span text:style-name="T3">con una formula de </text:span><text:span text:style-name="T3">concepto </text:span><text:span text:style-name="T3">=VFIJO+(1+IPCAc</text:span><text:span text:style-name="T3">umulado), adelantar </text:span><text:span text:style-name="T3">la fecha, para que se </text:span><text:span text:style-name="T3">generen intereses, </text:span><text:span text:style-name="T3">hacer el seguimiento </text:span><text:span text:style-name="T3">diario de los </text:span><text:span text:style-name="T3">intereses generados, </text:span><text:span text:style-name="T3">el valor de estos es </text:span><text:span text:style-name="T3">dado por la tasa </text:span><text:span text:style-name="T3">máxima de usura, la </text:span><text:span text:style-name="T3">formula para </text:span><text:span text:style-name="T3">calcular esto es :</text:span><text:span text:style-name="T3">[((1+tasa*)^(1/360))</text:span><text:span text:style-name="T3">-1].</text:span></text:p>
            <text:p><text:span text:style-name="T16">Aprobar la factura y </text:span><text:span text:style-name="T16">generar interfaz de </text:span><text:span text:style-name="T16">siigo, y comprobar </text:span><text:span text:style-name="T16">que se utilizan las </text:span><text:span text:style-name="T16">cuentas contables, </text:span><text:span text:style-name="T16">de intereses, y que </text:span><text:span text:style-name="T16">las naturalezas que </text:span><text:span text:style-name="T16">se están usando son </text:span><text:span text:style-name="T16">las correctas. </text:span></text:p>
          </table:table-cell>
          <table:table-cell table:style-name="ce6" office:value-type="string">
            <text:p><text:span text:style-name="T9">-Verificar que se </text:span><text:span text:style-name="T9">genera un nuevo </text:span><text:span text:style-name="T9">concepto en el </text:span><text:span text:style-name="T9">invoice, que </text:span><text:span text:style-name="T9">contiene el interés </text:span><text:span text:style-name="T9">generado.</text:span></text:p>
            <text:p><text:span text:style-name="T9">-Verificar que el </text:span><text:span text:style-name="T9">incremento en el </text:span><text:span text:style-name="T9">concepto Interés es </text:span><text:span text:style-name="T9">generado </text:span><text:span text:style-name="T9">correctamente según </text:span><text:span text:style-name="T9">la formula.</text:span></text:p>
            <text:p><text:span text:style-name="T9">-Cambiar el Valor </text:span><text:span text:style-name="T9">del IPC</text:span></text:p>
            <text:p><text:span text:style-name="T9">-Verificar que se </text:span><text:span text:style-name="T9">genera un </text:span><text:span text:style-name="T9">retroactivo, al que se </text:span><text:span text:style-name="T9">le deben aplicar </text:span><text:span text:style-name="T9">intereses.</text:span></text:p>
          </table:table-cell>
          <table:table-cell table:style-name="ce6" table:number-columns-repeated="2"/>
          <table:table-cell table:number-columns-repeated="1014"/>
        </table:table-row>
        <table:table-row table:style-name="ro19">
          <table:table-cell table:style-name="ce6" office:value-type="string">
            <text:p>04-Terranvm-Int</text:p>
          </table:table-cell>
          <table:table-cell table:style-name="ce14"/>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able:table-cell>
          <table:table-cell table:style-name="ce38" office:value-type="string">
            <text:p>Se generara una hoja de términos con intereses, y estos seran probados.</text:p>
          </table:table-cell>
          <table:table-cell table:style-name="ce6"/>
          <table:table-cell table:style-name="ce38" office:value-type="string">
            <text:p>Crear una hoja de términos que genere intereses, adelnatar la fecha para que se generen intereses,aprobar intereses generados, <text:s/>y verificar que se sigan generando los intereses, pero que ya no tomen en cuenta los intereses aprobados.</text:p>
          </table:table-cell>
          <table:table-cell table:style-name="ce6" office:value-type="string">
            <text:p>Se deben sumar diariamente los intereses generados, pero al aprobar estos intereses la suma debe volver a 0</text:p>
          </table:table-cell>
          <table:table-cell table:style-name="ce6" table:number-columns-repeated="2"/>
          <table:table-cell table:number-columns-repeated="1014"/>
        </table:table-row>
        <table:table-row table:style-name="ro5">
          <table:table-cell table:style-name="ce6" office:value-type="string">
            <text:p>05-Terranvm-Int</text:p>
          </table:table-cell>
          <table:table-cell table:style-name="ce14"/>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38" office:value-type="string">
            <text:p>Se generara una hoja de términos con intereses, y estos seran probados.</text:p>
          </table:table-cell>
          <table:table-cell table:style-name="ce6"/>
          <table:table-cell table:style-name="ce57" office:value-type="string">
            <text:p>Crear 2 hojas de términos, con periodicidad mensual, una con cobro anticipado, y la otra no, aprobar por el administrador y contador. Adelanatar la fecha para que la factura de cobro anticipado genere intereses, revisar que se cree el invoice correspondiente. <text:s/>Adelantar nuevamente la fecha, para que la segunda factura tambien genere intereses, verificar que se genere un invoice aparte para cada factura.que generen intereses, Verificar que se <text:s/>genera un invoice de intereses por cada factura </text:p>
          </table:table-cell>
          <table:table-cell table:style-name="ce6" office:value-type="string">
            <text:p>se debe generar un invoice por cada factura, y cada invoice debe tener el total de los intereses generados por la factura correspondiente.</text:p>
          </table:table-cell>
          <table:table-cell table:style-name="ce6" table:number-columns-repeated="2"/>
          <table:table-cell table:number-columns-repeated="1014"/>
        </table:table-row>
        <table:table-row table:style-name="ro25">
          <table:table-cell table:style-name="ce6" office:value-type="string">
            <text:p>06-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38" office:value-type="string">
            <text:p>Se generara una hoja de términos con intereses, y estos seran probados.</text:p>
          </table:table-cell>
          <table:table-cell table:style-name="ce6"/>
          <table:table-cell table:style-name="ce38" office:value-type="string">
            <text:p>En Facturación&gt;Facturación, verificar que se genere un mensaje cuando no se tenga configurada una tasa de usura para el periodo actual de facturación.</text:p>
          </table:table-cell>
          <table:table-cell table:style-name="ce6" table:number-columns-repeated="3"/>
          <table:table-cell table:number-columns-repeated="1014"/>
        </table:table-row>
        <table:table-row table:style-name="ro25">
          <table:table-cell table:style-name="ce6" office:value-type="string">
            <text:p>06-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38" office:value-type="string">
            <text:p>Se generara una hoja de términos con intereses, y estos seran probados.</text:p>
          </table:table-cell>
          <table:table-cell table:style-name="ce6"/>
          <table:table-cell table:style-name="ce38" office:value-type="string">
            <text:p>En Facturación&gt;Facturación, verificar que se genere un mensaje cuando no se tenga configurada una tasa de usura para el periodo actual de facturación.</text:p>
          </table:table-cell>
          <table:table-cell table:style-name="ce6" table:number-columns-repeated="3"/>
          <table:table-cell table:number-columns-repeated="1014"/>
        </table:table-row>
        <table:table-row table:style-name="ro26">
          <table:table-cell table:style-name="ce42" office:value-type="string">
            <text:p>07-T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y estos No seran probados.</text:p>
          </table:table-cell>
          <table:table-cell table:style-name="ce42"/>
          <table:table-cell table:style-name="ce58" office:value-type="string">
            <text:p>Se genera intereses de Mora por 15 días o mas(en el transcurso de estos 15 días no debe cambiar la tasa maxima de usura), se realiza un recaudo sobre el concepto <text:s/>que genero intereses, en fecha del recaudo, colocar la fecha actual menos 15 días.</text:p>
          </table:table-cell>
          <table:table-cell table:style-name="ce42" office:value-type="string">
            <text:p><text:s/>El sistema deberá recalcular los intereses de mora de la siguiente forma:*Calculara el interés de Mora de 15 días usando para esto el balance del concepto(sin recaudar) y la tasa de usura correspondiente. Restara este valor al balance de los intereses generados hasta el momento. Después calculara los intereses de mora para 15 días con el nuevo balance y sumara este valor al balance de los intereses generados hasta el momento.</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42" office:value-type="string">
            <text:p>08-T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42"/>
          <table:table-cell table:style-name="ce58" office:value-type="string">
            <text:p>Se genera intereses de Mora por 15 días a un concepto con iva(en el transcurso de estos 15 días no debe cambiar la tasa maxima de usura), se realiza un recaudo sobre el concepto <text:s/>que genero intereses, en fecha del recaudo, colocar la fecha actual menos 7 días.</text:p>
          </table:table-cell>
          <table:table-cell table:style-name="ce42" office:value-type="string">
            <text:p><text:s/>El sistema deberá recalcular los intereses de mora de la siguiente forma:*Calculara el interés de Mora de 7 días usando para esto el balance del concepto(sin recaudar) y la tasa de usura correspondiente. Restara este valor al balance de los intereses generados hasta el momento. Después calculara los intereses de mora para 7 días con el nuevo balance y sumara este valor al balance de los intereses generados hasta el momento.</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42" office:value-type="string">
            <text:p>09-T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42"/>
          <table:table-cell table:style-name="ce58" office:value-type="string">
            <text:p>Se genera intereses de Mora por 15 días o mas(en el transcurso de estos 15 días no debe cambiar la tasa maxima de usura), se realiza un recaudo sobre el concepto <text:s/>que genero intereses, en fecha del recaudo, colocar la fecha actual menos 15 días, el recaudo debe ser total.</text:p>
          </table:table-cell>
          <table:table-cell table:style-name="ce42" office:value-type="string">
            <text:p><text:s/>El sistema deberá eliminar los intereses de mora, ya que se realizo un reacaudo total.</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42" office:value-type="string">
            <text:p>10-T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42"/>
          <table:table-cell table:style-name="ce58" office:value-type="string">
            <text:p>Se genera intereses de Mora por 15 días a un concepto con iva(en el transcurso de estos 15 días no debe cambiar la tasa maxima de usura), se realiza un recaudo total <text:s/>sobre el concepto <text:s/>que genero intereses, en fecha del recaudo, colocar la fecha actual menos 7 días.</text:p>
          </table:table-cell>
          <table:table-cell table:style-name="ce42" office:value-type="string">
            <text:p><text:s/>El sistema deberá recalcular los intereses de mora de la siguiente forma:*Calculara el interés de Mora de 7 días usando para esto el balance del concepto(sin recaudar) y la tasa de usura correspondiente. Restara este valor al balance de los intereses generados hasta el momento.</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6" office:value-type="string">
            <text:p>1-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6"/>
          <table:table-cell table:style-name="ce38" office:value-type="string">
            <text:p>Se genera intereses de Mora por 15 días o mas(en el transcurso de estos 15 días Se debe cambiar la tasa maxima de usura), se realiza un recaudo sobre el concepto <text:s/>que genero intereses, en fecha del recaudo, colocar la fecha actual menos 15 días.</text:p>
          </table:table-cell>
          <table:table-cell table:style-name="ce6" office:value-type="string">
            <text:p><text:s/>El sistema deberá recalcular los intereses de mora de la siguiente forma:*Calculara el interés de Mora de 15 días usando para esto el balance del concepto(sin recaudar) y la tasa de usura correspondiente(se tendrá en cuenta el cambio de la tasa máxima de usura). Restara este valor al balance de los intereses generados hasta el momento. Después calculara los intereses de mora para 15 días con el nuevo balance y sumara este valor al balance de los intereses generados hasta el momento.</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6" office:value-type="string">
            <text:p>12-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6"/>
          <table:table-cell table:style-name="ce38" office:value-type="string">
            <text:p>Se genera intereses de Mora por 15 días o mas(en el transcurso de estos 15 días Se debe cambiar la tasa maxima de usura), se realiza un recaudo sobre el concepto <text:s/>que genero intereses, en fecha del recaudo, colocar la fecha actual menos 7 días.</text:p>
          </table:table-cell>
          <table:table-cell table:style-name="ce6" office:value-type="string">
            <text:p><text:s/>El sistema deberá recalcular los intereses de mora de la siguiente forma:*Calculara el interés de Mora de 7 días usando para esto el balance del concepto(sin recaudar) y la tasa de usura correspondiente(se tendrá en cuenta el cambio de la tasa máxima de usura). Restara este valor al balance de los intereses generados hasta el momento. Después calculara los intereses de mora para 7 días con el nuevo balance y sumara este valor al balance de los intereses generados hasta el momento.</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6" office:value-type="string">
            <text:p>13-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6"/>
          <table:table-cell table:style-name="ce38" office:value-type="string">
            <text:p>Se genera intereses de Mora por 15 días o mas(en el transcurso de estos 15 días Se debe cambiar la tasa maxima de usura), se realiza un recaudo <text:span text:style-name="T17">Total</text:span> sobre el concepto <text:s/>que genero intereses, en fecha del recaudo, colocar la fecha actual menos 15 días.</text:p>
          </table:table-cell>
          <table:table-cell table:style-name="ce61" office:value-type="string">
            <text:p><text:s/>El sistema deberá eliminar los intereses de mora, ya que se realizo un reacaudo total.</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6" office:value-type="string">
            <text:p>14-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6"/>
          <table:table-cell table:style-name="ce38" office:value-type="string">
            <text:p>Se genera intereses de Mora por 15 días o mas(en el transcurso de estos 15 días Se debe cambiar la tasa maxima de usura), se realiza un recaudo sobre el concepto <text:s/>que genero intereses, en fecha del recaudo, colocar la fecha actual menos 7 días.</text:p>
          </table:table-cell>
          <table:table-cell table:style-name="ce61" office:value-type="string">
            <text:p><text:s/>El sistema deberá recalcular los intereses de mora de la siguiente forma:*Calculara el interés de Mora de 7 días usando para esto el balance del concepto(sin recaudar) y la tasa de usura correspondiente. Restara este valor al balance de los intereses generados hasta el momento.</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42" office:value-type="string">
            <text:p>15-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42"/>
          <table:table-cell table:style-name="ce58" office:value-type="string">
            <text:p>Se genera intereses de Mora por 15 días o mas(en el transcurso de estos 15 días no debe cambiar la tasa maxima de usura), se realiza una nota crédito sobre el concepto <text:s/>que genero intereses, en fecha del recaudo, colocar la fecha actual menos 15 días.</text:p>
          </table:table-cell>
          <table:table-cell table:style-name="ce42" office:value-type="string">
            <text:p><text:s/>El sistema deberá recalcular los intereses de mora de la siguiente forma:*Calculara el interés de Mora de 15 días usando para esto el balance del concepto(sin la nota crédito) y la tasa de usura correspondiente. Restara este valor al balance de los intereses generados hasta el momento. Después calculara los intereses de mora para 15 días con el nuevo balance y sumara este valor al balance de los intereses generados hasta el momento.</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42" office:value-type="string">
            <text:p>0916-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42"/>
          <table:table-cell table:style-name="ce58" office:value-type="string">
            <text:p>Se genera intereses de Mora por 15 días o mas(en el transcurso de estos 15 días no debe cambiar la tasa maxima de usura), se realiza una nota crédito sobre el concepto <text:s/>que genero intereses, en fecha del recaudo, colocar la fecha actual menos 7 días.</text:p>
          </table:table-cell>
          <table:table-cell table:style-name="ce42" office:value-type="string">
            <text:p><text:s/>El sistema deberá recalcular los intereses de mora de la siguiente forma:*Calculara el interés de Mora de 7 días usando para esto el balance del concepto(sin la nota crédito) y la tasa de usura correspondiente. Restara este valor al balance de los intereses generados hasta el momento. Después calculara los intereses de mora para 7 días con el nuevo balance y sumara este valor al balance de los intereses generados hasta el momento.</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42" office:value-type="string">
            <text:p>0917-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42"/>
          <table:table-cell table:style-name="ce58" office:value-type="string">
            <text:p>Se genera intereses de Mora por 15 días o mas(en el transcurso de estos 15 días no debe cambiar la tasa maxima de usura), se realiza una nota crédito <text:span text:style-name="T17">Total</text:span> sobre el concepto <text:s/>que genero intereses, en fecha del recaudo, colocar la fecha actual menos 15 días.</text:p>
          </table:table-cell>
          <table:table-cell table:style-name="ce62" office:value-type="string">
            <text:p><text:s/>El sistema deberá eliminar los intereses de mora, ya que se realizo un reacaudo total.</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42" office:value-type="string">
            <text:p>18-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42"/>
          <table:table-cell table:style-name="ce58" office:value-type="string">
            <text:p>Se genera intereses de Mora por 15 días o mas(en el transcurso de estos 15 días no debe cambiar la tasa maxima de usura), se realiza una nota crédito Total sobre el concepto <text:s/>que genero intereses, en fecha del recaudo, colocar la fecha actual menos 7 días.</text:p>
          </table:table-cell>
          <table:table-cell table:style-name="ce42" office:value-type="string">
            <text:p><text:s/>El sistema deberá recalcular los intereses de mora de la siguiente forma:*Calculara el interés de Mora de 15 días usando para esto el balance del concepto(sin la nota crédito) y la tasa de usura correspondiente. Restara este valor al balance de los intereses generados hasta el momento.</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6" office:value-type="string">
            <text:p>19-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6"/>
          <table:table-cell table:style-name="ce38" office:value-type="string">
            <text:p>Se genera intereses de Mora por 15 días o mas(en el transcurso de estos 15 días Se debe cambiar la tasa maxima de usura), se realiza una nota crédito sobre el concepto <text:s/>que genero intereses, en fecha del recaudo, colocar la fecha actual menos 15 días.</text:p>
          </table:table-cell>
          <table:table-cell table:style-name="ce6" office:value-type="string">
            <text:p><text:s/>El sistema deberá recalcular los intereses de mora de la siguiente forma:*Calculara el interés de Mora de 15 días usando para esto el balance del concepto(sin la nota crédito) y la tasa de usura correspondiente(deberá tomar el cambio de tasa de usura). Restara este valor al balance de los intereses generados hasta el momento. Después calculara los intereses de mora para 15 días con el nuevo balance(deberá tomar el cambio de tasa de usura) y sumara este valor al balance de los intereses generados hasta el momento.</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6" office:value-type="string">
            <text:p>20-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6"/>
          <table:table-cell table:style-name="ce38" office:value-type="string">
            <text:p>Se genera intereses de Mora por 15 días o mas(en el transcurso de estos 15 días Se debe cambiar la tasa maxima de usura), se realiza una nota crédito sobre el concepto <text:s/>que genero intereses, en fecha del recaudo, colocar la fecha actual menos 7 días.</text:p>
          </table:table-cell>
          <table:table-cell table:style-name="ce6" office:value-type="string">
            <text:p><text:s/>El sistema deberá recalcular los intereses de mora de la siguiente forma:*Calculara el interés de Mora de 7 días usando para esto el balance del concepto(sin la nota crédito) y la tasa de usura correspondiente(deberá tomar el cambio de tasa de usura). Restara este valor al balance de los intereses generados hasta el momento. Después calculara los intereses de mora para 7 días con el nuevo balance(deberá tomar el cambio de tasa de usura) y sumara este valor al balance de los intereses generados hasta el momento.</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6" office:value-type="string">
            <text:p>21-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6"/>
          <table:table-cell table:style-name="ce38" office:value-type="string">
            <text:p>Se genera intereses de Mora por 15 días o mas(en el transcurso de estos 15 días Se debe cambiar la tasa maxima de usura), se realiza una nota crédito TOTAL sobre el concepto <text:s/>que genero intereses, en fecha del recaudo, colocar la fecha actual menos 15 días.</text:p>
          </table:table-cell>
          <table:table-cell table:style-name="ce61" office:value-type="string">
            <text:p><text:s/>El sistema deberá eliminar los intereses de mora</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4">
          <table:table-cell table:style-name="ce6" office:value-type="string">
            <text:p>22-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anticipado, <text:s/>con 10 días anticipados, al momento de calcular este concepto, cron job debe realizar un cambio de mes.(Por ejemplo que el concepto este para el primero de junio, pero que sea calculado el 22 de mayo) que genere intereses, se aprueba la factura, (la fecha de expedición y expiración debe tener almenos 3 días de diferencia) estos No seran probados.</text:p>
          </table:table-cell>
          <table:table-cell table:style-name="ce6"/>
          <table:table-cell table:style-name="ce38" office:value-type="string">
            <text:p>Se genera intereses de Mora por 15 días o mas(en el transcurso de estos 15 días Se debe cambiar la tasa maxima de usura), se realiza una nota crédito TOTAL sobre el concepto <text:s/>que genero intereses, en fecha del recaudo, colocar la fecha actual menos 7 días.</text:p>
          </table:table-cell>
          <table:table-cell table:style-name="ce6" office:value-type="string">
            <text:p><text:s/>El sistema deberá recalcular los intereses de mora de la siguiente forma:*Calculara el interés de Mora de 15 días usando para esto el balance del concepto(sin la nota crédito) y la tasa de usura correspondiente(deberá tomar el cambio de tasa de usura). Restara este valor al balance de los intereses generados hasta el momento. </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7">
          <table:table-cell table:style-name="ce42" office:value-type="string">
            <text:p>23-T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vencido, que genere intereses, y estos No seran probados.</text:p>
          </table:table-cell>
          <table:table-cell table:style-name="ce42"/>
          <table:table-cell table:style-name="ce58" office:value-type="string">
            <text:p>Se genera intereses de Mora por 15 días o mas(en el transcurso de estos 15 días no debe cambiar la tasa maxima de usura), se realiza un recaudo sobre el concepto <text:s/>que genero intereses, en fecha del recaudo, colocar la fecha actual menos 15 días.</text:p>
          </table:table-cell>
          <table:table-cell table:style-name="ce42" office:value-type="string">
            <text:p><text:s/>El sistema deberá recalcular los intereses de mora de la siguiente forma:*Calculara el interés de Mora de 15 días usando para esto el balance del concepto(sin recaudar) y la tasa de usura correspondiente. Restara este valor al balance de los intereses generados hasta el momento. Después calculara los intereses de mora para 15 días con el nuevo balance y sumara este valor al balance de los intereses generados hasta el momento.</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7">
          <table:table-cell table:style-name="ce42" office:value-type="string">
            <text:p>24-T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vencido, que genere intereses, y estos No seran probados.</text:p>
          </table:table-cell>
          <table:table-cell table:style-name="ce42"/>
          <table:table-cell table:style-name="ce58" office:value-type="string">
            <text:p>Se genera intereses de Mora por 15 días a un concepto con iva(en el transcurso de estos 15 días no debe cambiar la tasa maxima de usura), se realiza un recaudo sobre el concepto <text:s/>que genero intereses, en fecha del recaudo, colocar la fecha actual menos 7 días.</text:p>
          </table:table-cell>
          <table:table-cell table:style-name="ce42" office:value-type="string">
            <text:p><text:s/>El sistema deberá recalcular los intereses de mora de la siguiente forma:*Calculara el interés de Mora de 7 días usando para esto el balance del concepto(sin recaudar) y la tasa de usura correspondiente. Restara este valor al balance de los intereses generados hasta el momento. Después calculara los intereses de mora para 7 días con el nuevo balance y sumara este valor al balance de los intereses generados hasta el momento.</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8">
          <table:table-cell table:style-name="ce42" office:value-type="string">
            <text:p>25-T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vencido, que genere intereses, y estos No seran probados.</text:p>
          </table:table-cell>
          <table:table-cell table:style-name="ce42"/>
          <table:table-cell table:style-name="ce58" office:value-type="string">
            <text:p>Se genera intereses de Mora por 15 días o mas(en el transcurso de estos 15 días no debe cambiar la tasa maxima de usura), se realiza un recaudo sobre el concepto <text:s/>que genero intereses, en fecha del recaudo, colocar la fecha actual menos 15 días, el recaudo debe ser total.</text:p>
          </table:table-cell>
          <table:table-cell table:style-name="ce42" office:value-type="string">
            <text:p><text:s/>El sistema deberá eliminar los intereses de mora, ya que se realizo un reacaudo total.</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8">
          <table:table-cell table:style-name="ce42" office:value-type="string">
            <text:p>26-T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vencido, que genere intereses, y estos No seran probados.</text:p>
          </table:table-cell>
          <table:table-cell table:style-name="ce42"/>
          <table:table-cell table:style-name="ce58" office:value-type="string">
            <text:p>Se genera intereses de Mora por 15 días a un concepto con iva(en el transcurso de estos 15 días no debe cambiar la tasa maxima de usura), se realiza un recaudo total <text:s/>sobre el concepto <text:s/>que genero intereses, en fecha del recaudo, colocar la fecha actual menos 7 días.</text:p>
          </table:table-cell>
          <table:table-cell table:style-name="ce42" office:value-type="string">
            <text:p><text:s/>El sistema deberá recalcular los intereses de mora de la siguiente forma:*Calculara el interés de Mora de 7 días usando para esto el balance del concepto(sin recaudar) y la tasa de usura correspondiente. Restara este valor al balance de los intereses generados hasta el momento.</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9">
          <table:table-cell table:style-name="ce6" office:value-type="string">
            <text:p>27-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vencido, que genere intereses, y estos No seran probados.</text:p>
          </table:table-cell>
          <table:table-cell table:style-name="ce6"/>
          <table:table-cell table:style-name="ce38" office:value-type="string">
            <text:p>Se genera intereses de Mora por 15 días o mas(en el transcurso de estos 15 días Se debe cambiar la tasa maxima de usura), se realiza un recaudo sobre el concepto <text:s/>que genero intereses, en fecha del recaudo, colocar la fecha actual menos 15 días.</text:p>
          </table:table-cell>
          <table:table-cell table:style-name="ce6" office:value-type="string">
            <text:p><text:s/>El sistema deberá recalcular los intereses de mora de la siguiente forma:*Calculara el interés de Mora de 15 días usando para esto el balance del concepto(sin recaudar) y la tasa de usura correspondiente(se tendrá en cuenta el cambio de la tasa máxima de usura). Restara este valor al balance de los intereses generados hasta el momento. Después calculara los intereses de mora para 15 días con el nuevo balance y sumara este valor al balance de los intereses generados hasta el momento.</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9">
          <table:table-cell table:style-name="ce6" office:value-type="string">
            <text:p>28-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vencido, que genere intereses, y estos No seran probados.</text:p>
          </table:table-cell>
          <table:table-cell table:style-name="ce6"/>
          <table:table-cell table:style-name="ce38" office:value-type="string">
            <text:p>Se genera intereses de Mora por 15 días o mas(en el transcurso de estos 15 días Se debe cambiar la tasa maxima de usura), se realiza un recaudo sobre el concepto <text:s/>que genero intereses, en fecha del recaudo, colocar la fecha actual menos 7 días.</text:p>
          </table:table-cell>
          <table:table-cell table:style-name="ce6" office:value-type="string">
            <text:p><text:s/>El sistema deberá recalcular los intereses de mora de la siguiente forma:*Calculara el interés de Mora de 7 días usando para esto el balance del concepto(sin recaudar) y la tasa de usura correspondiente(se tendrá en cuenta el cambio de la tasa máxima de usura). Restara este valor al balance de los intereses generados hasta el momento. Después calculara los intereses de mora para 7 días con el nuevo balance y sumara este valor al balance de los intereses generados hasta el momento.</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5">
          <table:table-cell table:style-name="ce6" office:value-type="string">
            <text:p>029-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vencido, que genere intereses, y estos No seran probados.</text:p>
          </table:table-cell>
          <table:table-cell table:style-name="ce6"/>
          <table:table-cell table:style-name="ce38" office:value-type="string">
            <text:p>Se genera intereses de Mora por 15 días o mas(en el transcurso de estos 15 días Se debe cambiar la tasa maxima de usura), se realiza un recaudo <text:span text:style-name="T17">Total</text:span> sobre el concepto <text:s/>que genero intereses, en fecha del recaudo, colocar la fecha actual menos 15 días.</text:p>
          </table:table-cell>
          <table:table-cell table:style-name="ce61" office:value-type="string">
            <text:p><text:s/>El sistema deberá eliminar los intereses de mora, ya que se realizo un reacaudo total.</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5">
          <table:table-cell table:style-name="ce6" office:value-type="string">
            <text:p>30-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vencido, que genere intereses, y estos No seran probados.</text:p>
          </table:table-cell>
          <table:table-cell table:style-name="ce6"/>
          <table:table-cell table:style-name="ce38" office:value-type="string">
            <text:p>Se genera intereses de Mora por 15 días o mas(en el transcurso de estos 15 días Se debe cambiar la tasa maxima de usura), se realiza un recaudo sobre el concepto <text:s/>que genero intereses, en fecha del recaudo, colocar la fecha actual menos 7 días.</text:p>
          </table:table-cell>
          <table:table-cell table:style-name="ce61" office:value-type="string">
            <text:p><text:s/>El sistema deberá recalcular los intereses de mora de la siguiente forma:*Calculara el interés de Mora de 7 días usando para esto el balance del concepto(sin recaudar) y la tasa de usura correspondiente. Restara este valor al balance de los intereses generados hasta el momento.</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7">
          <table:table-cell table:style-name="ce42" office:value-type="string">
            <text:p>31-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vencido, que genere intereses, y estos No seran probados.</text:p>
          </table:table-cell>
          <table:table-cell table:style-name="ce42"/>
          <table:table-cell table:style-name="ce58" office:value-type="string">
            <text:p>Se genera intereses de Mora por 15 días o mas(en el transcurso de estos 15 días no debe cambiar la tasa maxima de usura), se realiza una nota crédito sobre el concepto <text:s/>que genero intereses, en fecha del recaudo, colocar la fecha actual menos 15 días.</text:p>
          </table:table-cell>
          <table:table-cell table:style-name="ce42" office:value-type="string">
            <text:p><text:s/>El sistema deberá recalcular los intereses de mora de la siguiente forma:*Calculara el interés de Mora de 15 días usando para esto el balance del concepto(sin la nota crédito) y la tasa de usura correspondiente. Restara este valor al balance de los intereses generados hasta el momento. Después calculara los intereses de mora para 15 días con el nuevo balance y sumara este valor al balance de los intereses generados hasta el momento.</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7">
          <table:table-cell table:style-name="ce42" office:value-type="string">
            <text:p>32-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vencido, que genere intereses, y estos No seran probados.</text:p>
          </table:table-cell>
          <table:table-cell table:style-name="ce42"/>
          <table:table-cell table:style-name="ce58" office:value-type="string">
            <text:p>Se genera intereses de Mora por 15 días o mas(en el transcurso de estos 15 días no debe cambiar la tasa maxima de usura), se realiza una nota crédito sobre el concepto <text:s/>que genero intereses, en fecha del recaudo, colocar la fecha actual menos 7 días.</text:p>
          </table:table-cell>
          <table:table-cell table:style-name="ce42" office:value-type="string">
            <text:p><text:s/>El sistema deberá recalcular los intereses de mora de la siguiente forma:*Calculara el interés de Mora de 7 días usando para esto el balance del concepto(sin la nota crédito) y la tasa de usura correspondiente. Restara este valor al balance de los intereses generados hasta el momento. Después calculara los intereses de mora para 7 días con el nuevo balance y sumara este valor al balance de los intereses generados hasta el momento.</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8">
          <table:table-cell table:style-name="ce42" office:value-type="string">
            <text:p>33-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vencido, que genere intereses, y estos No seran probados.</text:p>
          </table:table-cell>
          <table:table-cell table:style-name="ce42"/>
          <table:table-cell table:style-name="ce58" office:value-type="string">
            <text:p>Se genera intereses de Mora por 15 días o mas(en el transcurso de estos 15 días no debe cambiar la tasa maxima de usura), se realiza una nota crédito <text:span text:style-name="T17">Total</text:span> sobre el concepto <text:s/>que genero intereses, en fecha del recaudo, colocar la fecha actual menos 15 días.</text:p>
          </table:table-cell>
          <table:table-cell table:style-name="ce62" office:value-type="string">
            <text:p><text:s/>El sistema deberá eliminar los intereses de mora, ya que se realizo un reacaudo total.</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8">
          <table:table-cell table:style-name="ce42" office:value-type="string">
            <text:p>34-erranvm-Int</text:p>
          </table:table-cell>
          <table:table-cell table:style-name="ce44"/>
          <table:table-cell table:style-name="ce42" office:value-type="string">
            <text:p>Haber instalado y configurado Jboss <text:s/>y postgres.</text:p>
            <text:p>Haber instalado el software terranvm.war.</text:p>
            <text:p>Deben existir proyectos en la base de datos</text:p>
          </table:table-cell>
          <table:table-cell table:style-name="ce42" office:value-type="string">
            <text:p>El usuario debe estar logueado en el sistema.</text:p>
            <text:p>Mostrar lista de proyectos.</text:p>
            <text:p>Mostrar lista de facturas</text:p>
            <text:p>Mostrar lista de conceptos</text:p>
          </table:table-cell>
          <table:table-cell table:style-name="ce52" office:value-type="string">
            <text:p>Se generara una hoja de términos, y un concepto de tipo cobro vencido, que genere intereses, y estos No seran probados.</text:p>
          </table:table-cell>
          <table:table-cell table:style-name="ce42"/>
          <table:table-cell table:style-name="ce58" office:value-type="string">
            <text:p>Se genera intereses de Mora por 15 días o mas(en el transcurso de estos 15 días no debe cambiar la tasa maxima de usura), se realiza una nota crédito Total sobre el concepto <text:s/>que genero intereses, en fecha del recaudo, colocar la fecha actual menos 7 días.</text:p>
          </table:table-cell>
          <table:table-cell table:style-name="ce42" office:value-type="string">
            <text:p><text:s/>El sistema deberá recalcular los intereses de mora de la siguiente forma:*Calculara el interés de Mora de 15 días usando para esto el balance del concepto(sin la nota crédito) y la tasa de usura correspondiente. Restara este valor al balance de los intereses generados hasta el momento.</text:p>
          </table:table-cell>
          <table:table-cell table:style-name="ce42"/>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30">
          <table:table-cell table:style-name="ce6" office:value-type="string">
            <text:p>35-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vencido, que genere intereses, y estos No seran probados.</text:p>
          </table:table-cell>
          <table:table-cell table:style-name="ce6"/>
          <table:table-cell table:style-name="ce38" office:value-type="string">
            <text:p>Se genera intereses de Mora por 15 días o mas(en el transcurso de estos 15 días Se debe cambiar la tasa maxima de usura), se realiza una nota crédito sobre el concepto <text:s/>que genero intereses, en fecha del recaudo, colocar la fecha actual menos 15 días.</text:p>
          </table:table-cell>
          <table:table-cell table:style-name="ce6" office:value-type="string">
            <text:p><text:s/>El sistema deberá recalcular los intereses de mora de la siguiente forma:*Calculara el interés de Mora de 15 días usando para esto el balance del concepto(sin la nota crédito) y la tasa de usura correspondiente(deberá tomar el cambio de tasa de usura). Restara este valor al balance de los intereses generados hasta el momento. Después calculara los intereses de mora para 15 días con el nuevo balance(deberá tomar el cambio de tasa de usura) y sumara este valor al balance de los intereses generados hasta el momento.</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30">
          <table:table-cell table:style-name="ce6" office:value-type="string">
            <text:p>36-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vencido, que genere intereses, y estos No seran probados.</text:p>
          </table:table-cell>
          <table:table-cell table:style-name="ce6"/>
          <table:table-cell table:style-name="ce38" office:value-type="string">
            <text:p>Se genera intereses de Mora por 15 días o mas(en el transcurso de estos 15 días Se debe cambiar la tasa maxima de usura), se realiza una nota crédito sobre el concepto <text:s/>que genero intereses, en fecha del recaudo, colocar la fecha actual menos 7 días.</text:p>
          </table:table-cell>
          <table:table-cell table:style-name="ce6" office:value-type="string">
            <text:p><text:s/>El sistema deberá recalcular los intereses de mora de la siguiente forma:*Calculara el interés de Mora de 7 días usando para esto el balance del concepto(sin la nota crédito) y la tasa de usura correspondiente(deberá tomar el cambio de tasa de usura). Restara este valor al balance de los intereses generados hasta el momento. Después calculara los intereses de mora para 7 días con el nuevo balance(deberá tomar el cambio de tasa de usura) y sumara este valor al balance de los intereses generados hasta el momento.</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8">
          <table:table-cell table:style-name="ce6" office:value-type="string">
            <text:p>37-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vencido, que genere intereses, y estos No seran probados.</text:p>
          </table:table-cell>
          <table:table-cell table:style-name="ce6"/>
          <table:table-cell table:style-name="ce38" office:value-type="string">
            <text:p>Se genera intereses de Mora por 15 días o mas(en el transcurso de estos 15 días Se debe cambiar la tasa maxima de usura), se realiza una nota crédito TOTAL sobre el concepto <text:s/>que genero intereses, en fecha del recaudo, colocar la fecha actual menos 15 días.</text:p>
          </table:table-cell>
          <table:table-cell table:style-name="ce61" office:value-type="string">
            <text:p><text:s/>El sistema deberá eliminar los intereses de mora</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8">
          <table:table-cell table:style-name="ce6" office:value-type="string">
            <text:p>38-Terranvm-Int</text:p>
          </table:table-cell>
          <table:table-cell table:style-name="ce35"/>
          <table:table-cell table:style-name="ce6" office:value-type="string">
            <text:p>Haber instalado y configurado Jboss <text:s/>y postgres.</text:p>
            <text:p>Haber instalado el software terranvm.war.</text:p>
            <text:p>Deben existir proyectos en la base de datos</text:p>
          </table:table-cell>
          <table:table-cell table:style-name="ce6" office:value-type="string">
            <text:p>El usuario debe estar logueado en el sistema.</text:p>
            <text:p>Mostrar lista de proyectos.</text:p>
            <text:p>Mostrar lista de facturas</text:p>
            <text:p>Mostrar lista de conceptos</text:p>
          </table:table-cell>
          <table:table-cell table:style-name="ce53" office:value-type="string">
            <text:p>Se generara una hoja de términos, y un concepto de tipo cobro vencido, que genere intereses, y estos No seran probados.</text:p>
          </table:table-cell>
          <table:table-cell table:style-name="ce6"/>
          <table:table-cell table:style-name="ce38" office:value-type="string">
            <text:p>Se genera intereses de Mora por 15 días o mas(en el transcurso de estos 15 días Se debe cambiar la tasa maxima de usura), se realiza una nota crédito TOTAL sobre el concepto <text:s/>que genero intereses, en fecha del recaudo, colocar la fecha actual menos 7 días.</text:p>
          </table:table-cell>
          <table:table-cell table:style-name="ce6" office:value-type="string">
            <text:p><text:s/>El sistema deberá recalcular los intereses de mora de la siguiente forma:*Calculara el interés de Mora de 15 días usando para esto el balance del concepto(sin la nota crédito) y la tasa de usura correspondiente(deberá tomar el cambio de tasa de usura). Restara este valor al balance de los intereses generados hasta el momento. </text:p>
          </table:table-cell>
          <table:table-cell table:style-name="ce6"/>
          <table:table-cell table:style-name="ce66"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5">
          <table:table-cell table:number-columns-repeated="9"/>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5">
          <table:table-cell table:number-columns-repeated="9"/>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5">
          <table:table-cell table:number-columns-repeated="9"/>
          <table:table-cell table:style-name="ce42" office:value-type="string">
            <text:p>Los valores generados deben ser calculados usando la hoja de este archivo llamada, datosRecalcInt y comparados con los arrojados por el sistema.</text:p>
          </table:table-cell>
          <table:table-cell table:number-columns-repeated="1014"/>
        </table:table-row>
        <table:table-row table:style-name="ro25" table:number-rows-repeated="1048523">
          <table:table-cell table:number-columns-repeated="1024"/>
        </table:table-row>
        <table:table-row table:style-name="ro25">
          <table:table-cell table:number-columns-repeated="1024"/>
        </table:table-row>
      </table:table>
      <table:table table:name="Reversiones" table:style-name="ta1" table:print="false">
        <table:table-column table:style-name="co30" table:default-cell-style-name="ce2"/>
        <table:table-column table:style-name="co31" table:default-cell-style-name="ce2"/>
        <table:table-column table:style-name="co32"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39" table:default-cell-style-name="ce2"/>
        <table:table-column table:style-name="co11" table:number-columns-repeated="1014" table:default-cell-style-name="ce2"/>
        <table:table-row table:style-name="ro1">
          <table:table-cell table:style-name="ce1" office:value-type="string" table:number-columns-spanned="4" table:number-rows-spanned="1">
            <text:p>DOCUMENTO GENERAL PARA LA EJECUCIÓN DE PRUEBAS </text:p>
          </table:table-cell>
          <table:covered-table-cell table:number-columns-repeated="2" table:style-name="ce1"/>
          <table:covered-table-cell table:style-name="ce18"/>
          <table:table-cell table:style-name="ce1" table:number-columns-repeated="4"/>
          <table:table-cell table:number-columns-repeated="1016"/>
        </table:table-row>
        <table:table-row table:style-name="ro2">
          <table:table-cell/>
          <table:table-cell table:style-name="ce4" table:number-columns-repeated="3"/>
          <table:table-cell table:number-columns-repeated="4"/>
          <table:table-cell table:style-name="ce4" table:number-columns-repeated="2"/>
          <table:table-cell table:number-columns-repeated="1014"/>
        </table:table-row>
        <table:table-row table:style-name="ro1">
          <table:table-cell table:style-name="ce3"/>
          <table:table-cell table:style-name="ce8" office:value-type="string">
            <text:p>Código del proyecto</text:p>
          </table:table-cell>
          <table:table-cell table:style-name="ce15" office:value-type="string" table:number-columns-spanned="2" table:number-rows-spanned="1">
            <text:p>Terranvm_Rev</text:p>
          </table:table-cell>
          <table:covered-table-cell table:style-name="ce19"/>
          <table:table-cell table:style-name="ce20"/>
          <table:table-cell table:number-columns-repeated="2"/>
          <table:table-cell table:style-name="ce3"/>
          <table:table-cell table:style-name="ce8" office:value-type="string">
            <text:p>Consecutivo</text:p>
          </table:table-cell>
          <table:table-cell table:style-name="ce26" office:value-type="float" office:value="4">
            <text:p>004</text:p>
          </table:table-cell>
          <table:table-cell table:number-columns-repeated="1014"/>
        </table:table-row>
        <table:table-row table:style-name="ro1">
          <table:table-cell table:style-name="ce3"/>
          <table:table-cell table:style-name="ce8" office:value-type="string">
            <text:p>Fase del Proyecto</text:p>
          </table:table-cell>
          <table:table-cell table:style-name="ce15" office:value-type="string" table:number-columns-spanned="2" table:number-rows-spanned="1">
            <text:p>Facturación</text:p>
          </table:table-cell>
          <table:covered-table-cell table:style-name="ce19"/>
          <table:table-cell table:style-name="ce20"/>
          <table:table-cell table:number-columns-repeated="2"/>
          <table:table-cell table:style-name="ce3"/>
          <table:table-cell table:style-name="ce25"/>
          <table:table-cell table:style-name="ce27"/>
          <table:table-cell table:number-columns-repeated="1014"/>
        </table:table-row>
        <table:table-row table:style-name="ro1">
          <table:table-cell table:style-name="ce3"/>
          <table:table-cell table:style-name="ce8" office:value-type="string">
            <text:p>Usuario Responsable</text:p>
          </table:table-cell>
          <table:table-cell table:style-name="ce15" office:value-type="string" table:number-columns-spanned="2" table:number-rows-spanned="1">
            <text:p>Wilson Amaya</text:p>
          </table:table-cell>
          <table:covered-table-cell table:style-name="ce19"/>
          <table:table-cell table:style-name="ce20"/>
          <table:table-cell table:number-columns-repeated="2"/>
          <table:table-cell table:style-name="ce3"/>
          <table:table-cell table:style-name="ce20"/>
          <table:table-cell table:number-columns-repeated="1015"/>
        </table:table-row>
        <table:table-row table:style-name="ro1">
          <table:table-cell table:style-name="ce3"/>
          <table:table-cell table:style-name="ce8" office:value-type="string">
            <text:p>Proceso (Iteration Name)</text:p>
          </table:table-cell>
          <table:table-cell table:style-name="ce15" office:value-type="string" table:number-columns-spanned="2" table:number-rows-spanned="1">
            <text:p>Pruebas de reversiones</text:p>
          </table:table-cell>
          <table:covered-table-cell table:style-name="ce19"/>
          <table:table-cell table:style-name="ce20"/>
          <table:table-cell table:number-columns-repeated="2"/>
          <table:table-cell table:style-name="ce3"/>
          <table:table-cell table:style-name="ce20"/>
          <table:table-cell table:number-columns-repeated="1015"/>
        </table:table-row>
        <table:table-row table:style-name="ro1">
          <table:table-cell table:style-name="ce3"/>
          <table:table-cell table:style-name="ce8" office:value-type="string">
            <text:p>Fecha</text:p>
          </table:table-cell>
          <table:table-cell table:style-name="ce16" office:value-type="float" office:value="40820" table:number-columns-spanned="2" table:number-rows-spanned="1">
            <text:p>04/10/11</text:p>
          </table:table-cell>
          <table:covered-table-cell table:style-name="ce19"/>
          <table:table-cell table:style-name="ce20"/>
          <table:table-cell table:number-columns-repeated="2"/>
          <table:table-cell table:style-name="ce3"/>
          <table:table-cell table:style-name="ce20"/>
          <table:table-cell table:number-columns-repeated="1015"/>
        </table:table-row>
        <table:table-row table:style-name="ro1">
          <table:table-cell table:style-name="ce3"/>
          <table:table-cell table:style-name="ce8" office:value-type="string">
            <text:p>Documento</text:p>
          </table:table-cell>
          <table:table-cell table:style-name="ce15" office:value-type="string" table:number-columns-spanned="2" table:number-rows-spanned="1">
            <text:p>Casos de Prueba</text:p>
          </table:table-cell>
          <table:covered-table-cell table:style-name="ce15"/>
          <table:table-cell table:style-name="ce20"/>
          <table:table-cell table:number-columns-repeated="2"/>
          <table:table-cell table:style-name="ce3"/>
          <table:table-cell table:style-name="ce20"/>
          <table:table-cell table:number-columns-repeated="1015"/>
        </table:table-row>
        <table:table-row table:style-name="ro2">
          <table:table-cell table:style-name="ce4"/>
          <table:table-cell table:style-name="ce9" table:number-columns-repeated="3"/>
          <table:table-cell table:style-name="ce4" table:number-columns-repeated="6"/>
          <table:table-cell table:number-columns-repeated="1014"/>
        </table:table-row>
        <table:table-row table:style-name="ro31">
          <table:table-cell table:style-name="ce5" office:value-type="string">
            <text:p>ID DEL REQ. DE PRUEBA</text:p>
          </table:table-cell>
          <table:table-cell table:style-name="ce5" office:value-type="string">
            <text:p>ESCENARIO DE PRUEBA</text:p>
          </table:table-cell>
          <table:table-cell table:style-name="ce5" office:value-type="string">
            <text:p>PRERREQUISITO</text:p>
          </table:table-cell>
          <table:table-cell table:style-name="ce5" office:value-type="string">
            <text:p>REQUERIMIENTO DE LA PRUEBA</text:p>
          </table:table-cell>
          <table:table-cell table:style-name="ce5" office:value-type="string">
            <text:p>DESCRIPCIÓN DE LA PRUEBA</text:p>
          </table:table-cell>
          <table:table-cell table:style-name="ce5" office:value-type="string">
            <text:p>NOMBRE DEL CASO DE PRUEBA</text:p>
          </table:table-cell>
          <table:table-cell table:style-name="ce5" office:value-type="string">
            <text:p>DESCRIPCIÓN DEL PASO</text:p>
          </table:table-cell>
          <table:table-cell table:style-name="ce5" office:value-type="string">
            <text:p>RESULTADO ESPERADO</text:p>
          </table:table-cell>
          <table:table-cell table:style-name="ce5" office:value-type="string">
            <text:p>STATUS DE EJECUCIÓN </text:p>
          </table:table-cell>
          <table:table-cell table:style-name="ce28" office:value-type="string">
            <text:p>OBSERVACIONES</text:p>
          </table:table-cell>
          <table:table-cell table:number-columns-repeated="1014"/>
        </table:table-row>
        <table:table-row table:style-name="ro28">
          <table:table-cell table:style-name="ce6" office:value-type="string">
            <text:p>01-Terranvm_Rev</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6" office:value-type="string">
            <text:p>El usuario debe estar logueado en el sistema. Mostrar lista de proyectos. </text:p>
          </table:table-cell>
          <table:table-cell table:style-name="ce21"/>
          <table:table-cell table:style-name="ce6"/>
          <table:table-cell table:style-name="ce22" office:value-type="string">
            <text:p><text:span text:style-name="T18">Crear una hoja de </text:span><text:span text:style-name="T18">términos del tipo </text:span><text:span text:style-name="T18">unidad arrendable, </text:span><text:span text:style-name="T18">con un concepto, </text:span><text:span text:style-name="T18">aprobar la hoja de </text:span><text:span text:style-name="T18">términos por el </text:span><text:span text:style-name="T18">gerente, contador y </text:span><text:span text:style-name="T18">en la pre-</text:span><text:span text:style-name="T18">liquidación.</text:span><text:span text:style-name="T18"><text:line-break/></text:span><text:span text:style-name="T18">Despúes de aprobar </text:span><text:span text:style-name="T18">la factura, <text:s/>verificar </text:span><text:span text:style-name="T18">que esta pase a </text:span><text:span text:style-name="T18">Solicitud de </text:span><text:span text:style-name="T18">reversión</text:span><text:span text:style-name="T18"><text:line-break/></text:span><text:span text:style-name="T18"/></text:p>
            <text:p><text:span text:style-name="T18">allí se le da click a <text:s/></text:span><text:span text:style-name="T18">Ver reversión, y </text:span><text:span text:style-name="T18">Aprobar la reversión</text:span></text:p>
            <text:p><text:span text:style-name="T18">Verificar que la </text:span><text:span text:style-name="T18">Factura aparezca de </text:span><text:span text:style-name="T18">nuevo en </text:span><text:span text:style-name="T18">Preliquidación.</text:span></text:p>
            <text:p><text:span text:style-name="T11"><text:s/></text:span><text:span text:style-name="T11">Verificar que se </text:span><text:span text:style-name="T11">envié el correo de </text:span><text:span text:style-name="T11">aviso de reversión.</text:span></text:p>
          </table:table-cell>
          <table:table-cell table:style-name="ce22" office:value-type="string">
            <text:p>El aplicativo debe Enviar un E-mail a la dirección de correo electronico del perfil facturador</text:p>
          </table:table-cell>
          <table:table-cell table:style-name="ce6" table:number-columns-repeated="2"/>
          <table:table-cell table:number-columns-repeated="1014"/>
        </table:table-row>
        <table:table-row table:style-name="ro32">
          <table:table-cell table:style-name="ce6" office:value-type="string">
            <text:p>02-Terranvm_Rev</text:p>
          </table:table-cell>
          <table:table-cell table:style-name="ce11" office:value-type="string">
            <text:p>Notas credito</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17"/>
          <table:table-cell table:style-name="ce6"/>
          <table:table-cell table:style-name="ce23" office:value-type="string">
            <text:p><text:span text:style-name="T11"><text:s/></text:span><text:span text:style-name="T11">Cr ear una hoja de </text:span><text:span text:style-name="T11">términos de tipo </text:span><text:span text:style-name="T11">unidad arrendable, </text:span><text:span text:style-name="T11">con 2 conceptos por </text:span><text:span text:style-name="T11">valor de 100000 </text:span><text:span text:style-name="T11">VFIJO, de 1 mes de </text:span><text:span text:style-name="T11">periodicidad por 1 </text:span><text:span text:style-name="T11">periodo, con cobro </text:span><text:span text:style-name="T11">anticipado, aprobar </text:span><text:span text:style-name="T11">la factura por el </text:span><text:span text:style-name="T11">Gerente, Contador y </text:span><text:span text:style-name="T11">en preliquidación. </text:span><text:span text:style-name="T11"><text:line-break/></text:span><text:span text:style-name="T11"/></text:p>
            <text:p><text:span text:style-name="T11"><text:s/></text:span><text:span text:style-name="T11">-pasar al siguiente </text:span><text:span text:style-name="T11">mes (adelantar la </text:span><text:span text:style-name="T11">fecha del server), e </text:span><text:span text:style-name="T11">ir a </text:span><text:span text:style-name="T11">facturación&gt;Notas </text:span><text:span text:style-name="T11">Crédito.</text:span><text:span text:style-name="T11"><text:line-break/></text:span><text:span text:style-name="T11">Allí seleccionar la </text:span><text:span text:style-name="T11">factura creada y dar </text:span><text:span text:style-name="T11">click en el botón </text:span><text:span text:style-name="T11">“Notas Crédito”</text:span><text:span text:style-name="T11"><text:line-break/></text:span><text:span text:style-name="T11">aparece un modal </text:span><text:span text:style-name="T11">panel con 2 </text:span><text:span text:style-name="T11">opciones:</text:span><text:span text:style-name="T11"><text:line-break/></text:span><text:span text:style-name="T11">Descuento: en esta </text:span><text:span text:style-name="T11">opción se debe decir </text:span><text:span text:style-name="T11">la razón del </text:span><text:span text:style-name="T11">descuento, y el valor </text:span><text:span text:style-name="T11">en pesos a descontar </text:span><text:span text:style-name="T11">sobre la factura, </text:span><text:span text:style-name="T11">ingresar un </text:span><text:span text:style-name="T11">descuento de 10000, </text:span><text:span text:style-name="T11">y verificar que el </text:span><text:span text:style-name="T11">descuento de 5000 a </text:span><text:span text:style-name="T11">sido realizado sobre </text:span><text:span text:style-name="T11">cada concepto.</text:span><text:span text:style-name="T11"><text:line-break/></text:span><text:span text:style-name="T11">Nota Crédito:en esta </text:span><text:span text:style-name="T11">opción se debe </text:span><text:span text:style-name="T11">seleccionar la razón </text:span><text:span text:style-name="T11">de la nota crédito, <text:s/>y </text:span><text:span text:style-name="T11">dar click en Valor </text:span><text:span text:style-name="T11">de la nota crédito.</text:span><text:span text:style-name="T11"><text:line-break/></text:span><text:span text:style-name="T11"/></text:p>
            <text:p><text:span text:style-name="T11"><text:s/></text:span><text:span text:style-name="T11">-Este abre un modal </text:span><text:span text:style-name="T11">panel con los </text:span><text:span text:style-name="T11">conceptos, </text:span><text:span text:style-name="T11">asociados a la </text:span><text:span text:style-name="T11">Factura que </text:span><text:span text:style-name="T11">queremos reversar <text:s/></text:span><text:span text:style-name="T11">ingresar un valor de <text:s/></text:span><text:span text:style-name="T11">nota crédito de </text:span><text:span text:style-name="T11">10000 en el </text:span><text:span text:style-name="T11">concepto 1 y de </text:span><text:span text:style-name="T11">5000 en el concepto </text:span><text:span text:style-name="T11">2</text:span><text:span text:style-name="T11"><text:line-break/></text:span><text:span text:style-name="T11">-Verificar contra la </text:span><text:span text:style-name="T11">BD los cambios.</text:span><text:span text:style-name="T11"><text:line-break/></text:span><text:span text:style-name="T11"><text:line-break/></text:span><text:span text:style-name="T11">Generar interfaz de </text:span><text:span text:style-name="T11">siigo, y comprobar </text:span><text:span text:style-name="T11">que se genere la </text:span><text:span text:style-name="T11">nota crédito </text:span><text:span text:style-name="T11">correspondiente. </text:span><text:span text:style-name="T11"><text:line-break/></text:span><text:span text:style-name="T11"/></text:p>
          </table:table-cell>
          <table:table-cell table:style-name="ce22"/>
          <table:table-cell table:style-name="ce6" table:number-columns-repeated="2"/>
          <table:table-cell table:number-columns-repeated="1014"/>
        </table:table-row>
        <table:table-row table:style-name="ro33">
          <table:table-cell table:style-name="ce6" office:value-type="string">
            <text:p>03-Terranvm_Rev</text:p>
          </table:table-cell>
          <table:table-cell table:style-name="ce12" office:value-type="string">
            <text:p>Notas credito</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17"/>
          <table:table-cell table:style-name="ce6"/>
          <table:table-cell table:style-name="ce38" office:value-type="string">
            <text:p><text:span text:style-name="T19"><text:s/></text:span><text:span text:style-name="T19">Establecer la fecha </text:span><text:span text:style-name="T19">como 15 de </text:span><text:span text:style-name="T19">noviembre, c</text:span><text:span text:style-name="T11">rear </text:span><text:span text:style-name="T11">una <text:s/>hoja de </text:span><text:span text:style-name="T11">términos de tipo </text:span><text:span text:style-name="T11">unidad arrendable, </text:span><text:span text:style-name="T11">con 2 conceptos por </text:span><text:span text:style-name="T11">valor de 100000 </text:span><text:span text:style-name="T11">VFIJO, de 1 mes de </text:span><text:span text:style-name="T11">periodicidad por 1 </text:span><text:span text:style-name="T11">periodo, con cobro </text:span><text:span text:style-name="T11">anticipado, aprobar </text:span><text:span text:style-name="T11">la factura por el </text:span><text:span text:style-name="T11">Gerente, Contador y </text:span><text:span text:style-name="T11">en preliquidación. </text:span><text:span text:style-name="T11">Adelnatr la fecha al </text:span><text:span text:style-name="T11">15 de enero.</text:span><text:span text:style-name="T11"><text:line-break/></text:span><text:span text:style-name="T11">-Verificar Que ya no </text:span><text:span text:style-name="T11">se puede reversar la </text:span><text:span text:style-name="T11">Factura.</text:span></text:p>
          </table:table-cell>
          <table:table-cell table:style-name="ce22"/>
          <table:table-cell table:style-name="ce6" table:number-columns-repeated="2"/>
          <table:table-cell table:number-columns-repeated="1014"/>
        </table:table-row>
        <table:table-row table:style-name="ro26">
          <table:table-cell table:style-name="ce6" office:value-type="string">
            <text:p>04-Terranvm_Rev</text:p>
          </table:table-cell>
          <table:table-cell table:style-name="ce13" office:value-type="string">
            <text:p>Notas credito</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17"/>
          <table:table-cell table:style-name="ce6"/>
          <table:table-cell table:style-name="ce23" office:value-type="string">
            <text:p><text:span text:style-name="T11"><text:s/></text:span><text:span text:style-name="T11">crear una hoja de </text:span><text:span text:style-name="T11">términos, que </text:span><text:span text:style-name="T11">genere intereses, <text:s/></text:span><text:span text:style-name="T11">con cobro </text:span><text:span text:style-name="T11">anticipado, </text:span><text:span text:style-name="T11">periodicidad 1 días </text:span><text:span text:style-name="T11">No periodos 1 </text:span><text:span text:style-name="T11">aprobar por el </text:span><text:span text:style-name="T11">gerente,contador y </text:span><text:span text:style-name="T11">en la HT, adelantar </text:span><text:span text:style-name="T11">la fecha, para que se </text:span><text:span text:style-name="T11">generen intereses.</text:span><text:span text:style-name="T11"><text:line-break/></text:span><text:span text:style-name="T11">-ir a </text:span><text:span text:style-name="T11">Facturación&gt;Notas </text:span><text:span text:style-name="T11">crédito.</text:span></text:p>
            <text:p><text:span text:style-name="T11"><text:s/></text:span><text:span text:style-name="T11">-Verificar que <text:s/>se le </text:span><text:span text:style-name="T11">pueda hacer una </text:span><text:span text:style-name="T11">nota crédito a los </text:span><text:span text:style-name="T11">interés.</text:span></text:p>
            <text:p><text:span text:style-name="T11"><text:s/></text:span><text:span text:style-name="T11">-Verificar que <text:s/>el </text:span><text:span text:style-name="T11">cambio se haga </text:span><text:span text:style-name="T11">correctamente en la </text:span><text:span text:style-name="T11">DB.</text:span><text:span text:style-name="T11"><text:line-break/></text:span><text:span text:style-name="T11">Generar interfaz de </text:span><text:span text:style-name="T11">siigo, y comprobar </text:span><text:span text:style-name="T11">que se genere la </text:span><text:span text:style-name="T11">nota crédito </text:span><text:span text:style-name="T11">correspondiente. </text:span></text:p>
          </table:table-cell>
          <table:table-cell table:style-name="ce22"/>
          <table:table-cell table:style-name="ce6" table:number-columns-repeated="2"/>
          <table:table-cell table:number-columns-repeated="1014"/>
        </table:table-row>
        <table:table-row table:style-name="ro4">
          <table:table-cell table:style-name="ce6" office:value-type="string">
            <text:p>05-Terranvm_Rev</text:p>
          </table:table-cell>
          <table:table-cell table:style-name="ce13" office:value-type="string">
            <text:p>Notas credito</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17"/>
          <table:table-cell table:style-name="ce6"/>
          <table:table-cell table:style-name="ce23" office:value-type="string">
            <text:p><text:span text:style-name="T11"><text:s/></text:span><text:span text:style-name="T11">crear una hoja de </text:span><text:span text:style-name="T11">términos, que </text:span><text:span text:style-name="T11">genere intereses, <text:s/></text:span><text:span text:style-name="T11">con cobro </text:span><text:span text:style-name="T11">anticipado, </text:span><text:span text:style-name="T11">periodicidad 1 días </text:span><text:span text:style-name="T11">No periodos 1 </text:span><text:span text:style-name="T11">aprobar por el </text:span><text:span text:style-name="T11">gerente,contador y </text:span><text:span text:style-name="T11">en la HT, adelantar </text:span><text:span text:style-name="T11">la fecha, para que se </text:span><text:span text:style-name="T11">generen intereses.</text:span><text:span text:style-name="T11"><text:line-break/></text:span><text:span text:style-name="T11">-ir a </text:span><text:span text:style-name="T11">Facturación&gt;Notas </text:span><text:span text:style-name="T11">crédito.</text:span></text:p>
            <text:p><text:span text:style-name="T11"><text:s/></text:span><text:span text:style-name="T11">- Hacer una nota </text:span><text:span text:style-name="T11">crédito sobre la </text:span><text:span text:style-name="T11">factura..</text:span></text:p>
            <text:p><text:span text:style-name="T11"><text:s/></text:span><text:span text:style-name="T11">-Verificar que el </text:span><text:span text:style-name="T11">interés, se reversa y </text:span><text:span text:style-name="T11">se recalcula con el </text:span><text:span text:style-name="T11">nuevo valor del </text:span><text:span text:style-name="T11">concepto.</text:span><text:span text:style-name="T11"><text:line-break/></text:span><text:span text:style-name="T11">-Verificar en DB</text:span><text:span text:style-name="T11"><text:line-break/></text:span><text:span text:style-name="T11">-Generar interfaz de </text:span><text:span text:style-name="T11">siigo, y comprobar </text:span><text:span text:style-name="T11">que se genere la </text:span><text:span text:style-name="T11">nota crédito </text:span><text:span text:style-name="T11">correspondiente. </text:span></text:p>
          </table:table-cell>
          <table:table-cell table:style-name="ce22"/>
          <table:table-cell table:style-name="ce6" table:number-columns-repeated="2"/>
          <table:table-cell table:number-columns-repeated="1014"/>
        </table:table-row>
        <table:table-row table:style-name="ro34">
          <table:table-cell table:number-columns-repeated="1024"/>
        </table:table-row>
        <table:table-row table:style-name="ro35">
          <table:table-cell table:number-columns-repeated="1024"/>
        </table:table-row>
        <table:table-row table:style-name="ro2">
          <table:table-cell table:number-columns-repeated="1024"/>
        </table:table-row>
        <table:table-row table:style-name="ro36">
          <table:table-cell table:number-columns-repeated="1024"/>
        </table:table-row>
        <table:table-row table:style-name="ro37">
          <table:table-cell table:number-columns-repeated="1024"/>
        </table:table-row>
        <table:table-row table:style-name="ro2">
          <table:table-cell table:number-columns-repeated="1024"/>
        </table:table-row>
        <table:table-row table:style-name="ro38">
          <table:table-cell table:number-columns-repeated="1024"/>
        </table:table-row>
        <table:table-row table:style-name="ro39" table:number-rows-repeated="1048553">
          <table:table-cell table:number-columns-repeated="1024"/>
        </table:table-row>
        <table:table-row table:style-name="ro39">
          <table:table-cell table:number-columns-repeated="1024"/>
        </table:table-row>
      </table:table>
      <table:table table:name="Retroactivos" table:style-name="ta1" table:print="false">
        <office:forms form:automatic-focus="false" form:apply-design-mode="false"/>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46" table:default-cell-style-name="ce2"/>
        <table:table-column table:style-name="co47" table:default-cell-style-name="ce2"/>
        <table:table-column table:style-name="co48" table:default-cell-style-name="ce2"/>
        <table:table-column table:style-name="co49" table:default-cell-style-name="ce2"/>
        <table:table-column table:style-name="co11" table:number-columns-repeated="1014" table:default-cell-style-name="ce2"/>
        <table:table-row table:style-name="ro1">
          <table:table-cell table:style-name="ce1" office:value-type="string" table:number-columns-spanned="4" table:number-rows-spanned="1">
            <text:p>DOCUMENTO GENERAL PARA LA EJECUCIÓN DE PRUEBAS </text:p>
          </table:table-cell>
          <table:covered-table-cell table:number-columns-repeated="2" table:style-name="ce1"/>
          <table:covered-table-cell table:style-name="ce18"/>
          <table:table-cell table:style-name="ce1" table:number-columns-repeated="4"/>
          <table:table-cell table:number-columns-repeated="1016"/>
        </table:table-row>
        <table:table-row table:style-name="ro2">
          <table:table-cell/>
          <table:table-cell table:style-name="ce4" table:number-columns-repeated="3"/>
          <table:table-cell table:number-columns-repeated="4"/>
          <table:table-cell table:style-name="ce4" table:number-columns-repeated="2"/>
          <table:table-cell table:number-columns-repeated="1014"/>
        </table:table-row>
        <table:table-row table:style-name="ro1">
          <table:table-cell table:style-name="ce3"/>
          <table:table-cell table:style-name="ce8" office:value-type="string">
            <text:p>Código del proyecto</text:p>
          </table:table-cell>
          <table:table-cell table:style-name="ce15" office:value-type="string" table:number-columns-spanned="2" table:number-rows-spanned="1">
            <text:p>Terranvm_Ret</text:p>
          </table:table-cell>
          <table:covered-table-cell table:style-name="ce19"/>
          <table:table-cell table:style-name="ce20"/>
          <table:table-cell table:number-columns-repeated="2"/>
          <table:table-cell table:style-name="ce3"/>
          <table:table-cell table:style-name="ce8" office:value-type="string">
            <text:p>Consecutivo</text:p>
          </table:table-cell>
          <table:table-cell table:style-name="ce26" office:value-type="float" office:value="5">
            <text:p>005</text:p>
          </table:table-cell>
          <table:table-cell table:number-columns-repeated="1014"/>
        </table:table-row>
        <table:table-row table:style-name="ro1">
          <table:table-cell table:style-name="ce3"/>
          <table:table-cell table:style-name="ce8" office:value-type="string">
            <text:p>Fase del Proyecto</text:p>
          </table:table-cell>
          <table:table-cell table:style-name="ce15" office:value-type="string" table:number-columns-spanned="2" table:number-rows-spanned="1">
            <text:p>Facturación</text:p>
          </table:table-cell>
          <table:covered-table-cell table:style-name="ce19"/>
          <table:table-cell table:style-name="ce20"/>
          <table:table-cell table:number-columns-repeated="2"/>
          <table:table-cell table:style-name="ce3"/>
          <table:table-cell table:style-name="ce25"/>
          <table:table-cell table:style-name="ce27"/>
          <table:table-cell table:number-columns-repeated="1014"/>
        </table:table-row>
        <table:table-row table:style-name="ro1">
          <table:table-cell table:style-name="ce3"/>
          <table:table-cell table:style-name="ce8" office:value-type="string">
            <text:p>Usuario Responsable</text:p>
          </table:table-cell>
          <table:table-cell table:style-name="ce15" office:value-type="string" table:number-columns-spanned="2" table:number-rows-spanned="1">
            <text:p>Wilson Amaya</text:p>
          </table:table-cell>
          <table:covered-table-cell table:style-name="ce19"/>
          <table:table-cell table:style-name="ce20"/>
          <table:table-cell table:number-columns-repeated="2"/>
          <table:table-cell table:style-name="ce3"/>
          <table:table-cell table:style-name="ce20"/>
          <table:table-cell table:number-columns-repeated="1015"/>
        </table:table-row>
        <table:table-row table:style-name="ro1">
          <table:table-cell table:style-name="ce3"/>
          <table:table-cell table:style-name="ce8" office:value-type="string">
            <text:p>Proceso (Iteration Name)</text:p>
          </table:table-cell>
          <table:table-cell table:style-name="ce15" office:value-type="string" table:number-columns-spanned="2" table:number-rows-spanned="1">
            <text:p>Pruebas de retroactivos</text:p>
          </table:table-cell>
          <table:covered-table-cell table:style-name="ce19"/>
          <table:table-cell table:style-name="ce20"/>
          <table:table-cell table:number-columns-repeated="2"/>
          <table:table-cell table:style-name="ce3"/>
          <table:table-cell table:style-name="ce20"/>
          <table:table-cell table:number-columns-repeated="1015"/>
        </table:table-row>
        <table:table-row table:style-name="ro1">
          <table:table-cell table:style-name="ce3"/>
          <table:table-cell table:style-name="ce8" office:value-type="string">
            <text:p>Fecha</text:p>
          </table:table-cell>
          <table:table-cell table:style-name="ce16" office:value-type="float" office:value="40821" table:number-columns-spanned="2" table:number-rows-spanned="1">
            <text:p>05/10/11</text:p>
          </table:table-cell>
          <table:covered-table-cell table:style-name="ce19"/>
          <table:table-cell table:style-name="ce20"/>
          <table:table-cell table:number-columns-repeated="2"/>
          <table:table-cell table:style-name="ce3"/>
          <table:table-cell table:style-name="ce20"/>
          <table:table-cell table:number-columns-repeated="1015"/>
        </table:table-row>
        <table:table-row table:style-name="ro1">
          <table:table-cell table:style-name="ce3"/>
          <table:table-cell table:style-name="ce8" office:value-type="string">
            <text:p>Documento</text:p>
          </table:table-cell>
          <table:table-cell table:style-name="ce15" office:value-type="string" table:number-columns-spanned="2" table:number-rows-spanned="1">
            <text:p>Casos de Prueba</text:p>
          </table:table-cell>
          <table:covered-table-cell table:style-name="ce15"/>
          <table:table-cell table:style-name="ce20"/>
          <table:table-cell table:number-columns-repeated="2"/>
          <table:table-cell table:style-name="ce3"/>
          <table:table-cell table:style-name="ce20"/>
          <table:table-cell table:number-columns-repeated="1015"/>
        </table:table-row>
        <table:table-row table:style-name="ro2">
          <table:table-cell table:style-name="ce4"/>
          <table:table-cell table:style-name="ce9" table:number-columns-repeated="3"/>
          <table:table-cell table:style-name="ce4" table:number-columns-repeated="6"/>
          <table:table-cell table:number-columns-repeated="1014"/>
        </table:table-row>
        <table:table-row table:style-name="ro40">
          <table:table-cell table:style-name="ce5" office:value-type="string">
            <text:p>ID DEL REQ. DE PRUEBA</text:p>
          </table:table-cell>
          <table:table-cell table:style-name="ce5" office:value-type="string">
            <text:p>ESCENARIO DE PRUEBA</text:p>
          </table:table-cell>
          <table:table-cell table:style-name="ce5" office:value-type="string">
            <text:p>PRERREQUISITO</text:p>
          </table:table-cell>
          <table:table-cell table:style-name="ce5" office:value-type="string">
            <text:p>REQUERIMIENTO DE LA PRUEBA</text:p>
          </table:table-cell>
          <table:table-cell table:style-name="ce5" office:value-type="string">
            <text:p>DESCRIPCIÓN DE LA PRUEBA</text:p>
          </table:table-cell>
          <table:table-cell table:style-name="ce5" office:value-type="string">
            <text:p>NOMBRE DEL CASO DE PRUEBA</text:p>
          </table:table-cell>
          <table:table-cell table:style-name="ce5" office:value-type="string">
            <text:p>DESCRIPCIÓN DEL PASO</text:p>
          </table:table-cell>
          <table:table-cell table:style-name="ce5" office:value-type="string">
            <text:p>RESULTADO ESPERADO</text:p>
          </table:table-cell>
          <table:table-cell table:style-name="ce5" office:value-type="string">
            <text:p>STATUS DE EJECUCIÓN </text:p>
          </table:table-cell>
          <table:table-cell table:style-name="ce28" office:value-type="string">
            <text:p>OBSERVACIONES</text:p>
          </table:table-cell>
          <table:table-cell table:number-columns-repeated="1014"/>
        </table:table-row>
        <table:table-row table:style-name="ro26">
          <table:table-cell table:style-name="ce6" office:value-type="string">
            <text:p>01-Terranvm_Ret</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6" office:value-type="string">
            <text:p>El usuario debe estar logueado en el sistema. Mostrar lista de proyectos. </text:p>
          </table:table-cell>
          <table:table-cell table:style-name="ce21" office:value-type="string">
            <text:p>Se creara una hoja de términos, cuyo valor dependerá del IPC, se aprobara la factura y luego se cambiaran los valores del IPC para que se generen retroactivos.</text:p>
          </table:table-cell>
          <table:table-cell table:style-name="ce6"/>
          <table:table-cell table:style-name="ce22" office:value-type="string">
            <text:p>Crear una hoja de términos, con un concepto y un valor fijo, de 100000, <text:s/>y una formula de concepto de VFIJO*(1+IPCA(MONTH)), Periodicidad de 1 mes, por 4 periodos, <text:s/>con cobro anticipado, el IPCA(MONTH) no debe estar registrado en el sistema, generar la factura, y aprobarla, ingresar un IPCA(MONTH) de 5%.</text:p>
          </table:table-cell>
          <table:table-cell table:style-name="ce22" office:value-type="string">
            <text:p>se debe generar un retroactivo por valor de :5000</text:p>
          </table:table-cell>
          <table:table-cell table:style-name="ce6" table:number-columns-repeated="2"/>
          <table:table-cell table:number-columns-repeated="1014"/>
        </table:table-row>
        <table:table-row table:style-name="ro26">
          <table:table-cell table:style-name="ce6" office:value-type="string">
            <text:p>02-Terranvm_Ret</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21" office:value-type="string">
            <text:p>Se creara una hoja de términos, cuyo valor dependerá del IPC, se aprobara la factura y luego se cambiaran los valores del IPC para que se generen retroactivos.</text:p>
          </table:table-cell>
          <table:table-cell table:style-name="ce6"/>
          <table:table-cell table:style-name="ce22" office:value-type="string">
            <text:p>Crear una hoja de términos, con <text:s/>un concepto y un valor fijo, de 100000, <text:s/>y una formula de concepto de VFIJO*(1+IPCY(YEAR)), Periodicidad de 1 mes, por 4 periodos, el IPCY(YEAR) debe ser del 10%, se debe generar una factura por valor de 110000, aprobar esta factura y luego cambiar el ipc a 30%, </text:p>
          </table:table-cell>
          <table:table-cell table:style-name="ce22" office:value-type="string">
            <text:p>verificar que se genere un retroactivo de 20000</text:p>
          </table:table-cell>
          <table:table-cell table:style-name="ce6" table:number-columns-repeated="2"/>
          <table:table-cell table:number-columns-repeated="1014"/>
        </table:table-row>
        <table:table-row table:style-name="ro26">
          <table:table-cell table:style-name="ce6" office:value-type="string">
            <text:p>03-Terranvm_Ret</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21" office:value-type="string">
            <text:p>Se creara una hoja de términos, cuyo valor dependerá del IPC, se aprobara la factura y luego se cambiaran los valores del IPC para que se generen retroactivos.</text:p>
          </table:table-cell>
          <table:table-cell table:style-name="ce6"/>
          <table:table-cell table:style-name="ce22" office:value-type="string">
            <text:p>Crear una hoja de términos, con <text:s/>un concepto y un valor fijo, de 100000, <text:s/>y una formula de concepto de VFIJO*(1+IPCA(MONTH)), Periodicidad de 1 mes, por 4 periodos, <text:s/>el IPCA(MONTH) debe ser del 10%, se debe generar una factura por valor de 110000, aprobar esta factura y luego cambiar el ipc a 30%,</text:p>
          </table:table-cell>
          <table:table-cell table:style-name="ce22" office:value-type="string">
            <text:p><text:s/>verificar que se genere un retroactivo de 20000</text:p>
          </table:table-cell>
          <table:table-cell table:style-name="ce6" table:number-columns-repeated="2"/>
          <table:table-cell table:number-columns-repeated="1014"/>
        </table:table-row>
        <table:table-row table:style-name="ro41">
          <table:table-cell table:style-name="ce6" office:value-type="string">
            <text:p>04-Terranvm_Ret</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21" office:value-type="string">
            <text:p>Se creara una hoja de términos, cuyo valor dependerá del IPC, se aprobara la factura y luego se cambiaran los valores del IPC para que se generen retroactivos.</text:p>
          </table:table-cell>
          <table:table-cell table:style-name="ce6"/>
          <table:table-cell table:style-name="ce22" office:value-type="string">
            <text:p>Crear una hoja de términos, con <text:s/>un concepto y un valor fijo, de 100000, <text:s/>y una formula de concepto de VFIJO*(1+IPCM(MONTH)), Periodicidad de 1 mes, por 4 periodos, <text:s/>el IPCM(MONTH) debe ser del 10%, se debe generar una factura por valor de 110000, aprobar esta factura y luego cambiar el ipc a 30%, </text:p>
          </table:table-cell>
          <table:table-cell table:style-name="ce22" office:value-type="string">
            <text:p>verificar que se genere un retroactivo de 20000</text:p>
          </table:table-cell>
          <table:table-cell table:style-name="ce6" table:number-columns-repeated="2"/>
          <table:table-cell table:number-columns-repeated="1014"/>
        </table:table-row>
        <table:table-row table:style-name="ro42">
          <table:table-cell table:style-name="ce6" office:value-type="string">
            <text:p>05-Terranvm_Ret</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21" office:value-type="string">
            <text:p>Se creara una hoja de términos, cuyo valor dependerá del IPC, se aprobara la factura y luego se cambiaran los valores del IPC para que se generen retroactivos.</text:p>
          </table:table-cell>
          <table:table-cell table:style-name="ce6"/>
          <table:table-cell table:style-name="ce22" office:value-type="string">
            <text:p>Crear una hoja de términos, con un concepto y <text:s/>un valor fijo, de 100000, <text:s/>y una formula de concepto de VFIJO*(1+IPCM(MONTH)), Periodicidad de 1 mes, por 4 periodos, Crear una hoja de términos, con un concepto y un valor fijo, de 100000, <text:s/>y una formula de concepto de VFIJO*(1+IPCM(MONTH)), Periodicidad de 1 mes, por 4 periodos, <text:s/>con cobro anticipado, el IPCM(MONTH) no debe estar registrado en el sistema, generar la factura, y aprobarla, ingresar un IPCM(MONTH) de 5%.</text:p>
          </table:table-cell>
          <table:table-cell table:style-name="ce22" office:value-type="string">
            <text:p>se debe generar un retroactivo por valor de :5000</text:p>
          </table:table-cell>
          <table:table-cell table:style-name="ce6" table:number-columns-repeated="2"/>
          <table:table-cell table:number-columns-repeated="1014"/>
        </table:table-row>
        <table:table-row table:style-name="ro43">
          <table:table-cell table:style-name="ce6" office:value-type="string">
            <text:p>06-Terranvm_Ret</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21" office:value-type="string">
            <text:p>Se creara una hoja de términos, cuyo valor dependerá del IPC, se aprobara la factura y luego se cambiaran los valores del IPC para que se generen retroactivos.</text:p>
          </table:table-cell>
          <table:table-cell table:style-name="ce6"/>
          <table:table-cell table:style-name="ce22" office:value-type="string">
            <text:p>Crear una hoja de términos, con un concepto y <text:s/>un valor fijo, de 100000, <text:s/>y una formula de concepto de VFIJO*(1+IPCY(YEAR)), Periodicidad de 1 mes, por 4 periodos, Crear una hoja de términos, con un concepto y un valor fijo, de 100000, <text:s/>y una formula de concepto de VFIJO*(1+IPCY(YEAR)), Periodicidad de 1 mes, por 4 periodos, <text:s/>con cobro anticipado, el IPCY(YEAR) no debe estar registrado en el sistema, generar la factura, y aprobarla, ingresar un IPCY(YEAR) de 5%.</text:p>
          </table:table-cell>
          <table:table-cell table:style-name="ce22" office:value-type="string">
            <text:p>se debe generar un retroactivo por valor de :5000</text:p>
          </table:table-cell>
          <table:table-cell table:style-name="ce6" table:number-columns-repeated="2"/>
          <table:table-cell table:number-columns-repeated="1014"/>
        </table:table-row>
        <table:table-row table:style-name="ro28">
          <table:table-cell table:style-name="ce6" office:value-type="string">
            <text:p>08-Terranvm_Ret</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21" office:value-type="string">
            <text:p>Se creara una hoja de términos, cuyo valor dependerá del Las Ventas se aprobara la factura y luego se cambiaran los valores de las ventas <text:s/>para que se generen retroactivos.</text:p>
          </table:table-cell>
          <table:table-cell table:style-name="ce6"/>
          <table:table-cell table:style-name="ce22" office:value-type="string">
            <text:p>Se crea una hoja de términos con una formula de concepto de <text:s/>0.05*VTAS[MONTH-1] no se deben ingresar las ventas,, el sistema debe poner las ventas en 0, se genera y aprueba la factura, se ingresan ventas al mes que corresponde para dicha factura por valor de 1000000, verificar que se generan retroactivos.</text:p>
          </table:table-cell>
          <table:table-cell table:style-name="ce22" office:value-type="string">
            <text:p>se deben generar retroactivos por <text:s/>valor de <text:s/>50000</text:p>
          </table:table-cell>
          <table:table-cell table:style-name="ce6" table:number-columns-repeated="2"/>
          <table:table-cell table:number-columns-repeated="1014"/>
        </table:table-row>
        <table:table-row table:style-name="ro26">
          <table:table-cell table:style-name="ce6" office:value-type="string">
            <text:p>09-Terranvm_Ret</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21" office:value-type="string">
            <text:p>Se creara una hoja de términos, cuyo valor dependerá del Las Ventas se aprobara la factura y luego se cambiaran los valores de las ventas <text:s/>para que se generen retroactivos.</text:p>
          </table:table-cell>
          <table:table-cell table:style-name="ce6"/>
          <table:table-cell table:style-name="ce22" office:value-type="string">
            <text:p>Se crea una hoja de términos con un valor fijo de 100000 una formula de concepto de Math.min(5,10)(VFIJO,(VFIJO+0.05*VTAS[MONTH-1])) se ingresan ventas al mes que corresponde para dicha factura por valor de 1000000, generar y aprobar la factura, cambiar el valor de las ventas por 2000000 verificar que se generan retroactivos.</text:p>
          </table:table-cell>
          <table:table-cell table:style-name="ce22" office:value-type="string">
            <text:p>se deben generar retroactivos por <text:s/>valor de <text:s/>50000</text:p>
          </table:table-cell>
          <table:table-cell table:style-name="ce6" table:number-columns-repeated="2"/>
          <table:table-cell table:number-columns-repeated="1014"/>
        </table:table-row>
        <table:table-row table:style-name="ro26">
          <table:table-cell table:style-name="ce6" office:value-type="string">
            <text:p>10-Terranvm_Ret</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21" office:value-type="string">
            <text:p>Se creara una hoja de términos, cuyo valor dependerá del Las Ventas se aprobara la factura y luego se cambiaran los valores de las ventas <text:s/>para que se generen retroactivos.</text:p>
          </table:table-cell>
          <table:table-cell table:style-name="ce6"/>
          <table:table-cell table:style-name="ce22" office:value-type="string">
            <text:p>Se crea una hoja de términos con un valor fijo de 100000 una formula de concepto de Math.max(VFIJO,(0.05*VTAS[MONTH-1])) se ingresan ventas al mes que corresponde para dicha factura por valor de 1000000, generar y aprobar la factura, cambiar el valor de las ventas por 3000000 verificar que se generan retroactivos.</text:p>
          </table:table-cell>
          <table:table-cell table:style-name="ce22" office:value-type="string">
            <text:p>se deben generar retroactivos por <text:s/>valor de <text:s/>50000</text:p>
          </table:table-cell>
          <table:table-cell table:style-name="ce6" table:number-columns-repeated="2"/>
          <table:table-cell table:number-columns-repeated="1014"/>
        </table:table-row>
        <table:table-row table:style-name="ro28">
          <table:table-cell table:style-name="ce6" office:value-type="string">
            <text:p>11-Terranvm_Ret</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21" office:value-type="string">
            <text:p>Se creara una hoja de términos, cuyo valor dependerá del Las Ventas se aprobara la factura y luego se cambiaran los valores de las ventas <text:s/>para que se generen retroactivos.</text:p>
          </table:table-cell>
          <table:table-cell table:style-name="ce6"/>
          <table:table-cell table:style-name="ce22" office:value-type="string">
            <text:p>Se crea una hoja de términos con un valor fijo de 100000 una formula de concepto de VFIJO+(0.05*VTAS[MONTH-1]) se ingresan ventas al mes que corresponde para dicha factura por valor de 1000000, generar y aprobar la factura, cambiar el valor de las ventas por 2000000 verificar que se generan retroactivos.</text:p>
          </table:table-cell>
          <table:table-cell table:style-name="ce22" office:value-type="string">
            <text:p>se deben generar retroactivos por <text:s/>valor de <text:s/>50000</text:p>
          </table:table-cell>
          <table:table-cell table:style-name="ce6" table:number-columns-repeated="2"/>
          <table:table-cell table:number-columns-repeated="1014"/>
        </table:table-row>
        <table:table-row table:style-name="ro28">
          <table:table-cell table:style-name="ce6" office:value-type="string">
            <text:p>02-Terranvm_Ret</text:p>
          </table:table-cell>
          <table:table-cell table:style-name="ce10" office:value-type="string">
            <text:p>Preliquidación</text:p>
          </table:table-cell>
          <table:table-cell table:style-name="ce17"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17" office:value-type="string">
            <text:p>El usuario debe estar logueado en el sistema. Mostrar lista de proyectos. </text:p>
          </table:table-cell>
          <table:table-cell table:style-name="ce33" office:value-type="string">
            <text:p>Se creara una hoja de términos, cuyo valor dependerá del Salario Minimo, se aprobara la factura y luego se el <text:s/>Salrio Minimo del año actual para que se generen retroactivos.</text:p>
          </table:table-cell>
          <table:table-cell table:style-name="ce67"/>
          <table:table-cell table:style-name="ce22" office:value-type="string">
            <text:p>Crear una hoja de términos, con <text:s/>un concepto y un valor fijo, de 100000, <text:s/>y una formula de concepto de VFIJO +SM(YEAR), Periodicidad de 1 mes, por 4 periodos, el SM(YEAR) debe ser del $0,0, se debe generar una factura por valor de 100000, aprobar esta factura y luego crear un salario minimo por valor de 500000</text:p>
          </table:table-cell>
          <table:table-cell table:style-name="ce22" office:value-type="string">
            <text:p>verificar que se genere un retroactivo de 500000</text:p>
          </table:table-cell>
          <table:table-cell table:style-name="ce6" table:number-columns-repeated="2"/>
          <table:table-cell table:number-columns-repeated="1014"/>
        </table:table-row>
        <table:table-row table:style-name="ro28" table:number-rows-repeated="1048554">
          <table:table-cell table:number-columns-repeated="1024"/>
        </table:table-row>
        <table:table-row table:style-name="ro28">
          <table:table-cell table:number-columns-repeated="1024"/>
        </table:table-row>
      </table:table>
      <table:table table:name="datosRecalcInt" table:style-name="ta1" table:print="false">
        <table:table-column table:style-name="co11" table:number-columns-repeated="2" table:default-cell-style-name="Default"/>
        <table:table-column table:style-name="co50" table:default-cell-style-name="Default"/>
        <table:table-column table:style-name="co11" table:number-columns-repeated="4" table:default-cell-style-name="Default"/>
        <table:table-column table:style-name="co51" table:default-cell-style-name="Default"/>
        <table:table-column table:style-name="co52" table:number-columns-repeated="2" table:default-cell-style-name="Default"/>
        <table:table-column table:style-name="co11" table:number-columns-repeated="4" table:default-cell-style-name="ce70"/>
        <table:table-column table:style-name="co53" table:default-cell-style-name="ce70"/>
        <table:table-column table:style-name="co11" table:number-columns-repeated="3" table:default-cell-style-name="ce70"/>
        <table:table-column table:style-name="co11" table:number-columns-repeated="12" table:default-cell-style-name="Default"/>
        <table:table-column table:style-name="co11" table:visibility="collapse" table:number-columns-repeated="994" table:default-cell-style-name="ce74"/>
        <table:table-row table:style-name="ro44">
          <table:table-cell table:style-name="ce6" office:value-type="string">
            <text:p>valor concepto</text:p>
          </table:table-cell>
          <table:table-cell table:style-name="ce6" office:value-type="string">
            <text:p>iva</text:p>
          </table:table-cell>
          <table:table-cell table:style-name="ce35" office:value-type="string">
            <text:p>total iva</text:p>
          </table:table-cell>
          <table:table-cell table:style-name="ce35" office:value-type="string">
            <text:p>balance</text:p>
          </table:table-cell>
          <table:table-cell table:style-name="ce6" office:value-type="string">
            <text:p>tasa de usura</text:p>
          </table:table-cell>
          <table:table-cell table:style-name="ce6" office:value-type="string">
            <text:p>valor diaria tasa</text:p>
          </table:table-cell>
          <table:table-cell table:style-name="ce38" office:value-type="string">
            <text:p>cantidad de días</text:p>
          </table:table-cell>
          <table:table-cell table:style-name="ce38" office:value-type="string">
            <text:p>calculated_cost Intereses</text:p>
          </table:table-cell>
          <table:table-cell table:style-name="ce38" office:value-type="string">
            <text:p>iva Intereses</text:p>
          </table:table-cell>
          <table:table-cell table:style-name="ce6" office:value-type="string">
            <text:p>balance intereses</text:p>
          </table:table-cell>
          <table:table-cell table:style-name="ce68" office:value-type="string">
            <text:p>recaudo</text:p>
          </table:table-cell>
          <table:table-cell table:style-name="ce71" office:value-type="string">
            <text:p>balance</text:p>
          </table:table-cell>
          <table:table-cell table:style-name="ce72" office:value-type="string">
            <text:p>tasa de usura</text:p>
          </table:table-cell>
          <table:table-cell table:style-name="ce72" office:value-type="string">
            <text:p>valor diaria tasa</text:p>
          </table:table-cell>
          <table:table-cell table:style-name="ce68" office:value-type="string">
            <text:p>cantidad de días1</text:p>
          </table:table-cell>
          <table:table-cell table:style-name="ce6" office:value-type="string">
            <text:p>calculated cost</text:p>
          </table:table-cell>
          <table:table-cell table:style-name="ce6" office:value-type="string">
            <text:p>calculated tax</text:p>
          </table:table-cell>
          <table:table-cell table:style-name="ce72" office:value-type="string">
            <office:annotation draw:style-name="gr1" draw:text-style-name="P1" svg:width="2.899cm" svg:height="2.176cm" svg:x="43.534cm" svg:y="0cm" draw:caption-point-x="-0.61cm" draw:caption-point-y="0.011cm">
              <dc:date>2012-06-01T00:00:00</dc:date>
              <text:p text:style-name="P1"><text:span text:style-name="T1">Estos son los intereses generados con el balance original</text:span></text:p>
            </office:annotation>
            <text:p>total intereses1</text:p>
          </table:table-cell>
          <table:table-cell table:style-name="ce35" office:value-type="string">
            <text:p>balance</text:p>
          </table:table-cell>
          <table:table-cell table:style-name="ce6" office:value-type="string">
            <text:p>tasa de usura</text:p>
          </table:table-cell>
          <table:table-cell table:style-name="ce6" office:value-type="string">
            <text:p>valor diaria tasa</text:p>
          </table:table-cell>
          <table:table-cell table:style-name="ce38" office:value-type="string">
            <text:p>cantidad de días2</text:p>
          </table:table-cell>
          <table:table-cell table:style-name="ce6" office:value-type="string">
            <text:p>calculated cost</text:p>
          </table:table-cell>
          <table:table-cell table:style-name="ce6" office:value-type="string">
            <text:p>calculated tax</text:p>
          </table:table-cell>
          <table:table-cell table:style-name="ce6" office:value-type="string">
            <text:p>balance</text:p>
          </table:table-cell>
          <table:table-cell table:style-name="ce33" office:value-type="string">
            <office:annotation draw:style-name="gr1" draw:text-style-name="P1" svg:width="2.899cm" svg:height="2.571cm" svg:x="61.599cm" svg:y="0cm" draw:caption-point-x="-0.61cm" draw:caption-point-y="0.011cm">
              <dc:date>2012-06-01T00:00:00</dc:date>
              <text:p text:style-name="P1"><text:span text:style-name="T1">Estos son los intereses generados con el balance afectado por el recaudo</text:span></text:p>
            </office:annotation>
            <text:p>totalBalancel</text:p>
          </table:table-cell>
          <table:table-cell table:style-name="ce33" office:value-type="string">
            <text:p>totalCalculated_tax</text:p>
          </table:table-cell>
          <table:table-cell table:style-name="ce33" office:value-type="string">
            <text:p>totalCalculated_cost</text:p>
          </table:table-cell>
          <table:table-cell table:style-name="ce33" table:number-columns-repeated="2"/>
          <table:table-cell table:style-name="ce73" table:number-columns-repeated="994"/>
        </table:table-row>
        <table:table-row table:style-name="ro2">
          <table:table-cell office:value-type="float" office:value="100000000">
            <text:p>100000000</text:p>
          </table:table-cell>
          <table:table-cell office:value-type="float" office:value="0">
            <text:p>0</text:p>
          </table:table-cell>
          <table:table-cell table:formula="of:=[.A2]*[.B2]" office:value-type="float" office:value="0">
            <text:p>0</text:p>
          </table:table-cell>
          <table:table-cell office:value-type="float" office:value="100000000">
            <text:p>100000000</text:p>
          </table:table-cell>
          <table:table-cell office:value-type="float" office:value="0.3">
            <text:p>0,3</text:p>
          </table:table-cell>
          <table:table-cell table:formula="of:=((1+[.E2])^(1/360)-1)" office:value-type="float" office:value="0.000729055255204392">
            <text:p>0,0007290553</text:p>
          </table:table-cell>
          <table:table-cell office:value-type="float" office:value="15">
            <text:p>15</text:p>
          </table:table-cell>
          <table:table-cell table:formula="of:=([.G2]*[.F2]*[.D2])" office:value-type="float" office:value="1093582.88280659">
            <text:p>1093582,88280659</text:p>
          </table:table-cell>
          <table:table-cell table:formula="of:=[.H2]*[.B2]" office:value-type="float" office:value="0">
            <text:p>0</text:p>
          </table:table-cell>
          <table:table-cell table:formula="of:=[.I2]+[.H2]" office:value-type="float" office:value="1093582.88280659">
            <text:p>1093582,88280659</text:p>
          </table:table-cell>
          <table:table-cell table:style-name="ce69" office:value-type="float" office:value="50000000">
            <text:p>50000000</text:p>
          </table:table-cell>
          <table:table-cell table:style-name="ce69" table:formula="of:=[.D2]" office:value-type="float" office:value="100000000">
            <text:p>100000000</text:p>
          </table:table-cell>
          <table:table-cell table:style-name="ce69" office:value-type="float" office:value="0.3">
            <text:p>0,3</text:p>
          </table:table-cell>
          <table:table-cell table:style-name="ce69" table:formula="of:=((1+[.M2])^(1/360)-1)" office:value-type="float" office:value="0.000729055255204392">
            <text:p>0,0007290553</text:p>
          </table:table-cell>
          <table:table-cell table:style-name="ce69" office:value-type="float" office:value="7">
            <text:p>7</text:p>
          </table:table-cell>
          <table:table-cell table:style-name="ce69" table:formula="of:=[.O2]*[.N2]*[.L2]" office:value-type="float" office:value="510338.678643074">
            <text:p>510338,678643074</text:p>
          </table:table-cell>
          <table:table-cell table:style-name="ce69" table:formula="of:=[.P2]*[.B2]" office:value-type="float" office:value="0">
            <text:p>0</text:p>
          </table:table-cell>
          <table:table-cell table:style-name="ce69" table:formula="of:=[.Q2]+[.P2]" office:value-type="float" office:value="510338.678643074">
            <text:p>510338,678643074</text:p>
          </table:table-cell>
          <table:table-cell table:formula="of:=[.L2]-[.K2]" office:value-type="float" office:value="50000000">
            <text:p>50000000</text:p>
          </table:table-cell>
          <table:table-cell office:value-type="float" office:value="0.3">
            <text:p>0,3</text:p>
          </table:table-cell>
          <table:table-cell table:formula="of:=((1+[.T2])^(1/360)-1)" office:value-type="float" office:value="0.000729055255204392">
            <text:p>0,0007290553</text:p>
          </table:table-cell>
          <table:table-cell office:value-type="float" office:value="8">
            <text:p>8</text:p>
          </table:table-cell>
          <table:table-cell table:formula="of:=[.V2]*[.U2]*[.S2]" office:value-type="float" office:value="291622.102081757">
            <text:p>291622,102081757</text:p>
          </table:table-cell>
          <table:table-cell table:formula="of:=[.W2]*[.B2]" office:value-type="float" office:value="0">
            <text:p>0</text:p>
          </table:table-cell>
          <table:table-cell table:formula="of:=[.X2]+[.W2]" office:value-type="float" office:value="291622.102081757">
            <text:p>291622,102081757</text:p>
          </table:table-cell>
          <table:table-cell table:formula="of:=[.R2]+[.Y2]" office:value-type="float" office:value="801960.780724831">
            <text:p>801960,780724831</text:p>
          </table:table-cell>
          <table:table-cell table:formula="of:=[.X2]+[.Q2]" office:value-type="float" office:value="0">
            <text:p>0</text:p>
          </table:table-cell>
          <table:table-cell table:formula="of:=[.W2]+[.P2]" office:value-type="float" office:value="801960.780724831">
            <text:p>801960,780724831</text:p>
          </table:table-cell>
          <table:table-cell table:style-name="ce33" office:value-type="string" table:number-columns-spanned="2" table:number-rows-spanned="4">
            <text:p>Recalculación Intereses de Mora Recaudo Manual</text:p>
          </table:table-cell>
          <table:covered-table-cell/>
          <table:table-cell table:number-columns-repeated="994"/>
        </table:table-row>
        <table:table-row table:style-name="ro2">
          <table:table-cell office:value-type="float" office:value="100000000">
            <text:p>100000000</text:p>
          </table:table-cell>
          <table:table-cell office:value-type="float" office:value="0">
            <text:p>0</text:p>
          </table:table-cell>
          <table:table-cell table:formula="of:=[.A3]*[.B3]" office:value-type="float" office:value="0">
            <text:p>0</text:p>
          </table:table-cell>
          <table:table-cell table:formula="of:=[.C3]+[.A3]" office:value-type="float" office:value="100000000">
            <text:p>100000000</text:p>
          </table:table-cell>
          <table:table-cell office:value-type="float" office:value="0.3">
            <text:p>0,3</text:p>
          </table:table-cell>
          <table:table-cell table:formula="of:=((1+[.E3])^(1/360)-1)" office:value-type="float" office:value="0.000729055255204392">
            <text:p>0,0007290553</text:p>
          </table:table-cell>
          <table:table-cell office:value-type="float" office:value="15">
            <text:p>15</text:p>
          </table:table-cell>
          <table:table-cell table:formula="of:=([.G3]*[.F3]*[.D3])" office:value-type="float" office:value="1093582.88280659">
            <text:p>1093582,88280659</text:p>
          </table:table-cell>
          <table:table-cell table:formula="of:=[.H3]*[.B3]" office:value-type="float" office:value="0">
            <text:p>0</text:p>
          </table:table-cell>
          <table:table-cell table:formula="of:=[.I3]+[.H3]" office:value-type="float" office:value="1093582.88280659">
            <text:p>1093582,88280659</text:p>
          </table:table-cell>
          <table:table-cell table:style-name="ce69" office:value-type="float" office:value="50000000">
            <text:p>50000000</text:p>
          </table:table-cell>
          <table:table-cell table:style-name="ce69" table:formula="of:=[.D3]" office:value-type="float" office:value="100000000">
            <text:p>100000000</text:p>
          </table:table-cell>
          <table:table-cell table:style-name="ce69" office:value-type="float" office:value="0.3">
            <text:p>0,3</text:p>
          </table:table-cell>
          <table:table-cell table:style-name="ce69" table:formula="of:=((1+[.M3])^(1/360)-1)" office:value-type="float" office:value="0.000729055255204392">
            <text:p>0,0007290553</text:p>
          </table:table-cell>
          <table:table-cell table:style-name="ce69" office:value-type="float" office:value="7">
            <text:p>7</text:p>
          </table:table-cell>
          <table:table-cell table:style-name="ce69" table:formula="of:=[.O3]*[.N3]*[.L3]" office:value-type="float" office:value="510338.678643074">
            <text:p>510338,678643074</text:p>
          </table:table-cell>
          <table:table-cell table:style-name="ce69" table:formula="of:=[.P3]*[.B3]" office:value-type="float" office:value="0">
            <text:p>0</text:p>
          </table:table-cell>
          <table:table-cell table:style-name="ce69" table:formula="of:=[.Q3]+[.P3]" office:value-type="float" office:value="510338.678643074">
            <text:p>510338,678643074</text:p>
          </table:table-cell>
          <table:table-cell table:formula="of:=[.L3]-[.K3]" office:value-type="float" office:value="50000000">
            <text:p>50000000</text:p>
          </table:table-cell>
          <table:table-cell office:value-type="float" office:value="0.3">
            <text:p>0,3</text:p>
          </table:table-cell>
          <table:table-cell table:formula="of:=((1+[.T3])^(1/360)-1)" office:value-type="float" office:value="0.000729055255204392">
            <text:p>0,0007290553</text:p>
          </table:table-cell>
          <table:table-cell office:value-type="float" office:value="8">
            <text:p>8</text:p>
          </table:table-cell>
          <table:table-cell table:formula="of:=[.V3]*[.U3]*[.S3]" office:value-type="float" office:value="291622.102081757">
            <text:p>291622,102081757</text:p>
          </table:table-cell>
          <table:table-cell table:formula="of:=[.W3]*[.B3]" office:value-type="float" office:value="0">
            <text:p>0</text:p>
          </table:table-cell>
          <table:table-cell table:formula="of:=[.X3]+[.W3]" office:value-type="float" office:value="291622.102081757">
            <text:p>291622,102081757</text:p>
          </table:table-cell>
          <table:table-cell table:formula="of:=[.R3]+[.Y3]" office:value-type="float" office:value="801960.780724831">
            <text:p>801960,780724831</text:p>
          </table:table-cell>
          <table:table-cell table:formula="of:=[.X3]+[.Q3]" office:value-type="float" office:value="0">
            <text:p>0</text:p>
          </table:table-cell>
          <table:table-cell table:formula="of:=[.W3]+[.P3]" office:value-type="float" office:value="801960.780724831">
            <text:p>801960,780724831</text:p>
          </table:table-cell>
          <table:covered-table-cell table:number-columns-repeated="2"/>
          <table:table-cell table:number-columns-repeated="994"/>
        </table:table-row>
        <table:table-row table:style-name="ro2">
          <table:table-cell office:value-type="float" office:value="100000000">
            <text:p>100000000</text:p>
          </table:table-cell>
          <table:table-cell office:value-type="float" office:value="0.1">
            <text:p>0,1</text:p>
          </table:table-cell>
          <table:table-cell table:formula="of:=[.A4]*[.B4]" office:value-type="float" office:value="10000000">
            <text:p>10000000</text:p>
          </table:table-cell>
          <table:table-cell table:formula="of:=[.A4]+[.C4]" office:value-type="float" office:value="110000000">
            <text:p>110000000</text:p>
          </table:table-cell>
          <table:table-cell office:value-type="float" office:value="0.3">
            <text:p>0,3</text:p>
          </table:table-cell>
          <table:table-cell table:formula="of:=((1+[.E4])^(1/360)-1)" office:value-type="float" office:value="0.000729055255204392">
            <text:p>0,0007290553</text:p>
          </table:table-cell>
          <table:table-cell office:value-type="float" office:value="15">
            <text:p>15</text:p>
          </table:table-cell>
          <table:table-cell table:formula="of:=([.G4]*[.F4]*[.D4])" office:value-type="float" office:value="1202941.17108725">
            <text:p>1202941,17108725</text:p>
          </table:table-cell>
          <table:table-cell table:formula="of:=[.H4]*[.B4]" office:value-type="float" office:value="120294.117108725">
            <text:p>120294,117108725</text:p>
          </table:table-cell>
          <table:table-cell table:formula="of:=[.I4]+[.H4]" office:value-type="float" office:value="1323235.28819597">
            <text:p>1323235,28819597</text:p>
          </table:table-cell>
          <table:table-cell table:style-name="ce69" office:value-type="float" office:value="50000000">
            <text:p>50000000</text:p>
          </table:table-cell>
          <table:table-cell table:style-name="ce69" table:formula="of:=[.D4]" office:value-type="float" office:value="110000000">
            <text:p>110000000</text:p>
          </table:table-cell>
          <table:table-cell table:style-name="ce69" office:value-type="float" office:value="0.3">
            <text:p>0,3</text:p>
          </table:table-cell>
          <table:table-cell table:style-name="ce69" table:formula="of:=((1+[.M4])^(1/360)-1)" office:value-type="float" office:value="0.000729055255204392">
            <text:p>0,0007290553</text:p>
          </table:table-cell>
          <table:table-cell table:style-name="ce69" office:value-type="float" office:value="7">
            <text:p>7</text:p>
          </table:table-cell>
          <table:table-cell table:style-name="ce69" table:formula="of:=[.O4]*[.N4]*[.L4]" office:value-type="float" office:value="561372.546507382">
            <text:p>561372,546507382</text:p>
          </table:table-cell>
          <table:table-cell table:style-name="ce69" table:formula="of:=[.P4]*[.B4]" office:value-type="float" office:value="56137.2546507382">
            <text:p>56137,2546507382</text:p>
          </table:table-cell>
          <table:table-cell table:style-name="ce69" table:formula="of:=[.Q4]+[.P4]" office:value-type="float" office:value="617509.80115812">
            <text:p>617509,80115812</text:p>
          </table:table-cell>
          <table:table-cell table:formula="of:=[.L4]-[.K4]" office:value-type="float" office:value="60000000">
            <text:p>60000000</text:p>
          </table:table-cell>
          <table:table-cell office:value-type="float" office:value="0.3">
            <text:p>0,3</text:p>
          </table:table-cell>
          <table:table-cell table:formula="of:=((1+[.T4])^(1/360)-1)" office:value-type="float" office:value="0.000729055255204392">
            <text:p>0,0007290553</text:p>
          </table:table-cell>
          <table:table-cell office:value-type="float" office:value="8">
            <text:p>8</text:p>
          </table:table-cell>
          <table:table-cell table:formula="of:=[.V4]*[.U4]*[.S4]" office:value-type="float" office:value="349946.522498108">
            <text:p>349946,522498108</text:p>
          </table:table-cell>
          <table:table-cell table:formula="of:=[.W4]*[.B4]" office:value-type="float" office:value="34994.6522498108">
            <text:p>34994,6522498108</text:p>
          </table:table-cell>
          <table:table-cell table:formula="of:=[.X4]+[.W4]" office:value-type="float" office:value="384941.174747919">
            <text:p>384941,174747919</text:p>
          </table:table-cell>
          <table:table-cell table:formula="of:=[.R4]+[.Y4]" office:value-type="float" office:value="1002450.97590604">
            <text:p>1002450,97590604</text:p>
          </table:table-cell>
          <table:table-cell table:formula="of:=[.X4]+[.Q4]" office:value-type="float" office:value="91131.906900549">
            <text:p>91131,906900549</text:p>
          </table:table-cell>
          <table:table-cell table:formula="of:=[.W4]+[.P4]" office:value-type="float" office:value="911319.06900549">
            <text:p>911319,06900549</text:p>
          </table:table-cell>
          <table:covered-table-cell table:number-columns-repeated="2"/>
          <table:table-cell table:number-columns-repeated="994"/>
        </table:table-row>
        <table:table-row table:style-name="ro2">
          <table:table-cell office:value-type="float" office:value="100000000">
            <text:p>100000000</text:p>
          </table:table-cell>
          <table:table-cell office:value-type="float" office:value="0.1">
            <text:p>0,1</text:p>
          </table:table-cell>
          <table:table-cell table:formula="of:=[.A5]*[.B5]" office:value-type="float" office:value="10000000">
            <text:p>10000000</text:p>
          </table:table-cell>
          <table:table-cell table:formula="of:=[.C5]+[.A5]" office:value-type="float" office:value="110000000">
            <text:p>110000000</text:p>
          </table:table-cell>
          <table:table-cell office:value-type="float" office:value="0.3">
            <text:p>0,3</text:p>
          </table:table-cell>
          <table:table-cell table:formula="of:=((1+[.E5])^(1/360)-1)" office:value-type="float" office:value="0.000729055255204392">
            <text:p>0,0007290553</text:p>
          </table:table-cell>
          <table:table-cell office:value-type="float" office:value="15">
            <text:p>15</text:p>
          </table:table-cell>
          <table:table-cell table:formula="of:=([.G5]*[.F5]*[.D5])" office:value-type="float" office:value="1202941.17108725">
            <text:p>1202941,17108725</text:p>
          </table:table-cell>
          <table:table-cell table:formula="of:=[.H5]*[.B5]" office:value-type="float" office:value="120294.117108725">
            <text:p>120294,117108725</text:p>
          </table:table-cell>
          <table:table-cell table:formula="of:=[.I5]+[.H5]" office:value-type="float" office:value="1323235.28819597">
            <text:p>1323235,28819597</text:p>
          </table:table-cell>
          <table:table-cell table:style-name="ce69" office:value-type="float" office:value="50000000">
            <text:p>50000000</text:p>
          </table:table-cell>
          <table:table-cell table:style-name="ce69" table:formula="of:=[.D5]" office:value-type="float" office:value="110000000">
            <text:p>110000000</text:p>
          </table:table-cell>
          <table:table-cell table:style-name="ce69" office:value-type="float" office:value="0.3">
            <text:p>0,3</text:p>
          </table:table-cell>
          <table:table-cell table:style-name="ce69" table:formula="of:=((1+[.M5])^(1/360)-1)" office:value-type="float" office:value="0.000729055255204392">
            <text:p>0,0007290553</text:p>
          </table:table-cell>
          <table:table-cell table:style-name="ce69" office:value-type="float" office:value="7">
            <text:p>7</text:p>
          </table:table-cell>
          <table:table-cell table:style-name="ce69" table:formula="of:=[.O5]*[.N5]*[.L5]" office:value-type="float" office:value="561372.546507382">
            <text:p>561372,546507382</text:p>
          </table:table-cell>
          <table:table-cell table:style-name="ce69" table:formula="of:=[.P5]*[.B5]" office:value-type="float" office:value="56137.2546507382">
            <text:p>56137,2546507382</text:p>
          </table:table-cell>
          <table:table-cell table:style-name="ce69" table:formula="of:=[.Q5]+[.P5]" office:value-type="float" office:value="617509.80115812">
            <text:p>617509,80115812</text:p>
          </table:table-cell>
          <table:table-cell table:formula="of:=[.L5]-[.K5]" office:value-type="float" office:value="60000000">
            <text:p>60000000</text:p>
          </table:table-cell>
          <table:table-cell office:value-type="float" office:value="0.3">
            <text:p>0,3</text:p>
          </table:table-cell>
          <table:table-cell table:formula="of:=((1+[.T5])^(1/360)-1)" office:value-type="float" office:value="0.000729055255204392">
            <text:p>0,0007290553</text:p>
          </table:table-cell>
          <table:table-cell office:value-type="float" office:value="8">
            <text:p>8</text:p>
          </table:table-cell>
          <table:table-cell table:formula="of:=[.V5]*[.U5]*[.S5]" office:value-type="float" office:value="349946.522498108">
            <text:p>349946,522498108</text:p>
          </table:table-cell>
          <table:table-cell table:formula="of:=[.W5]*[.B5]" office:value-type="float" office:value="34994.6522498108">
            <text:p>34994,6522498108</text:p>
          </table:table-cell>
          <table:table-cell table:formula="of:=[.X5]+[.W5]" office:value-type="float" office:value="384941.174747919">
            <text:p>384941,174747919</text:p>
          </table:table-cell>
          <table:table-cell table:formula="of:=[.R5]+[.Y5]" office:value-type="float" office:value="1002450.97590604">
            <text:p>1002450,97590604</text:p>
          </table:table-cell>
          <table:table-cell table:formula="of:=[.X5]+[.Q5]" office:value-type="float" office:value="91131.906900549">
            <text:p>91131,906900549</text:p>
          </table:table-cell>
          <table:table-cell table:formula="of:=[.W5]+[.P5]" office:value-type="float" office:value="911319.06900549">
            <text:p>911319,06900549</text:p>
          </table:table-cell>
          <table:covered-table-cell table:number-columns-repeated="2"/>
          <table:table-cell table:number-columns-repeated="994"/>
        </table:table-row>
        <table:table-row table:style-name="ro2">
          <table:table-cell table:style-name="ce2" table:number-columns-spanned="1024" table:number-rows-spanned="2"/>
          <table:covered-table-cell table:number-columns-repeated="9"/>
          <table:covered-table-cell table:number-columns-repeated="8" table:style-name="ce69"/>
          <table:covered-table-cell table:number-columns-repeated="1006"/>
        </table:table-row>
        <table:table-row table:style-name="ro2">
          <table:covered-table-cell table:number-columns-repeated="10"/>
          <table:covered-table-cell table:number-columns-repeated="8" table:style-name="ce69"/>
          <table:covered-table-cell table:number-columns-repeated="1006"/>
        </table:table-row>
        <table:table-row table:style-name="ro44">
          <table:table-cell table:style-name="ce6" office:value-type="string">
            <text:p>valor concepto</text:p>
          </table:table-cell>
          <table:table-cell table:style-name="ce6" office:value-type="string">
            <text:p>iva</text:p>
          </table:table-cell>
          <table:table-cell table:style-name="ce35" office:value-type="string">
            <text:p>total iva</text:p>
          </table:table-cell>
          <table:table-cell table:style-name="ce35" office:value-type="string">
            <text:p>balance</text:p>
          </table:table-cell>
          <table:table-cell table:style-name="ce6" office:value-type="string">
            <text:p>tasa de usura</text:p>
          </table:table-cell>
          <table:table-cell table:style-name="ce6" office:value-type="string">
            <text:p>valor diaria tasa</text:p>
          </table:table-cell>
          <table:table-cell table:style-name="ce38" office:value-type="string">
            <text:p>cantidad de días</text:p>
          </table:table-cell>
          <table:table-cell table:style-name="ce38" office:value-type="string">
            <text:p>calculated_cost Intereses</text:p>
          </table:table-cell>
          <table:table-cell table:style-name="ce38" office:value-type="string">
            <text:p>iva Intereses</text:p>
          </table:table-cell>
          <table:table-cell table:style-name="ce6" office:value-type="string">
            <text:p>balance intereses</text:p>
          </table:table-cell>
          <table:table-cell table:style-name="ce68" office:value-type="string">
            <office:annotation draw:style-name="gr1" draw:text-style-name="P1" svg:width="2.899cm" svg:height="2.571cm" svg:x="28.179cm" svg:y="2.138cm" draw:caption-point-x="-0.61cm" draw:caption-point-y="1.515cm">
              <dc:date>2012-06-01T00:00:00</dc:date>
              <text:p text:style-name="P1"><text:span text:style-name="T1">Esta formulación solo sirve si el concepto no tiene configuradas </text:span></text:p>
              <text:p text:style-name="P1"><text:span text:style-name="T1">retenciones.</text:span></text:p>
            </office:annotation>
            <text:p>nota crédito</text:p>
          </table:table-cell>
          <table:table-cell table:style-name="ce71" office:value-type="string">
            <text:p>balance</text:p>
          </table:table-cell>
          <table:table-cell table:style-name="ce72" office:value-type="string">
            <text:p>tasa de usura</text:p>
          </table:table-cell>
          <table:table-cell table:style-name="ce72" office:value-type="string">
            <text:p>valor diaria tasa</text:p>
          </table:table-cell>
          <table:table-cell table:style-name="ce68" office:value-type="string">
            <text:p>cantidad de días1</text:p>
          </table:table-cell>
          <table:table-cell table:style-name="ce6" office:value-type="string">
            <text:p>calculated cost</text:p>
          </table:table-cell>
          <table:table-cell table:style-name="ce6" office:value-type="string">
            <text:p>calculated tax</text:p>
          </table:table-cell>
          <table:table-cell table:style-name="ce72" office:value-type="string">
            <office:annotation draw:style-name="gr1" draw:text-style-name="P1" svg:width="2.899cm" svg:height="2.176cm" svg:x="43.534cm" svg:y="2.138cm" draw:caption-point-x="-0.61cm" draw:caption-point-y="1.515cm">
              <dc:date>2012-06-01T00:00:00</dc:date>
              <text:p text:style-name="P1"><text:span text:style-name="T1">Estos son los intereses generados con el balance original</text:span></text:p>
            </office:annotation>
            <text:p>total intereses1</text:p>
          </table:table-cell>
          <table:table-cell table:style-name="ce35" office:value-type="string">
            <text:p>balance</text:p>
          </table:table-cell>
          <table:table-cell table:style-name="ce6" office:value-type="string">
            <text:p>tasa de usura</text:p>
          </table:table-cell>
          <table:table-cell table:style-name="ce6" office:value-type="string">
            <text:p>valor diaria tasa</text:p>
          </table:table-cell>
          <table:table-cell table:style-name="ce38" office:value-type="string">
            <text:p>cantidad de días2</text:p>
          </table:table-cell>
          <table:table-cell table:style-name="ce6" office:value-type="string">
            <text:p>calculated cost</text:p>
          </table:table-cell>
          <table:table-cell table:style-name="ce6" office:value-type="string">
            <text:p>calculated tax</text:p>
          </table:table-cell>
          <table:table-cell table:style-name="ce6" office:value-type="string">
            <text:p>balance</text:p>
          </table:table-cell>
          <table:table-cell table:style-name="ce33" office:value-type="string">
            <office:annotation draw:style-name="gr1" draw:text-style-name="P1" svg:width="2.899cm" svg:height="2.571cm" svg:x="61.599cm" svg:y="2.138cm" draw:caption-point-x="-0.61cm" draw:caption-point-y="1.515cm">
              <dc:date>2012-06-01T00:00:00</dc:date>
              <text:p text:style-name="P1"><text:span text:style-name="T1">Estos son los intereses generados con el balance afectado po la nota crédito</text:span></text:p>
            </office:annotation>
            <text:p>totalBalancel</text:p>
          </table:table-cell>
          <table:table-cell table:style-name="ce33" office:value-type="string">
            <text:p>totalCalculated_tax</text:p>
          </table:table-cell>
          <table:table-cell table:style-name="ce33" office:value-type="string">
            <text:p>totalCalculated_cost</text:p>
          </table:table-cell>
          <table:table-cell table:style-name="ce33" table:number-columns-repeated="2"/>
          <table:table-cell table:style-name="ce73" table:number-columns-repeated="994"/>
        </table:table-row>
        <table:table-row table:style-name="ro2">
          <table:table-cell office:value-type="float" office:value="100000000">
            <text:p>100000000</text:p>
          </table:table-cell>
          <table:table-cell office:value-type="float" office:value="0">
            <text:p>0</text:p>
          </table:table-cell>
          <table:table-cell table:formula="of:=[.A9]*[.B9]" office:value-type="float" office:value="0">
            <text:p>0</text:p>
          </table:table-cell>
          <table:table-cell office:value-type="float" office:value="100000000">
            <text:p>100000000</text:p>
          </table:table-cell>
          <table:table-cell office:value-type="float" office:value="0.3">
            <text:p>0,3</text:p>
          </table:table-cell>
          <table:table-cell table:formula="of:=((1+[.E9])^(1/360)-1)" office:value-type="float" office:value="0.000729055255204392">
            <text:p>0,0007290553</text:p>
          </table:table-cell>
          <table:table-cell office:value-type="float" office:value="7">
            <text:p>7</text:p>
          </table:table-cell>
          <table:table-cell table:formula="of:=([.G9]*[.F9]*[.D9])" office:value-type="float" office:value="510338.678643074">
            <text:p>510338,678643074</text:p>
          </table:table-cell>
          <table:table-cell table:formula="of:=[.H9]*[.B9]" office:value-type="float" office:value="0">
            <text:p>0</text:p>
          </table:table-cell>
          <table:table-cell table:formula="of:=[.I9]+[.H9]" office:value-type="float" office:value="510338.678643074">
            <text:p>510338,678643074</text:p>
          </table:table-cell>
          <table:table-cell table:style-name="ce69" office:value-type="float" office:value="0">
            <text:p>0</text:p>
          </table:table-cell>
          <table:table-cell table:style-name="ce69" table:formula="of:=[.D9]" office:value-type="float" office:value="100000000">
            <text:p>100000000</text:p>
          </table:table-cell>
          <table:table-cell table:style-name="ce69" office:value-type="float" office:value="0.3">
            <text:p>0,3</text:p>
          </table:table-cell>
          <table:table-cell table:style-name="ce69" table:formula="of:=((1+[.M9])^(1/360)-1)" office:value-type="float" office:value="0.000729055255204392">
            <text:p>0,0007290553</text:p>
          </table:table-cell>
          <table:table-cell table:style-name="ce69" office:value-type="float" office:value="8">
            <text:p>8</text:p>
          </table:table-cell>
          <table:table-cell table:style-name="ce69" table:formula="of:=[.O9]*[.N9]*[.L9]" office:value-type="float" office:value="583244.204163513">
            <text:p>583244,204163513</text:p>
          </table:table-cell>
          <table:table-cell table:style-name="ce69" table:formula="of:=[.P9]*[.B9]" office:value-type="float" office:value="0">
            <text:p>0</text:p>
          </table:table-cell>
          <table:table-cell table:style-name="ce69" table:formula="of:=[.Q9]+[.P9]" office:value-type="float" office:value="583244.204163513">
            <text:p>583244,204163513</text:p>
          </table:table-cell>
          <table:table-cell table:formula="of:=[.L9]-[.K9]" office:value-type="float" office:value="100000000">
            <text:p>100000000</text:p>
          </table:table-cell>
          <table:table-cell office:value-type="float" office:value="0.5">
            <text:p>0,5</text:p>
          </table:table-cell>
          <table:table-cell table:formula="of:=((1+[.T9])^(1/360)-1)" office:value-type="float" office:value="0.00112692647195489">
            <text:p>0,0011269265</text:p>
          </table:table-cell>
          <table:table-cell office:value-type="float" office:value="7">
            <text:p>7</text:p>
          </table:table-cell>
          <table:table-cell table:formula="of:=[.V9]*[.U9]*[.S9]" office:value-type="float" office:value="788848.530368425">
            <text:p>788848,530368425</text:p>
          </table:table-cell>
          <table:table-cell table:formula="of:=[.W9]*[.B9]" office:value-type="float" office:value="0">
            <text:p>0</text:p>
          </table:table-cell>
          <table:table-cell table:formula="of:=[.X9]+[.W9]" office:value-type="float" office:value="788848.530368425">
            <text:p>788848,530368425</text:p>
          </table:table-cell>
          <table:table-cell table:formula="of:=[.R9]+[.Y9]" office:value-type="float" office:value="1372092.73453194">
            <text:p>1372092,73453194</text:p>
          </table:table-cell>
          <table:table-cell table:formula="of:=[.X9]+[.Q9]" office:value-type="float" office:value="0">
            <text:p>0</text:p>
          </table:table-cell>
          <table:table-cell table:formula="of:=[.W9]+[.P9]" office:value-type="float" office:value="1372092.73453194">
            <text:p>1372092,73453194</text:p>
          </table:table-cell>
          <table:table-cell table:style-name="ce33" office:value-type="string" table:number-columns-spanned="2" table:number-rows-spanned="4">
            <text:p>Recalculación Intereses de Mora Nota crédito (A concepto sin retenciones)</text:p>
          </table:table-cell>
          <table:covered-table-cell/>
          <table:table-cell table:number-columns-repeated="994"/>
        </table:table-row>
        <table:table-row table:style-name="ro2">
          <table:table-cell office:value-type="float" office:value="100000000">
            <text:p>100000000</text:p>
          </table:table-cell>
          <table:table-cell office:value-type="float" office:value="0">
            <text:p>0</text:p>
          </table:table-cell>
          <table:table-cell table:formula="of:=[.A10]*[.B10]" office:value-type="float" office:value="0">
            <text:p>0</text:p>
          </table:table-cell>
          <table:table-cell table:formula="of:=[.C10]+[.A10]" office:value-type="float" office:value="100000000">
            <text:p>100000000</text:p>
          </table:table-cell>
          <table:table-cell office:value-type="float" office:value="0.3">
            <text:p>0,3</text:p>
          </table:table-cell>
          <table:table-cell table:formula="of:=((1+[.E10])^(1/360)-1)" office:value-type="float" office:value="0.000729055255204392">
            <text:p>0,0007290553</text:p>
          </table:table-cell>
          <table:table-cell office:value-type="float" office:value="8">
            <text:p>8</text:p>
          </table:table-cell>
          <table:table-cell table:formula="of:=([.G10]*[.F10]*[.D10])" office:value-type="float" office:value="583244.204163513">
            <text:p>583244,204163513</text:p>
          </table:table-cell>
          <table:table-cell table:formula="of:=[.H10]*[.B10]" office:value-type="float" office:value="0">
            <text:p>0</text:p>
          </table:table-cell>
          <table:table-cell table:formula="of:=[.I10]+[.H10]" office:value-type="float" office:value="583244.204163513">
            <text:p>583244,204163513</text:p>
          </table:table-cell>
          <table:table-cell table:style-name="ce69" office:value-type="float" office:value="0">
            <text:p>0</text:p>
          </table:table-cell>
          <table:table-cell table:style-name="ce69" table:formula="of:=[.D10]" office:value-type="float" office:value="100000000">
            <text:p>100000000</text:p>
          </table:table-cell>
          <table:table-cell table:style-name="ce69" office:value-type="float" office:value="0.5">
            <text:p>0,5</text:p>
          </table:table-cell>
          <table:table-cell table:style-name="ce69" table:formula="of:=((1+[.M10])^(1/360)-1)" office:value-type="float" office:value="0.00112692647195489">
            <text:p>0,0011269265</text:p>
          </table:table-cell>
          <table:table-cell table:style-name="ce69" office:value-type="float" office:value="7">
            <text:p>7</text:p>
          </table:table-cell>
          <table:table-cell table:style-name="ce69" table:formula="of:=[.O10]*[.N10]*[.L10]" office:value-type="float" office:value="788848.530368425">
            <text:p>788848,530368425</text:p>
          </table:table-cell>
          <table:table-cell table:style-name="ce69" table:formula="of:=[.P10]*[.B10]" office:value-type="float" office:value="0">
            <text:p>0</text:p>
          </table:table-cell>
          <table:table-cell table:style-name="ce69" table:formula="of:=[.Q10]+[.P10]" office:value-type="float" office:value="788848.530368425">
            <text:p>788848,530368425</text:p>
          </table:table-cell>
          <table:table-cell table:formula="of:=[.L10]-[.K10]" office:value-type="float" office:value="100000000">
            <text:p>100000000</text:p>
          </table:table-cell>
          <table:table-cell office:value-type="float" office:value="0.5">
            <text:p>0,5</text:p>
          </table:table-cell>
          <table:table-cell table:formula="of:=((1+[.T10])^(1/360)-1)" office:value-type="float" office:value="0.00112692647195489">
            <text:p>0,0011269265</text:p>
          </table:table-cell>
          <table:table-cell office:value-type="float" office:value="7">
            <text:p>7</text:p>
          </table:table-cell>
          <table:table-cell table:formula="of:=[.V10]*[.U10]*[.S10]" office:value-type="float" office:value="788848.530368425">
            <text:p>788848,530368425</text:p>
          </table:table-cell>
          <table:table-cell table:formula="of:=[.W10]*[.B10]" office:value-type="float" office:value="0">
            <text:p>0</text:p>
          </table:table-cell>
          <table:table-cell table:formula="of:=[.X10]+[.W10]" office:value-type="float" office:value="788848.530368425">
            <text:p>788848,530368425</text:p>
          </table:table-cell>
          <table:table-cell table:formula="of:=[.R10]+[.Y10]" office:value-type="float" office:value="1577697.06073685">
            <text:p>1577697,06073685</text:p>
          </table:table-cell>
          <table:table-cell table:formula="of:=[.X10]+[.Q10]" office:value-type="float" office:value="0">
            <text:p>0</text:p>
          </table:table-cell>
          <table:table-cell table:formula="of:=[.W10]+[.P10]" office:value-type="float" office:value="1577697.06073685">
            <text:p>1577697,06073685</text:p>
          </table:table-cell>
          <table:covered-table-cell table:number-columns-repeated="2"/>
          <table:table-cell table:number-columns-repeated="994"/>
        </table:table-row>
        <table:table-row table:style-name="ro2">
          <table:table-cell office:value-type="float" office:value="100000000">
            <text:p>100000000</text:p>
          </table:table-cell>
          <table:table-cell office:value-type="float" office:value="0.1">
            <text:p>0,1</text:p>
          </table:table-cell>
          <table:table-cell table:formula="of:=[.A11]*[.B11]" office:value-type="float" office:value="10000000">
            <text:p>10000000</text:p>
          </table:table-cell>
          <table:table-cell table:formula="of:=[.A11]+[.C11]" office:value-type="float" office:value="110000000">
            <text:p>110000000</text:p>
          </table:table-cell>
          <table:table-cell office:value-type="float" office:value="0.3">
            <text:p>0,3</text:p>
          </table:table-cell>
          <table:table-cell table:formula="of:=((1+[.E11])^(1/360)-1)" office:value-type="float" office:value="0.000729055255204392">
            <text:p>0,0007290553</text:p>
          </table:table-cell>
          <table:table-cell office:value-type="float" office:value="8">
            <text:p>8</text:p>
          </table:table-cell>
          <table:table-cell table:formula="of:=([.G11]*[.F11]*[.D11])" office:value-type="float" office:value="641568.624579865">
            <text:p>641568,624579865</text:p>
          </table:table-cell>
          <table:table-cell table:formula="of:=[.H11]*[.B11]" office:value-type="float" office:value="64156.8624579865">
            <text:p>64156,8624579865</text:p>
          </table:table-cell>
          <table:table-cell table:formula="of:=[.I11]+[.H11]" office:value-type="float" office:value="705725.487037851">
            <text:p>705725,487037851</text:p>
          </table:table-cell>
          <table:table-cell table:style-name="ce69" office:value-type="float" office:value="0">
            <text:p>0</text:p>
          </table:table-cell>
          <table:table-cell table:style-name="ce69" table:formula="of:=[.D11]" office:value-type="float" office:value="110000000">
            <text:p>110000000</text:p>
          </table:table-cell>
          <table:table-cell table:style-name="ce69" office:value-type="float" office:value="0.3">
            <text:p>0,3</text:p>
          </table:table-cell>
          <table:table-cell table:style-name="ce69" table:formula="of:=((1+[.M11])^(1/360)-1)" office:value-type="float" office:value="0.000729055255204392">
            <text:p>0,0007290553</text:p>
          </table:table-cell>
          <table:table-cell table:style-name="ce69" office:value-type="float" office:value="7">
            <text:p>7</text:p>
          </table:table-cell>
          <table:table-cell table:style-name="ce69" table:formula="of:=[.O11]*[.N11]*[.L11]" office:value-type="float" office:value="561372.546507382">
            <text:p>561372,546507382</text:p>
          </table:table-cell>
          <table:table-cell table:style-name="ce69" table:formula="of:=[.P11]*[.B11]" office:value-type="float" office:value="56137.2546507382">
            <text:p>56137,2546507382</text:p>
          </table:table-cell>
          <table:table-cell table:style-name="ce69" table:formula="of:=[.Q11]+[.P11]" office:value-type="float" office:value="617509.80115812">
            <text:p>617509,80115812</text:p>
          </table:table-cell>
          <table:table-cell table:formula="of:=[.L11]-[.K11]" office:value-type="float" office:value="110000000">
            <text:p>110000000</text:p>
          </table:table-cell>
          <table:table-cell office:value-type="float" office:value="0.5">
            <text:p>0,5</text:p>
          </table:table-cell>
          <table:table-cell table:formula="of:=((1+[.T11])^(1/360)-1)" office:value-type="float" office:value="0.00112692647195489">
            <text:p>0,0011269265</text:p>
          </table:table-cell>
          <table:table-cell office:value-type="float" office:value="7">
            <text:p>7</text:p>
          </table:table-cell>
          <table:table-cell table:formula="of:=[.V11]*[.U11]*[.S11]" office:value-type="float" office:value="867733.383405267">
            <text:p>867733,383405267</text:p>
          </table:table-cell>
          <table:table-cell table:formula="of:=[.W11]*[.B11]" office:value-type="float" office:value="86773.3383405267">
            <text:p>86773,3383405267</text:p>
          </table:table-cell>
          <table:table-cell table:formula="of:=[.X11]+[.W11]" office:value-type="float" office:value="954506.721745794">
            <text:p>954506,721745794</text:p>
          </table:table-cell>
          <table:table-cell table:formula="of:=[.R11]+[.Y11]" office:value-type="float" office:value="1572016.52290391">
            <text:p>1572016,52290391</text:p>
          </table:table-cell>
          <table:table-cell table:formula="of:=[.X11]+[.Q11]" office:value-type="float" office:value="142910.592991265">
            <text:p>142910,592991265</text:p>
          </table:table-cell>
          <table:table-cell table:formula="of:=[.W11]+[.P11]" office:value-type="float" office:value="1429105.92991265">
            <text:p>1429105,92991265</text:p>
          </table:table-cell>
          <table:covered-table-cell table:number-columns-repeated="2"/>
          <table:table-cell table:number-columns-repeated="994"/>
        </table:table-row>
        <table:table-row table:style-name="ro2">
          <table:table-cell office:value-type="float" office:value="100000000">
            <text:p>100000000</text:p>
          </table:table-cell>
          <table:table-cell office:value-type="float" office:value="0.1">
            <text:p>0,1</text:p>
          </table:table-cell>
          <table:table-cell table:formula="of:=[.A12]*[.B12]" office:value-type="float" office:value="10000000">
            <text:p>10000000</text:p>
          </table:table-cell>
          <table:table-cell table:formula="of:=[.C12]+[.A12]" office:value-type="float" office:value="110000000">
            <text:p>110000000</text:p>
          </table:table-cell>
          <table:table-cell office:value-type="float" office:value="0.3">
            <text:p>0,3</text:p>
          </table:table-cell>
          <table:table-cell table:formula="of:=((1+[.E12])^(1/360)-1)" office:value-type="float" office:value="0.000729055255204392">
            <text:p>0,0007290553</text:p>
          </table:table-cell>
          <table:table-cell office:value-type="float" office:value="7">
            <text:p>7</text:p>
          </table:table-cell>
          <table:table-cell table:formula="of:=([.G12]*[.F12]*[.D12])" office:value-type="float" office:value="561372.546507382">
            <text:p>561372,546507382</text:p>
          </table:table-cell>
          <table:table-cell table:formula="of:=[.H12]*[.B12]" office:value-type="float" office:value="56137.2546507382">
            <text:p>56137,2546507382</text:p>
          </table:table-cell>
          <table:table-cell table:formula="of:=[.I12]+[.H12]" office:value-type="float" office:value="617509.80115812">
            <text:p>617509,80115812</text:p>
          </table:table-cell>
          <table:table-cell table:style-name="ce69" office:value-type="float" office:value="0">
            <text:p>0</text:p>
          </table:table-cell>
          <table:table-cell table:style-name="ce69" table:formula="of:=[.D12]" office:value-type="float" office:value="110000000">
            <text:p>110000000</text:p>
          </table:table-cell>
          <table:table-cell table:style-name="ce69" office:value-type="float" office:value="0.3">
            <text:p>0,3</text:p>
          </table:table-cell>
          <table:table-cell table:style-name="ce69" table:formula="of:=((1+[.M12])^(1/360)-1)" office:value-type="float" office:value="0.000729055255204392">
            <text:p>0,0007290553</text:p>
          </table:table-cell>
          <table:table-cell table:style-name="ce69" office:value-type="float" office:value="8">
            <text:p>8</text:p>
          </table:table-cell>
          <table:table-cell table:style-name="ce69" table:formula="of:=[.O12]*[.N12]*[.L12]" office:value-type="float" office:value="641568.624579865">
            <text:p>641568,624579865</text:p>
          </table:table-cell>
          <table:table-cell table:style-name="ce69" table:formula="of:=[.P12]*[.B12]" office:value-type="float" office:value="64156.8624579865">
            <text:p>64156,8624579865</text:p>
          </table:table-cell>
          <table:table-cell table:style-name="ce69" table:formula="of:=[.Q12]+[.P12]" office:value-type="float" office:value="705725.487037851">
            <text:p>705725,487037851</text:p>
          </table:table-cell>
          <table:table-cell table:formula="of:=[.L12]-[.K12]" office:value-type="float" office:value="110000000">
            <text:p>110000000</text:p>
          </table:table-cell>
          <table:table-cell office:value-type="float" office:value="0.5">
            <text:p>0,5</text:p>
          </table:table-cell>
          <table:table-cell table:formula="of:=((1+[.T12])^(1/360)-1)" office:value-type="float" office:value="0.00112692647195489">
            <text:p>0,0011269265</text:p>
          </table:table-cell>
          <table:table-cell office:value-type="float" office:value="7">
            <text:p>7</text:p>
          </table:table-cell>
          <table:table-cell table:formula="of:=[.V12]*[.U12]*[.S12]" office:value-type="float" office:value="867733.383405267">
            <text:p>867733,383405267</text:p>
          </table:table-cell>
          <table:table-cell table:formula="of:=[.W12]*[.B12]" office:value-type="float" office:value="86773.3383405267">
            <text:p>86773,3383405267</text:p>
          </table:table-cell>
          <table:table-cell table:formula="of:=[.X12]+[.W12]" office:value-type="float" office:value="954506.721745794">
            <text:p>954506,721745794</text:p>
          </table:table-cell>
          <table:table-cell table:formula="of:=[.R12]+[.Y12]" office:value-type="float" office:value="1660232.20878364">
            <text:p>1660232,20878364</text:p>
          </table:table-cell>
          <table:table-cell table:formula="of:=[.X12]+[.Q12]" office:value-type="float" office:value="150930.200798513">
            <text:p>150930,200798513</text:p>
          </table:table-cell>
          <table:table-cell table:formula="of:=[.W12]+[.P12]" office:value-type="float" office:value="1509302.00798513">
            <text:p>1509302,00798513</text:p>
          </table:table-cell>
          <table:covered-table-cell table:number-columns-repeated="2"/>
          <table:table-cell table:number-columns-repeated="994"/>
        </table:table-row>
        <table:table-row table:style-name="ro2">
          <table:table-cell table:style-name="ce2" table:number-columns-spanned="1024" table:number-rows-spanned="2"/>
          <table:covered-table-cell table:number-columns-repeated="9"/>
          <table:covered-table-cell table:number-columns-repeated="8" table:style-name="ce69"/>
          <table:covered-table-cell table:number-columns-repeated="1006"/>
        </table:table-row>
        <table:table-row table:style-name="ro2">
          <table:covered-table-cell table:number-columns-repeated="10"/>
          <table:covered-table-cell table:number-columns-repeated="8" table:style-name="ce69"/>
          <table:covered-table-cell table:number-columns-repeated="1006"/>
        </table:table-row>
        <table:table-row table:style-name="ro44">
          <table:table-cell table:style-name="ce6" office:value-type="string">
            <text:p>valor concepto</text:p>
          </table:table-cell>
          <table:table-cell table:style-name="ce6" office:value-type="string">
            <text:p>iva</text:p>
          </table:table-cell>
          <table:table-cell table:style-name="ce35" office:value-type="string">
            <text:p>total iva</text:p>
          </table:table-cell>
          <table:table-cell table:style-name="ce35" office:value-type="string">
            <text:p>balance</text:p>
          </table:table-cell>
          <table:table-cell table:style-name="ce6" office:value-type="string">
            <text:p>tasa de usura</text:p>
          </table:table-cell>
          <table:table-cell table:style-name="ce6" office:value-type="string">
            <text:p>valor diaria tasa</text:p>
          </table:table-cell>
          <table:table-cell table:style-name="ce38" office:value-type="string">
            <text:p>cantidad de días</text:p>
          </table:table-cell>
          <table:table-cell table:style-name="ce38" office:value-type="string">
            <text:p>calculated_cost Intereses</text:p>
          </table:table-cell>
          <table:table-cell table:style-name="ce38" office:value-type="string">
            <text:p>iva Intereses</text:p>
          </table:table-cell>
          <table:table-cell table:style-name="ce6" office:value-type="string">
            <text:p>balance intereses</text:p>
          </table:table-cell>
          <table:table-cell table:style-name="ce68" office:value-type="string">
            <office:annotation draw:style-name="gr1" draw:text-style-name="P1" svg:width="2.899cm" svg:height="2.176cm" svg:x="28.179cm" svg:y="5.781cm" draw:caption-point-x="-0.61cm" draw:caption-point-y="1.515cm">
              <dc:date>2012-06-01T00:00:00</dc:date>
              <text:p text:style-name="P1"><text:span text:style-name="T1">Esta zona se utiliza cuando el concepto tiene retenciones.</text:span></text:p>
              <text:p text:style-name="P1"><text:span text:style-name="T1"/></text:p>
            </office:annotation>
            <text:p>nota crédito</text:p>
          </table:table-cell>
          <table:table-cell table:style-name="ce71" office:value-type="string">
            <text:p>balance</text:p>
          </table:table-cell>
          <table:table-cell table:style-name="ce72" office:value-type="string">
            <text:p>tasa de usura</text:p>
          </table:table-cell>
          <table:table-cell table:style-name="ce72" office:value-type="string">
            <text:p>valor diaria tasa</text:p>
          </table:table-cell>
          <table:table-cell table:style-name="ce68" office:value-type="string">
            <text:p>cantidad de días1</text:p>
          </table:table-cell>
          <table:table-cell table:style-name="ce6" office:value-type="string">
            <text:p>calculated cost</text:p>
          </table:table-cell>
          <table:table-cell table:style-name="ce6" office:value-type="string">
            <text:p>calculated tax</text:p>
          </table:table-cell>
          <table:table-cell table:style-name="ce72" office:value-type="string">
            <office:annotation draw:style-name="gr1" draw:text-style-name="P1" svg:width="2.899cm" svg:height="2.176cm" svg:x="43.534cm" svg:y="5.781cm" draw:caption-point-x="-0.61cm" draw:caption-point-y="1.515cm">
              <dc:date>2012-06-01T00:00:00</dc:date>
              <text:p text:style-name="P1"><text:span text:style-name="T1">Estos son los intereses generados con el balance original</text:span></text:p>
            </office:annotation>
            <text:p>total intereses1</text:p>
          </table:table-cell>
          <table:table-cell table:style-name="ce35" office:value-type="string">
            <text:p>balance</text:p>
          </table:table-cell>
          <table:table-cell table:style-name="ce6" office:value-type="string">
            <text:p>tasa de usura</text:p>
          </table:table-cell>
          <table:table-cell table:style-name="ce6" office:value-type="string">
            <text:p>valor diaria tasa</text:p>
          </table:table-cell>
          <table:table-cell table:style-name="ce38" office:value-type="string">
            <text:p>cantidad de días2</text:p>
          </table:table-cell>
          <table:table-cell table:style-name="ce6" office:value-type="string">
            <text:p>calculated cost</text:p>
          </table:table-cell>
          <table:table-cell table:style-name="ce6" office:value-type="string">
            <text:p>calculated tax</text:p>
          </table:table-cell>
          <table:table-cell table:style-name="ce6" office:value-type="string">
            <office:annotation draw:style-name="gr1" draw:text-style-name="P1" svg:width="2.899cm" svg:height="2.571cm" svg:x="59.341cm" svg:y="5.781cm" draw:caption-point-x="-0.61cm" draw:caption-point-y="1.515cm">
              <dc:date>2012-06-01T00:00:00</dc:date>
              <text:p text:style-name="P1"><text:span text:style-name="T1">Ingresar el balance que queda en el concepto original.</text:span></text:p>
              <text:p text:style-name="P1"><text:span text:style-name="T1"/></text:p>
            </office:annotation>
            <text:p>balance</text:p>
          </table:table-cell>
          <table:table-cell table:style-name="ce73" office:value-type="string">
            <office:annotation draw:style-name="gr1" draw:text-style-name="P1" svg:width="2.899cm" svg:height="2.571cm" svg:x="61.599cm" svg:y="5.781cm" draw:caption-point-x="-0.61cm" draw:caption-point-y="1.515cm">
              <dc:date>2012-06-01T00:00:00</dc:date>
              <text:p text:style-name="P1"><text:span text:style-name="T1">Estos son los intereses generados con el balance afectado por la nota crédito</text:span></text:p>
            </office:annotation>
            <text:p>totalBalancel</text:p>
          </table:table-cell>
          <table:table-cell table:style-name="ce33" office:value-type="string">
            <text:p>totalCalculated_tax</text:p>
          </table:table-cell>
          <table:table-cell table:style-name="ce33" office:value-type="string">
            <text:p>totalCalculated_cost</text:p>
          </table:table-cell>
          <table:table-cell table:style-name="ce33" table:number-columns-repeated="2"/>
          <table:table-cell table:style-name="ce73" table:number-columns-repeated="994"/>
        </table:table-row>
        <table:table-row table:style-name="ro2">
          <table:table-cell office:value-type="float" office:value="100000000">
            <text:p>100000000</text:p>
          </table:table-cell>
          <table:table-cell office:value-type="float" office:value="0.16">
            <text:p>0,16</text:p>
          </table:table-cell>
          <table:table-cell table:formula="of:=[.A16]*[.B16]" office:value-type="float" office:value="16000000">
            <text:p>16000000</text:p>
          </table:table-cell>
          <table:table-cell table:formula="of:=+4282827.24" office:value-type="float" office:value="4282827.24">
            <text:p>4282827,24</text:p>
          </table:table-cell>
          <table:table-cell office:value-type="float" office:value="0.3078">
            <text:p>0,3078</text:p>
          </table:table-cell>
          <table:table-cell table:formula="of:=((1+[.E16])^(1/360)-1)" office:value-type="float" office:value="0.000745684373750333">
            <text:p>0,0007456844</text:p>
          </table:table-cell>
          <table:table-cell office:value-type="float" office:value="3">
            <text:p>3</text:p>
          </table:table-cell>
          <table:table-cell table:formula="of:=([.G16]*[.F16]*[.D16])" office:value-type="float" office:value="9580.9120450208">
            <text:p>9580,9120450208</text:p>
          </table:table-cell>
          <table:table-cell table:formula="of:=[.H16]*[.B16]" office:value-type="float" office:value="1532.94592720333">
            <text:p>1532,9459272033</text:p>
          </table:table-cell>
          <table:table-cell table:formula="of:=[.I16]+[.H16]" office:value-type="float" office:value="11113.8579722241">
            <text:p>11113,8579722241</text:p>
          </table:table-cell>
          <table:table-cell table:style-name="ce69" office:value-type="float" office:value="50000000">
            <text:p>50000000</text:p>
          </table:table-cell>
          <table:table-cell table:style-name="ce69" table:formula="of:=[.D16]" office:value-type="float" office:value="4282827.24">
            <text:p>4282827,24</text:p>
          </table:table-cell>
          <table:table-cell table:style-name="ce69" office:value-type="float" office:value="0.3">
            <text:p>0,3</text:p>
          </table:table-cell>
          <table:table-cell table:style-name="ce69" table:formula="of:=((1+[.M16])^(1/360)-1)" office:value-type="float" office:value="0.000729055255204392">
            <text:p>0,0007290553</text:p>
          </table:table-cell>
          <table:table-cell table:style-name="ce69" office:value-type="float" office:value="4">
            <text:p>4</text:p>
          </table:table-cell>
          <table:table-cell table:style-name="ce69" table:formula="of:=[.O16]*[.N16]*[.L16]" office:value-type="float" office:value="12489.6708258181">
            <text:p>12489,6708258181</text:p>
          </table:table-cell>
          <table:table-cell table:style-name="ce69" table:formula="of:=[.P16]*[.B16]" office:value-type="float" office:value="1998.34733213089">
            <text:p>1998,3473321309</text:p>
          </table:table-cell>
          <table:table-cell table:style-name="ce69" table:formula="of:=[.Q16]+[.P16]" office:value-type="float" office:value="14488.018157949">
            <text:p>14488,018157949</text:p>
          </table:table-cell>
          <table:table-cell table:formula="of:=[.L16]-[.K16]" office:value-type="float" office:value="-45717172.76">
            <text:p>-45717172,76</text:p>
          </table:table-cell>
          <table:table-cell office:value-type="float" office:value="0.378">
            <text:p>0,378</text:p>
          </table:table-cell>
          <table:table-cell table:formula="of:=((1+[.T16])^(1/360)-1)" office:value-type="float" office:value="0.00089104444608501">
            <text:p>0,0008910444</text:p>
          </table:table-cell>
          <table:table-cell office:value-type="float" office:value="3">
            <text:p>3</text:p>
          </table:table-cell>
          <table:table-cell table:formula="of:=[.V16]*[.U16]*[.S16]" office:value-type="float" office:value="-122208.098635521">
            <text:p>-122208,098635521</text:p>
          </table:table-cell>
          <table:table-cell table:formula="of:=[.W16]*[.B16]" office:value-type="float" office:value="-19553.2957816833">
            <text:p>-19553,2957816833</text:p>
          </table:table-cell>
          <table:table-cell table:formula="of:=[.X16]+[.W16]" office:value-type="float" office:value="-141761.394417204">
            <text:p>-141761,394417204</text:p>
          </table:table-cell>
          <table:table-cell table:formula="of:=[.R16]+[.Y16]" office:value-type="float" office:value="-127273.376259255">
            <text:p>-127273,376259255</text:p>
          </table:table-cell>
          <table:table-cell table:formula="of:=[.X16]+[.Q16]" office:value-type="float" office:value="-17554.9484495524">
            <text:p>-17554,9484495524</text:p>
          </table:table-cell>
          <table:table-cell table:formula="of:=[.W16]+[.P16]" office:value-type="float" office:value="-109718.427809703">
            <text:p>-109718,427809703</text:p>
          </table:table-cell>
          <table:table-cell table:style-name="ce33" office:value-type="string" table:number-columns-spanned="2" table:number-rows-spanned="4">
            <text:p>Recalculación Intereses de <text:s/>Mora Nota crédito (A concepto con retenciones)</text:p>
          </table:table-cell>
          <table:covered-table-cell/>
          <table:table-cell table:number-columns-repeated="994"/>
        </table:table-row>
        <table:table-row table:style-name="ro2">
          <table:table-cell office:value-type="float" office:value="100000000">
            <text:p>100000000</text:p>
          </table:table-cell>
          <table:table-cell office:value-type="float" office:value="0">
            <text:p>0</text:p>
          </table:table-cell>
          <table:table-cell table:formula="of:=[.A17]*[.B17]" office:value-type="float" office:value="0">
            <text:p>0</text:p>
          </table:table-cell>
          <table:table-cell table:formula="of:=[.C17]+[.A17]" office:value-type="float" office:value="100000000">
            <text:p>100000000</text:p>
          </table:table-cell>
          <table:table-cell office:value-type="float" office:value="0.3">
            <text:p>0,3</text:p>
          </table:table-cell>
          <table:table-cell table:formula="of:=((1+[.E17])^(1/360)-1)" office:value-type="float" office:value="0.000729055255204392">
            <text:p>0,0007290553</text:p>
          </table:table-cell>
          <table:table-cell office:value-type="float" office:value="15">
            <text:p>15</text:p>
          </table:table-cell>
          <table:table-cell table:formula="of:=([.G17]*[.F17]*[.D17])" office:value-type="float" office:value="1093582.88280659">
            <text:p>1093582,88280659</text:p>
          </table:table-cell>
          <table:table-cell table:formula="of:=[.H17]*[.B17]" office:value-type="float" office:value="0">
            <text:p>0</text:p>
          </table:table-cell>
          <table:table-cell table:formula="of:=[.I17]+[.H17]" office:value-type="float" office:value="1093582.88280659">
            <text:p>1093582,88280659</text:p>
          </table:table-cell>
          <table:table-cell table:style-name="ce69" office:value-type="float" office:value="50000000">
            <text:p>50000000</text:p>
          </table:table-cell>
          <table:table-cell table:style-name="ce69" table:formula="of:=[.D17]" office:value-type="float" office:value="100000000">
            <text:p>100000000</text:p>
          </table:table-cell>
          <table:table-cell table:style-name="ce69" office:value-type="float" office:value="0.3">
            <text:p>0,3</text:p>
          </table:table-cell>
          <table:table-cell table:style-name="ce69" table:formula="of:=((1+[.M17])^(1/360)-1)" office:value-type="float" office:value="0.000729055255204392">
            <text:p>0,0007290553</text:p>
          </table:table-cell>
          <table:table-cell table:style-name="ce69" office:value-type="float" office:value="7">
            <text:p>7</text:p>
          </table:table-cell>
          <table:table-cell table:style-name="ce69" table:formula="of:=[.O17]*[.N17]*[.L17]" office:value-type="float" office:value="510338.678643074">
            <text:p>510338,678643074</text:p>
          </table:table-cell>
          <table:table-cell table:style-name="ce69" table:formula="of:=[.P17]*[.B17]" office:value-type="float" office:value="0">
            <text:p>0</text:p>
          </table:table-cell>
          <table:table-cell table:style-name="ce69" table:formula="of:=[.Q17]+[.P17]" office:value-type="float" office:value="510338.678643074">
            <text:p>510338,678643074</text:p>
          </table:table-cell>
          <table:table-cell table:formula="of:=[.L17]-[.K17]" office:value-type="float" office:value="50000000">
            <text:p>50000000</text:p>
          </table:table-cell>
          <table:table-cell office:value-type="float" office:value="0.3">
            <text:p>0,3</text:p>
          </table:table-cell>
          <table:table-cell table:formula="of:=((1+[.T17])^(1/360)-1)" office:value-type="float" office:value="0.000729055255204392">
            <text:p>0,0007290553</text:p>
          </table:table-cell>
          <table:table-cell office:value-type="float" office:value="8">
            <text:p>8</text:p>
          </table:table-cell>
          <table:table-cell table:formula="of:=[.V17]*[.U17]*[.S17]" office:value-type="float" office:value="291622.102081757">
            <text:p>291622,102081757</text:p>
          </table:table-cell>
          <table:table-cell table:formula="of:=[.W17]*[.B17]" office:value-type="float" office:value="0">
            <text:p>0</text:p>
          </table:table-cell>
          <table:table-cell table:formula="of:=[.X17]+[.W17]" office:value-type="float" office:value="291622.102081757">
            <text:p>291622,102081757</text:p>
          </table:table-cell>
          <table:table-cell table:formula="of:=[.R17]+[.Y17]" office:value-type="float" office:value="801960.780724831">
            <text:p>801960,780724831</text:p>
          </table:table-cell>
          <table:table-cell table:formula="of:=[.X17]+[.Q17]" office:value-type="float" office:value="0">
            <text:p>0</text:p>
          </table:table-cell>
          <table:table-cell table:formula="of:=[.W17]+[.P17]" office:value-type="float" office:value="801960.780724831">
            <text:p>801960,780724831</text:p>
          </table:table-cell>
          <table:covered-table-cell table:number-columns-repeated="2"/>
          <table:table-cell table:number-columns-repeated="994"/>
        </table:table-row>
        <table:table-row table:style-name="ro2">
          <table:table-cell office:value-type="float" office:value="100000000">
            <text:p>100000000</text:p>
          </table:table-cell>
          <table:table-cell office:value-type="float" office:value="0.1">
            <text:p>0,1</text:p>
          </table:table-cell>
          <table:table-cell table:formula="of:=[.A18]*[.B18]" office:value-type="float" office:value="10000000">
            <text:p>10000000</text:p>
          </table:table-cell>
          <table:table-cell table:formula="of:=[.A18]+[.C18]" office:value-type="float" office:value="110000000">
            <text:p>110000000</text:p>
          </table:table-cell>
          <table:table-cell office:value-type="float" office:value="0.3">
            <text:p>0,3</text:p>
          </table:table-cell>
          <table:table-cell table:formula="of:=((1+[.E18])^(1/360)-1)" office:value-type="float" office:value="0.000729055255204392">
            <text:p>0,0007290553</text:p>
          </table:table-cell>
          <table:table-cell office:value-type="float" office:value="8">
            <text:p>8</text:p>
          </table:table-cell>
          <table:table-cell table:formula="of:=([.G18]*[.F18]*[.D18])" office:value-type="float" office:value="641568.624579865">
            <text:p>641568,624579865</text:p>
          </table:table-cell>
          <table:table-cell table:formula="of:=[.H18]*[.B18]" office:value-type="float" office:value="64156.8624579865">
            <text:p>64156,8624579865</text:p>
          </table:table-cell>
          <table:table-cell table:formula="of:=[.I18]+[.H18]" office:value-type="float" office:value="705725.487037851">
            <text:p>705725,487037851</text:p>
          </table:table-cell>
          <table:table-cell table:style-name="ce69" office:value-type="float" office:value="50000000">
            <text:p>50000000</text:p>
          </table:table-cell>
          <table:table-cell table:style-name="ce69" table:formula="of:=[.D18]" office:value-type="float" office:value="110000000">
            <text:p>110000000</text:p>
          </table:table-cell>
          <table:table-cell table:style-name="ce69" office:value-type="float" office:value="0.3">
            <text:p>0,3</text:p>
          </table:table-cell>
          <table:table-cell table:style-name="ce69" table:formula="of:=((1+[.M18])^(1/360)-1)" office:value-type="float" office:value="0.000729055255204392">
            <text:p>0,0007290553</text:p>
          </table:table-cell>
          <table:table-cell table:style-name="ce69" office:value-type="float" office:value="7">
            <text:p>7</text:p>
          </table:table-cell>
          <table:table-cell table:style-name="ce69" table:formula="of:=[.O18]*[.N18]*[.L18]" office:value-type="float" office:value="561372.546507382">
            <text:p>561372,546507382</text:p>
          </table:table-cell>
          <table:table-cell table:style-name="ce69" table:formula="of:=[.P18]*[.B18]" office:value-type="float" office:value="56137.2546507382">
            <text:p>56137,2546507382</text:p>
          </table:table-cell>
          <table:table-cell table:style-name="ce69" table:formula="of:=[.Q18]+[.P18]" office:value-type="float" office:value="617509.80115812">
            <text:p>617509,80115812</text:p>
          </table:table-cell>
          <table:table-cell table:formula="of:=[.L18]-[.K18]" office:value-type="float" office:value="60000000">
            <text:p>60000000</text:p>
          </table:table-cell>
          <table:table-cell office:value-type="float" office:value="0.3">
            <text:p>0,3</text:p>
          </table:table-cell>
          <table:table-cell table:formula="of:=((1+[.T18])^(1/360)-1)" office:value-type="float" office:value="0.000729055255204392">
            <text:p>0,0007290553</text:p>
          </table:table-cell>
          <table:table-cell office:value-type="float" office:value="8">
            <text:p>8</text:p>
          </table:table-cell>
          <table:table-cell table:formula="of:=[.V18]*[.U18]*[.S18]" office:value-type="float" office:value="349946.522498108">
            <text:p>349946,522498108</text:p>
          </table:table-cell>
          <table:table-cell table:formula="of:=[.W18]*[.B18]" office:value-type="float" office:value="34994.6522498108">
            <text:p>34994,6522498108</text:p>
          </table:table-cell>
          <table:table-cell table:formula="of:=[.X18]+[.W18]" office:value-type="float" office:value="384941.174747919">
            <text:p>384941,174747919</text:p>
          </table:table-cell>
          <table:table-cell table:formula="of:=[.R18]+[.Y18]" office:value-type="float" office:value="1002450.97590604">
            <text:p>1002450,97590604</text:p>
          </table:table-cell>
          <table:table-cell table:formula="of:=[.X18]+[.Q18]" office:value-type="float" office:value="91131.906900549">
            <text:p>91131,906900549</text:p>
          </table:table-cell>
          <table:table-cell table:formula="of:=[.W18]+[.P18]" office:value-type="float" office:value="911319.06900549">
            <text:p>911319,06900549</text:p>
          </table:table-cell>
          <table:covered-table-cell table:number-columns-repeated="2"/>
          <table:table-cell table:number-columns-repeated="994"/>
        </table:table-row>
        <table:table-row table:style-name="ro2">
          <table:table-cell office:value-type="float" office:value="100000000">
            <text:p>100000000</text:p>
          </table:table-cell>
          <table:table-cell office:value-type="float" office:value="0.1">
            <text:p>0,1</text:p>
          </table:table-cell>
          <table:table-cell table:formula="of:=[.A19]*[.B19]" office:value-type="float" office:value="10000000">
            <text:p>10000000</text:p>
          </table:table-cell>
          <table:table-cell table:formula="of:=[.C19]+[.A19]" office:value-type="float" office:value="110000000">
            <text:p>110000000</text:p>
          </table:table-cell>
          <table:table-cell office:value-type="float" office:value="0.3">
            <text:p>0,3</text:p>
          </table:table-cell>
          <table:table-cell table:formula="of:=((1+[.E19])^(1/360)-1)" office:value-type="float" office:value="0.000729055255204392">
            <text:p>0,0007290553</text:p>
          </table:table-cell>
          <table:table-cell office:value-type="float" office:value="15">
            <text:p>15</text:p>
          </table:table-cell>
          <table:table-cell table:formula="of:=([.G19]*[.F19]*[.D19])" office:value-type="float" office:value="1202941.17108725">
            <text:p>1202941,17108725</text:p>
          </table:table-cell>
          <table:table-cell table:formula="of:=[.H19]*[.B19]" office:value-type="float" office:value="120294.117108725">
            <text:p>120294,117108725</text:p>
          </table:table-cell>
          <table:table-cell table:formula="of:=[.I19]+[.H19]" office:value-type="float" office:value="1323235.28819597">
            <text:p>1323235,28819597</text:p>
          </table:table-cell>
          <table:table-cell table:style-name="ce69" office:value-type="float" office:value="50000000">
            <text:p>50000000</text:p>
          </table:table-cell>
          <table:table-cell table:style-name="ce69" table:formula="of:=[.D19]" office:value-type="float" office:value="110000000">
            <text:p>110000000</text:p>
          </table:table-cell>
          <table:table-cell table:style-name="ce69" office:value-type="float" office:value="0.3">
            <text:p>0,3</text:p>
          </table:table-cell>
          <table:table-cell table:style-name="ce69" table:formula="of:=((1+[.M19])^(1/360)-1)" office:value-type="float" office:value="0.000729055255204392">
            <text:p>0,0007290553</text:p>
          </table:table-cell>
          <table:table-cell table:style-name="ce69" office:value-type="float" office:value="7">
            <text:p>7</text:p>
          </table:table-cell>
          <table:table-cell table:style-name="ce69" table:formula="of:=[.O19]*[.N19]*[.L19]" office:value-type="float" office:value="561372.546507382">
            <text:p>561372,546507382</text:p>
          </table:table-cell>
          <table:table-cell table:style-name="ce69" table:formula="of:=[.P19]*[.B19]" office:value-type="float" office:value="56137.2546507382">
            <text:p>56137,2546507382</text:p>
          </table:table-cell>
          <table:table-cell table:style-name="ce69" table:formula="of:=[.Q19]+[.P19]" office:value-type="float" office:value="617509.80115812">
            <text:p>617509,80115812</text:p>
          </table:table-cell>
          <table:table-cell table:formula="of:=[.L19]-[.K19]" office:value-type="float" office:value="60000000">
            <text:p>60000000</text:p>
          </table:table-cell>
          <table:table-cell office:value-type="float" office:value="0.3">
            <text:p>0,3</text:p>
          </table:table-cell>
          <table:table-cell table:formula="of:=((1+[.T19])^(1/360)-1)" office:value-type="float" office:value="0.000729055255204392">
            <text:p>0,0007290553</text:p>
          </table:table-cell>
          <table:table-cell office:value-type="float" office:value="8">
            <text:p>8</text:p>
          </table:table-cell>
          <table:table-cell table:formula="of:=[.V19]*[.U19]*[.S19]" office:value-type="float" office:value="349946.522498108">
            <text:p>349946,522498108</text:p>
          </table:table-cell>
          <table:table-cell table:formula="of:=[.W19]*[.B19]" office:value-type="float" office:value="34994.6522498108">
            <text:p>34994,6522498108</text:p>
          </table:table-cell>
          <table:table-cell table:formula="of:=[.X19]+[.W19]" office:value-type="float" office:value="384941.174747919">
            <text:p>384941,174747919</text:p>
          </table:table-cell>
          <table:table-cell table:formula="of:=[.R19]+[.Y19]" office:value-type="float" office:value="1002450.97590604">
            <text:p>1002450,97590604</text:p>
          </table:table-cell>
          <table:table-cell table:formula="of:=[.X19]+[.Q19]" office:value-type="float" office:value="91131.906900549">
            <text:p>91131,906900549</text:p>
          </table:table-cell>
          <table:table-cell table:formula="of:=[.W19]+[.P19]" office:value-type="float" office:value="911319.06900549">
            <text:p>911319,06900549</text:p>
          </table:table-cell>
          <table:covered-table-cell table:number-columns-repeated="2"/>
          <table:table-cell table:number-columns-repeated="994"/>
        </table:table-row>
        <table:table-row table:style-name="ro2" table:number-rows-repeated="3">
          <table:table-cell table:number-columns-repeated="10"/>
          <table:table-cell table:style-name="ce69" table:number-columns-repeated="8"/>
          <table:table-cell table:number-columns-repeated="1006"/>
        </table:table-row>
        <table:table-row table:style-name="ro2">
          <table:table-cell table:number-columns-repeated="8"/>
          <table:table-cell table:formula="of:=([.J10]+[.R10])*2" office:value-type="float" office:value="2744185.46906388">
            <text:p>2744185,46906388</text:p>
          </table:table-cell>
          <table:table-cell/>
          <table:table-cell table:style-name="ce69" table:number-columns-repeated="8"/>
          <table:table-cell table:number-columns-repeated="1006"/>
        </table:table-row>
        <table:table-row table:style-name="ro2">
          <table:table-cell table:number-columns-repeated="8"/>
          <table:table-cell table:formula="of:=[.I11]+[.R11]" office:value-type="float" office:value="681666.663616106">
            <text:p>681666,663616106</text:p>
          </table:table-cell>
          <table:table-cell/>
          <table:table-cell table:style-name="ce69" table:number-columns-repeated="8"/>
          <table:table-cell table:number-columns-repeated="1006"/>
        </table:table-row>
        <table:table-row table:style-name="ro2">
          <table:table-cell table:number-columns-repeated="10"/>
          <table:table-cell table:style-name="ce69" table:number-columns-repeated="8"/>
          <table:table-cell table:number-columns-repeated="1006"/>
        </table:table-row>
        <table:table-row table:style-name="ro2">
          <table:table-cell table:number-columns-repeated="8"/>
          <table:table-cell office:value-type="string">
            <text:p><text:s/></text:p>
          </table:table-cell>
          <table:table-cell/>
          <table:table-cell table:style-name="ce69" table:number-columns-repeated="8"/>
          <table:table-cell table:number-columns-repeated="1006"/>
        </table:table-row>
        <table:table-row table:style-name="ro2" table:number-rows-repeated="6">
          <table:table-cell table:number-columns-repeated="10"/>
          <table:table-cell table:style-name="ce69" table:number-columns-repeated="8"/>
          <table:table-cell table:number-columns-repeated="1006"/>
        </table:table-row>
        <table:table-row table:style-name="ro2">
          <table:table-cell table:number-columns-repeated="10"/>
          <table:table-cell table:style-name="ce69" table:number-columns-repeated="8"/>
          <table:table-cell table:number-columns-repeated="2"/>
          <table:table-cell office:value-type="string">
            <text:p>Recalculación Intereses de Mora Notas Crédito </text:p>
          </table:table-cell>
          <table:table-cell table:number-columns-repeated="1003"/>
        </table:table-row>
        <table:table-row table:style-name="ro2">
          <table:table-cell table:number-columns-repeated="10"/>
          <table:table-cell table:style-name="ce69" table:number-columns-repeated="8"/>
          <table:table-cell table:number-columns-repeated="1006"/>
        </table:table-row>
        <table:table-row table:style-name="ro44">
          <table:table-cell table:style-name="ce6" office:value-type="string">
            <text:p>valor concepto</text:p>
          </table:table-cell>
          <table:table-cell table:style-name="ce6" office:value-type="string">
            <text:p>iva</text:p>
          </table:table-cell>
          <table:table-cell table:style-name="ce35" office:value-type="string">
            <text:p>total iva</text:p>
          </table:table-cell>
          <table:table-cell table:style-name="ce35" office:value-type="string">
            <text:p>balance</text:p>
          </table:table-cell>
          <table:table-cell table:style-name="ce6" office:value-type="string">
            <text:p>tasa de usura</text:p>
          </table:table-cell>
          <table:table-cell table:style-name="ce6" office:value-type="string">
            <text:p>valor diaria tasa</text:p>
          </table:table-cell>
          <table:table-cell table:style-name="ce38" office:value-type="string">
            <text:p>cantidad de días</text:p>
          </table:table-cell>
          <table:table-cell table:style-name="ce38" office:value-type="string">
            <text:p>calculated_cost Intereses</text:p>
          </table:table-cell>
          <table:table-cell table:style-name="ce38" office:value-type="string">
            <text:p>iva Intereses</text:p>
          </table:table-cell>
          <table:table-cell table:style-name="ce6" office:value-type="string">
            <text:p>balance intereses</text:p>
          </table:table-cell>
          <table:table-cell table:style-name="ce68" office:value-type="string">
            <text:p>recaudo</text:p>
          </table:table-cell>
          <table:table-cell table:style-name="ce71" office:value-type="string">
            <text:p>balance</text:p>
          </table:table-cell>
          <table:table-cell table:style-name="ce72" office:value-type="string">
            <text:p>tasa de usura</text:p>
          </table:table-cell>
          <table:table-cell table:style-name="ce72" office:value-type="string">
            <text:p>valor diaria tasa</text:p>
          </table:table-cell>
          <table:table-cell table:style-name="ce68" office:value-type="string">
            <text:p>cantidad de días1</text:p>
          </table:table-cell>
          <table:table-cell table:style-name="ce6" office:value-type="string">
            <text:p>calculated cost</text:p>
          </table:table-cell>
          <table:table-cell table:style-name="ce6" office:value-type="string">
            <text:p>calculated tax</text:p>
          </table:table-cell>
          <table:table-cell table:style-name="ce72" office:value-type="string">
            <office:annotation draw:style-name="gr1" draw:text-style-name="P1" svg:width="2.899cm" svg:height="2.176cm" svg:x="43.534cm" svg:y="16.773cm" draw:caption-point-x="-0.61cm" draw:caption-point-y="0.014cm">
              <dc:date>2012-06-01T00:00:00</dc:date>
              <text:p text:style-name="P1"><text:span text:style-name="T1">Estos son los intereses generados con el balance original</text:span></text:p>
            </office:annotation>
            <text:p>total intereses1</text:p>
          </table:table-cell>
          <table:table-cell table:style-name="ce35" office:value-type="string">
            <text:p>balance</text:p>
          </table:table-cell>
          <table:table-cell table:style-name="ce6" office:value-type="string">
            <text:p>tasa de usura</text:p>
          </table:table-cell>
          <table:table-cell table:style-name="ce6" office:value-type="string">
            <text:p>valor diaria tasa</text:p>
          </table:table-cell>
          <table:table-cell table:style-name="ce38" office:value-type="string">
            <text:p>cantidad de días2</text:p>
          </table:table-cell>
          <table:table-cell table:style-name="ce6" office:value-type="string">
            <text:p>calculated cost</text:p>
          </table:table-cell>
          <table:table-cell table:style-name="ce6" office:value-type="string">
            <text:p>calculated tax</text:p>
          </table:table-cell>
          <table:table-cell table:style-name="ce6" office:value-type="string">
            <text:p>balance</text:p>
          </table:table-cell>
          <table:table-cell table:style-name="ce33" office:value-type="string">
            <office:annotation draw:style-name="gr1" draw:text-style-name="P1" svg:width="2.899cm" svg:height="2.571cm" svg:x="61.599cm" svg:y="16.773cm" draw:caption-point-x="-0.61cm" draw:caption-point-y="0.014cm">
              <dc:date>2012-06-01T00:00:00</dc:date>
              <text:p text:style-name="P1"><text:span text:style-name="T1">Estos son los intereses generados con el balance afectado por el recaudo</text:span></text:p>
            </office:annotation>
            <text:p>totalBalancel</text:p>
          </table:table-cell>
          <table:table-cell table:style-name="ce33" office:value-type="string">
            <text:p>totalCalculated_tax</text:p>
          </table:table-cell>
          <table:table-cell table:style-name="ce33" office:value-type="string">
            <text:p>totalCalculated_cost</text:p>
          </table:table-cell>
          <table:table-cell table:style-name="ce33" table:number-columns-repeated="2"/>
          <table:table-cell table:style-name="ce73" table:number-columns-repeated="994"/>
        </table:table-row>
        <table:table-row table:style-name="ro2">
          <table:table-cell office:value-type="float" office:value="100000000">
            <text:p>100000000</text:p>
          </table:table-cell>
          <table:table-cell office:value-type="float" office:value="0.1">
            <text:p>0,1</text:p>
          </table:table-cell>
          <table:table-cell table:formula="of:=[.A36]*[.B36]" office:value-type="float" office:value="10000000">
            <text:p>10000000</text:p>
          </table:table-cell>
          <table:table-cell office:value-type="float" office:value="2475440">
            <text:p>2475440</text:p>
          </table:table-cell>
          <table:table-cell office:value-type="float" office:value="0.3">
            <text:p>0,3</text:p>
          </table:table-cell>
          <table:table-cell table:formula="of:=((1+[.E36])^(1/360)-1)" office:value-type="float" office:value="0.000729055255204392">
            <text:p>0,0007290553</text:p>
          </table:table-cell>
          <table:table-cell office:value-type="float" office:value="15">
            <text:p>15</text:p>
          </table:table-cell>
          <table:table-cell table:formula="of:=([.G36]*[.F36]*[.D36])" office:value-type="float" office:value="27070.9881141474">
            <text:p>27070,9881141474</text:p>
          </table:table-cell>
          <table:table-cell table:formula="of:=[.H36]*[.B36]" office:value-type="float" office:value="2707.09881141474">
            <text:p>2707,0988114147</text:p>
          </table:table-cell>
          <table:table-cell table:formula="of:=[.I36]+[.H36]" office:value-type="float" office:value="29778.0869255621">
            <text:p>29778,0869255621</text:p>
          </table:table-cell>
          <table:table-cell table:style-name="ce69" office:value-type="float" office:value="50000000">
            <text:p>50000000</text:p>
          </table:table-cell>
          <table:table-cell table:style-name="ce69" table:formula="of:=[.D36]" office:value-type="float" office:value="2475440">
            <text:p>2475440</text:p>
          </table:table-cell>
          <table:table-cell table:style-name="ce69" office:value-type="float" office:value="0.3">
            <text:p>0,3</text:p>
          </table:table-cell>
          <table:table-cell table:style-name="ce69" table:formula="of:=((1+[.M36])^(1/360)-1)" office:value-type="float" office:value="0.000729055255204392">
            <text:p>0,0007290553</text:p>
          </table:table-cell>
          <table:table-cell table:style-name="ce69" office:value-type="float" office:value="13">
            <text:p>13</text:p>
          </table:table-cell>
          <table:table-cell table:style-name="ce69" table:formula="of:=[.O36]*[.N36]*[.L36]" office:value-type="float" office:value="23461.5230322611">
            <text:p>23461,5230322611</text:p>
          </table:table-cell>
          <table:table-cell table:style-name="ce69" table:formula="of:=[.P36]*[.B36]" office:value-type="float" office:value="2346.15230322611">
            <text:p>2346,1523032261</text:p>
          </table:table-cell>
          <table:table-cell table:style-name="ce69" table:formula="of:=[.Q36]+[.P36]" office:value-type="float" office:value="25807.6753354872">
            <text:p>25807,6753354872</text:p>
          </table:table-cell>
          <table:table-cell table:formula="of:=[.L36]-[.K36]" office:value-type="float" office:value="-47524560">
            <text:p>-47524560</text:p>
          </table:table-cell>
          <table:table-cell office:value-type="float" office:value="0.3">
            <text:p>0,3</text:p>
          </table:table-cell>
          <table:table-cell table:formula="of:=((1+[.T36])^(1/360)-1)" office:value-type="float" office:value="0.000729055255204392">
            <text:p>0,0007290553</text:p>
          </table:table-cell>
          <table:table-cell office:value-type="float" office:value="8">
            <text:p>8</text:p>
          </table:table-cell>
          <table:table-cell table:formula="of:=[.V36]*[.U36]*[.S36]" office:value-type="float" office:value="-277184.241754211">
            <text:p>-277184,241754211</text:p>
          </table:table-cell>
          <table:table-cell table:formula="of:=[.W36]*[.B36]" office:value-type="float" office:value="-27718.4241754211">
            <text:p>-27718,4241754211</text:p>
          </table:table-cell>
          <table:table-cell table:formula="of:=[.X36]+[.W36]" office:value-type="float" office:value="-304902.665929632">
            <text:p>-304902,665929632</text:p>
          </table:table-cell>
          <table:table-cell table:formula="of:=[.R36]+[.Y36]" office:value-type="float" office:value="-279094.990594145">
            <text:p>-279094,990594145</text:p>
          </table:table-cell>
          <table:table-cell table:formula="of:=[.X36]+[.Q36]" office:value-type="float" office:value="-25372.271872195">
            <text:p>-25372,271872195</text:p>
          </table:table-cell>
          <table:table-cell table:formula="of:=[.W36]+[.P36]" office:value-type="float" office:value="-253722.71872195">
            <text:p>-253722,71872195</text:p>
          </table:table-cell>
          <table:table-cell table:style-name="ce33" office:value-type="string" table:number-columns-spanned="2" table:number-rows-spanned="4">
            <text:p>Recalculación Intereses de Mora Recaudo Manual</text:p>
          </table:table-cell>
          <table:covered-table-cell/>
          <table:table-cell table:number-columns-repeated="994"/>
        </table:table-row>
        <table:table-row table:style-name="ro2">
          <table:table-cell office:value-type="float" office:value="100000000">
            <text:p>100000000</text:p>
          </table:table-cell>
          <table:table-cell office:value-type="float" office:value="0">
            <text:p>0</text:p>
          </table:table-cell>
          <table:table-cell table:formula="of:=[.A37]*[.B37]" office:value-type="float" office:value="0">
            <text:p>0</text:p>
          </table:table-cell>
          <table:table-cell table:formula="of:=[.C37]+[.A37]" office:value-type="float" office:value="100000000">
            <text:p>100000000</text:p>
          </table:table-cell>
          <table:table-cell office:value-type="float" office:value="0.3">
            <text:p>0,3</text:p>
          </table:table-cell>
          <table:table-cell table:formula="of:=((1+[.E37])^(1/360)-1)" office:value-type="float" office:value="0.000729055255204392">
            <text:p>0,0007290553</text:p>
          </table:table-cell>
          <table:table-cell office:value-type="float" office:value="15">
            <text:p>15</text:p>
          </table:table-cell>
          <table:table-cell table:formula="of:=([.G37]*[.F37]*[.D37])" office:value-type="float" office:value="1093582.88280659">
            <text:p>1093582,88280659</text:p>
          </table:table-cell>
          <table:table-cell table:formula="of:=[.H37]*[.B37]" office:value-type="float" office:value="0">
            <text:p>0</text:p>
          </table:table-cell>
          <table:table-cell table:formula="of:=[.I37]+[.H37]" office:value-type="float" office:value="1093582.88280659">
            <text:p>1093582,88280659</text:p>
          </table:table-cell>
          <table:table-cell table:style-name="ce69" office:value-type="float" office:value="50000000">
            <text:p>50000000</text:p>
          </table:table-cell>
          <table:table-cell table:style-name="ce69" table:formula="of:=[.D37]" office:value-type="float" office:value="100000000">
            <text:p>100000000</text:p>
          </table:table-cell>
          <table:table-cell table:style-name="ce69" office:value-type="float" office:value="0.3">
            <text:p>0,3</text:p>
          </table:table-cell>
          <table:table-cell table:style-name="ce69" table:formula="of:=((1+[.M37])^(1/360)-1)" office:value-type="float" office:value="0.000729055255204392">
            <text:p>0,0007290553</text:p>
          </table:table-cell>
          <table:table-cell table:style-name="ce69" office:value-type="float" office:value="7">
            <text:p>7</text:p>
          </table:table-cell>
          <table:table-cell table:style-name="ce69" table:formula="of:=[.O37]*[.N37]*[.L37]" office:value-type="float" office:value="510338.678643074">
            <text:p>510338,678643074</text:p>
          </table:table-cell>
          <table:table-cell table:style-name="ce69" table:formula="of:=[.P37]*[.B37]" office:value-type="float" office:value="0">
            <text:p>0</text:p>
          </table:table-cell>
          <table:table-cell table:style-name="ce69" table:formula="of:=[.Q37]+[.P37]" office:value-type="float" office:value="510338.678643074">
            <text:p>510338,678643074</text:p>
          </table:table-cell>
          <table:table-cell table:formula="of:=[.L37]-[.K37]" office:value-type="float" office:value="50000000">
            <text:p>50000000</text:p>
          </table:table-cell>
          <table:table-cell office:value-type="float" office:value="0.3">
            <text:p>0,3</text:p>
          </table:table-cell>
          <table:table-cell table:formula="of:=((1+[.T37])^(1/360)-1)" office:value-type="float" office:value="0.000729055255204392">
            <text:p>0,0007290553</text:p>
          </table:table-cell>
          <table:table-cell office:value-type="float" office:value="8">
            <text:p>8</text:p>
          </table:table-cell>
          <table:table-cell table:formula="of:=[.V37]*[.U37]*[.S37]" office:value-type="float" office:value="291622.102081757">
            <text:p>291622,102081757</text:p>
          </table:table-cell>
          <table:table-cell table:formula="of:=[.W37]*[.B37]" office:value-type="float" office:value="0">
            <text:p>0</text:p>
          </table:table-cell>
          <table:table-cell table:formula="of:=[.X37]+[.W37]" office:value-type="float" office:value="291622.102081757">
            <text:p>291622,102081757</text:p>
          </table:table-cell>
          <table:table-cell table:formula="of:=[.R37]+[.Y37]" office:value-type="float" office:value="801960.780724831">
            <text:p>801960,780724831</text:p>
          </table:table-cell>
          <table:table-cell table:formula="of:=[.X37]+[.Q37]" office:value-type="float" office:value="0">
            <text:p>0</text:p>
          </table:table-cell>
          <table:table-cell table:formula="of:=[.W37]+[.P37]" office:value-type="float" office:value="801960.780724831">
            <text:p>801960,780724831</text:p>
          </table:table-cell>
          <table:covered-table-cell table:number-columns-repeated="2"/>
          <table:table-cell table:number-columns-repeated="994"/>
        </table:table-row>
        <table:table-row table:style-name="ro2">
          <table:table-cell office:value-type="float" office:value="100000000">
            <text:p>100000000</text:p>
          </table:table-cell>
          <table:table-cell office:value-type="float" office:value="0.1">
            <text:p>0,1</text:p>
          </table:table-cell>
          <table:table-cell table:formula="of:=[.A38]*[.B38]" office:value-type="float" office:value="10000000">
            <text:p>10000000</text:p>
          </table:table-cell>
          <table:table-cell table:formula="of:=[.A38]+[.C38]" office:value-type="float" office:value="110000000">
            <text:p>110000000</text:p>
          </table:table-cell>
          <table:table-cell office:value-type="float" office:value="0.3">
            <text:p>0,3</text:p>
          </table:table-cell>
          <table:table-cell table:formula="of:=((1+[.E38])^(1/360)-1)" office:value-type="float" office:value="0.000729055255204392">
            <text:p>0,0007290553</text:p>
          </table:table-cell>
          <table:table-cell office:value-type="float" office:value="15">
            <text:p>15</text:p>
          </table:table-cell>
          <table:table-cell table:formula="of:=([.G38]*[.F38]*[.D38])" office:value-type="float" office:value="1202941.17108725">
            <text:p>1202941,17108725</text:p>
          </table:table-cell>
          <table:table-cell table:formula="of:=[.H38]*[.B38]" office:value-type="float" office:value="120294.117108725">
            <text:p>120294,117108725</text:p>
          </table:table-cell>
          <table:table-cell table:formula="of:=[.I38]+[.H38]" office:value-type="float" office:value="1323235.28819597">
            <text:p>1323235,28819597</text:p>
          </table:table-cell>
          <table:table-cell table:style-name="ce69" office:value-type="float" office:value="50000000">
            <text:p>50000000</text:p>
          </table:table-cell>
          <table:table-cell table:style-name="ce69" table:formula="of:=[.D38]" office:value-type="float" office:value="110000000">
            <text:p>110000000</text:p>
          </table:table-cell>
          <table:table-cell table:style-name="ce69" office:value-type="float" office:value="0.3">
            <text:p>0,3</text:p>
          </table:table-cell>
          <table:table-cell table:style-name="ce69" table:formula="of:=((1+[.M38])^(1/360)-1)" office:value-type="float" office:value="0.000729055255204392">
            <text:p>0,0007290553</text:p>
          </table:table-cell>
          <table:table-cell table:style-name="ce69" office:value-type="float" office:value="7">
            <text:p>7</text:p>
          </table:table-cell>
          <table:table-cell table:style-name="ce69" table:formula="of:=[.O38]*[.N38]*[.L38]" office:value-type="float" office:value="561372.546507382">
            <text:p>561372,546507382</text:p>
          </table:table-cell>
          <table:table-cell table:style-name="ce69" table:formula="of:=[.P38]*[.B38]" office:value-type="float" office:value="56137.2546507382">
            <text:p>56137,2546507382</text:p>
          </table:table-cell>
          <table:table-cell table:style-name="ce69" table:formula="of:=[.Q38]+[.P38]" office:value-type="float" office:value="617509.80115812">
            <text:p>617509,80115812</text:p>
          </table:table-cell>
          <table:table-cell table:formula="of:=[.L38]-[.K38]" office:value-type="float" office:value="60000000">
            <text:p>60000000</text:p>
          </table:table-cell>
          <table:table-cell office:value-type="float" office:value="0.3">
            <text:p>0,3</text:p>
          </table:table-cell>
          <table:table-cell table:formula="of:=((1+[.T38])^(1/360)-1)" office:value-type="float" office:value="0.000729055255204392">
            <text:p>0,0007290553</text:p>
          </table:table-cell>
          <table:table-cell office:value-type="float" office:value="8">
            <text:p>8</text:p>
          </table:table-cell>
          <table:table-cell table:formula="of:=[.V38]*[.U38]*[.S38]" office:value-type="float" office:value="349946.522498108">
            <text:p>349946,522498108</text:p>
          </table:table-cell>
          <table:table-cell table:formula="of:=[.W38]*[.B38]" office:value-type="float" office:value="34994.6522498108">
            <text:p>34994,6522498108</text:p>
          </table:table-cell>
          <table:table-cell table:formula="of:=[.X38]+[.W38]" office:value-type="float" office:value="384941.174747919">
            <text:p>384941,174747919</text:p>
          </table:table-cell>
          <table:table-cell table:formula="of:=[.R38]+[.Y38]" office:value-type="float" office:value="1002450.97590604">
            <text:p>1002450,97590604</text:p>
          </table:table-cell>
          <table:table-cell table:formula="of:=[.X38]+[.Q38]" office:value-type="float" office:value="91131.906900549">
            <text:p>91131,906900549</text:p>
          </table:table-cell>
          <table:table-cell table:formula="of:=[.W38]+[.P38]" office:value-type="float" office:value="911319.06900549">
            <text:p>911319,06900549</text:p>
          </table:table-cell>
          <table:covered-table-cell table:number-columns-repeated="2"/>
          <table:table-cell table:number-columns-repeated="994"/>
        </table:table-row>
        <table:table-row table:style-name="ro2">
          <table:table-cell office:value-type="float" office:value="100000000">
            <text:p>100000000</text:p>
          </table:table-cell>
          <table:table-cell office:value-type="float" office:value="0.1">
            <text:p>0,1</text:p>
          </table:table-cell>
          <table:table-cell table:formula="of:=[.A39]*[.B39]" office:value-type="float" office:value="10000000">
            <text:p>10000000</text:p>
          </table:table-cell>
          <table:table-cell table:formula="of:=[.C39]+[.A39]" office:value-type="float" office:value="110000000">
            <text:p>110000000</text:p>
          </table:table-cell>
          <table:table-cell office:value-type="float" office:value="0.3">
            <text:p>0,3</text:p>
          </table:table-cell>
          <table:table-cell table:formula="of:=((1+[.E39])^(1/360)-1)" office:value-type="float" office:value="0.000729055255204392">
            <text:p>0,0007290553</text:p>
          </table:table-cell>
          <table:table-cell office:value-type="float" office:value="15">
            <text:p>15</text:p>
          </table:table-cell>
          <table:table-cell table:formula="of:=([.G39]*[.F39]*[.D39])" office:value-type="float" office:value="1202941.17108725">
            <text:p>1202941,17108725</text:p>
          </table:table-cell>
          <table:table-cell table:formula="of:=[.H39]*[.B39]" office:value-type="float" office:value="120294.117108725">
            <text:p>120294,117108725</text:p>
          </table:table-cell>
          <table:table-cell table:formula="of:=[.I39]+[.H39]" office:value-type="float" office:value="1323235.28819597">
            <text:p>1323235,28819597</text:p>
          </table:table-cell>
          <table:table-cell table:style-name="ce69" office:value-type="float" office:value="50000000">
            <text:p>50000000</text:p>
          </table:table-cell>
          <table:table-cell table:style-name="ce69" table:formula="of:=[.D39]" office:value-type="float" office:value="110000000">
            <text:p>110000000</text:p>
          </table:table-cell>
          <table:table-cell table:style-name="ce69" office:value-type="float" office:value="0.3">
            <text:p>0,3</text:p>
          </table:table-cell>
          <table:table-cell table:style-name="ce69" table:formula="of:=((1+[.M39])^(1/360)-1)" office:value-type="float" office:value="0.000729055255204392">
            <text:p>0,0007290553</text:p>
          </table:table-cell>
          <table:table-cell table:style-name="ce69" office:value-type="float" office:value="7">
            <text:p>7</text:p>
          </table:table-cell>
          <table:table-cell table:style-name="ce69" table:formula="of:=[.O39]*[.N39]*[.L39]" office:value-type="float" office:value="561372.546507382">
            <text:p>561372,546507382</text:p>
          </table:table-cell>
          <table:table-cell table:style-name="ce69" table:formula="of:=[.P39]*[.B39]" office:value-type="float" office:value="56137.2546507382">
            <text:p>56137,2546507382</text:p>
          </table:table-cell>
          <table:table-cell table:style-name="ce69" table:formula="of:=[.Q39]+[.P39]" office:value-type="float" office:value="617509.80115812">
            <text:p>617509,80115812</text:p>
          </table:table-cell>
          <table:table-cell table:formula="of:=[.L39]-[.K39]" office:value-type="float" office:value="60000000">
            <text:p>60000000</text:p>
          </table:table-cell>
          <table:table-cell office:value-type="float" office:value="0.3">
            <text:p>0,3</text:p>
          </table:table-cell>
          <table:table-cell table:formula="of:=((1+[.T39])^(1/360)-1)" office:value-type="float" office:value="0.000729055255204392">
            <text:p>0,0007290553</text:p>
          </table:table-cell>
          <table:table-cell office:value-type="float" office:value="8">
            <text:p>8</text:p>
          </table:table-cell>
          <table:table-cell table:formula="of:=[.V39]*[.U39]*[.S39]" office:value-type="float" office:value="349946.522498108">
            <text:p>349946,522498108</text:p>
          </table:table-cell>
          <table:table-cell table:formula="of:=[.W39]*[.B39]" office:value-type="float" office:value="34994.6522498108">
            <text:p>34994,6522498108</text:p>
          </table:table-cell>
          <table:table-cell table:formula="of:=[.X39]+[.W39]" office:value-type="float" office:value="384941.174747919">
            <text:p>384941,174747919</text:p>
          </table:table-cell>
          <table:table-cell table:formula="of:=[.R39]+[.Y39]" office:value-type="float" office:value="1002450.97590604">
            <text:p>1002450,97590604</text:p>
          </table:table-cell>
          <table:table-cell table:formula="of:=[.X39]+[.Q39]" office:value-type="float" office:value="91131.906900549">
            <text:p>91131,906900549</text:p>
          </table:table-cell>
          <table:table-cell table:formula="of:=[.W39]+[.P39]" office:value-type="float" office:value="911319.06900549">
            <text:p>911319,06900549</text:p>
          </table:table-cell>
          <table:covered-table-cell table:number-columns-repeated="2"/>
          <table:table-cell table:number-columns-repeated="994"/>
        </table:table-row>
        <table:table-row table:style-name="ro2">
          <table:table-cell table:style-name="ce2" table:number-columns-spanned="1024" table:number-rows-spanned="2"/>
          <table:covered-table-cell table:number-columns-repeated="9"/>
          <table:covered-table-cell table:number-columns-repeated="8" table:style-name="ce69"/>
          <table:covered-table-cell table:number-columns-repeated="1006"/>
        </table:table-row>
        <table:table-row table:style-name="ro2">
          <table:covered-table-cell table:number-columns-repeated="10"/>
          <table:covered-table-cell table:number-columns-repeated="8" table:style-name="ce69"/>
          <table:covered-table-cell table:number-columns-repeated="1006"/>
        </table:table-row>
        <table:table-row table:style-name="ro2" table:number-rows-repeated="26">
          <table:table-cell table:number-columns-repeated="1024"/>
        </table:table-row>
        <table:table-row table:style-name="ro2">
          <table:table-cell table:number-columns-repeated="17"/>
          <table:table-cell/>
          <table:table-cell table:number-columns-repeated="4"/>
          <table:table-cell/>
          <table:table-cell table:number-columns-repeated="2"/>
          <table:table-cell table:formula="of:=[.W68]+[.R68]"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69]+[.R69]"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70]+[.R70]"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71]+[.R71]"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72]+[.R72]"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73]+[.R73]"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74]+[.R74]"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75]+[.R75]"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76]+[.R76]"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77]+[.R77]"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78]+[.R78]"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79]+[.R79]"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80]+[.R80]"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81]+[.R81]"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82]+[.R82]"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83]+[.R83]"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84]+[.R84]"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85]+[.R85]"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86]+[.R86]"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87]+[.R87]"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88]+[.R88]"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89]+[.R89]"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90]+[.R90]"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91]+[.R91]"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92]+[.R92]"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93]+[.R93]"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94]+[.R94]"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95]+[.R95]"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96]+[.R96]"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97]+[.R97]"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98]+[.R98]"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99]+[.R99]"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00]+[.R100]"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01]+[.R101]"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02]+[.R102]"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03]+[.R103]"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04]+[.R104]"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05]+[.R105]"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06]+[.R106]"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07]+[.R107]"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08]+[.R108]"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09]+[.R109]"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10]+[.R110]"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11]+[.R111]"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12]+[.R112]"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13]+[.R113]"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14]+[.R114]"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15]+[.R115]"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16]+[.R116]"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17]+[.R117]"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18]+[.R118]"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19]+[.R119]"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20]+[.R120]" office:value-type="float" office:value="0">
            <text:p>0</text:p>
          </table:table-cell>
          <table:table-cell table:number-columns-repeated="998"/>
        </table:table-row>
        <table:table-row table:style-name="ro2">
          <table:table-cell table:number-columns-repeated="17"/>
          <table:table-cell/>
          <table:table-cell table:number-columns-repeated="4"/>
          <table:table-cell/>
          <table:table-cell table:number-columns-repeated="2"/>
          <table:table-cell table:formula="of:=[.W121]+[.R121]" office:value-type="float" office:value="0">
            <text:p>0</text:p>
          </table:table-cell>
          <table:table-cell table:number-columns-repeated="998"/>
        </table:table-row>
        <table:table-row table:style-name="ro2" table:number-rows-repeated="1048454">
          <table:table-cell table:number-columns-repeated="1024"/>
        </table:table-row>
        <table:table-row table:style-name="ro2">
          <table:table-cell table:number-columns-repeated="1024"/>
        </table:table-row>
      </table:table>
      <table:table table:name="Activos" table:style-name="ta1" table:print="false">
        <office:forms form:automatic-focus="false" form:apply-design-mode="false"/>
        <table:table-column table:style-name="co54" table:default-cell-style-name="ce84"/>
        <table:table-column table:style-name="co32" table:default-cell-style-name="ce84"/>
        <table:table-column table:style-name="co55" table:default-cell-style-name="ce84"/>
        <table:table-column table:style-name="co56" table:default-cell-style-name="ce84"/>
        <table:table-column table:style-name="co54" table:default-cell-style-name="ce84"/>
        <table:table-column table:style-name="co57" table:default-cell-style-name="ce84"/>
        <table:table-column table:style-name="co58" table:default-cell-style-name="ce84"/>
        <table:table-column table:style-name="co59" table:default-cell-style-name="ce84"/>
        <table:table-column table:style-name="co60" table:default-cell-style-name="ce86"/>
        <table:table-column table:style-name="co61" table:default-cell-style-name="ce86"/>
        <table:table-row table:style-name="ro1">
          <table:table-cell table:style-name="ce1" office:value-type="string" table:number-columns-spanned="4" table:number-rows-spanned="1">
            <text:p>DOCUMENTO GENERAL PARA LA EJECUCIÓN DE PRUEBAS </text:p>
          </table:table-cell>
          <table:covered-table-cell table:number-columns-repeated="2" table:style-name="ce1"/>
          <table:covered-table-cell table:style-name="ce18"/>
          <table:table-cell table:style-name="ce1" table:number-columns-repeated="3"/>
          <table:table-cell table:style-name="ce96"/>
          <table:table-cell table:style-name="ce2" table:number-columns-repeated="2"/>
        </table:table-row>
        <table:table-row table:style-name="ro2">
          <table:table-cell table:style-name="ce2"/>
          <table:table-cell table:style-name="ce4" table:number-columns-repeated="3"/>
          <table:table-cell table:style-name="ce2" table:number-columns-repeated="4"/>
          <table:table-cell table:style-name="ce4" table:number-columns-repeated="2"/>
        </table:table-row>
        <table:table-row table:style-name="ro1">
          <table:table-cell table:style-name="ce3"/>
          <table:table-cell table:style-name="ce8" office:value-type="string">
            <text:p>Código del proyecto</text:p>
          </table:table-cell>
          <table:table-cell table:style-name="ce15" office:value-type="string" table:number-columns-spanned="2" table:number-rows-spanned="1">
            <text:p>Terranvm 2</text:p>
          </table:table-cell>
          <table:covered-table-cell table:style-name="ce19"/>
          <table:table-cell table:style-name="ce20"/>
          <table:table-cell table:style-name="ce2" table:number-columns-repeated="2"/>
          <table:table-cell table:style-name="ce3"/>
          <table:table-cell table:style-name="ce8" office:value-type="string">
            <text:p>Consecutivo</text:p>
          </table:table-cell>
          <table:table-cell table:style-name="ce26" office:value-type="float" office:value="6">
            <text:p>006</text:p>
          </table:table-cell>
        </table:table-row>
        <table:table-row table:style-name="ro1">
          <table:table-cell table:style-name="ce3"/>
          <table:table-cell table:style-name="ce8" office:value-type="string">
            <text:p>Fase del Proyecto</text:p>
          </table:table-cell>
          <table:table-cell table:style-name="ce15" office:value-type="string" table:number-columns-spanned="2" table:number-rows-spanned="1">
            <text:p>Modificacion de las areas de activo</text:p>
          </table:table-cell>
          <table:covered-table-cell table:style-name="ce19"/>
          <table:table-cell table:style-name="ce20"/>
          <table:table-cell table:style-name="ce2" table:number-columns-repeated="2"/>
          <table:table-cell table:style-name="ce97"/>
          <table:table-cell table:style-name="ce99"/>
          <table:table-cell table:style-name="ce27"/>
        </table:table-row>
        <table:table-row table:style-name="ro1">
          <table:table-cell table:style-name="ce3"/>
          <table:table-cell table:style-name="ce8" office:value-type="string">
            <text:p>Usuario Responsable</text:p>
          </table:table-cell>
          <table:table-cell table:style-name="ce15" office:value-type="string" table:number-columns-spanned="2" table:number-rows-spanned="1">
            <text:p>Cesar Solano</text:p>
          </table:table-cell>
          <table:covered-table-cell table:style-name="ce19"/>
          <table:table-cell table:style-name="ce20"/>
          <table:table-cell table:style-name="ce2" table:number-columns-repeated="2"/>
          <table:table-cell table:style-name="ce97"/>
          <table:table-cell table:style-name="ce78"/>
          <table:table-cell table:style-name="ce2"/>
        </table:table-row>
        <table:table-row table:style-name="ro1">
          <table:table-cell table:style-name="ce3"/>
          <table:table-cell table:style-name="ce8" office:value-type="string">
            <text:p>Proceso (Iteration Name)</text:p>
          </table:table-cell>
          <table:table-cell table:style-name="ce15" office:value-type="string" table:number-columns-spanned="2" table:number-rows-spanned="1">
            <text:p>Pruebas de activacion y desactivacion</text:p>
          </table:table-cell>
          <table:covered-table-cell table:style-name="ce19"/>
          <table:table-cell table:style-name="ce20"/>
          <table:table-cell table:style-name="ce2" table:number-columns-repeated="2"/>
          <table:table-cell table:style-name="ce97"/>
          <table:table-cell table:style-name="ce78"/>
          <table:table-cell table:style-name="ce2"/>
        </table:table-row>
        <table:table-row table:style-name="ro1">
          <table:table-cell table:style-name="ce3"/>
          <table:table-cell table:style-name="ce8" office:value-type="string">
            <text:p>Fecha</text:p>
          </table:table-cell>
          <table:table-cell table:style-name="ce16" office:value-type="float" office:value="41087" table:number-columns-spanned="2" table:number-rows-spanned="1">
            <text:p>27/06/12</text:p>
          </table:table-cell>
          <table:covered-table-cell table:style-name="ce19"/>
          <table:table-cell table:style-name="ce20"/>
          <table:table-cell table:style-name="ce2" table:number-columns-repeated="2"/>
          <table:table-cell table:style-name="ce97"/>
          <table:table-cell table:style-name="ce78"/>
          <table:table-cell table:style-name="ce2"/>
        </table:table-row>
        <table:table-row table:style-name="ro1">
          <table:table-cell table:style-name="ce3"/>
          <table:table-cell table:style-name="ce8" office:value-type="string">
            <text:p>Documento</text:p>
          </table:table-cell>
          <table:table-cell table:style-name="ce15" office:value-type="string" table:number-columns-spanned="2" table:number-rows-spanned="1">
            <text:p>Casos de Prueba</text:p>
          </table:table-cell>
          <table:covered-table-cell table:style-name="ce15"/>
          <table:table-cell table:style-name="ce20"/>
          <table:table-cell table:style-name="ce2" table:number-columns-repeated="2"/>
          <table:table-cell table:style-name="ce97"/>
          <table:table-cell table:style-name="ce78"/>
          <table:table-cell table:style-name="ce2"/>
        </table:table-row>
        <table:table-row table:style-name="ro1" table:number-rows-repeated="2">
          <table:table-cell table:style-name="ce3"/>
          <table:table-cell table:style-name="ce8"/>
          <table:table-cell table:style-name="ce15" table:number-columns-repeated="2"/>
          <table:table-cell table:style-name="ce20"/>
          <table:table-cell table:style-name="ce2" table:number-columns-repeated="2"/>
          <table:table-cell table:style-name="ce97"/>
          <table:table-cell table:style-name="ce78"/>
          <table:table-cell table:style-name="ce2"/>
        </table:table-row>
        <table:table-row table:style-name="ro45">
          <table:table-cell table:style-name="ce75" office:value-type="string">
            <text:p>ACTIVO EN ESTADO BORRADOR</text:p>
          </table:table-cell>
          <table:table-cell table:style-name="ce9" table:number-columns-repeated="3"/>
          <table:table-cell table:style-name="ce4" table:number-columns-repeated="6"/>
        </table:table-row>
        <table:table-row table:style-name="ro46">
          <table:table-cell table:style-name="ce5" office:value-type="string">
            <text:p>ID DEL REQ. DE PRUEBA</text:p>
          </table:table-cell>
          <table:table-cell table:style-name="ce5" office:value-type="string">
            <text:p>ESCENARIO DE PRUEBA</text:p>
          </table:table-cell>
          <table:table-cell table:style-name="ce5" office:value-type="string">
            <text:p>PRE- REQUISITO</text:p>
          </table:table-cell>
          <table:table-cell table:style-name="ce5" office:value-type="string">
            <text:p>REQUERIMIENTO DE LA PRUEBA</text:p>
          </table:table-cell>
          <table:table-cell table:style-name="ce5" office:value-type="string">
            <text:p>DESCRIPCIÓN DE LA PRUEBA</text:p>
          </table:table-cell>
          <table:table-cell table:style-name="ce5" office:value-type="string">
            <text:p>NOMBRE DEL CASO DE PRUEBA</text:p>
          </table:table-cell>
          <table:table-cell table:style-name="ce5" office:value-type="string">
            <text:p>DESCRIPCIÓN DEL PASO</text:p>
          </table:table-cell>
          <table:table-cell table:style-name="ce5" office:value-type="string">
            <text:p>RESULTADO ESPERADO</text:p>
          </table:table-cell>
          <table:table-cell table:style-name="ce5" office:value-type="string">
            <text:p>STATUS DE EJECUCIÓN </text:p>
          </table:table-cell>
          <table:table-cell table:style-name="ce28" office:value-type="string">
            <text:p>OBSERVACIONES</text:p>
          </table:table-cell>
        </table:table-row>
        <table:table-row table:style-name="ro47">
          <table:table-cell table:style-name="ce76" office:value-type="string">
            <text:p>01-Terranvm 2</text:p>
          </table:table-cell>
          <table:table-cell table:style-name="ce76"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76" office:value-type="string">
            <text:p>El usuario debe estar logueado en el sistema y ubicado en el formulario de crear activo</text:p>
          </table:table-cell>
          <table:table-cell table:style-name="ce92" office:value-type="string">
            <text:p>se creara un nuevo activo con todas su entidades en estado borrador</text:p>
          </table:table-cell>
          <table:table-cell table:style-name="ce76" office:value-type="string">
            <text:p>crear activo nuevo</text:p>
          </table:table-cell>
          <table:table-cell table:style-name="ce95" office:value-type="string">
            <text:p>se creara un activo, posteriormente se debera crear un edificion, un piso, una area, y una unidad arrendable</text:p>
          </table:table-cell>
          <table:table-cell table:style-name="ce95" office:value-type="string">
            <text:p>las entidades creadas en la base de datos deberan tener el campo pending_approve en true para unidad arrendable y false para activo y deactivate en false para ambos, durante la creacion no debera aparecer los componentes que hacen referencia a la desactivacion</text:p>
          </table:table-cell>
          <table:table-cell table:style-name="ce100" office:value-type="string">
            <text:p><text:s/>sin problema</text:p>
          </table:table-cell>
          <table:table-cell table:style-name="ce77"/>
        </table:table-row>
        <table:table-row table:style-name="ro48">
          <table:table-cell table:style-name="ce77" office:value-type="string">
            <text:p>02-Terranvm 2</text:p>
          </table:table-cell>
          <table:table-cell table:style-name="ce80" office:value-type="string">
            <text:p>activos </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y ubicado en el formulario de editar unidad arrendable, tambien debe estar activado</text:p>
          </table:table-cell>
          <table:table-cell table:style-name="ce90" office:value-type="string">
            <text:p>se desactivara la unidad rentable que se creo en la prueba anterior</text:p>
          </table:table-cell>
          <table:table-cell table:style-name="ce90" office:value-type="string">
            <text:p>desactivar <text:s/>la unidad arrendable en estado borrado</text:p>
          </table:table-cell>
          <table:table-cell table:style-name="ce90" office:value-type="string">
            <text:p>se seleccionara la unidad arrendable del activo que se creo, se seleccionara el check de desactivar y se colocara una razón, finalmente se guardara los cambios </text:p>
          </table:table-cell>
          <table:table-cell table:style-name="ce98" office:value-type="string">
            <text:p>el campo desactivar y aprobación <text:s/>de la tabla de unidad arrendable deberá pasar a true, </text:p>
          </table:table-cell>
          <table:table-cell table:style-name="ce90" office:value-type="string">
            <text:p>ok</text:p>
          </table:table-cell>
          <table:table-cell/>
        </table:table-row>
        <table:table-row table:style-name="ro49">
          <table:table-cell table:style-name="ce77" office:value-type="string">
            <text:p>03-Terranvm 2</text:p>
          </table:table-cell>
          <table:table-cell table:style-name="ce80" office:value-type="string">
            <text:p>activos </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y ubicado en el formulario de editar unidad arrendable, tambien debe estar desactivado</text:p>
          </table:table-cell>
          <table:table-cell table:style-name="ce90" office:value-type="string">
            <text:p>se activara la unidad rentable que se creo </text:p>
          </table:table-cell>
          <table:table-cell table:style-name="ce90" office:value-type="string">
            <text:p>activar <text:s/>la unidad arrendable en estado borrado</text:p>
          </table:table-cell>
          <table:table-cell table:style-name="ce90" office:value-type="string">
            <text:p>se seleccionara la unidad arrendable del activo que se creo, se seleccionara el check para activar y se colocara una razón, finalmente se guardara los cambios </text:p>
          </table:table-cell>
          <table:table-cell table:style-name="ce90" office:value-type="string">
            <text:p>el campo desactivar de la tabla de unidad arrendable deberá pasar a false y el campo pendiente por aprobación a true.</text:p>
          </table:table-cell>
          <table:table-cell table:style-name="ce90" office:value-type="string">
            <text:p>ok</text:p>
          </table:table-cell>
          <table:table-cell/>
        </table:table-row>
        <table:table-row table:style-name="ro50">
          <table:table-cell table:style-name="ce77" office:value-type="string">
            <text:p>04-Terranvm 2</text:p>
          </table:table-cell>
          <table:table-cell table:style-name="ce80" office:value-type="string">
            <text:p>activos </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y ubicado en el formulario de editar área, también debe estar activado</text:p>
          </table:table-cell>
          <table:table-cell table:style-name="ce90" office:value-type="string">
            <text:p>se desactivara el area <text:s/></text:p>
          </table:table-cell>
          <table:table-cell table:style-name="ce90" office:value-type="string">
            <text:p>desactivar <text:s/>el area en estado borrado</text:p>
          </table:table-cell>
          <table:table-cell table:style-name="ce90" office:value-type="string">
            <text:p>se seleccionara el área del activo que se creo, se seleccionara el check para desactivar y se colocara una razón, finalmente se guardara los cambios </text:p>
          </table:table-cell>
          <table:table-cell table:style-name="ce90" office:value-type="string">
            <text:p>el campo desactivar y aprobación del area y la unidad arrendable deberán pasar a true, </text:p>
          </table:table-cell>
          <table:table-cell table:style-name="ce90" office:value-type="string">
            <text:p>ok</text:p>
          </table:table-cell>
          <table:table-cell/>
        </table:table-row>
        <table:table-row table:style-name="ro50">
          <table:table-cell table:style-name="ce77" office:value-type="string">
            <text:p>05-Terranvm 2</text:p>
          </table:table-cell>
          <table:table-cell table:style-name="ce80" office:value-type="string">
            <text:p>activos </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y ubicado en el formulario de editar área, también debe estar desactivado</text:p>
          </table:table-cell>
          <table:table-cell table:style-name="ce90" office:value-type="string">
            <text:p>se activara el area que se creo </text:p>
          </table:table-cell>
          <table:table-cell table:style-name="ce90" office:value-type="string">
            <text:p>activar <text:s/>el area en estado borrado</text:p>
          </table:table-cell>
          <table:table-cell table:style-name="ce90" office:value-type="string">
            <text:p>se seleccionara área del activo que se creo, se seleccionara el check para activar y se colocara una razón, finalmente se guardara los cambios </text:p>
          </table:table-cell>
          <table:table-cell table:style-name="ce90" office:value-type="string">
            <text:p>el campo desactivar de la tabla del area y unidad arrendable debera pasar a false y el campo pendiente por aprovacion a true.</text:p>
          </table:table-cell>
          <table:table-cell table:style-name="ce90" office:value-type="string">
            <text:p>ok</text:p>
          </table:table-cell>
          <table:table-cell/>
        </table:table-row>
        <table:table-row table:style-name="ro50">
          <table:table-cell table:style-name="ce77" office:value-type="string">
            <text:p>06-Terranvm 2</text:p>
          </table:table-cell>
          <table:table-cell table:style-name="ce80" office:value-type="string">
            <text:p>activos </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y ubicado en el formulario de editar piso, también debe estar activado</text:p>
          </table:table-cell>
          <table:table-cell table:style-name="ce90" office:value-type="string">
            <text:p>se desactivara el piso del activo creado</text:p>
          </table:table-cell>
          <table:table-cell table:style-name="ce90" office:value-type="string">
            <text:p>desactivar <text:s/>el piso en estado borrado</text:p>
          </table:table-cell>
          <table:table-cell table:style-name="ce90" office:value-type="string">
            <text:p>se seleccionara el piso del activo que se creo, se seleccionara el check para desactivar y se colocara una razón, finalmente se guardara los cambios </text:p>
          </table:table-cell>
          <table:table-cell table:style-name="ce90" office:value-type="string">
            <text:p>el campo desactivar y aprobación de la tabla de piso, área y unidad arrendable deberá pasar a true, </text:p>
          </table:table-cell>
          <table:table-cell table:style-name="ce90" office:value-type="string">
            <text:p>ok</text:p>
          </table:table-cell>
          <table:table-cell/>
        </table:table-row>
        <table:table-row table:style-name="ro50">
          <table:table-cell table:style-name="ce77" office:value-type="string">
            <text:p>07-Terranvm 2</text:p>
          </table:table-cell>
          <table:table-cell table:style-name="ce80" office:value-type="string">
            <text:p>activos </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y ubicado en el formulario de editar piso, también debe estar desactivado</text:p>
          </table:table-cell>
          <table:table-cell table:style-name="ce90" office:value-type="string">
            <text:p>se activara el piso que se creo </text:p>
          </table:table-cell>
          <table:table-cell table:style-name="ce90" office:value-type="string">
            <text:p>activar <text:s/>el piso en estado borrado</text:p>
          </table:table-cell>
          <table:table-cell table:style-name="ce90" office:value-type="string">
            <text:p>se seleccionara piso del activo que se creo, se seleccionara el check para activar y se colocara una razón, finalmente se guardara los cambios </text:p>
          </table:table-cell>
          <table:table-cell table:style-name="ce90" office:value-type="string">
            <text:p>el campo desactivar de la tabla del piso, área y unidad arrendable deberá pasar a false y el campo pendiente por aprobación a true</text:p>
          </table:table-cell>
          <table:table-cell table:style-name="ce90" office:value-type="string">
            <text:p>ok</text:p>
          </table:table-cell>
          <table:table-cell/>
        </table:table-row>
        <table:table-row table:style-name="ro50">
          <table:table-cell table:style-name="ce77" office:value-type="string">
            <text:p>08-Terranvm 2</text:p>
          </table:table-cell>
          <table:table-cell table:style-name="ce80" office:value-type="string">
            <text:p>activos </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y ubicado en el formulario de editar edificio, también debe estar activado</text:p>
          </table:table-cell>
          <table:table-cell table:style-name="ce90" office:value-type="string">
            <text:p>se desactivara el edificio del activo creado</text:p>
          </table:table-cell>
          <table:table-cell table:style-name="ce90" office:value-type="string">
            <text:p>desactivar <text:s/>el edificio en estado borrado</text:p>
          </table:table-cell>
          <table:table-cell table:style-name="ce90" office:value-type="string">
            <text:p>se seleccionara el edificio del activo que se creo, se seleccionara el check para desactivar y se colocara una razón, finalmente se guardara los cambios </text:p>
          </table:table-cell>
          <table:table-cell table:style-name="ce90" office:value-type="string">
            <text:p>el campo desactivar y aprobación de la tabla <text:s/>del edificio, piso, área y unidad arrendable deberá pasar a true, <text:s/></text:p>
          </table:table-cell>
          <table:table-cell table:style-name="ce90" office:value-type="string">
            <text:p>ok</text:p>
          </table:table-cell>
          <table:table-cell/>
        </table:table-row>
        <table:table-row table:style-name="ro50">
          <table:table-cell table:style-name="ce77" office:value-type="string">
            <text:p>09-Terranvm 2</text:p>
          </table:table-cell>
          <table:table-cell table:style-name="ce80" office:value-type="string">
            <text:p>activos </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y ubicado en el formulario de editar edificio, también debe estar desactivado</text:p>
          </table:table-cell>
          <table:table-cell table:style-name="ce90" office:value-type="string">
            <text:p>se activara el edificio que se creo </text:p>
          </table:table-cell>
          <table:table-cell table:style-name="ce90" office:value-type="string">
            <text:p>activar <text:s/>el edificio en estado borrado</text:p>
          </table:table-cell>
          <table:table-cell table:style-name="ce90" office:value-type="string">
            <text:p>se seleccionara el edificio del activo que se creo, se seleccionara el check para activar y se colocara una razón, finalmente se guardara los cambios </text:p>
          </table:table-cell>
          <table:table-cell table:style-name="ce90" office:value-type="string">
            <text:p>el campo desactivar de la tabla del edificio, piso, área y unidad arrendable deberá pasar a false y el campo pendiente por aprobación a true</text:p>
          </table:table-cell>
          <table:table-cell table:style-name="ce90" office:value-type="string">
            <text:p>ok</text:p>
          </table:table-cell>
          <table:table-cell/>
        </table:table-row>
        <table:table-row table:style-name="ro50">
          <table:table-cell table:style-name="ce77" office:value-type="string">
            <text:p>10-Terranvm 2</text:p>
          </table:table-cell>
          <table:table-cell table:style-name="ce80" office:value-type="string">
            <text:p>activos </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y ubicado en el formulario de editar activo, también debe estar activado</text:p>
          </table:table-cell>
          <table:table-cell table:style-name="ce90" office:value-type="string">
            <text:p>se desactivara el activo creado</text:p>
          </table:table-cell>
          <table:table-cell table:style-name="ce90" office:value-type="string">
            <text:p>desactivar <text:s/>inmueble en estado borrado</text:p>
          </table:table-cell>
          <table:table-cell table:style-name="ce90" office:value-type="string">
            <text:p>se seleccionara el activo que se creo, se seleccionara el check para desactivar y se colocara una razón, finalmente se guardara los cambios </text:p>
          </table:table-cell>
          <table:table-cell table:style-name="ce90" office:value-type="string">
            <text:p>el campo desactivar y aprobación de la tabla de activo, edificio, piso, área y unidad arrendable deberá pasar a true, </text:p>
          </table:table-cell>
          <table:table-cell table:style-name="ce90" office:value-type="string">
            <text:p>ok</text:p>
          </table:table-cell>
          <table:table-cell/>
        </table:table-row>
        <table:table-row table:style-name="ro50">
          <table:table-cell table:style-name="ce77" office:value-type="string">
            <text:p>11-Terranvm 2</text:p>
          </table:table-cell>
          <table:table-cell table:style-name="ce80" office:value-type="string">
            <text:p>activos </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y ubicado en el formulario de editar activo, también debe estar desactivado</text:p>
          </table:table-cell>
          <table:table-cell table:style-name="ce90" office:value-type="string">
            <text:p>se activara el activo que se creo </text:p>
          </table:table-cell>
          <table:table-cell table:style-name="ce90" office:value-type="string">
            <text:p>activar <text:s/>el inmueble en estado borrado</text:p>
          </table:table-cell>
          <table:table-cell table:style-name="ce90" office:value-type="string">
            <text:p>se seleccionara el activo que se creo, se seleccionara el check para activar y se colocara una razón, finalmente se guardara los cambios </text:p>
          </table:table-cell>
          <table:table-cell table:style-name="ce90" office:value-type="string">
            <text:p>el campo desactivar de la tabla de activo, edificio, piso, área y unidad arrendable <text:s/>deberá pasar a false y el campo pendiente por aprobación a true. </text:p>
          </table:table-cell>
          <table:table-cell table:style-name="ce90" office:value-type="string">
            <text:p>ok</text:p>
          </table:table-cell>
          <table:table-cell/>
        </table:table-row>
        <table:table-row table:style-name="ro2">
          <table:table-cell table:style-name="ce78"/>
          <table:table-cell table:style-name="ce81"/>
          <table:table-cell table:style-name="ce89"/>
          <table:table-cell table:style-name="ce91" table:number-columns-repeated="5"/>
          <table:table-cell table:style-name="ce101" table:number-columns-repeated="2"/>
        </table:table-row>
        <table:table-row table:style-name="ro2">
          <table:table-cell table:style-name="ce78"/>
          <table:table-cell table:style-name="ce87"/>
          <table:table-cell table:style-name="ce89"/>
          <table:table-cell table:style-name="Default"/>
          <table:table-cell table:style-name="ce93" table:number-columns-repeated="4"/>
          <table:table-cell table:style-name="Default" table:number-columns-repeated="2"/>
        </table:table-row>
        <table:table-row table:style-name="ro2">
          <table:table-cell table:style-name="Default"/>
          <table:table-cell table:style-name="ce87"/>
          <table:table-cell table:style-name="Default" table:number-columns-repeated="8"/>
        </table:table-row>
        <table:table-row table:style-name="ro51">
          <table:table-cell table:style-name="ce79" office:value-type="string">
            <text:p>ACTIVO APROBADO CON HOJAS DE TERMINOS STATUS 1 y 2 </text:p>
          </table:table-cell>
          <table:table-cell table:style-name="Default" table:number-columns-repeated="9"/>
        </table:table-row>
        <table:table-row table:style-name="ro22">
          <table:table-cell table:style-name="ce5" office:value-type="string">
            <text:p>ID DEL REQ. DE PRUEBA</text:p>
          </table:table-cell>
          <table:table-cell table:style-name="ce5" office:value-type="string">
            <text:p>ESCENARIO DE PRUEBA</text:p>
          </table:table-cell>
          <table:table-cell table:style-name="ce5" office:value-type="string">
            <text:p>PRE- REQUISITO</text:p>
          </table:table-cell>
          <table:table-cell table:style-name="ce5" office:value-type="string">
            <text:p>REQUERIMIENTO DE LA PRUEBA</text:p>
          </table:table-cell>
          <table:table-cell table:style-name="ce5" office:value-type="string">
            <text:p>DESCRIPCIÓN DE LA PRUEBA</text:p>
          </table:table-cell>
          <table:table-cell table:style-name="ce5" office:value-type="string">
            <text:p>NOMBRE DEL CASO DE PRUEBA</text:p>
          </table:table-cell>
          <table:table-cell table:style-name="ce5" office:value-type="string">
            <text:p>DESCRIPCIÓN DEL PASO</text:p>
          </table:table-cell>
          <table:table-cell table:style-name="ce5" office:value-type="string">
            <text:p>RESULTADO ESPERADO</text:p>
          </table:table-cell>
          <table:table-cell table:style-name="ce5" office:value-type="string">
            <text:p>STATUS DE EJECUCIÓN </text:p>
          </table:table-cell>
          <table:table-cell table:style-name="ce28" office:value-type="string">
            <text:p>OBSERVACIONES</text:p>
          </table:table-cell>
        </table:table-row>
        <table:table-row table:style-name="ro49">
          <table:table-cell table:style-name="ce80" office:value-type="string">
            <text:p>12-Terranvm 2</text:p>
          </table:table-cell>
          <table:table-cell table:style-name="ce80" office:value-type="string">
            <text:p>activos</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text:s/>ubicado en el formulario de editar unidad rentable y que esta este ligada a una hoja de términos con status 1 o 2</text:p>
          </table:table-cell>
          <table:table-cell table:style-name="ce90" office:value-type="string">
            <text:p>desactivar un unidad arrendable que este asociada a una hoja de términos</text:p>
          </table:table-cell>
          <table:table-cell table:style-name="ce90" office:value-type="string">
            <text:p>desactivar unidad arrendable con hoja de términos ligada </text:p>
          </table:table-cell>
          <table:table-cell table:style-name="ce90" office:value-type="string">
            <text:p>se seleccionara una unidad arrendable, se elegirá la opción de desactivar </text:p>
          </table:table-cell>
          <table:table-cell table:style-name="ce90" office:value-type="string">
            <text:p>aparecerá un mensaje informando al usuario que la unidad arrendable no se puede desactivar.</text:p>
          </table:table-cell>
          <table:table-cell table:style-name="ce80" office:value-type="string">
            <text:p>OK</text:p>
          </table:table-cell>
          <table:table-cell table:style-name="ce90"/>
        </table:table-row>
        <table:table-row table:style-name="ro52">
          <table:table-cell table:style-name="ce80" office:value-type="string">
            <text:p>13-Terranvm 2</text:p>
          </table:table-cell>
          <table:table-cell table:style-name="ce80" office:value-type="string">
            <text:p>activos</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text:s/>ubicado en el formulario de editar área y tener una o mas unidades arrendables ligadas a una hoja de términos con status 1 o 2</text:p>
          </table:table-cell>
          <table:table-cell table:style-name="ce90" office:value-type="string">
            <text:p>desactivar un área la cual tenga una unidad arrendable asociada a una hoja de términos</text:p>
          </table:table-cell>
          <table:table-cell table:style-name="ce90" office:value-type="string">
            <text:p>desactivar área con hoja de términos ligada a unidad arrendable</text:p>
          </table:table-cell>
          <table:table-cell table:style-name="ce90" office:value-type="string">
            <text:p>se seleccionara un área, se elegirá la opción de desactivar </text:p>
          </table:table-cell>
          <table:table-cell table:style-name="ce90" office:value-type="string">
            <text:p>aparecerá un mensaje informando al usuario que la entidad no se puede desactivar</text:p>
          </table:table-cell>
          <table:table-cell table:style-name="ce80" office:value-type="string">
            <text:p>OK</text:p>
          </table:table-cell>
          <table:table-cell table:style-name="ce90"/>
        </table:table-row>
        <table:table-row table:style-name="ro52">
          <table:table-cell table:style-name="ce80" office:value-type="string">
            <text:p>14-Terranvm 2</text:p>
          </table:table-cell>
          <table:table-cell table:style-name="ce80" office:value-type="string">
            <text:p>activos</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text:s/>ubicado en el formulario de editar piso y tener una o mas unidades arrendables ligadas a <text:s/>una hoja de términos con status 1 o 2</text:p>
          </table:table-cell>
          <table:table-cell table:style-name="ce90" office:value-type="string">
            <text:p>desactivar un piso el cual tenga una unidad arrendable asociada a una hoja de términos</text:p>
          </table:table-cell>
          <table:table-cell table:style-name="ce90" office:value-type="string">
            <text:p>desactivar piso con hoja de términos ligada a unidad arrendable</text:p>
          </table:table-cell>
          <table:table-cell table:style-name="ce90" office:value-type="string">
            <text:p>se seleccionara un piso, se elegirá la opción de desactivar </text:p>
          </table:table-cell>
          <table:table-cell table:style-name="ce90" office:value-type="string">
            <text:p>aparecerá un mensaje informando al usuario que la entidad no se puede desactivar</text:p>
          </table:table-cell>
          <table:table-cell table:style-name="ce80" office:value-type="string">
            <text:p>OK</text:p>
          </table:table-cell>
          <table:table-cell table:style-name="ce90"/>
        </table:table-row>
        <table:table-row table:style-name="ro52">
          <table:table-cell table:style-name="ce80" office:value-type="string">
            <text:p>15-Terranvm 2</text:p>
          </table:table-cell>
          <table:table-cell table:style-name="ce80" office:value-type="string">
            <text:p>activos</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text:s/>ubicado en el formulario de editar edificio y tener una o mas <text:s/>unidades arrendables ligadas a una hoja de términos con status 1 o 2</text:p>
          </table:table-cell>
          <table:table-cell table:style-name="ce90" office:value-type="string">
            <text:p>desactivar un edificio el cual tenga una unidad arrendable asociada a una hoja de términos</text:p>
          </table:table-cell>
          <table:table-cell table:style-name="ce90" office:value-type="string">
            <text:p>desactivar edificio con hoja de términos ligada a unidad arrendable</text:p>
          </table:table-cell>
          <table:table-cell table:style-name="ce90" office:value-type="string">
            <text:p>se seleccionara un edificio, se elegirá la opción de desactivar</text:p>
          </table:table-cell>
          <table:table-cell table:style-name="ce90" office:value-type="string">
            <text:p>aparecerá un mensaje informando al usuario que la entidad no se puede desactivar</text:p>
          </table:table-cell>
          <table:table-cell table:style-name="ce80" office:value-type="string">
            <text:p>OK</text:p>
          </table:table-cell>
          <table:table-cell table:style-name="ce90"/>
        </table:table-row>
        <table:table-row table:style-name="ro52">
          <table:table-cell table:style-name="ce80" office:value-type="string">
            <text:p>16-Terranvm 2</text:p>
          </table:table-cell>
          <table:table-cell table:style-name="ce80" office:value-type="string">
            <text:p>activos</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text:s/>ubicado en el formulario de editar activo y tener una o mas unidades arrendables ligadas a una hoja de términos con status 1 o 2</text:p>
          </table:table-cell>
          <table:table-cell table:style-name="ce90" office:value-type="string">
            <text:p>desactivar un activo el cual tenga una unidad arrendable asociada a una hoja de términos</text:p>
          </table:table-cell>
          <table:table-cell table:style-name="ce90" office:value-type="string">
            <text:p>desactivar activo con hoja de términos ligada a unidad arrendable</text:p>
          </table:table-cell>
          <table:table-cell table:style-name="ce90" office:value-type="string">
            <text:p>se seleccionara un activo, se elegirá la opción de desactivar </text:p>
          </table:table-cell>
          <table:table-cell table:style-name="ce90" office:value-type="string">
            <text:p>aparecerá un mensaje informando al usuario que la entidad no se puede desactivar</text:p>
          </table:table-cell>
          <table:table-cell table:style-name="ce80" office:value-type="string">
            <text:p>OK</text:p>
          </table:table-cell>
          <table:table-cell table:style-name="ce90"/>
        </table:table-row>
        <table:table-row table:style-name="ro49">
          <table:table-cell table:style-name="ce80" office:value-type="string">
            <text:p>17-Terranvm 2</text:p>
          </table:table-cell>
          <table:table-cell table:style-name="ce80" office:value-type="string">
            <text:p>activos</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text:s/>ubicado en el formulario de editar activo y que este este ligado a una hoja de términos con status 1 o 2</text:p>
          </table:table-cell>
          <table:table-cell table:style-name="ce90" office:value-type="string">
            <text:p>desactivar un activo el cual este asociado a una hoja de términos</text:p>
          </table:table-cell>
          <table:table-cell table:style-name="ce90" office:value-type="string">
            <text:p>desactivar activo con hoja de términos ligada</text:p>
          </table:table-cell>
          <table:table-cell table:style-name="ce90" office:value-type="string">
            <text:p>se seleccionara un activo, se elegirá la opción de desactivar</text:p>
          </table:table-cell>
          <table:table-cell table:style-name="ce90" office:value-type="string">
            <text:p>aparecerá un mensaje informando al usuario que la entidad no se puede desactivar</text:p>
          </table:table-cell>
          <table:table-cell table:style-name="ce80" office:value-type="string">
            <text:p>ok</text:p>
          </table:table-cell>
          <table:table-cell table:style-name="ce90"/>
        </table:table-row>
        <table:table-row table:style-name="ro2" table:number-rows-repeated="2">
          <table:table-cell table:style-name="ce81" table:number-columns-repeated="2"/>
          <table:table-cell table:style-name="ce89"/>
          <table:table-cell table:style-name="ce91" table:number-columns-repeated="7"/>
        </table:table-row>
        <table:table-row table:style-name="ro51">
          <table:table-cell table:style-name="ce79" office:value-type="string">
            <text:p>ACTIVO APROBADO CON HOJAS DE TERMINOS STATUS 3 y 4 </text:p>
          </table:table-cell>
          <table:table-cell table:style-name="Default" table:number-columns-repeated="7"/>
          <table:table-cell table:style-name="ce91" table:number-columns-repeated="2"/>
        </table:table-row>
        <table:table-row table:style-name="ro22">
          <table:table-cell table:style-name="ce82" office:value-type="string">
            <text:p>ID DEL REQ. DE PRUEBA</text:p>
          </table:table-cell>
          <table:table-cell table:style-name="ce5" office:value-type="string">
            <text:p>ESCENARIO DE PRUEBA</text:p>
          </table:table-cell>
          <table:table-cell table:style-name="ce5" office:value-type="string">
            <text:p>PRE- REQUISITO</text:p>
          </table:table-cell>
          <table:table-cell table:style-name="ce5" office:value-type="string">
            <text:p>REQUERIMIENTO DE LA PRUEBA</text:p>
          </table:table-cell>
          <table:table-cell table:style-name="ce5" office:value-type="string">
            <text:p>DESCRIPCIÓN DE LA PRUEBA</text:p>
          </table:table-cell>
          <table:table-cell table:style-name="ce5" office:value-type="string">
            <text:p>NOMBRE DEL CASO DE PRUEBA</text:p>
          </table:table-cell>
          <table:table-cell table:style-name="ce5" office:value-type="string">
            <text:p>DESCRIPCIÓN DEL PASO</text:p>
          </table:table-cell>
          <table:table-cell table:style-name="ce5" office:value-type="string">
            <text:p>RESULTADO ESPERADO</text:p>
          </table:table-cell>
          <table:table-cell table:style-name="ce5" office:value-type="string">
            <text:p>STATUS DE EJECUCIÓN </text:p>
          </table:table-cell>
          <table:table-cell table:style-name="ce28" office:value-type="string">
            <text:p>OBSERVACIONES</text:p>
          </table:table-cell>
        </table:table-row>
        <table:table-row table:style-name="ro49">
          <table:table-cell table:style-name="ce80" office:value-type="string">
            <text:p>18-Terranvm 2</text:p>
          </table:table-cell>
          <table:table-cell table:style-name="ce80" office:value-type="string">
            <text:p>activos</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text:s/>ubicado en el formulario de editar unidad rentable y que esta este ligada a una hoja de términos con status 3 o 4</text:p>
          </table:table-cell>
          <table:table-cell table:style-name="ce90" office:value-type="string">
            <text:p>desactivar un unidad arrendable que este asociada a una hoja de términos</text:p>
          </table:table-cell>
          <table:table-cell table:style-name="ce90" office:value-type="string">
            <text:p>desactivar unidad arrendable con hoja de términos ligada </text:p>
          </table:table-cell>
          <table:table-cell table:style-name="ce90" office:value-type="string">
            <text:p>se seleccionara una unidad arrendable, se elegirá la opción de desactivar y se guardara los cambios <text:s/></text:p>
          </table:table-cell>
          <table:table-cell table:style-name="ce90" office:value-type="string">
            <text:p>se activara el check y aparecerá un text área donde se podrá digitar la razón de desactivación, y al oprimir el botón guardar, se guardara sin problema.</text:p>
          </table:table-cell>
          <table:table-cell table:style-name="ce84" office:value-type="string">
            <text:p>ok</text:p>
          </table:table-cell>
          <table:table-cell table:style-name="ce84"/>
        </table:table-row>
        <table:table-row table:style-name="ro52">
          <table:table-cell table:style-name="ce80" office:value-type="string">
            <text:p>19-Terranvm 2</text:p>
          </table:table-cell>
          <table:table-cell table:style-name="ce80" office:value-type="string">
            <text:p>activos</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text:s/>ubicado en el formulario de editar área y tener una o mas unidades arrendables ligadas a una hoja de términos con status 3 o 4</text:p>
          </table:table-cell>
          <table:table-cell table:style-name="ce90" office:value-type="string">
            <text:p>desactivar un área la cual tenga una unidad arrendable asociada a una hoja de términos</text:p>
          </table:table-cell>
          <table:table-cell table:style-name="ce90" office:value-type="string">
            <text:p>desactivar área con hoja de términos ligada a unidad arrendable</text:p>
          </table:table-cell>
          <table:table-cell table:style-name="ce90" office:value-type="string">
            <text:p>se seleccionara un área, se elegirá la opción de desactivar y se guardara los cambios</text:p>
          </table:table-cell>
          <table:table-cell table:style-name="ce90" office:value-type="string">
            <text:p>se activara el check y aparecerá un text área donde se podrá digitar la razón de desactivación, y al oprimir el botón guardar, se guardara sin problema.</text:p>
          </table:table-cell>
          <table:table-cell table:style-name="ce84" office:value-type="string">
            <text:p>ok</text:p>
          </table:table-cell>
          <table:table-cell table:style-name="ce84"/>
        </table:table-row>
        <table:table-row table:style-name="ro52">
          <table:table-cell table:style-name="ce80" office:value-type="string">
            <text:p>20-Terranvm 2</text:p>
          </table:table-cell>
          <table:table-cell table:style-name="ce80" office:value-type="string">
            <text:p>activos</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text:s/>ubicado en el formulario de editar piso y tener una o mas unidades arrendables ligadas a <text:s/>una hoja de términos con status 3 o 4</text:p>
          </table:table-cell>
          <table:table-cell table:style-name="ce90" office:value-type="string">
            <text:p>desactivar un piso el cual tenga una unidad arrendable asociada a una hoja de términos</text:p>
          </table:table-cell>
          <table:table-cell table:style-name="ce90" office:value-type="string">
            <text:p>desactivar piso con hoja de términos ligada a unidad arrendable</text:p>
          </table:table-cell>
          <table:table-cell table:style-name="ce90" office:value-type="string">
            <text:p>se seleccionara un piso, se elegirá la opción de desactivar y se guardara los cambios</text:p>
          </table:table-cell>
          <table:table-cell table:style-name="ce90" office:value-type="string">
            <text:p>se activara el check y aparecerá un text área donde se podrá digitar la razón de desactivación, y al oprimir el botón guardar, se guardara sin problema.</text:p>
          </table:table-cell>
          <table:table-cell table:style-name="ce84" office:value-type="string">
            <text:p>ok</text:p>
          </table:table-cell>
          <table:table-cell table:style-name="ce84"/>
        </table:table-row>
        <table:table-row table:style-name="ro52">
          <table:table-cell table:style-name="ce80" office:value-type="string">
            <text:p>21-Terranvm 2</text:p>
          </table:table-cell>
          <table:table-cell table:style-name="ce80" office:value-type="string">
            <text:p>activos</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text:s/>ubicado en el formulario de editar edificio y tener una o mas <text:s/>unidades arrendables ligadas a una hoja de términos con status 3 o 4</text:p>
          </table:table-cell>
          <table:table-cell table:style-name="ce90" office:value-type="string">
            <text:p>desactivar un edificio el cual tenga una unidad arrendable asociada a una hoja de términos</text:p>
          </table:table-cell>
          <table:table-cell table:style-name="ce90" office:value-type="string">
            <text:p>desactivar edificio con hoja de términos ligada a unidad arrendable</text:p>
          </table:table-cell>
          <table:table-cell table:style-name="ce90" office:value-type="string">
            <text:p>se seleccionara un edificio, se elegirá la opción de desactivar y se guardara los cambios</text:p>
          </table:table-cell>
          <table:table-cell table:style-name="ce90" office:value-type="string">
            <text:p>se activara el check y aparecerá un text área donde se podrá digitar la razón de desactivación, y al oprimir el botón guardar, se guardara sin problema.</text:p>
          </table:table-cell>
          <table:table-cell table:style-name="ce84" office:value-type="string">
            <text:p>ok</text:p>
          </table:table-cell>
          <table:table-cell table:style-name="ce84"/>
        </table:table-row>
        <table:table-row table:style-name="ro52">
          <table:table-cell table:style-name="ce80" office:value-type="string">
            <text:p>22-Terranvm 2</text:p>
          </table:table-cell>
          <table:table-cell table:style-name="ce80" office:value-type="string">
            <text:p>activos</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text:s/>ubicado en el formulario de editar activo y tener una o mas unidades arrendables ligadas a una hoja de términos con status 3 o 4</text:p>
          </table:table-cell>
          <table:table-cell table:style-name="ce90" office:value-type="string">
            <text:p>desactivar un activo el cual tenga una unidad arrendable asociada a una hoja de términos</text:p>
          </table:table-cell>
          <table:table-cell table:style-name="ce90" office:value-type="string">
            <text:p>desactivar activo con hoja de términos ligada a unidad arrendable</text:p>
          </table:table-cell>
          <table:table-cell table:style-name="ce90" office:value-type="string">
            <text:p>se seleccionara un activo, se elegirá la opción de desactivar y se guardara los cambios</text:p>
          </table:table-cell>
          <table:table-cell table:style-name="ce90" office:value-type="string">
            <text:p>se activara el check y aparecerá un text área donde se podrá digitar la razón de desactivación, y al oprimir el botón guardar, se guardara sin problema.</text:p>
          </table:table-cell>
          <table:table-cell table:style-name="ce84" office:value-type="string">
            <text:p>ok</text:p>
          </table:table-cell>
          <table:table-cell table:style-name="ce84"/>
        </table:table-row>
        <table:table-row table:style-name="ro49">
          <table:table-cell table:style-name="ce80" office:value-type="string">
            <text:p>23-Terranvm 2</text:p>
          </table:table-cell>
          <table:table-cell table:style-name="ce80" office:value-type="string">
            <text:p>activos</text:p>
          </table:table-cell>
          <table:table-cell table:style-name="ce88"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table:style-name="ce90" office:value-type="string">
            <text:p>El usuario debe estar logueado en el sistema, <text:s/>ubicado en el formulario de editar activo y que este este ligado a una hoja de términos con status 3 o 4</text:p>
          </table:table-cell>
          <table:table-cell table:style-name="ce90" office:value-type="string">
            <text:p>desactivar un activo el cual este asociado a una hoja de términos</text:p>
          </table:table-cell>
          <table:table-cell table:style-name="ce90" office:value-type="string">
            <text:p>desactivar activo con hoja de términos ligada</text:p>
          </table:table-cell>
          <table:table-cell table:style-name="ce90" office:value-type="string">
            <text:p>se seleccionara un activo, se elegirá la opción de desactivar y se guardara los cambios</text:p>
          </table:table-cell>
          <table:table-cell table:style-name="ce90" office:value-type="string">
            <text:p>se activara el check y aparecerá un text área donde se podrá digitar la razón de desactivación, y al oprimir el botón guardar, se guardara sin problema.</text:p>
          </table:table-cell>
          <table:table-cell office:value-type="string">
            <text:p>ok</text:p>
          </table:table-cell>
          <table:table-cell/>
        </table:table-row>
        <table:table-row table:style-name="ro2">
          <table:table-cell table:style-name="ce80" office:value-type="string">
            <text:p>24-Terranvm 2</text:p>
          </table:table-cell>
          <table:table-cell table:style-name="ce80"/>
          <table:table-cell table:style-name="ce88"/>
          <table:table-cell table:style-name="ce90" table:number-columns-repeated="5"/>
          <table:table-cell table:style-name="ce80"/>
          <table:table-cell table:style-name="ce90"/>
        </table:table-row>
        <table:table-row table:style-name="ro2">
          <table:table-cell table:style-name="ce83" table:number-columns-repeated="8"/>
          <table:table-cell table:style-name="ce91" table:number-columns-repeated="2"/>
        </table:table-row>
        <table:table-row table:style-name="ro2">
          <table:table-cell table:style-name="Default" table:number-columns-repeated="10"/>
        </table:table-row>
        <table:table-row table:style-name="ro51">
          <table:table-cell table:style-name="ce79" office:value-type="string">
            <text:p>MODULO DE VENTAS</text:p>
          </table:table-cell>
          <table:table-cell table:style-name="Default" table:number-columns-repeated="9"/>
        </table:table-row>
        <table:table-row table:style-name="ro22">
          <table:table-cell table:style-name="ce5" office:value-type="string">
            <text:p>ID DEL REQ. DE PRUEBA</text:p>
          </table:table-cell>
          <table:table-cell table:style-name="ce5" office:value-type="string">
            <text:p>ESCENARIO DE PRUEBA</text:p>
          </table:table-cell>
          <table:table-cell table:style-name="ce5" office:value-type="string">
            <text:p>PRE- REQUISITO</text:p>
          </table:table-cell>
          <table:table-cell table:style-name="ce5" office:value-type="string">
            <text:p>REQUERIMIENTO DE LA PRUEBA</text:p>
          </table:table-cell>
          <table:table-cell table:style-name="ce5" office:value-type="string">
            <text:p>DESCRIPCIÓN DE LA PRUEBA</text:p>
          </table:table-cell>
          <table:table-cell table:style-name="ce5" office:value-type="string">
            <text:p>NOMBRE DEL CASO DE PRUEBA</text:p>
          </table:table-cell>
          <table:table-cell table:style-name="ce5" office:value-type="string">
            <text:p>DESCRIPCIÓN DEL PASO</text:p>
          </table:table-cell>
          <table:table-cell table:style-name="ce5" office:value-type="string">
            <text:p>RESULTADO ESPERADO</text:p>
          </table:table-cell>
          <table:table-cell table:style-name="ce5" office:value-type="string">
            <text:p>STATUS DE EJECUCIÓN </text:p>
          </table:table-cell>
          <table:table-cell table:style-name="ce28" office:value-type="string">
            <text:p>OBSERVACIONES</text:p>
          </table:table-cell>
        </table:table-row>
        <table:table-row table:style-name="ro50">
          <table:table-cell office:value-type="string">
            <text:p>25-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La unidad arrendable debe estar activada, <text:s/>aprobada y sin hojas de términos asociadas</text:p>
          </table:table-cell>
          <table:table-cell office:value-type="string">
            <text:p>Desactivar una unidad arrendable verificando el modulo de ventas</text:p>
          </table:table-cell>
          <table:table-cell office:value-type="string">
            <text:p>Desactivar unidad arrendable con modulo de ventas</text:p>
          </table:table-cell>
          <table:table-cell office:value-type="string">
            <text:p>Ingresar al formulario de editar unidad arrendable y desactivarla, luego ingresar al modulo de ventas y seleccionar el activo correspondiente</text:p>
          </table:table-cell>
          <table:table-cell office:value-type="string">
            <text:p>En el formulario aparecerá la unidad arrendable en modo de solo lectura con una etiqueta de desactivado</text:p>
          </table:table-cell>
          <table:table-cell table:style-name="ce84" office:value-type="string">
            <text:p>ok</text:p>
          </table:table-cell>
          <table:table-cell table:style-name="ce84"/>
        </table:table-row>
        <table:table-row table:style-name="ro50">
          <table:table-cell office:value-type="string">
            <text:p>26-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área debe estar activado, <text:s/>aprobada y sin hojas de términos asociadas</text:p>
          </table:table-cell>
          <table:table-cell office:value-type="string">
            <text:p>Desactivar un área verificando el modulo de ventas</text:p>
          </table:table-cell>
          <table:table-cell office:value-type="string">
            <text:p>Desactivar área con modulo de ventas</text:p>
          </table:table-cell>
          <table:table-cell office:value-type="string">
            <text:p>Ingresar al formulario de editar área y desactivarla, luego ingresar al modulo de ventas, seleccionar el activo correspondiente </text:p>
          </table:table-cell>
          <table:table-cell office:value-type="string">
            <text:p>En el formulario aparecerá las unidades arrendables del área en modo de solo lectura con una etiqueta de desactivado</text:p>
          </table:table-cell>
          <table:table-cell table:style-name="ce84" office:value-type="string">
            <text:p>ok</text:p>
          </table:table-cell>
          <table:table-cell table:style-name="ce84"/>
        </table:table-row>
        <table:table-row table:style-name="ro50">
          <table:table-cell office:value-type="string">
            <text:p>27-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piso debe estar activado, <text:s/>aprobada y sin hojas de términos asociadas</text:p>
          </table:table-cell>
          <table:table-cell office:value-type="string">
            <text:p>Desactivar un piso verificando el modulo de ventas</text:p>
          </table:table-cell>
          <table:table-cell office:value-type="string">
            <text:p>Desactivar piso con modulo de ventas</text:p>
          </table:table-cell>
          <table:table-cell office:value-type="string">
            <text:p>Ingresar al formulario de editar piso y desactivarlo, luego ingresar al modulo de ventas, seleccionar el activo correspondiente </text:p>
          </table:table-cell>
          <table:table-cell office:value-type="string">
            <text:p>En el formulario aparecerán las unidades arrendables del piso en modo de solo lectura con una etiqueta de desactivado</text:p>
          </table:table-cell>
          <table:table-cell table:style-name="ce84" office:value-type="string">
            <text:p>ok</text:p>
          </table:table-cell>
          <table:table-cell table:style-name="ce84"/>
        </table:table-row>
        <table:table-row table:style-name="ro50">
          <table:table-cell office:value-type="string">
            <text:p>28-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edificio debe estar activado, <text:s/>aprobada y sin hojas de términos asociadas</text:p>
          </table:table-cell>
          <table:table-cell office:value-type="string">
            <text:p>Desactivar un edificio verificando el modulo de ventas</text:p>
          </table:table-cell>
          <table:table-cell office:value-type="string">
            <text:p>Desactivar edificio con modulo de ventas</text:p>
          </table:table-cell>
          <table:table-cell office:value-type="string">
            <text:p>Ingresar al formulario de editar edificio y desactivarlo, luego ingresar al modulo de ventas, seleccionar el activo correspondiente </text:p>
          </table:table-cell>
          <table:table-cell office:value-type="string">
            <text:p>En el formulario aparecerán las unidades arrendables del edificio en modo de solo lectura con una etiqueta de desactivado</text:p>
          </table:table-cell>
          <table:table-cell table:style-name="ce84" office:value-type="string">
            <text:p>ok</text:p>
          </table:table-cell>
          <table:table-cell table:style-name="ce84"/>
        </table:table-row>
        <table:table-row table:style-name="ro50">
          <table:table-cell office:value-type="string">
            <text:p>29-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inmueble debe estar activado, <text:s/>aprobada y sin hojas de términos asociadas</text:p>
          </table:table-cell>
          <table:table-cell office:value-type="string">
            <text:p>Desactivar un activo verificando el modulo de ventas</text:p>
          </table:table-cell>
          <table:table-cell office:value-type="string">
            <text:p>Desactivar activo con modulo de ventas</text:p>
          </table:table-cell>
          <table:table-cell office:value-type="string">
            <text:p>Ingresar al formulario de editar activo y desactivarlo, luego ingresar al modulo de ventas, seleccionar el activo correspondiente </text:p>
          </table:table-cell>
          <table:table-cell office:value-type="string">
            <text:p>En el formulario aparecerán las unidades arrendables del activo en modo de solo lectura con una etiqueta de desactivado</text:p>
          </table:table-cell>
          <table:table-cell table:style-name="ce84" office:value-type="string">
            <text:p>ok</text:p>
          </table:table-cell>
          <table:table-cell table:style-name="ce84"/>
        </table:table-row>
        <table:table-row table:style-name="ro2">
          <table:table-cell table:style-name="ce85"/>
          <table:table-cell table:number-columns-repeated="7"/>
          <table:table-cell table:style-name="ce84" table:number-columns-repeated="2"/>
        </table:table-row>
        <table:table-row table:style-name="ro2">
          <table:table-cell table:style-name="Default" table:number-columns-repeated="10"/>
        </table:table-row>
        <table:table-row table:style-name="ro51">
          <table:table-cell table:style-name="ce79" office:value-type="string">
            <text:p>MODULOS DE CONTRIBUCION POR PRORRATEO</text:p>
          </table:table-cell>
          <table:table-cell table:style-name="Default" table:number-columns-repeated="9"/>
        </table:table-row>
        <table:table-row table:style-name="ro22">
          <table:table-cell table:style-name="ce5" office:value-type="string">
            <text:p>ID DEL REQ. DE PRUEBA</text:p>
          </table:table-cell>
          <table:table-cell table:style-name="ce5" office:value-type="string">
            <text:p>ESCENARIO DE PRUEBA</text:p>
          </table:table-cell>
          <table:table-cell table:style-name="ce5" office:value-type="string">
            <text:p>PRE- REQUISITO</text:p>
          </table:table-cell>
          <table:table-cell table:style-name="ce5" office:value-type="string">
            <text:p>REQUERIMIENTO DE LA PRUEBA</text:p>
          </table:table-cell>
          <table:table-cell table:style-name="ce5" office:value-type="string">
            <text:p>DESCRIPCIÓN DE LA PRUEBA</text:p>
          </table:table-cell>
          <table:table-cell table:style-name="ce5" office:value-type="string">
            <text:p>NOMBRE DEL CASO DE PRUEBA</text:p>
          </table:table-cell>
          <table:table-cell table:style-name="ce5" office:value-type="string">
            <text:p>DESCRIPCIÓN DEL PASO</text:p>
          </table:table-cell>
          <table:table-cell table:style-name="ce5" office:value-type="string">
            <text:p>RESULTADO ESPERADO</text:p>
          </table:table-cell>
          <table:table-cell table:style-name="ce5" office:value-type="string">
            <text:p>STATUS DE EJECUCIÓN </text:p>
          </table:table-cell>
          <table:table-cell table:style-name="ce28" office:value-type="string">
            <text:p>OBSERVACIONES</text:p>
          </table:table-cell>
        </table:table-row>
        <table:table-row table:style-name="ro50">
          <table:table-cell office:value-type="string">
            <text:p>30-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La unidad arrendable debe estar activada, <text:s/>aprobada y sin hojas de términos asociadas y los módulos de contribución en prorrateo</text:p>
          </table:table-cell>
          <table:table-cell office:value-type="string">
            <text:p>Desactivar una unidad arrendable verificando el modulo de contribución</text:p>
          </table:table-cell>
          <table:table-cell office:value-type="string">
            <text:p>Desactivar unidad arrendable con modulo de contribución</text:p>
          </table:table-cell>
          <table:table-cell office:value-type="string">
            <text:p>Ingresar al formulario de editar unidad arrendable y desactivarlo, luego ingresar al modulo de contribución</text:p>
          </table:table-cell>
          <table:table-cell office:value-type="string">
            <text:p>El sistema deberá informar que se deben ajustar los módulos de contribución y desactivar el botón de guardar del activo, en el formulario de módulos de contribución <text:s/>deberá aparecer <text:s/>en cero para la unidad arrendable desactivada</text:p>
          </table:table-cell>
          <table:table-cell table:style-name="ce102" office:value-type="string">
            <text:p>ok</text:p>
          </table:table-cell>
          <table:table-cell/>
        </table:table-row>
        <table:table-row table:style-name="ro50">
          <table:table-cell office:value-type="string">
            <text:p>31-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área debe estar activado, <text:s/>aprobada y sin hojas de términos asociadas y los módulos de contribución en prorrateo</text:p>
          </table:table-cell>
          <table:table-cell office:value-type="string">
            <text:p>Desactivar un área verificando el modulo de contribución</text:p>
          </table:table-cell>
          <table:table-cell office:value-type="string">
            <text:p>Desactivar área con modulo de contribución</text:p>
          </table:table-cell>
          <table:table-cell office:value-type="string">
            <text:p>Ingresar al formulario de editar área y desactivarlo, luego ingresar al modulo de contribución</text:p>
          </table:table-cell>
          <table:table-cell office:value-type="string">
            <text:p>El sistema deberá informar que se deben ajustar los módulos de contribución <text:s/>y desactivar el botón de guardar del activo y en el formulario de módulo de contribución deberá aparecer en cero para las unidades arrendables del área </text:p>
          </table:table-cell>
          <table:table-cell office:value-type="string">
            <text:p>ok</text:p>
          </table:table-cell>
          <table:table-cell/>
        </table:table-row>
        <table:table-row table:style-name="ro50">
          <table:table-cell office:value-type="string">
            <text:p>32-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piso debe estar activado, <text:s/>aprobada y sin hojas de términos asociadas y los módulos de contribución en prorrateo</text:p>
          </table:table-cell>
          <table:table-cell office:value-type="string">
            <text:p>Desactivar un piso verificando el modulo de contribución</text:p>
          </table:table-cell>
          <table:table-cell office:value-type="string">
            <text:p>Desactivar piso con modulo de contribución</text:p>
          </table:table-cell>
          <table:table-cell office:value-type="string">
            <text:p>Ingresar al formulario de piso y desactivarlo, luego ingresar al modulo de contribución</text:p>
          </table:table-cell>
          <table:table-cell office:value-type="string">
            <text:p>El sistema deberá informar que se deben ajustar los módulos de contribución <text:s/>y desactivar el botón de guardar del activo y en el formulario de módulo de contribución deberá aparecer en cero para las unidades arrendables del piso</text:p>
          </table:table-cell>
          <table:table-cell office:value-type="string">
            <text:p>ok</text:p>
          </table:table-cell>
          <table:table-cell/>
        </table:table-row>
        <table:table-row table:style-name="ro50">
          <table:table-cell office:value-type="string">
            <text:p>33-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edificio debe estar activado, <text:s/>aprobada y sin hojas de términos asociadas y y los módulos de contribución en prorrateo</text:p>
          </table:table-cell>
          <table:table-cell office:value-type="string">
            <text:p>Desactivar un edificio verificando el modulo de contribución</text:p>
          </table:table-cell>
          <table:table-cell office:value-type="string">
            <text:p>Desactivar edificio con modulo de contribución</text:p>
          </table:table-cell>
          <table:table-cell office:value-type="string">
            <text:p>Ingresar al formulario de edificio y desactivarlo, luego ingresar al modulo de contribución</text:p>
          </table:table-cell>
          <table:table-cell office:value-type="string">
            <text:p>El sistema deberá informar que se deben ajustar los módulos de contribución <text:s/>y desactivar el botón de guardar del activo y en el formulario de módulo de contribución deberá aparecer en cero para las unidades arrendables del edificio</text:p>
          </table:table-cell>
          <table:table-cell office:value-type="string">
            <text:p>ok</text:p>
          </table:table-cell>
          <table:table-cell/>
        </table:table-row>
        <table:table-row table:style-name="ro50">
          <table:table-cell office:value-type="string">
            <text:p>34-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inmueble debe estar activado, <text:s/>aprobada y sin hojas de términos asociadas y los módulos de contribución en prorrateo</text:p>
          </table:table-cell>
          <table:table-cell office:value-type="string">
            <text:p>Desactivar un activo verificando el modulo de contribución</text:p>
          </table:table-cell>
          <table:table-cell office:value-type="string">
            <text:p>Desactivar activo con modulo de contribución</text:p>
          </table:table-cell>
          <table:table-cell office:value-type="string">
            <text:p>Ingresar al formulario de activo y desactivarlo, luego ingresar al modulo de contribución</text:p>
          </table:table-cell>
          <table:table-cell office:value-type="string">
            <text:p>El sistema deberá informar que se deben ajustar los módulos de contribución <text:s/>y desactivar el botón de guardar del activo y en el formulario de módulo de contribución deberá aparecer en cero para las unidades arrendables del activo</text:p>
          </table:table-cell>
          <table:table-cell office:value-type="string">
            <text:p>ok</text:p>
          </table:table-cell>
          <table:table-cell/>
        </table:table-row>
        <table:table-row table:style-name="ro2" table:number-rows-repeated="2">
          <table:table-cell table:style-name="ce83" table:number-columns-repeated="8"/>
          <table:table-cell table:style-name="ce101" table:number-columns-repeated="2"/>
        </table:table-row>
        <table:table-row table:style-name="ro51">
          <table:table-cell table:style-name="ce79" office:value-type="string">
            <text:p>MODULOS DE CONTRIBUCION SIN PRORRATEO</text:p>
          </table:table-cell>
          <table:table-cell table:style-name="Default" table:number-columns-repeated="9"/>
        </table:table-row>
        <table:table-row table:style-name="ro22">
          <table:table-cell table:style-name="ce5" office:value-type="string">
            <text:p>ID DEL REQ. DE PRUEBA</text:p>
          </table:table-cell>
          <table:table-cell table:style-name="ce5" office:value-type="string">
            <text:p>ESCENARIO DE PRUEBA</text:p>
          </table:table-cell>
          <table:table-cell table:style-name="ce5" office:value-type="string">
            <text:p>PRE- REQUISITO</text:p>
          </table:table-cell>
          <table:table-cell table:style-name="ce5" office:value-type="string">
            <text:p>REQUERIMIENTO DE LA PRUEBA</text:p>
          </table:table-cell>
          <table:table-cell table:style-name="ce5" office:value-type="string">
            <text:p>DESCRIPCIÓN DE LA PRUEBA</text:p>
          </table:table-cell>
          <table:table-cell table:style-name="ce5" office:value-type="string">
            <text:p>NOMBRE DEL CASO DE PRUEBA</text:p>
          </table:table-cell>
          <table:table-cell table:style-name="ce5" office:value-type="string">
            <text:p>DESCRIPCIÓN DEL PASO</text:p>
          </table:table-cell>
          <table:table-cell table:style-name="ce5" office:value-type="string">
            <text:p>RESULTADO ESPERADO</text:p>
          </table:table-cell>
          <table:table-cell table:style-name="ce5" office:value-type="string">
            <text:p>STATUS DE EJECUCIÓN </text:p>
          </table:table-cell>
          <table:table-cell table:style-name="ce28" office:value-type="string">
            <text:p>OBSERVACIONES</text:p>
          </table:table-cell>
        </table:table-row>
        <table:table-row table:style-name="ro50">
          <table:table-cell office:value-type="string">
            <text:p>35-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La unidad arrendable debe estar activada, <text:s/>aprobada y sin hojas de términos asociadas y los módulos de contribución sin prorrateo</text:p>
          </table:table-cell>
          <table:table-cell office:value-type="string">
            <text:p>Desactivar una unidad arrendable verificando el modulo de contribución</text:p>
          </table:table-cell>
          <table:table-cell office:value-type="string">
            <text:p>Desactivar unidad arrendable con modulo de contribución</text:p>
          </table:table-cell>
          <table:table-cell office:value-type="string">
            <text:p>Ingresar al formulario de editar unidad arrendable y desactivarlo, luego ingresar al modulo de contribución</text:p>
          </table:table-cell>
          <table:table-cell office:value-type="string">
            <text:p>En el formulario de módulo de contribución aparece como no editable</text:p>
          </table:table-cell>
          <table:table-cell table:style-name="ce102" office:value-type="string">
            <text:p>ok</text:p>
          </table:table-cell>
          <table:table-cell/>
        </table:table-row>
        <table:table-row table:style-name="ro50">
          <table:table-cell office:value-type="string">
            <text:p>36-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área debe estar activado, <text:s/>aprobada y sin hojas de términos asociadas y los módulos de contribución sin prorrateo</text:p>
          </table:table-cell>
          <table:table-cell office:value-type="string">
            <text:p>Desactivar un área verificando el modulo de contribución</text:p>
          </table:table-cell>
          <table:table-cell office:value-type="string">
            <text:p>Desactivar área con modulo de contribución</text:p>
          </table:table-cell>
          <table:table-cell office:value-type="string">
            <text:p>Ingresar al formulario de editar área y desactivarlo, luego ingresar al modulo de contribución</text:p>
          </table:table-cell>
          <table:table-cell office:value-type="string">
            <text:p>En el formulario de módulo de contribución aparece como no editable</text:p>
          </table:table-cell>
          <table:table-cell office:value-type="string">
            <text:p>ok</text:p>
          </table:table-cell>
          <table:table-cell/>
        </table:table-row>
        <table:table-row table:style-name="ro50">
          <table:table-cell office:value-type="string">
            <text:p>37-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piso debe estar activado, <text:s/>aprobada y sin hojas de términos asociadas y los módulos de contribución sin prorrateo</text:p>
          </table:table-cell>
          <table:table-cell office:value-type="string">
            <text:p>Desactivar un piso verificando el modulo de contribución</text:p>
          </table:table-cell>
          <table:table-cell office:value-type="string">
            <text:p>Desactivar piso con modulo de contribución</text:p>
          </table:table-cell>
          <table:table-cell office:value-type="string">
            <text:p>Ingresar al formulario de piso y desactivarlo, luego ingresar al modulo de contribución</text:p>
          </table:table-cell>
          <table:table-cell office:value-type="string">
            <text:p>En el formulario de módulo de contribución aparece como no editable</text:p>
          </table:table-cell>
          <table:table-cell office:value-type="string">
            <text:p>ok</text:p>
          </table:table-cell>
          <table:table-cell/>
        </table:table-row>
        <table:table-row table:style-name="ro50">
          <table:table-cell office:value-type="string">
            <text:p>38-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edificio debe estar activado, <text:s/>aprobada y sin hojas de términos asociadas y y los módulos de contribución sin prorrateo</text:p>
          </table:table-cell>
          <table:table-cell office:value-type="string">
            <text:p>Desactivar un edificio verificando el modulo de contribución</text:p>
          </table:table-cell>
          <table:table-cell office:value-type="string">
            <text:p>Desactivar edificio con modulo de contribución</text:p>
          </table:table-cell>
          <table:table-cell office:value-type="string">
            <text:p>Ingresar al formulario de edificio y desactivarlo, luego ingresar al modulo de contribución</text:p>
          </table:table-cell>
          <table:table-cell office:value-type="string">
            <text:p>En el formulario de módulo de contribución aparece como no editable</text:p>
          </table:table-cell>
          <table:table-cell office:value-type="string">
            <text:p>ok</text:p>
          </table:table-cell>
          <table:table-cell/>
        </table:table-row>
        <table:table-row table:style-name="ro50">
          <table:table-cell office:value-type="string">
            <text:p>39-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inmueble debe estar activado, <text:s/>aprobada y sin hojas de términos asociadas y los módulos de contribución sin prorrateo</text:p>
          </table:table-cell>
          <table:table-cell office:value-type="string">
            <text:p>Desactivar un activo verificando el modulo de contribución</text:p>
          </table:table-cell>
          <table:table-cell table:style-name="ce94" office:value-type="string">
            <text:p>Desactivar activo con modulo de contribución</text:p>
          </table:table-cell>
          <table:table-cell office:value-type="string">
            <text:p>Ingresar al formulario de activo y desactivarlo, luego ingresar al modulo de contribución</text:p>
          </table:table-cell>
          <table:table-cell office:value-type="string">
            <text:p>En el formulario de módulo de contribución aparece como no editable</text:p>
          </table:table-cell>
          <table:table-cell office:value-type="string">
            <text:p>ok</text:p>
          </table:table-cell>
          <table:table-cell/>
        </table:table-row>
        <table:table-row table:style-name="ro2">
          <table:table-cell table:style-name="ce83" table:number-columns-repeated="8"/>
          <table:table-cell table:style-name="ce101" table:number-columns-repeated="2"/>
        </table:table-row>
        <table:table-row table:style-name="ro2">
          <table:table-cell table:style-name="ce74"/>
          <table:table-cell table:style-name="Default" table:number-columns-repeated="9"/>
        </table:table-row>
        <table:table-row table:style-name="ro2">
          <table:table-cell table:style-name="Default" table:number-columns-repeated="10"/>
        </table:table-row>
        <table:table-row table:style-name="ro51">
          <table:table-cell table:style-name="ce79" office:value-type="string">
            <text:p>VALIDACION AJAX</text:p>
          </table:table-cell>
          <table:table-cell table:style-name="Default" table:number-columns-repeated="9"/>
        </table:table-row>
        <table:table-row table:style-name="ro22">
          <table:table-cell table:style-name="ce5" office:value-type="string">
            <text:p>ID DEL REQ. DE PRUEBA</text:p>
          </table:table-cell>
          <table:table-cell table:style-name="ce5" office:value-type="string">
            <text:p>ESCENARIO DE PRUEBA</text:p>
          </table:table-cell>
          <table:table-cell table:style-name="ce5" office:value-type="string">
            <text:p>PRE- REQUISITO</text:p>
          </table:table-cell>
          <table:table-cell table:style-name="ce5" office:value-type="string">
            <text:p>REQUERIMIENTO DE LA PRUEBA</text:p>
          </table:table-cell>
          <table:table-cell table:style-name="ce5" office:value-type="string">
            <text:p>DESCRIPCIÓN DE LA PRUEBA</text:p>
          </table:table-cell>
          <table:table-cell table:style-name="ce5" office:value-type="string">
            <text:p>NOMBRE DEL CASO DE PRUEBA</text:p>
          </table:table-cell>
          <table:table-cell table:style-name="ce5" office:value-type="string">
            <text:p>DESCRIPCIÓN DEL PASO</text:p>
          </table:table-cell>
          <table:table-cell table:style-name="ce5" office:value-type="string">
            <text:p>RESULTADO ESPERADO</text:p>
          </table:table-cell>
          <table:table-cell table:style-name="ce5" office:value-type="string">
            <text:p>STATUS DE EJECUCIÓN </text:p>
          </table:table-cell>
          <table:table-cell table:style-name="ce28" office:value-type="string">
            <text:p>OBSERVACIONES</text:p>
          </table:table-cell>
        </table:table-row>
        <table:table-row table:style-name="ro53">
          <table:table-cell office:value-type="string">
            <text:p>40-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la unidad arrendable debe estar activada y sin hojas de términos asociadas</text:p>
          </table:table-cell>
          <table:table-cell office:value-type="string">
            <text:p>verificación del ajax para motivo de desactivación de unidad arrendable</text:p>
          </table:table-cell>
          <table:table-cell office:value-type="string">
            <text:p>ajax desactivación unidad arrendable</text:p>
          </table:table-cell>
          <table:table-cell office:value-type="string">
            <text:p>Se ingresará al formulario correspondiente se hará click el check y deberá aparecer el textarea de motivo, se ingresara uno, luego se dará nuevamente click y el textarea deberá desaparecer, por ultimo se oprimirá el check y el textarea aparecerá.</text:p>
          </table:table-cell>
          <table:table-cell office:value-type="string">
            <text:p>El textarea deberá aparecer sin texto cuando se oprime el check por primera vez y luego de que desaparece también</text:p>
          </table:table-cell>
          <table:table-cell office:value-type="string">
            <text:p>ok</text:p>
          </table:table-cell>
          <table:table-cell/>
        </table:table-row>
        <table:table-row table:style-name="ro53">
          <table:table-cell office:value-type="string">
            <text:p>41-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La unidad arrendable debe estar desactivada y sin hojas de termino asociadas</text:p>
          </table:table-cell>
          <table:table-cell office:value-type="string">
            <text:p>verificación del ajax para motivo de activación de unidad arrendable</text:p>
          </table:table-cell>
          <table:table-cell office:value-type="string">
            <text:p>ajax activación unidad arrendable</text:p>
          </table:table-cell>
          <table:table-cell office:value-type="string">
            <text:p>Se ingresará al formulario correspondiente se hará click el check y deberá aparecer el textarea de motivo, se ingresara uno, luego se dará nuevamente click y el textarea deberá desaparecer, por ultimo se oprimirá el check y el textarea aparecerá.</text:p>
          </table:table-cell>
          <table:table-cell office:value-type="string">
            <text:p>El textarea deberá aparecer sin texto cuando se oprime el check por primera vez y luego de que desaparece también</text:p>
          </table:table-cell>
          <table:table-cell office:value-type="string">
            <text:p>ok</text:p>
          </table:table-cell>
          <table:table-cell/>
        </table:table-row>
        <table:table-row table:style-name="ro53">
          <table:table-cell office:value-type="string">
            <text:p>42-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área debe estar activada y sin hojas de términos asociadas a sus unidades arrendables</text:p>
          </table:table-cell>
          <table:table-cell office:value-type="string">
            <text:p>verificación del ajax para motivo de desactivación de área</text:p>
          </table:table-cell>
          <table:table-cell office:value-type="string">
            <text:p>ajax desactivación área</text:p>
          </table:table-cell>
          <table:table-cell office:value-type="string">
            <text:p>Se ingresará al formulario correspondiente se hará click el check y deberá aparecer el textarea de motivo, se ingresara uno, luego se dará nuevamente click y el textarea deberá desaparecer, por ultimo se oprimirá el check y el textarea aparecerá.</text:p>
          </table:table-cell>
          <table:table-cell office:value-type="string">
            <text:p>El textarea deberá aparecer sin texto cuando se oprime el check por primera vez y luego de que desaparece también</text:p>
          </table:table-cell>
          <table:table-cell office:value-type="string">
            <text:p>ok</text:p>
          </table:table-cell>
          <table:table-cell/>
        </table:table-row>
        <table:table-row table:style-name="ro53">
          <table:table-cell office:value-type="string">
            <text:p>43-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área debe estar desactivada y sin hojas de termino asociadas a sus unidades arrendables</text:p>
          </table:table-cell>
          <table:table-cell office:value-type="string">
            <text:p>verificación del ajax para motivo de activación de área</text:p>
          </table:table-cell>
          <table:table-cell office:value-type="string">
            <text:p>ajax activación área</text:p>
          </table:table-cell>
          <table:table-cell office:value-type="string">
            <text:p>Se ingresará al formulario correspondiente se hará click el check y deberá aparecer el textarea de motivo, se ingresara uno, luego se dará nuevamente click y el textarea deberá desaparecer, por ultimo se oprimirá el check y el textarea aparecerá.</text:p>
          </table:table-cell>
          <table:table-cell office:value-type="string">
            <text:p>El textarea deberá aparecer sin texto cuando se oprime el check por primera vez y luego de que desaparece también</text:p>
          </table:table-cell>
          <table:table-cell office:value-type="string">
            <text:p>ok</text:p>
          </table:table-cell>
          <table:table-cell/>
        </table:table-row>
        <table:table-row table:style-name="ro53">
          <table:table-cell office:value-type="string">
            <text:p>44-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piso debe estar activado y sin hojas de términos asociadas a sus unidades arrendables</text:p>
          </table:table-cell>
          <table:table-cell office:value-type="string">
            <text:p>verificación del ajax para motivo de desactivación de piso</text:p>
          </table:table-cell>
          <table:table-cell office:value-type="string">
            <text:p>ajax desactivación piso</text:p>
          </table:table-cell>
          <table:table-cell office:value-type="string">
            <text:p>Se ingresará al formulario correspondiente se hará click el check y deberá aparecer el textarea de motivo, se ingresara uno, luego se dará nuevamente click y el textarea deberá desaparecer, por ultimo se oprimirá el check y el textarea aparecerá.</text:p>
          </table:table-cell>
          <table:table-cell office:value-type="string">
            <text:p>El textarea deberá aparecer sin texto cuando se oprime el check por primera vez y luego de que desaparece también</text:p>
          </table:table-cell>
          <table:table-cell office:value-type="string">
            <text:p>ok</text:p>
          </table:table-cell>
          <table:table-cell/>
        </table:table-row>
        <table:table-row table:style-name="ro53">
          <table:table-cell office:value-type="string">
            <text:p>45-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piso debe estar desactivada y sin hojas de termino asociadas a sus unidades arrendables</text:p>
          </table:table-cell>
          <table:table-cell office:value-type="string">
            <text:p>verificación del ajax para motivo de activación de piso</text:p>
          </table:table-cell>
          <table:table-cell office:value-type="string">
            <text:p>ajax activación piso</text:p>
          </table:table-cell>
          <table:table-cell office:value-type="string">
            <text:p>Se ingresará al formulario correspondiente se hará click el check y deberá aparecer el textarea de motivo, se ingresara uno, luego se dará nuevamente click y el textarea deberá desaparecer, por ultimo se oprimirá el check y el textarea aparecerá.</text:p>
          </table:table-cell>
          <table:table-cell office:value-type="string">
            <text:p>El textarea deberá aparecer sin texto cuando se oprime el check por primera vez y luego de que desaparece también</text:p>
          </table:table-cell>
          <table:table-cell office:value-type="string">
            <text:p>ok</text:p>
          </table:table-cell>
          <table:table-cell/>
        </table:table-row>
        <table:table-row table:style-name="ro53">
          <table:table-cell office:value-type="string">
            <text:p>46-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edificio debe estar activado y sin hojas de términos asociadas a sus unidades arrendables</text:p>
          </table:table-cell>
          <table:table-cell office:value-type="string">
            <text:p>verificación del ajax para motivo de desactivación de edificio</text:p>
          </table:table-cell>
          <table:table-cell office:value-type="string">
            <text:p>ajax desactivación edificio</text:p>
          </table:table-cell>
          <table:table-cell office:value-type="string">
            <text:p>Se ingresará al formulario correspondiente se hará click el check y deberá aparecer el textarea de motivo, se ingresara uno, luego se dará nuevamente click y el textarea deberá desaparecer, por ultimo se oprimirá el check y el textarea aparecerá.</text:p>
          </table:table-cell>
          <table:table-cell office:value-type="string">
            <text:p>El textarea deberá aparecer sin texto cuando se oprime el check por primera vez y luego de que desaparece también</text:p>
          </table:table-cell>
          <table:table-cell office:value-type="string">
            <text:p>ok</text:p>
          </table:table-cell>
          <table:table-cell/>
        </table:table-row>
        <table:table-row table:style-name="ro53">
          <table:table-cell office:value-type="string">
            <text:p>47-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Edificio debe estar desactivada y sin hojas de termino asociadas a sus unidades arrendables</text:p>
          </table:table-cell>
          <table:table-cell office:value-type="string">
            <text:p>verificación del ajax para motivo de activación de edificio</text:p>
          </table:table-cell>
          <table:table-cell office:value-type="string">
            <text:p>ajax activación edificio</text:p>
          </table:table-cell>
          <table:table-cell office:value-type="string">
            <text:p>Se ingresará al formulario correspondiente se hará click el check y deberá aparecer el textarea de motivo, se ingresara uno, luego se dará nuevamente click y el textarea deberá desaparecer, por ultimo se oprimirá el check y el textarea aparecerá.</text:p>
          </table:table-cell>
          <table:table-cell office:value-type="string">
            <text:p>El textarea deberá aparecer sin texto cuando se oprime el check por primera vez y luego de que desaparece también</text:p>
          </table:table-cell>
          <table:table-cell office:value-type="string">
            <text:p>ok</text:p>
          </table:table-cell>
          <table:table-cell/>
        </table:table-row>
        <table:table-row table:style-name="ro50">
          <table:table-cell office:value-type="string">
            <text:p>48-Terranvm 2</text:p>
          </table:table-cell>
          <table:table-cell office:value-type="string">
            <text:p>Activos</text:p>
          </table:table-cell>
          <table:table-cell office:value-type="string">
            <text:p><text:span text:style-name="T2">Haber instalado y </text:span><text:span text:style-name="T2">configurado Jboss <text:s/>y </text:span><text:span text:style-name="T2">postgres.</text:span></text:p>
            <text:p><text:span text:style-name="T2">Haber instalado el </text:span><text:span text:style-name="T2">software </text:span><text:span text:style-name="T2">terranvm.war.</text:span></text:p>
          </table:table-cell>
          <table:table-cell office:value-type="string">
            <text:p>El activo debe estar activado y sin hojas de términos asociadas</text:p>
          </table:table-cell>
          <table:table-cell office:value-type="string">
            <text:p>verificación de limpieza del textarea del activo</text:p>
          </table:table-cell>
          <table:table-cell office:value-type="string">
            <text:p>ajax desactivación activo</text:p>
          </table:table-cell>
          <table:table-cell office:value-type="string">
            <text:p>se modificara en activo y se colocará <text:s/>una razón, luego se guardara, y cuando se abra nuevamente el activo la razon no debera aparecer</text:p>
          </table:table-cell>
          <table:table-cell office:value-type="string">
            <text:p>El textarea deberá aparecer sin texto cuando se oprime el check por primera vez y luego de que desaparece también</text:p>
          </table:table-cell>
          <table:table-cell office:value-type="string">
            <text:p>ok</text:p>
          </table:table-cell>
          <table:table-cell/>
        </table:table-row>
        <table:table-row table:style-name="ro2">
          <table:table-cell table:style-name="ce83" table:number-columns-repeated="8"/>
          <table:table-cell table:style-name="ce101" table:number-columns-repeated="2"/>
        </table:table-row>
        <table:table-row table:style-name="ro2">
          <table:table-cell table:style-name="Default" table:number-columns-repeated="10"/>
        </table:table-row>
        <table:table-row table:style-name="ro2">
          <table:table-cell table:style-name="ce74"/>
          <table:table-cell table:style-name="Default" table:number-columns-repeated="9"/>
        </table:table-row>
        <table:table-row table:style-name="ro2">
          <table:table-cell table:style-name="Default" office:value-type="string">
            <text:p>OTRAS PRUEBAS</text:p>
          </table:table-cell>
          <table:table-cell table:style-name="Default" table:number-columns-repeated="9"/>
        </table:table-row>
        <table:table-row table:style-name="ro2">
          <table:table-cell table:style-name="ce86" office:value-type="string">
            <text:p>Crear MODULOS CONTRIBUCION <text:s/>valores aparecen 0</text:p>
          </table:table-cell>
          <table:table-cell table:style-name="Default" table:number-columns-repeated="3"/>
          <table:table-cell table:style-name="Default" office:value-type="string">
            <text:p>ok</text:p>
          </table:table-cell>
          <table:table-cell table:style-name="Default" table:number-columns-repeated="5"/>
        </table:table-row>
        <table:table-row table:style-name="ro2">
          <table:table-cell table:style-name="ce86" office:value-type="string">
            <text:p>NUEVA UNIDAD ARRENDABLE APARECE EN MODULOS CONTRIBUCION</text:p>
          </table:table-cell>
          <table:table-cell table:style-name="Default" table:number-columns-repeated="3"/>
          <table:table-cell table:style-name="Default" office:value-type="string">
            <text:p>ok</text:p>
          </table:table-cell>
          <table:table-cell table:style-name="Default" table:number-columns-repeated="5"/>
        </table:table-row>
        <table:table-row table:style-name="ro2">
          <table:table-cell table:style-name="ce74"/>
          <table:table-cell table:style-name="Default" table:number-columns-repeated="3"/>
          <table:table-cell table:style-name="ce74"/>
          <table:table-cell table:style-name="Default"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ohit Hindi" svg:font-family="'Lohit Hindi'"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office:font-face-decls>
  <office:styles>
    <style:default-style style:family="table-cell">
      <style:paragraph-properties style:tab-stop-distance="1.25c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
      <number:number number:decimal-places="0" number:min-integer-digits="3"/>
    </number:number-style>
    <number:date-style style:name="N122P0" style:volatile="true">
      <number:day number:style="long"/>
      <number:text>/</number:text>
      <number:month number:style="long"/>
      <number:text>/</number:text>
      <number:year/>
    </number:date-style>
    <number:text-style style:name="N122">
      <number:text-content/>
      <style:map style:condition="value()&gt;=0" style:apply-style-name="N122P0"/>
    </number:text-style>
    <style:style style:name="Default" style:family="table-cell">
      <style:text-properties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0">10/07/2012</text:date>, <text:time>18:04:1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4T13:52:53</meta:creation-date>
    <dc:date>2012-07-10T18:04:15</dc:date>
    <meta:editing-duration>P9DT4H32M45S</meta:editing-duration>
    <meta:editing-cycles>42</meta:editing-cycles>
    <meta:generator>LibreOffice/3.3$Unix LibreOffice_project/330m19$Build-401</meta:generator>
    <dc:creator>jlopez </dc:creator>
    <meta:document-statistic meta:table-count="7" meta:cell-count="1891" meta:object-count="0"/>
  </office:meta>
</office:document-meta>
</file>